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3.948cm"/>
    </style:style>
    <style:style style:name="co15" style:family="table-column">
      <style:table-column-properties fo:break-before="auto" style:column-width="5.973cm"/>
    </style:style>
    <style:style style:name="co16" style:family="table-column">
      <style:table-column-properties fo:break-before="auto" style:column-width="2.369cm"/>
    </style:style>
    <style:style style:name="co17" style:family="table-column">
      <style:table-column-properties fo:break-before="auto" style:column-width="3.212cm"/>
    </style:style>
    <style:style style:name="co18" style:family="table-column">
      <style:table-column-properties fo:break-before="auto" style:column-width="7.442cm"/>
    </style:style>
    <style:style style:name="co19" style:family="table-column">
      <style:table-column-properties fo:break-before="auto" style:column-width="2.559cm"/>
    </style:style>
    <style:style style:name="co20" style:family="table-column">
      <style:table-column-properties fo:break-before="auto" style:column-width="2.641cm"/>
    </style:style>
    <style:style style:name="co21" style:family="table-column">
      <style:table-column-properties fo:break-before="auto" style:column-width="2.124cm"/>
    </style:style>
    <style:style style:name="co22" style:family="table-column">
      <style:table-column-properties fo:break-before="auto" style:column-width="2.669cm"/>
    </style:style>
    <style:style style:name="co23" style:family="table-column">
      <style:table-column-properties fo:break-before="auto" style:column-width="3.866cm"/>
    </style:style>
    <style:style style:name="co24" style:family="table-column">
      <style:table-column-properties fo:break-before="auto" style:column-width="2.477cm"/>
    </style:style>
    <style:style style:name="co25" style:family="table-column">
      <style:table-column-properties fo:break-before="auto" style:column-width="3.267cm"/>
    </style:style>
    <style:style style:name="co26" style:family="table-column">
      <style:table-column-properties fo:break-before="auto" style:column-width="3.648cm"/>
    </style:style>
    <style:style style:name="co27" style:family="table-column">
      <style:table-column-properties fo:break-before="auto" style:column-width="3.157cm"/>
    </style:style>
    <style:style style:name="co28" style:family="table-column">
      <style:table-column-properties fo:break-before="auto" style:column-width="3.512cm"/>
    </style:style>
    <style:style style:name="co29" style:family="table-column">
      <style:table-column-properties fo:break-before="auto" style:column-width="4.574cm"/>
    </style:style>
    <style:style style:name="co30" style:family="table-column">
      <style:table-column-properties fo:break-before="auto" style:column-width="2.785cm"/>
    </style:style>
    <style:style style:name="co31" style:family="table-column">
      <style:table-column-properties fo:break-before="auto" style:column-width="4.166cm"/>
    </style:style>
    <style:style style:name="co32" style:family="table-column">
      <style:table-column-properties fo:break-before="auto" style:column-width="5.064cm"/>
    </style:style>
    <style:style style:name="co33" style:family="table-column">
      <style:table-column-properties fo:break-before="auto" style:column-width="6.073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5.373cm"/>
    </style:style>
    <style:style style:name="co36" style:family="table-column">
      <style:table-column-properties fo:break-before="auto" style:column-width="1.042cm"/>
    </style:style>
    <style:style style:name="co37" style:family="table-column">
      <style:table-column-properties fo:break-before="auto" style:column-width="2.314cm"/>
    </style:style>
    <style:style style:name="co38" style:family="table-column">
      <style:table-column-properties fo:break-before="auto" style:column-width="3.702cm"/>
    </style:style>
    <style:style style:name="co39" style:family="table-column">
      <style:table-column-properties fo:break-before="auto" style:column-width="2.967cm"/>
    </style:style>
    <style:style style:name="co40" style:family="table-column">
      <style:table-column-properties fo:break-before="auto" style:column-width="4.057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2.341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205cm"/>
    </style:style>
    <style:style style:name="co45" style:family="table-column">
      <style:table-column-properties fo:break-before="auto" style:column-width="2.868cm"/>
    </style:style>
    <style:style style:name="co46" style:family="table-column">
      <style:table-column-properties fo:break-before="auto" style:column-width="2.395cm"/>
    </style:style>
    <style:style style:name="co47" style:family="table-column">
      <style:table-column-properties fo:break-before="auto" style:column-width="2.286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2.94cm"/>
    </style:style>
    <style:style style:name="co50" style:family="table-column">
      <style:table-column-properties fo:break-before="auto" style:column-width="1.66cm"/>
    </style:style>
    <style:style style:name="co51" style:family="table-column">
      <style:table-column-properties fo:break-before="auto" style:column-width="1.605cm"/>
    </style:style>
    <style:style style:name="co52" style:family="table-column">
      <style:table-column-properties fo:break-before="auto" style:column-width="3.022cm"/>
    </style:style>
    <style:style style:name="co53" style:family="table-column">
      <style:table-column-properties fo:break-before="auto" style:column-width="1.552cm"/>
    </style:style>
    <style:style style:name="co54" style:family="table-column">
      <style:table-column-properties fo:break-before="auto" style:column-width="1.579cm"/>
    </style:style>
    <style:style style:name="co55" style:family="table-column">
      <style:table-column-properties fo:break-before="auto" style:column-width="4.329cm"/>
    </style:style>
    <style:style style:name="co56" style:family="table-column">
      <style:table-column-properties fo:break-before="auto" style:column-width="1.688cm"/>
    </style:style>
    <style:style style:name="co57" style:family="table-column">
      <style:table-column-properties fo:break-before="auto" style:column-width="2.404cm"/>
    </style:style>
    <style:style style:name="co58" style:family="table-column">
      <style:table-column-properties fo:break-before="auto" style:column-width="2.676cm"/>
    </style:style>
    <style:style style:name="co59" style:family="table-column">
      <style:table-column-properties fo:break-before="auto" style:column-width="2.10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e8f2a1"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background-color="#e8f2a1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cccccc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cccccc"/>
    </style:style>
    <style:style style:name="ce9" style:family="table-cell" style:parent-style-name="Default" style:data-style-name="N104">
      <style:table-cell-properties fo:background-color="#e8f2a1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fo:background-color="#cccccc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>
      <style:table-cell-properties fo:background-color="#cccccc"/>
    </style:style>
    <style:style style:name="ce13" style:family="table-cell" style:parent-style-name="Default" style:data-style-name="N104">
      <style:table-cell-properties fo:background-color="#cccccc"/>
    </style:style>
    <style:style style:name="ce14" style:family="table-cell" style:parent-style-name="Default" style:data-style-name="N104">
      <style:table-cell-properties fo:background-color="#e8f2a1" fo:wrap-option="wrap"/>
      <style:text-properties fo:color="#808080" fo:font-weight="bold" style:font-weight-asian="bold" style:font-weight-complex="bold"/>
    </style:style>
    <style:style style:name="ce15" style:family="table-cell" style:parent-style-name="Default" style:data-style-name="N104">
      <style:table-cell-properties fo:background-color="#cccccc" fo:wrap-option="wrap"/>
      <style:text-properties fo:color="#808080" fo:font-weight="bold" style:font-weight-asian="bold" style:font-weight-complex="bold"/>
    </style:style>
    <style:style style:name="ce16" style:family="table-cell" style:parent-style-name="Default" style:data-style-name="N104">
      <style:text-properties fo:color="#999999"/>
    </style:style>
    <style:style style:name="ce17" style:family="table-cell" style:parent-style-name="Default" style:data-style-name="N104">
      <style:table-cell-properties fo:background-color="#cccccc"/>
      <style:text-properties fo:color="#999999"/>
    </style:style>
    <style:style style:name="ce18" style:family="table-cell" style:parent-style-name="Default" style:data-style-name="N104">
      <style:table-cell-properties fo:background-color="#e8f2a1" fo:wrap-option="wrap"/>
      <style:text-properties fo:color="#2a6099" fo:font-weight="bold" style:font-weight-asian="bold" style:font-weight-complex="bold"/>
    </style:style>
    <style:style style:name="ce19" style:family="table-cell" style:parent-style-name="Default" style:data-style-name="N104">
      <style:table-cell-properties fo:background-color="#cccccc" fo:wrap-option="wrap"/>
      <style:text-properties fo:color="#2a6099" fo:font-weight="bold" style:font-weight-asian="bold" style:font-weight-complex="bold"/>
    </style:style>
    <style:style style:name="ce20" style:family="table-cell" style:parent-style-name="Default" style:data-style-name="N104">
      <style:text-properties fo:color="#2a6099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cccccc"/>
      <style:text-properties fo:color="#2a6099" fo:font-weight="bold" style:font-weight-asian="bold" style:font-weight-complex="bold"/>
    </style:style>
    <style:style style:name="ce22" style:family="table-cell" style:parent-style-name="Default" style:data-style-name="N104">
      <style:text-properties fo:color="#2a6099"/>
    </style:style>
    <style:style style:name="ce23" style:family="table-cell" style:parent-style-name="Default" style:data-style-name="N104">
      <style:text-properties fo:color="#808080" fo:font-weight="bold" style:font-weight-asian="bold" style:font-weight-complex="bold"/>
    </style:style>
    <style:style style:name="ce24" style:family="table-cell" style:parent-style-name="Default" style:data-style-name="N104">
      <style:table-cell-properties fo:background-color="#cccccc"/>
      <style:text-properties fo:color="#808080" fo:font-weight="bold" style:font-weight-asian="bold" style:font-weight-complex="bold"/>
    </style:style>
    <style:style style:name="ce25" style:family="table-cell" style:parent-style-name="Default" style:data-style-name="N104">
      <style:text-properties fo:color="#808080"/>
    </style:style>
    <style:style style:name="ce26" style:family="table-cell" style:parent-style-name="Default" style:data-style-name="N104">
      <style:text-properties fo:color="#999999" fo:font-weight="bold" style:font-weight-asian="bold" style:font-weight-complex="bold"/>
    </style:style>
    <style:style style:name="ce27" style:family="table-cell" style:parent-style-name="Default" style:data-style-name="N104">
      <style:table-cell-properties fo:background-color="#cccccc"/>
      <style:text-properties fo:color="#999999" fo:font-weight="bold" style:font-weight-asian="bold" style:font-weight-complex="bold"/>
    </style:style>
    <style:style style:name="ce28" style:family="table-cell" style:parent-style-name="Default" style:data-style-name="N111">
      <style:table-cell-properties fo:background-color="#fff5ce" fo:wrap-option="wrap"/>
      <style:text-properties fo:font-weight="bold" style:font-weight-asian="bold" style:font-weight-complex="bold"/>
    </style:style>
    <style:style style:name="ce29" style:family="table-cell" style:parent-style-name="Default" style:data-style-name="N111">
      <style:table-cell-properties fo:background-color="#cccccc" fo:wrap-option="wrap"/>
      <style:text-properties fo:font-weight="bold" style:font-weight-asian="bold" style:font-weight-complex="bold"/>
    </style:style>
    <style:style style:name="ce30" style:family="table-cell" style:parent-style-name="Default" style:data-style-name="N111"/>
    <style:style style:name="ce31" style:family="table-cell" style:parent-style-name="Default" style:data-style-name="N111">
      <style:table-cell-properties fo:background-color="#cccccc"/>
    </style:style>
    <style:style style:name="ce32" style:family="table-cell" style:parent-style-name="Default" style:data-style-name="N111">
      <style:table-cell-properties fo:background-color="#fff5ce" fo:wrap-option="wrap"/>
      <style:text-properties fo:color="#808080" fo:font-weight="bold" style:font-weight-asian="bold" style:font-weight-complex="bold"/>
    </style:style>
    <style:style style:name="ce33" style:family="table-cell" style:parent-style-name="Default" style:data-style-name="N111">
      <style:text-properties fo:color="#808080"/>
    </style:style>
    <style:style style:name="ce34" style:family="table-cell" style:parent-style-name="Default" style:data-style-name="N111">
      <style:table-cell-properties fo:background-color="#cccccc"/>
      <style:text-properties fo:color="#808080"/>
    </style:style>
    <style:style style:name="ce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4c7dc" fo:wrap-option="wrap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b4c7dc" fo:wrap-option="wrap"/>
      <style:text-properties fo:font-weight="bold" style:font-weight-asian="bold" style:font-weight-complex="bold"/>
    </style:style>
    <style:style style:name="ce38" style:family="table-cell" style:parent-style-name="Default" style:data-style-name="N104">
      <style:table-cell-properties fo:background-color="#b4c7dc" fo:wrap-option="wrap"/>
      <style:text-properties fo:font-weight="bold" style:font-weight-asian="bold" style:font-weight-complex="bold"/>
    </style:style>
    <style:style style:name="ce39" style:family="table-cell" style:parent-style-name="Default" style:data-style-name="N104">
      <style:table-cell-properties fo:background-color="#b4c7dc" fo:wrap-option="wrap"/>
      <style:text-properties fo:color="#808080" fo:font-weight="bold" style:font-weight-asian="bold" style:font-weight-complex="bold"/>
    </style:style>
    <style:style style:name="ce40" style:family="table-cell" style:parent-style-name="Default" style:data-style-name="N104">
      <style:table-cell-properties fo:background-color="#cccccc"/>
      <style:text-properties fo:color="#808080"/>
    </style:style>
    <style:style style:name="ce41" style:family="table-cell" style:parent-style-name="Default" style:data-style-name="N104">
      <style:table-cell-properties fo:background-color="#b4c7dc" fo:wrap-option="wrap"/>
      <style:text-properties fo:color="#2a6099" fo:font-weight="bold" style:font-weight-asian="bold" style:font-weight-complex="bold"/>
    </style:style>
    <style:style style:name="ce42" style:family="table-cell" style:parent-style-name="Default" style:data-style-name="N104">
      <style:table-cell-properties fo:background-color="#cccccc"/>
      <style:text-properties fo:color="#2a6099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d7d7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fo:background-color="#cccccc" fo:wrap-option="wrap"/>
      <style:text-properties fo:font-weight="bold" style:font-weight-asian="bold" style:font-weight-complex="bold"/>
    </style:style>
    <style:style style:name="ce46" style:family="table-cell" style:parent-style-name="Default" style:data-style-name="N2"/>
    <style:style style:name="ce47" style:family="table-cell" style:parent-style-name="Default" style:data-style-name="N2">
      <style:table-cell-properties fo:background-color="#ffd7d7"/>
      <style:text-properties fo:font-weight="bold" style:font-weight-asian="bold" style:font-weight-complex="bold"/>
    </style:style>
    <style:style style:name="ce48" style:family="table-cell" style:parent-style-name="Default" style:data-style-name="N111">
      <style:table-cell-properties fo:background-color="#e8f2a1" fo:wrap-option="wrap"/>
      <style:text-properties fo:font-weight="bold" style:font-weight-asian="bold" style:font-weight-complex="bold"/>
    </style:style>
    <style:style style:name="ce49" style:family="table-cell" style:parent-style-name="Default" style:data-style-name="N111">
      <style:table-cell-properties fo:background-color="#cccccc"/>
      <style:text-properties fo:font-weight="bold" style:font-weight-asian="bold" style:font-weight-complex="bold"/>
    </style:style>
    <style:style style:name="ce50" style:family="table-cell" style:parent-style-name="Default" style:data-style-name="N111">
      <style:table-cell-properties fo:background-color="#b4c7dc" fo:wrap-option="wrap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b4c7dc" fo:wrap-option="wrap"/>
      <style:text-properties fo:color="#808080" fo:font-weight="bold" style:font-weight-asian="bold" style:font-weight-complex="bold"/>
    </style:style>
    <style:style style:name="ce52" style:family="table-cell" style:parent-style-name="Default">
      <style:table-cell-properties fo:background-color="#cccccc"/>
      <style:text-properties fo:color="#808080"/>
    </style:style>
    <style:style style:name="ce53" style:family="table-cell" style:parent-style-name="Default">
      <style:table-cell-properties fo:background-color="#cccccc"/>
      <style:text-properties fo:color="#808080" fo:font-weight="bold" style:font-weight-asian="bold" style:font-weight-complex="bold"/>
    </style:style>
    <style:style style:name="ce54" style:family="table-cell" style:parent-style-name="Default">
      <style:text-properties fo:color="#808080"/>
    </style:style>
    <style:style style:name="ce55" style:family="table-cell" style:parent-style-name="Default" style:data-style-name="N114">
      <style:table-cell-properties fo:background-color="#ffd7d7" fo:wrap-option="wrap"/>
      <style:text-properties fo:font-weight="bold" style:font-weight-asian="bold" style:font-weight-complex="bold"/>
    </style:style>
    <style:style style:name="ce56" style:family="table-cell" style:parent-style-name="Default" style:data-style-name="N114">
      <style:table-cell-properties fo:background-color="#cccccc"/>
    </style:style>
    <style:style style:name="ce57" style:family="table-cell" style:parent-style-name="Default" style:data-style-name="N114"/>
    <style:style style:name="ce58" style:family="table-cell" style:parent-style-name="Default" style:data-style-name="N114">
      <style:table-cell-properties fo:background-color="#cccccc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Default">
      <style:table-cell-properties fo:background-color="#cccccc" fo:wrap-option="wrap"/>
    </style:style>
    <style:style style:name="ce61" style:family="table-cell" style:parent-style-name="Default" style:data-style-name="N118"/>
    <style:style style:name="ce62" style:family="table-cell" style:parent-style-name="Default" style:data-style-name="N116"/>
    <style:style style:name="ce63" style:family="table-cell" style:parent-style-name="Default" style:data-style-name="N117"/>
    <style:style style:name="ce64" style:family="table-cell" style:parent-style-name="Default" style:data-style-name="N3"/>
    <style:style style:name="ce65" style:family="table-cell" style:parent-style-name="Default" style:data-style-name="N11">
      <style:table-cell-properties fo:background-color="#ffd7d7" fo:wrap-option="wrap"/>
      <style:text-properties fo:font-weight="bold" style:font-weight-asian="bold" style:font-weight-complex="bold"/>
    </style:style>
    <style:style style:name="ce66" style:family="table-cell" style:parent-style-name="Default" style:data-style-name="N11">
      <style:table-cell-properties fo:background-color="#ffd7d7"/>
    </style:style>
    <style:style style:name="ce67" style:family="table-cell" style:parent-style-name="Default" style:data-style-name="N0">
      <style:table-cell-properties fo:background-color="#cccccc" fo:wrap-option="wrap"/>
      <style:text-properties fo:color="#808080"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transparent"/>
      <style:text-properties fo:color="#808080"/>
    </style:style>
    <style:style style:name="ce69" style:family="table-cell" style:parent-style-name="Default" style:data-style-name="N0">
      <style:table-cell-properties fo:background-color="transparent"/>
    </style:style>
    <style:style style:name="ce70" style:family="table-cell" style:parent-style-name="Default" style:data-style-name="N11">
      <style:table-cell-properties fo:background-color="#ffd7d7" fo:wrap-option="wrap"/>
      <style:text-properties fo:color="#808080" fo:font-weight="bold" style:font-weight-asian="bold" style:font-weight-complex="bold"/>
    </style:style>
    <style:style style:name="ce71" style:family="table-cell" style:parent-style-name="Default" style:data-style-name="N11">
      <style:table-cell-properties fo:background-color="#ffd7d7"/>
      <style:text-properties fo:color="#808080"/>
    </style:style>
    <style:style style:name="ce72" style:family="table-cell" style:parent-style-name="Default">
      <style:table-cell-properties fo:background-color="#ffffd7" fo:wrap-option="wrap"/>
    </style:style>
    <style:style style:name="ce73" style:family="table-cell" style:parent-style-name="Default">
      <style:table-cell-properties fo:background-color="#ffffd7" fo:wrap-option="wrap"/>
      <style:text-properties fo:color="#ff0000"/>
    </style:style>
    <style:style style:name="ce74" style:family="table-cell" style:parent-style-name="Default">
      <style:table-cell-properties fo:wrap-option="wrap"/>
      <style:text-properties fo:color="#ff0000"/>
    </style:style>
    <style:style style:name="ce75" style:family="table-cell" style:parent-style-name="Default">
      <style:text-properties fo:color="#ff0000"/>
    </style:style>
    <style:style style:name="ce76" style:family="table-cell" style:parent-style-name="Default" style:data-style-name="N111">
      <style:text-properties fo:color="#ff0000"/>
    </style:style>
    <style:style style:name="ce77" style:family="table-cell" style:parent-style-name="Default" style:data-style-name="N11">
      <style:table-cell-properties fo:background-color="#ffd7d7"/>
      <style:text-properties fo:color="#ff0000"/>
    </style:style>
    <style:style style:name="ce78" style:family="table-cell" style:parent-style-name="Default" style:data-style-name="N111">
      <style:table-cell-properties fo:background-color="#cccccc" fo:wrap-option="wrap"/>
      <style:text-properties fo:color="#808080"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Infrastructure capital costs (historical)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8" table:default-cell-style-name="ce25"/>
        <table:table-column table:style-name="co9" table:default-cell-style-name="ce25"/>
        <table:table-column table:style-name="co6" table:default-cell-style-name="ce16"/>
        <table:table-column table:style-name="co10" table:default-cell-style-name="ce30"/>
        <table:table-column table:style-name="co11" table:number-columns-repeated="3" table:default-cell-style-name="ce30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5" office:value-type="string" calcext:value-type="string">
            <text:p>Date</text:p>
          </table:table-cell>
          <table:table-cell table:style-name="ce9" office:value-type="string" calcext:value-type="string">
            <text:p>Cost per km or unit (original date)</text:p>
          </table:table-cell>
          <table:table-cell table:style-name="ce14" office:value-type="string" calcext:value-type="string">
            <text:p>Of which materials</text:p>
          </table:table-cell>
          <table:table-cell table:style-name="ce14" office:value-type="string" calcext:value-type="string">
            <text:p>Of which labour</text:p>
          </table:table-cell>
          <table:table-cell table:style-name="ce14" office:value-type="string" calcext:value-type="string">
            <text:p>Of which forge cost</text:p>
          </table:table-cell>
          <table:table-cell table:style-name="ce18" office:value-type="string" calcext:value-type="string">
            <text:p>Cost per km or unit (normalised to 1900)</text:p>
          </table:table-cell>
          <table:table-cell table:style-name="ce14" office:value-type="string" calcext:value-type="string">
            <text:p>Of which materials</text:p>
          </table:table-cell>
          <table:table-cell table:style-name="ce14" office:value-type="string" calcext:value-type="string">
            <text:p>Of which labour</text:p>
          </table:table-cell>
          <table:table-cell table:style-name="ce14" office:value-type="string" calcext:value-type="string">
            <text:p>Of which forge cost</text:p>
          </table:table-cell>
          <table:table-cell table:style-name="ce28" office:value-type="string" calcext:value-type="string">
            <text:p>SimuCents per km or unit</text:p>
          </table:table-cell>
          <table:table-cell table:style-name="ce32" office:value-type="string" calcext:value-type="string">
            <text:p>Of which materials</text:p>
          </table:table-cell>
          <table:table-cell table:style-name="ce32" office:value-type="string" calcext:value-type="string">
            <text:p>Of which labour</text:p>
          </table:table-cell>
          <table:table-cell table:style-name="ce32" office:value-type="string" calcext:value-type="string">
            <text:p>Of which forge cost</text:p>
          </table:table-cell>
          <table:table-cell table:style-name="ce35" table:number-columns-repeated="1010"/>
        </table:table-row>
        <table:table-row table:style-name="ro2">
          <table:table-cell table:style-name="ce2" office:value-type="string" calcext:value-type="string">
            <text:p>Ways</text:p>
          </table:table-cell>
          <table:table-cell table:style-name="ce6"/>
          <table:table-cell table:style-name="ce10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29" table:number-columns-repeated="4"/>
          <table:table-cell table:style-name="ce2" table:number-columns-repeated="1010"/>
        </table:table-row>
        <table:table-row table:style-name="ro2">
          <table:table-cell office:value-type="string" calcext:value-type="string">
            <text:p>Ship canal</text:p>
          </table:table-cell>
          <table:table-cell office:value-type="float" office:value="1724" calcext:value-type="float">
            <text:p>1724</text:p>
          </table:table-cell>
          <table:table-cell office:value-type="currency" office:currency="GBP" office:value="3125" calcext:value-type="currency">
            <text:p>£3,125.00</text:p>
          </table:table-cell>
          <table:table-cell table:number-columns-repeated="3"/>
          <table:table-cell table:style-name="ce20" office:value-type="currency" office:currency="GBP" office:value="5581" calcext:value-type="currency">
            <text:p>£5,581.00</text:p>
          </table:table-cell>
          <table:table-cell table:style-name="ce23" table:number-columns-repeated="2"/>
          <table:table-cell table:style-name="ce26"/>
          <table:table-cell table:formula="of:=[.G3]*[$'Currency conversion'.$H$3]" office:value-type="currency" office:currency="GHC" office:value="4267.38881532442" calcext:value-type="currency">
            <text:p>₵4,267.39</text:p>
          </table:table-cell>
          <table:table-cell table:style-name="ce33" table:formula="of:=[.H3]*[$'Currency conversion'.$H$3]" office:value-type="currency" office:currency="GHC" office:value="0" calcext:value-type="currency">
            <text:p>₵0.00</text:p>
          </table:table-cell>
          <table:table-cell table:style-name="ce33" table:formula="of:=[.I3]*[$'Currency conversion'.$H$3]" office:value-type="currency" office:currency="GHC" office:value="0" calcext:value-type="currency">
            <text:p>₵0.00</text:p>
          </table:table-cell>
          <table:table-cell table:style-name="ce33" table:formula="of:=[.J3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float" office:value="1810" calcext:value-type="float">
            <text:p>1810</text:p>
          </table:table-cell>
          <table:table-cell office:value-type="currency" office:currency="GBP" office:value="27.34" calcext:value-type="currency">
            <text:p>£27.34</text:p>
          </table:table-cell>
          <table:table-cell table:number-columns-repeated="3"/>
          <table:table-cell table:style-name="ce20" office:value-type="currency" office:currency="GBP" office:value="17.47" calcext:value-type="currency">
            <text:p>£17.47</text:p>
          </table:table-cell>
          <table:table-cell table:style-name="ce23" table:number-columns-repeated="2"/>
          <table:table-cell table:style-name="ce26"/>
          <table:table-cell table:formula="of:=[.G4]*[$'Currency conversion'.$H$3]" office:value-type="currency" office:currency="GHC" office:value="13.3580509951116" calcext:value-type="currency">
            <text:p>₵13.36</text:p>
          </table:table-cell>
          <table:table-cell table:style-name="ce33" table:formula="of:=[.H4]*[$'Currency conversion'.$H$3]" office:value-type="currency" office:currency="GHC" office:value="0" calcext:value-type="currency">
            <text:p>₵0.00</text:p>
          </table:table-cell>
          <table:table-cell table:style-name="ce33" table:formula="of:=[.I4]*[$'Currency conversion'.$H$3]" office:value-type="currency" office:currency="GHC" office:value="0" calcext:value-type="currency">
            <text:p>₵0.00</text:p>
          </table:table-cell>
          <table:table-cell table:style-name="ce33" table:formula="of:=[.J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lev</text:p>
          </table:table-cell>
          <table:table-cell office:value-type="float" office:value="2008" calcext:value-type="float">
            <text:p>2008</text:p>
          </table:table-cell>
          <table:table-cell office:value-type="currency" office:currency="GBP" office:value="91000000" calcext:value-type="currency">
            <text:p>£91,000,000.00</text:p>
          </table:table-cell>
          <table:table-cell table:number-columns-repeated="3"/>
          <table:table-cell table:style-name="ce20" office:value-type="currency" office:currency="GBP" office:value="98784.66" calcext:value-type="currency">
            <text:p>£98,784.66</text:p>
          </table:table-cell>
          <table:table-cell table:style-name="ce23" table:number-columns-repeated="2"/>
          <table:table-cell table:style-name="ce26"/>
          <table:table-cell table:formula="of:=[.G5]*[$'Currency conversion'.$H$3]" office:value-type="currency" office:currency="GHC" office:value="75533.5160741132" calcext:value-type="currency">
            <text:p>₵75,533.52</text:p>
          </table:table-cell>
          <table:table-cell table:style-name="ce33" table:formula="of:=[.H5]*[$'Currency conversion'.$H$3]" office:value-type="currency" office:currency="GHC" office:value="0" calcext:value-type="currency">
            <text:p>₵0.00</text:p>
          </table:table-cell>
          <table:table-cell table:style-name="ce33" table:formula="of:=[.I5]*[$'Currency conversion'.$H$3]" office:value-type="currency" office:currency="GHC" office:value="0" calcext:value-type="currency">
            <text:p>₵0.00</text:p>
          </table:table-cell>
          <table:table-cell table:style-name="ce33" table:formula="of:=[.J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87" calcext:value-type="float">
            <text:p>1887</text:p>
          </table:table-cell>
          <table:table-cell office:value-type="currency" office:currency="GBP" office:value="1400.56" calcext:value-type="currency">
            <text:p>£1,400.56</text:p>
          </table:table-cell>
          <table:table-cell table:number-columns-repeated="3"/>
          <table:table-cell table:style-name="ce20" office:value-type="currency" office:currency="GBP" office:value="1498.74" calcext:value-type="currency">
            <text:p>£1,498.74</text:p>
          </table:table-cell>
          <table:table-cell table:style-name="ce23" table:number-columns-repeated="2"/>
          <table:table-cell table:style-name="ce26"/>
          <table:table-cell table:formula="of:=[.G6]*[$'Currency conversion'.$H$3]" office:value-type="currency" office:currency="GHC" office:value="1145.97855457433" calcext:value-type="currency">
            <text:p>₵1,145.98</text:p>
          </table:table-cell>
          <table:table-cell table:style-name="ce33" table:formula="of:=[.H6]*[$'Currency conversion'.$H$3]" office:value-type="currency" office:currency="GHC" office:value="0" calcext:value-type="currency">
            <text:p>₵0.00</text:p>
          </table:table-cell>
          <table:table-cell table:style-name="ce33" table:formula="of:=[.I6]*[$'Currency conversion'.$H$3]" office:value-type="currency" office:currency="GHC" office:value="0" calcext:value-type="currency">
            <text:p>₵0.00</text:p>
          </table:table-cell>
          <table:table-cell table:style-name="ce33" table:formula="of:=[.J6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9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589.54" calcext:value-type="currency">
            <text:p>£1,589.54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523.31" calcext:value-type="currency">
            <text:p>£1,523.31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7]*[$'Currency conversion'.$H$3]" office:value-type="currency" office:currency="GHC" office:value="0" calcext:value-type="currency">
            <text:p>₵0.00</text:p>
          </table:table-cell>
          <table:table-cell table:style-name="ce33" table:formula="of:=[.H7]*[$'Currency conversion'.$H$3]" office:value-type="currency" office:currency="GHC" office:value="1164.76546430243" calcext:value-type="currency">
            <text:p>₵1,164.77</text:p>
          </table:table-cell>
          <table:table-cell table:style-name="ce33" table:formula="of:=[.I7]*[$'Currency conversion'.$H$3]" office:value-type="currency" office:currency="GHC" office:value="0" calcext:value-type="currency">
            <text:p>₵0.00</text:p>
          </table:table-cell>
          <table:table-cell table:style-name="ce33" table:formula="of:=[.J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8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77.59" calcext:value-type="currency">
            <text:p>£1,477.59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416.02" calcext:value-type="currency">
            <text:p>£1,416.02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8]*[$'Currency conversion'.$H$3]" office:value-type="currency" office:currency="GHC" office:value="0" calcext:value-type="currency">
            <text:p>₵0.00</text:p>
          </table:table-cell>
          <table:table-cell table:style-name="ce33" table:formula="of:=[.H8]*[$'Currency conversion'.$H$3]" office:value-type="currency" office:currency="GHC" office:value="1082.72852719507" calcext:value-type="currency">
            <text:p>₵1,082.73</text:p>
          </table:table-cell>
          <table:table-cell table:style-name="ce33" table:formula="of:=[.I8]*[$'Currency conversion'.$H$3]" office:value-type="currency" office:currency="GHC" office:value="0" calcext:value-type="currency">
            <text:p>₵0.00</text:p>
          </table:table-cell>
          <table:table-cell table:style-name="ce33" table:formula="of:=[.J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8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03.18" calcext:value-type="currency">
            <text:p>£1,403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344.71" calcext:value-type="currency">
            <text:p>£1,344.71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9]*[$'Currency conversion'.$H$3]" office:value-type="currency" office:currency="GHC" office:value="0" calcext:value-type="currency">
            <text:p>₵0.00</text:p>
          </table:table-cell>
          <table:table-cell table:style-name="ce33" table:formula="of:=[.H9]*[$'Currency conversion'.$H$3]" office:value-type="currency" office:currency="GHC" office:value="1028.20290518812" calcext:value-type="currency">
            <text:p>₵1,028.20</text:p>
          </table:table-cell>
          <table:table-cell table:style-name="ce33" table:formula="of:=[.I9]*[$'Currency conversion'.$H$3]" office:value-type="currency" office:currency="GHC" office:value="0" calcext:value-type="currency">
            <text:p>₵0.00</text:p>
          </table:table-cell>
          <table:table-cell table:style-name="ce33" table:formula="of:=[.J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7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342.12" calcext:value-type="currency">
            <text:p>£1,342.12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286.2" calcext:value-type="currency">
            <text:p>£1,286.20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10]*[$'Currency conversion'.$H$3]" office:value-type="currency" office:currency="GHC" office:value="0" calcext:value-type="currency">
            <text:p>₵0.00</text:p>
          </table:table-cell>
          <table:table-cell table:style-name="ce33" table:formula="of:=[.H10]*[$'Currency conversion'.$H$3]" office:value-type="currency" office:currency="GHC" office:value="983.46452146036" calcext:value-type="currency">
            <text:p>₵983.46</text:p>
          </table:table-cell>
          <table:table-cell table:style-name="ce33" table:formula="of:=[.I10]*[$'Currency conversion'.$H$3]" office:value-type="currency" office:currency="GHC" office:value="0" calcext:value-type="currency">
            <text:p>₵0.00</text:p>
          </table:table-cell>
          <table:table-cell table:style-name="ce33" table:formula="of:=[.J1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7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257.97" calcext:value-type="currency">
            <text:p>£1,257.97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205.56" calcext:value-type="currency">
            <text:p>£1,205.56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11]*[$'Currency conversion'.$H$3]" office:value-type="currency" office:currency="GHC" office:value="0" calcext:value-type="currency">
            <text:p>₵0.00</text:p>
          </table:table-cell>
          <table:table-cell table:style-name="ce33" table:formula="of:=[.H11]*[$'Currency conversion'.$H$3]" office:value-type="currency" office:currency="GHC" office:value="921.804920301471" calcext:value-type="currency">
            <text:p>₵921.80</text:p>
          </table:table-cell>
          <table:table-cell table:style-name="ce33" table:formula="of:=[.I11]*[$'Currency conversion'.$H$3]" office:value-type="currency" office:currency="GHC" office:value="0" calcext:value-type="currency">
            <text:p>₵0.00</text:p>
          </table:table-cell>
          <table:table-cell table:style-name="ce33" table:formula="of:=[.J11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6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140.18" calcext:value-type="currency">
            <text:p>£1,140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092.67" calcext:value-type="currency">
            <text:p>£1,092.67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12]*[$'Currency conversion'.$H$3]" office:value-type="currency" office:currency="GHC" office:value="0" calcext:value-type="currency">
            <text:p>₵0.00</text:p>
          </table:table-cell>
          <table:table-cell table:style-name="ce33" table:formula="of:=[.H12]*[$'Currency conversion'.$H$3]" office:value-type="currency" office:currency="GHC" office:value="835.486066446969" calcext:value-type="currency">
            <text:p>₵835.49</text:p>
          </table:table-cell>
          <table:table-cell table:style-name="ce33" table:formula="of:=[.I12]*[$'Currency conversion'.$H$3]" office:value-type="currency" office:currency="GHC" office:value="0" calcext:value-type="currency">
            <text:p>₵0.00</text:p>
          </table:table-cell>
          <table:table-cell table:style-name="ce33" table:formula="of:=[.J12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 (55lb/yrd)</text:p>
          </table:table-cell>
          <table:table-cell office:value-type="float" office:value="1881" calcext:value-type="float">
            <text:p>1881</text:p>
          </table:table-cell>
          <table:table-cell office:value-type="currency" office:currency="GBP" office:value="2345.52" calcext:value-type="currency">
            <text:p>£2,345.52</text:p>
          </table:table-cell>
          <table:table-cell table:number-columns-repeated="2"/>
          <table:table-cell table:formula="of:=[.C13]-1310.84" office:value-type="currency" office:currency="GBP" office:value="1034.68" calcext:value-type="currency">
            <text:p>£1,034.68</text:p>
          </table:table-cell>
          <table:table-cell table:style-name="ce20" office:value-type="currency" office:currency="GBP" office:value="2239.68" calcext:value-type="currency">
            <text:p>£2,239.68</text:p>
          </table:table-cell>
          <table:table-cell table:style-name="ce23" table:number-columns-repeated="2"/>
          <table:table-cell table:style-name="ce26" table:formula="of:=[.G13]-1296.9" office:value-type="currency" office:currency="GBP" office:value="942.78" calcext:value-type="currency">
            <text:p>£942.78</text:p>
          </table:table-cell>
          <table:table-cell table:formula="of:=[.G13]*[$'Currency conversion'.$H$3]" office:value-type="currency" office:currency="GHC" office:value="1712.52201790106" calcext:value-type="currency">
            <text:p>₵1,712.52</text:p>
          </table:table-cell>
          <table:table-cell table:style-name="ce33" table:formula="of:=[.H13]*[$'Currency conversion'.$H$3]" office:value-type="currency" office:currency="GHC" office:value="0" calcext:value-type="currency">
            <text:p>₵0.00</text:p>
          </table:table-cell>
          <table:table-cell table:style-name="ce33" table:formula="of:=[.I13]*[$'Currency conversion'.$H$3]" office:value-type="currency" office:currency="GHC" office:value="0" calcext:value-type="currency">
            <text:p>₵0.00</text:p>
          </table:table-cell>
          <table:table-cell table:style-name="ce33" table:formula="of:=[.J13]*[$'Currency conversion'.$H$3]" office:value-type="currency" office:currency="GHC" office:value="720.875976941687" calcext:value-type="currency">
            <text:p>₵720.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 (47lb/yrd)</text:p>
          </table:table-cell>
          <table:table-cell office:value-type="float" office:value="1877" calcext:value-type="float">
            <text:p>1877</text:p>
          </table:table-cell>
          <table:table-cell office:value-type="currency" office:currency="GBP" office:value="1864.51" calcext:value-type="currency">
            <text:p>£1,864.51</text:p>
          </table:table-cell>
          <table:table-cell table:number-columns-repeated="3"/>
          <table:table-cell table:style-name="ce20" office:value-type="currency" office:currency="GBP" office:value="1927.36" calcext:value-type="currency">
            <text:p>£1,927.36</text:p>
          </table:table-cell>
          <table:table-cell table:style-name="ce23" table:number-columns-repeated="2"/>
          <table:table-cell table:style-name="ce26"/>
          <table:table-cell table:formula="of:=[.G14]*[$'Currency conversion'.$H$3]" office:value-type="currency" office:currency="GHC" office:value="1473.71340388885" calcext:value-type="currency">
            <text:p>₵1,473.71</text:p>
          </table:table-cell>
          <table:table-cell table:style-name="ce33" table:formula="of:=[.H14]*[$'Currency conversion'.$H$3]" office:value-type="currency" office:currency="GHC" office:value="0" calcext:value-type="currency">
            <text:p>₵0.00</text:p>
          </table:table-cell>
          <table:table-cell table:style-name="ce33" table:formula="of:=[.I14]*[$'Currency conversion'.$H$3]" office:value-type="currency" office:currency="GHC" office:value="0" calcext:value-type="currency">
            <text:p>₵0.00</text:p>
          </table:table-cell>
          <table:table-cell table:style-name="ce33" table:formula="of:=[.J1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878" calcext:value-type="float">
            <text:p>1878</text:p>
          </table:table-cell>
          <table:table-cell office:value-type="currency" office:currency="GBP" office:value="1750" calcext:value-type="currency">
            <text:p>£1,750.00</text:p>
          </table:table-cell>
          <table:table-cell table:number-columns-repeated="2"/>
          <table:table-cell office:value-type="currency" office:currency="GBP" office:value="0" calcext:value-type="currency">
            <text:p>£0.00</text:p>
          </table:table-cell>
          <table:table-cell table:style-name="ce20" office:value-type="currency" office:currency="GBP" office:value="1694.74" calcext:value-type="currency">
            <text:p>£1,694.74</text:p>
          </table:table-cell>
          <table:table-cell table:style-name="ce23" table:number-columns-repeated="2"/>
          <table:table-cell table:style-name="ce26" office:value-type="currency" office:currency="GBP" office:value="0" calcext:value-type="currency">
            <text:p>£0.00</text:p>
          </table:table-cell>
          <table:table-cell table:formula="of:=[.G15]*[$'Currency conversion'.$H$3]" office:value-type="currency" office:currency="GHC" office:value="1295.84564072441" calcext:value-type="currency">
            <text:p>₵1,295.85</text:p>
          </table:table-cell>
          <table:table-cell table:style-name="ce33" table:formula="of:=[.H15]*[$'Currency conversion'.$H$3]" office:value-type="currency" office:currency="GHC" office:value="0" calcext:value-type="currency">
            <text:p>₵0.00</text:p>
          </table:table-cell>
          <table:table-cell table:style-name="ce33" table:formula="of:=[.I15]*[$'Currency conversion'.$H$3]" office:value-type="currency" office:currency="GHC" office:value="0" calcext:value-type="currency">
            <text:p>₵0.00</text:p>
          </table:table-cell>
          <table:table-cell table:style-name="ce33" table:formula="of:=[.J1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way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9320206" calcext:value-type="currency">
            <text:p>£9,320,206.00</text:p>
          </table:table-cell>
          <table:table-cell table:number-columns-repeated="3"/>
          <table:table-cell table:style-name="ce20" office:value-type="currency" office:currency="GBP" office:value="92418.51" calcext:value-type="currency">
            <text:p>£92,418.51</text:p>
          </table:table-cell>
          <table:table-cell table:style-name="ce23" table:number-columns-repeated="2"/>
          <table:table-cell table:style-name="ce26"/>
          <table:table-cell table:formula="of:=[.G16]*[$'Currency conversion'.$H$3]" office:value-type="currency" office:currency="GHC" office:value="70665.7795919993" calcext:value-type="currency">
            <text:p>₵70,665.78</text:p>
          </table:table-cell>
          <table:table-cell table:style-name="ce33" table:formula="of:=[.H16]*[$'Currency conversion'.$H$3]" office:value-type="currency" office:currency="GHC" office:value="0" calcext:value-type="currency">
            <text:p>₵0.00</text:p>
          </table:table-cell>
          <table:table-cell table:style-name="ce33" table:formula="of:=[.I16]*[$'Currency conversion'.$H$3]" office:value-type="currency" office:currency="GHC" office:value="0" calcext:value-type="currency">
            <text:p>₵0.00</text:p>
          </table:table-cell>
          <table:table-cell table:style-name="ce33" table:formula="of:=[.J16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ridges</text:p>
          </table:table-cell>
          <table:table-cell table:style-name="ce8"/>
          <table:table-cell table:style-name="ce12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table:style-name="ce4" office:value-type="string" calcext:value-type="string">
            <text:p>Tay Bridge</text:p>
          </table:table-cell>
          <table:table-cell office:value-type="float" office:value="1871" calcext:value-type="float">
            <text:p>1871</text:p>
          </table:table-cell>
          <table:table-cell office:value-type="currency" office:currency="GBP" office:value="197824.3" calcext:value-type="currency">
            <text:p>£197,824.30</text:p>
          </table:table-cell>
          <table:table-cell table:number-columns-repeated="3"/>
          <table:table-cell table:style-name="ce20" office:value-type="currency" office:currency="GBP" office:value="189581.33" calcext:value-type="currency">
            <text:p>£189,581.33</text:p>
          </table:table-cell>
          <table:table-cell table:style-name="ce23" table:number-columns-repeated="2"/>
          <table:table-cell table:style-name="ce26"/>
          <table:table-cell table:formula="of:=[.G18]*[$'Currency conversion'.$H$3]" office:value-type="currency" office:currency="GHC" office:value="144959.1914059" calcext:value-type="currency">
            <text:p>₵144,959.19</text:p>
          </table:table-cell>
          <table:table-cell table:style-name="ce33" table:formula="of:=[.H18]*[$'Currency conversion'.$H$3]" office:value-type="currency" office:currency="GHC" office:value="0" calcext:value-type="currency">
            <text:p>₵0.00</text:p>
          </table:table-cell>
          <table:table-cell table:style-name="ce33" table:formula="of:=[.I18]*[$'Currency conversion'.$H$3]" office:value-type="currency" office:currency="GHC" office:value="0" calcext:value-type="currency">
            <text:p>₵0.00</text:p>
          </table:table-cell>
          <table:table-cell table:style-name="ce33" table:formula="of:=[.J1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ort bridge</text:p>
          </table:table-cell>
          <table:table-cell office:value-type="float" office:value="1894" calcext:value-type="float">
            <text:p>1894</text:p>
          </table:table-cell>
          <table:table-cell office:value-type="currency" office:currency="GBP" office:value="15500" calcext:value-type="currency">
            <text:p>£15,500.00</text:p>
          </table:table-cell>
          <table:table-cell table:number-columns-repeated="3"/>
          <table:table-cell table:style-name="ce20" office:value-type="currency" office:currency="GBP" office:value="16390" calcext:value-type="currency">
            <text:p>£16,390.00</text:p>
          </table:table-cell>
          <table:table-cell table:style-name="ce23" table:number-columns-repeated="2"/>
          <table:table-cell table:style-name="ce26"/>
          <table:table-cell table:formula="of:=[.G19]*[$'Currency conversion'.$H$3]" office:value-type="currency" office:currency="GHC" office:value="12532.252765305" calcext:value-type="currency">
            <text:p>₵12,532.25</text:p>
          </table:table-cell>
          <table:table-cell table:style-name="ce33" table:formula="of:=[.H19]*[$'Currency conversion'.$H$3]" office:value-type="currency" office:currency="GHC" office:value="0" calcext:value-type="currency">
            <text:p>₵0.00</text:p>
          </table:table-cell>
          <table:table-cell table:style-name="ce33" table:formula="of:=[.I19]*[$'Currency conversion'.$H$3]" office:value-type="currency" office:currency="GHC" office:value="0" calcext:value-type="currency">
            <text:p>₵0.00</text:p>
          </table:table-cell>
          <table:table-cell table:style-name="ce33" table:formula="of:=[.J1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viaduct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37037.04" calcext:value-type="currency">
            <text:p>£37,037.04</text:p>
          </table:table-cell>
          <table:table-cell table:number-columns-repeated="3"/>
          <table:table-cell table:style-name="ce20" office:value-type="currency" office:currency="GBP" office:value="31260.59" calcext:value-type="currency">
            <text:p>£31,260.59</text:p>
          </table:table-cell>
          <table:table-cell table:style-name="ce23" table:number-columns-repeated="2"/>
          <table:table-cell table:style-name="ce26"/>
          <table:table-cell table:formula="of:=[.G20]*[$'Currency conversion'.$H$3]" office:value-type="currency" office:currency="GHC" office:value="23902.7221154708" calcext:value-type="currency">
            <text:p>₵23,902.72</text:p>
          </table:table-cell>
          <table:table-cell table:style-name="ce33" table:formula="of:=[.H20]*[$'Currency conversion'.$H$3]" office:value-type="currency" office:currency="GHC" office:value="0" calcext:value-type="currency">
            <text:p>₵0.00</text:p>
          </table:table-cell>
          <table:table-cell table:style-name="ce33" table:formula="of:=[.I20]*[$'Currency conversion'.$H$3]" office:value-type="currency" office:currency="GHC" office:value="0" calcext:value-type="currency">
            <text:p>₵0.00</text:p>
          </table:table-cell>
          <table:table-cell table:style-name="ce33" table:formula="of:=[.J2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elevated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42650400" calcext:value-type="currency">
            <text:p>£42,650,400.00</text:p>
          </table:table-cell>
          <table:table-cell table:number-columns-repeated="3"/>
          <table:table-cell table:style-name="ce20" office:value-type="currency" office:currency="GBP" office:value="769928.35" calcext:value-type="currency">
            <text:p>£769,928.35</text:p>
          </table:table-cell>
          <table:table-cell table:style-name="ce23" table:number-columns-repeated="2"/>
          <table:table-cell table:style-name="ce26"/>
          <table:table-cell table:formula="of:=[.G21]*[$'Currency conversion'.$H$3]" office:value-type="currency" office:currency="GHC" office:value="588708.767136926" calcext:value-type="currency">
            <text:p>₵588,708.77</text:p>
          </table:table-cell>
          <table:table-cell table:style-name="ce33" table:formula="of:=[.H21]*[$'Currency conversion'.$H$3]" office:value-type="currency" office:currency="GHC" office:value="0" calcext:value-type="currency">
            <text:p>₵0.00</text:p>
          </table:table-cell>
          <table:table-cell table:style-name="ce33" table:formula="of:=[.I21]*[$'Currency conversion'.$H$3]" office:value-type="currency" office:currency="GHC" office:value="0" calcext:value-type="currency">
            <text:p>₵0.00</text:p>
          </table:table-cell>
          <table:table-cell table:style-name="ce33" table:formula="of:=[.J21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unnels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office:value-type="string" calcext:value-type="string">
            <text:p>Concrete tunnel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77645600" calcext:value-type="currency">
            <text:p>£77,645,600.00</text:p>
          </table:table-cell>
          <table:table-cell table:number-columns-repeated="3"/>
          <table:table-cell table:style-name="ce20" office:value-type="currency" office:currency="GBP" office:value="422918.39" calcext:value-type="currency">
            <text:p>£422,918.39</text:p>
          </table:table-cell>
          <table:table-cell table:style-name="ce23" table:number-columns-repeated="2"/>
          <table:table-cell table:style-name="ce26"/>
          <table:table-cell table:formula="of:=[.G23]*[$'Currency conversion'.$H$3]" office:value-type="currency" office:currency="GHC" office:value="323375.238717257" calcext:value-type="currency">
            <text:p>₵323,375.24</text:p>
          </table:table-cell>
          <table:table-cell table:style-name="ce33" table:formula="of:=[.H23]*[$'Currency conversion'.$H$3]" office:value-type="currency" office:currency="GHC" office:value="0" calcext:value-type="currency">
            <text:p>₵0.00</text:p>
          </table:table-cell>
          <table:table-cell table:style-name="ce33" table:formula="of:=[.I23]*[$'Currency conversion'.$H$3]" office:value-type="currency" office:currency="GHC" office:value="0" calcext:value-type="currency">
            <text:p>₵0.00</text:p>
          </table:table-cell>
          <table:table-cell table:style-name="ce33" table:formula="of:=[.J23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tunnel (masonry)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GBP" office:value="11887.56" calcext:value-type="currency">
            <text:p>£11,887.56</text:p>
          </table:table-cell>
          <table:table-cell table:number-columns-repeated="3"/>
          <table:table-cell table:style-name="ce20" office:value-type="currency" office:currency="GBP" office:value="10396.93" calcext:value-type="currency">
            <text:p>£10,396.93</text:p>
          </table:table-cell>
          <table:table-cell table:style-name="ce23" table:number-columns-repeated="2"/>
          <table:table-cell table:style-name="ce26"/>
          <table:table-cell table:formula="of:=[.G24]*[$'Currency conversion'.$H$3]" office:value-type="currency" office:currency="GHC" office:value="7949.78369390986" calcext:value-type="currency">
            <text:p>₵7,949.78</text:p>
          </table:table-cell>
          <table:table-cell table:style-name="ce33" table:formula="of:=[.H24]*[$'Currency conversion'.$H$3]" office:value-type="currency" office:currency="GHC" office:value="0" calcext:value-type="currency">
            <text:p>₵0.00</text:p>
          </table:table-cell>
          <table:table-cell table:style-name="ce33" table:formula="of:=[.I24]*[$'Currency conversion'.$H$3]" office:value-type="currency" office:currency="GHC" office:value="0" calcext:value-type="currency">
            <text:p>₵0.00</text:p>
          </table:table-cell>
          <table:table-cell table:style-name="ce33" table:formula="of:=[.J2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tunnel (brick, under sea)</text:p>
          </table:table-cell>
          <table:table-cell office:value-type="float" office:value="1873" calcext:value-type="float">
            <text:p>1873</text:p>
          </table:table-cell>
          <table:table-cell office:value-type="currency" office:currency="GBP" office:value="71347.03" calcext:value-type="currency">
            <text:p>£71,347.03</text:p>
          </table:table-cell>
          <table:table-cell table:number-columns-repeated="3"/>
          <table:table-cell table:style-name="ce20" office:value-type="currency" office:currency="GBP" office:value="66302.26" calcext:value-type="currency">
            <text:p>£66,302.26</text:p>
          </table:table-cell>
          <table:table-cell table:style-name="ce23" table:number-columns-repeated="2"/>
          <table:table-cell table:style-name="ce26"/>
          <table:table-cell table:formula="of:=[.G25]*[$'Currency conversion'.$H$3]" office:value-type="currency" office:currency="GHC" office:value="50696.5638334943" calcext:value-type="currency">
            <text:p>₵50,696.56</text:p>
          </table:table-cell>
          <table:table-cell table:style-name="ce33" table:formula="of:=[.H25]*[$'Currency conversion'.$H$3]" office:value-type="currency" office:currency="GHC" office:value="0" calcext:value-type="currency">
            <text:p>₵0.00</text:p>
          </table:table-cell>
          <table:table-cell table:style-name="ce33" table:formula="of:=[.I25]*[$'Currency conversion'.$H$3]" office:value-type="currency" office:currency="GHC" office:value="0" calcext:value-type="currency">
            <text:p>₵0.00</text:p>
          </table:table-cell>
          <table:table-cell table:style-name="ce33" table:formula="of:=[.J2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Electrification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86" calcext:value-type="float">
            <text:p>1986</text:p>
          </table:table-cell>
          <table:table-cell office:value-type="currency" office:currency="GBP" office:value="57714.29" calcext:value-type="currency">
            <text:p>£57,714.29</text:p>
          </table:table-cell>
          <table:table-cell table:number-columns-repeated="3"/>
          <table:table-cell table:style-name="ce20" office:value-type="currency" office:currency="GBP" office:value="1375.92" calcext:value-type="currency">
            <text:p>£1,375.92</text:p>
          </table:table-cell>
          <table:table-cell table:style-name="ce23" table:number-columns-repeated="2"/>
          <table:table-cell table:style-name="ce26"/>
          <table:table-cell table:formula="of:=[.G27]*[$'Currency conversion'.$H$3]" office:value-type="currency" office:currency="GHC" office:value="1052.06694477355" calcext:value-type="currency">
            <text:p>₵1,052.07</text:p>
          </table:table-cell>
          <table:table-cell table:style-name="ce33" table:formula="of:=[.H27]*[$'Currency conversion'.$H$3]" office:value-type="currency" office:currency="GHC" office:value="0" calcext:value-type="currency">
            <text:p>₵0.00</text:p>
          </table:table-cell>
          <table:table-cell table:style-name="ce33" table:formula="of:=[.I27]*[$'Currency conversion'.$H$3]" office:value-type="currency" office:currency="GHC" office:value="0" calcext:value-type="currency">
            <text:p>₵0.00</text:p>
          </table:table-cell>
          <table:table-cell table:style-name="ce33" table:formula="of:=[.J2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12432.83" calcext:value-type="currency">
            <text:p>£12,432.83</text:p>
          </table:table-cell>
          <table:table-cell table:number-columns-repeated="3"/>
          <table:table-cell table:style-name="ce20" office:value-type="currency" office:currency="GBP" office:value="6149.66" calcext:value-type="currency">
            <text:p>£6,149.66</text:p>
          </table:table-cell>
          <table:table-cell table:style-name="ce23" table:number-columns-repeated="2"/>
          <table:table-cell table:style-name="ce26"/>
          <table:table-cell table:formula="of:=[.G28]*[$'Currency conversion'.$H$3]" office:value-type="currency" office:currency="GHC" office:value="4702.20216843719" calcext:value-type="currency">
            <text:p>₵4,702.20</text:p>
          </table:table-cell>
          <table:table-cell table:style-name="ce33" table:formula="of:=[.H28]*[$'Currency conversion'.$H$3]" office:value-type="currency" office:currency="GHC" office:value="0" calcext:value-type="currency">
            <text:p>₵0.00</text:p>
          </table:table-cell>
          <table:table-cell table:style-name="ce33" table:formula="of:=[.I28]*[$'Currency conversion'.$H$3]" office:value-type="currency" office:currency="GHC" office:value="0" calcext:value-type="currency">
            <text:p>₵0.00</text:p>
          </table:table-cell>
          <table:table-cell table:style-name="ce33" table:formula="of:=[.J2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0v third rail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7770.52" calcext:value-type="currency">
            <text:p>£7,770.52</text:p>
          </table:table-cell>
          <table:table-cell table:number-columns-repeated="3"/>
          <table:table-cell table:style-name="ce20" office:value-type="currency" office:currency="GBP" office:value="3843.72" calcext:value-type="currency">
            <text:p>£3,843.72</text:p>
          </table:table-cell>
          <table:table-cell table:style-name="ce23" table:number-columns-repeated="2"/>
          <table:table-cell table:style-name="ce26"/>
          <table:table-cell table:formula="of:=[.G29]*[$'Currency conversion'.$H$3]" office:value-type="currency" office:currency="GHC" office:value="2939.01589988152" calcext:value-type="currency">
            <text:p>₵2,939.02</text:p>
          </table:table-cell>
          <table:table-cell table:style-name="ce33" table:formula="of:=[.H29]*[$'Currency conversion'.$H$3]" office:value-type="currency" office:currency="GHC" office:value="0" calcext:value-type="currency">
            <text:p>₵0.00</text:p>
          </table:table-cell>
          <table:table-cell table:style-name="ce33" table:formula="of:=[.I29]*[$'Currency conversion'.$H$3]" office:value-type="currency" office:currency="GHC" office:value="0" calcext:value-type="currency">
            <text:p>₵0.00</text:p>
          </table:table-cell>
          <table:table-cell table:style-name="ce33" table:formula="of:=[.J2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(DC overhead)</text:p>
          </table:table-cell>
          <table:table-cell office:value-type="float" office:value="1891" calcext:value-type="float">
            <text:p>1891</text:p>
          </table:table-cell>
          <table:table-cell office:value-type="currency" office:currency="GBP" office:value="2392" calcext:value-type="currency">
            <text:p>£2,392.00</text:p>
          </table:table-cell>
          <table:table-cell table:number-columns-repeated="3"/>
          <table:table-cell table:style-name="ce20" office:value-type="currency" office:currency="GBP" office:value="2472" calcext:value-type="currency">
            <text:p>£2,472.00</text:p>
          </table:table-cell>
          <table:table-cell table:style-name="ce23" table:number-columns-repeated="2"/>
          <table:table-cell table:style-name="ce26"/>
          <table:table-cell table:formula="of:=[.G30]*[$'Currency conversion'.$H$3]" office:value-type="currency" office:currency="GHC" office:value="1890.16039266833" calcext:value-type="currency">
            <text:p>₵1,890.16</text:p>
          </table:table-cell>
          <table:table-cell table:style-name="ce33" table:formula="of:=[.H30]*[$'Currency conversion'.$H$3]" office:value-type="currency" office:currency="GHC" office:value="0" calcext:value-type="currency">
            <text:p>₵0.00</text:p>
          </table:table-cell>
          <table:table-cell table:style-name="ce33" table:formula="of:=[.I30]*[$'Currency conversion'.$H$3]" office:value-type="currency" office:currency="GHC" office:value="0" calcext:value-type="currency">
            <text:p>₵0.00</text:p>
          </table:table-cell>
          <table:table-cell table:style-name="ce33" table:formula="of:=[.J3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Depots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65" calcext:value-type="float">
            <text:p>1865</text:p>
          </table:table-cell>
          <table:table-cell office:value-type="currency" office:currency="GBP" office:value="28000" calcext:value-type="currency">
            <text:p>£28,000.00</text:p>
          </table:table-cell>
          <table:table-cell table:number-columns-repeated="3"/>
          <table:table-cell table:style-name="ce20" office:value-type="currency" office:currency="GBP" office:value="28622.22" calcext:value-type="currency">
            <text:p>£28,622.22</text:p>
          </table:table-cell>
          <table:table-cell table:style-name="ce23" table:number-columns-repeated="2"/>
          <table:table-cell table:style-name="ce26"/>
          <table:table-cell table:formula="of:=[.G32]*[$'Currency conversion'.$H$3]" office:value-type="currency" office:currency="GHC" office:value="21885.3505640127" calcext:value-type="currency">
            <text:p>₵21,885.35</text:p>
          </table:table-cell>
          <table:table-cell table:style-name="ce33" table:formula="of:=[.H32]*[$'Currency conversion'.$H$3]" office:value-type="currency" office:currency="GHC" office:value="0" calcext:value-type="currency">
            <text:p>₵0.00</text:p>
          </table:table-cell>
          <table:table-cell table:style-name="ce33" table:formula="of:=[.I32]*[$'Currency conversion'.$H$3]" office:value-type="currency" office:currency="GHC" office:value="0" calcext:value-type="currency">
            <text:p>₵0.00</text:p>
          </table:table-cell>
          <table:table-cell table:style-name="ce33" table:formula="of:=[.J32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ations/stops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office:value-type="string" calcext:value-type="string">
            <text:p>Brick platform</text:p>
          </table:table-cell>
          <table:table-cell office:value-type="float" office:value="1932" calcext:value-type="float">
            <text:p>1932</text:p>
          </table:table-cell>
          <table:table-cell office:value-type="currency" office:currency="GBP" office:value="668.4" calcext:value-type="currency">
            <text:p>£668.40</text:p>
          </table:table-cell>
          <table:table-cell table:number-columns-repeated="3"/>
          <table:table-cell table:style-name="ce20" office:value-type="currency" office:currency="GBP" office:value="379.59" calcext:value-type="currency">
            <text:p>£379.59</text:p>
          </table:table-cell>
          <table:table-cell table:style-name="ce23" table:number-columns-repeated="2"/>
          <table:table-cell table:style-name="ce26"/>
          <table:table-cell table:formula="of:=[.G34]*[$'Currency conversion'.$H$3]" office:value-type="currency" office:currency="GHC" office:value="290.245138937287" calcext:value-type="currency">
            <text:p>₵290.25</text:p>
          </table:table-cell>
          <table:table-cell table:style-name="ce33" table:formula="of:=[.H34]*[$'Currency conversion'.$H$3]" office:value-type="currency" office:currency="GHC" office:value="0" calcext:value-type="currency">
            <text:p>₵0.00</text:p>
          </table:table-cell>
          <table:table-cell table:style-name="ce33" table:formula="of:=[.I34]*[$'Currency conversion'.$H$3]" office:value-type="currency" office:currency="GHC" office:value="0" calcext:value-type="currency">
            <text:p>₵0.00</text:p>
          </table:table-cell>
          <table:table-cell table:style-name="ce33" table:formula="of:=[.J3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station building</text:p>
          </table:table-cell>
          <table:table-cell office:value-type="float" office:value="1954" calcext:value-type="float">
            <text:p>1954</text:p>
          </table:table-cell>
          <table:table-cell office:value-type="currency" office:currency="GBP" office:value="33000" calcext:value-type="currency">
            <text:p>£33,000.00</text:p>
          </table:table-cell>
          <table:table-cell table:number-columns-repeated="3"/>
          <table:table-cell table:style-name="ce20" office:value-type="currency" office:currency="GBP" office:value="7351.09" calcext:value-type="currency">
            <text:p>£7,351.09</text:p>
          </table:table-cell>
          <table:table-cell table:style-name="ce23" table:number-columns-repeated="2"/>
          <table:table-cell table:style-name="ce26"/>
          <table:table-cell table:formula="of:=[.G35]*[$'Currency conversion'.$H$3]" office:value-type="currency" office:currency="GHC" office:value="5620.84917513764" calcext:value-type="currency">
            <text:p>₵5,620.85</text:p>
          </table:table-cell>
          <table:table-cell table:style-name="ce33" table:formula="of:=[.H35]*[$'Currency conversion'.$H$3]" office:value-type="currency" office:currency="GHC" office:value="0" calcext:value-type="currency">
            <text:p>₵0.00</text:p>
          </table:table-cell>
          <table:table-cell table:style-name="ce33" table:formula="of:=[.I35]*[$'Currency conversion'.$H$3]" office:value-type="currency" office:currency="GHC" office:value="0" calcext:value-type="currency">
            <text:p>₵0.00</text:p>
          </table:table-cell>
          <table:table-cell table:style-name="ce33" table:formula="of:=[.J3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ignalling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office:value-type="string" calcext:value-type="string">
            <text:p>Small signalbox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300" calcext:value-type="currency">
            <text:p>£300.00</text:p>
          </table:table-cell>
          <table:table-cell table:number-columns-repeated="3"/>
          <table:table-cell table:style-name="ce20" office:value-type="currency" office:currency="GBP" office:value="290.53" calcext:value-type="currency">
            <text:p>£290.53</text:p>
          </table:table-cell>
          <table:table-cell table:style-name="ce23" table:number-columns-repeated="2"/>
          <table:table-cell table:style-name="ce26"/>
          <table:table-cell table:formula="of:=[.G37]*[$'Currency conversion'.$H$3]" office:value-type="currency" office:currency="GHC" office:value="222.147370097868" calcext:value-type="currency">
            <text:p>₵222.15</text:p>
          </table:table-cell>
          <table:table-cell table:style-name="ce33" table:formula="of:=[.H37]*[$'Currency conversion'.$H$3]" office:value-type="currency" office:currency="GHC" office:value="0" calcext:value-type="currency">
            <text:p>₵0.00</text:p>
          </table:table-cell>
          <table:table-cell table:style-name="ce33" table:formula="of:=[.I37]*[$'Currency conversion'.$H$3]" office:value-type="currency" office:currency="GHC" office:value="0" calcext:value-type="currency">
            <text:p>₵0.00</text:p>
          </table:table-cell>
          <table:table-cell table:style-name="ce33" table:formula="of:=[.J3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rly telegraph (upgrade)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467.14" calcext:value-type="currency">
            <text:p>£467.14</text:p>
          </table:table-cell>
          <table:table-cell table:number-columns-repeated="3"/>
          <table:table-cell table:style-name="ce20" office:value-type="currency" office:currency="GBP" office:value="394.28" calcext:value-type="currency">
            <text:p>£394.28</text:p>
          </table:table-cell>
          <table:table-cell table:style-name="ce23" table:number-columns-repeated="2"/>
          <table:table-cell table:style-name="ce26"/>
          <table:table-cell table:formula="of:=[.G38]*[$'Currency conversion'.$H$3]" office:value-type="currency" office:currency="GHC" office:value="301.477524118637" calcext:value-type="currency">
            <text:p>₵301.48</text:p>
          </table:table-cell>
          <table:table-cell table:style-name="ce33" table:formula="of:=[.H38]*[$'Currency conversion'.$H$3]" office:value-type="currency" office:currency="GHC" office:value="0" calcext:value-type="currency">
            <text:p>₵0.00</text:p>
          </table:table-cell>
          <table:table-cell table:style-name="ce33" table:formula="of:=[.I38]*[$'Currency conversion'.$H$3]" office:value-type="currency" office:currency="GHC" office:value="0" calcext:value-type="currency">
            <text:p>₵0.00</text:p>
          </table:table-cell>
          <table:table-cell table:style-name="ce33" table:formula="of:=[.J3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gnal (with track circuits)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00" calcext:value-type="currency">
            <text:p>£100.00</text:p>
          </table:table-cell>
          <table:table-cell table:number-columns-repeated="3"/>
          <table:table-cell table:style-name="ce20" office:value-type="currency" office:currency="GBP" office:value="96.84" calcext:value-type="currency">
            <text:p>£96.84</text:p>
          </table:table-cell>
          <table:table-cell table:style-name="ce23" table:number-columns-repeated="2"/>
          <table:table-cell table:style-name="ce26"/>
          <table:table-cell table:formula="of:=[.G39]*[$'Currency conversion'.$H$3]" office:value-type="currency" office:currency="GHC" office:value="74.0465746059876" calcext:value-type="currency">
            <text:p>₵74.05</text:p>
          </table:table-cell>
          <table:table-cell table:style-name="ce33" table:formula="of:=[.H39]*[$'Currency conversion'.$H$3]" office:value-type="currency" office:currency="GHC" office:value="0" calcext:value-type="currency">
            <text:p>₵0.00</text:p>
          </table:table-cell>
          <table:table-cell table:style-name="ce33" table:formula="of:=[.I39]*[$'Currency conversion'.$H$3]" office:value-type="currency" office:currency="GHC" office:value="0" calcext:value-type="currency">
            <text:p>₵0.00</text:p>
          </table:table-cell>
          <table:table-cell table:style-name="ce33" table:formula="of:=[.J3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maintenance costs (historical)" table:style-name="ta1">
        <table:table-column table:style-name="co12" table:default-cell-style-name="Default"/>
        <table:table-column table:style-name="co2" table:default-cell-style-name="Default"/>
        <table:table-column table:style-name="co13" table:default-cell-style-name="ce11"/>
        <table:table-column table:style-name="co11" table:default-cell-style-name="Default"/>
        <table:table-column table:style-name="co11" table:default-cell-style-name="ce25"/>
        <table:table-column table:style-name="co14" table:default-cell-style-name="ce22"/>
        <table:table-column table:style-name="co11" table:default-cell-style-name="Default"/>
        <table:table-column table:style-name="co11" table:default-cell-style-name="ce25"/>
        <table:table-column table:style-name="co11" table:number-columns-repeated="3" table:default-cell-style-name="ce30"/>
        <table:table-column table:style-name="co11" table:number-columns-repeated="1013" table:default-cell-style-name="Default"/>
        <table:table-row table:style-name="ro1">
          <table:table-cell table:style-name="ce36" office:value-type="string" calcext:value-type="string">
            <text:p>Type</text:p>
          </table:table-cell>
          <table:table-cell table:style-name="ce37" office:value-type="string" calcext:value-type="string">
            <text:p>Date</text:p>
          </table:table-cell>
          <table:table-cell table:style-name="ce38" office:value-type="string" calcext:value-type="string">
            <text:p>Cost (per km) per year (original date)</text:p>
          </table:table-cell>
          <table:table-cell table:style-name="ce39" office:value-type="string" calcext:value-type="string">
            <text:p>Of which materials</text:p>
          </table:table-cell>
          <table:table-cell table:style-name="ce39" office:value-type="string" calcext:value-type="string">
            <text:p>Of which labour</text:p>
          </table:table-cell>
          <table:table-cell table:style-name="ce41" office:value-type="string" calcext:value-type="string">
            <text:p>Cost (per km) per year (normalised to 1900)</text:p>
          </table:table-cell>
          <table:table-cell table:style-name="ce39" office:value-type="string" calcext:value-type="string">
            <text:p>Of which materials</text:p>
          </table:table-cell>
          <table:table-cell table:style-name="ce39" office:value-type="string" calcext:value-type="string">
            <text:p>Of which labour</text:p>
          </table:table-cell>
          <table:table-cell table:style-name="ce28" office:value-type="string" calcext:value-type="string">
            <text:p>SimuCents per year</text:p>
          </table:table-cell>
          <table:table-cell table:style-name="ce32" office:value-type="string" calcext:value-type="string">
            <text:p>Of which materials</text:p>
          </table:table-cell>
          <table:table-cell table:style-name="ce32" office:value-type="string" calcext:value-type="string">
            <text:p>Of which labour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Ways</text:p>
          </table:table-cell>
          <table:table-cell table:style-name="ce6"/>
          <table:table-cell table:style-name="ce10"/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31" table:number-columns-repeated="3"/>
          <table:table-cell table:style-name="ce12" table:number-columns-repeated="1013"/>
        </table:table-row>
        <table:table-row table:style-name="ro2">
          <table:table-cell office:value-type="string" calcext:value-type="string">
            <text:p>Railway</text:p>
          </table:table-cell>
          <table:table-cell table:style-name="ce7" office:value-type="float" office:value="1946" calcext:value-type="float">
            <text:p>1946</text:p>
          </table:table-cell>
          <table:table-cell/>
          <table:table-cell table:style-name="ce16"/>
          <table:table-cell office:value-type="currency" office:currency="GBP" office:value="365.63" calcext:value-type="currency">
            <text:p>£365.63</text:p>
          </table:table-cell>
          <table:table-cell/>
          <table:table-cell table:style-name="ce25"/>
          <table:table-cell office:value-type="currency" office:currency="GBP" office:value="124.58" calcext:value-type="currency">
            <text:p>£124.58</text:p>
          </table:table-cell>
          <table:table-cell table:formula="of:=[.F3]*[$'Currency conversion'.$H$3]" office:value-type="currency" office:currency="GHC" office:value="0" calcext:value-type="currency">
            <text:p>₵0.00</text:p>
          </table:table-cell>
          <table:table-cell table:formula="of:=[.G3]*[$'Currency conversion'.$H$3]" office:value-type="currency" office:currency="GHC" office:value="0" calcext:value-type="currency">
            <text:p>₵0.00</text:p>
          </table:table-cell>
          <table:table-cell table:formula="of:=[.H3]*[$'Currency conversion'.$H$3]" office:value-type="currency" office:currency="GHC" office:value="95.257355064167" calcext:value-type="currency">
            <text:p>₵95.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935" calcext:value-type="float">
            <text:p>1935</text:p>
          </table:table-cell>
          <table:table-cell office:value-type="currency" office:currency="GBP" office:value="468.43" calcext:value-type="currency">
            <text:p>£468.43</text:p>
          </table:table-cell>
          <table:table-cell table:number-columns-repeated="2"/>
          <table:table-cell office:value-type="currency" office:currency="GBP" office:value="270.99" calcext:value-type="currency">
            <text:p>£270.99</text:p>
          </table:table-cell>
          <table:table-cell table:number-columns-repeated="2"/>
          <table:table-cell table:formula="of:=[.F4]*[$'Currency conversion'.$H$3]" office:value-type="currency" office:currency="GHC" office:value="207.206539162294" calcext:value-type="currency">
            <text:p>₵207.21</text:p>
          </table:table-cell>
          <table:table-cell table:formula="of:=[.G4]*[$'Currency conversion'.$H$3]" office:value-type="currency" office:currency="GHC" office:value="0" calcext:value-type="currency">
            <text:p>₵0.00</text:p>
          </table:table-cell>
          <table:table-cell table:formula="of:=[.H4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 track (heavy)</text:p>
          </table:table-cell>
          <table:table-cell office:value-type="float" office:value="1892" calcext:value-type="float">
            <text:p>1892</text:p>
          </table:table-cell>
          <table:table-cell office:value-type="currency" office:currency="GBP" office:value="234.3" calcext:value-type="currency">
            <text:p>£234.30</text:p>
          </table:table-cell>
          <table:table-cell table:number-columns-repeated="2"/>
          <table:table-cell office:value-type="currency" office:currency="GBP" office:value="242.2" calcext:value-type="currency">
            <text:p>£242.20</text:p>
          </table:table-cell>
          <table:table-cell table:number-columns-repeated="2"/>
          <table:table-cell table:formula="of:=[.F5]*[$'Currency conversion'.$H$3]" office:value-type="currency" office:currency="GHC" office:value="185.192899314025" calcext:value-type="currency">
            <text:p>₵185.19</text:p>
          </table:table-cell>
          <table:table-cell table:formula="of:=[.G5]*[$'Currency conversion'.$H$3]" office:value-type="currency" office:currency="GHC" office:value="0" calcext:value-type="currency">
            <text:p>₵0.00</text:p>
          </table:table-cell>
          <table:table-cell table:formula="of:=[.H5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nal</text:p>
          </table:table-cell>
          <table:table-cell office:value-type="float" office:value="1938" calcext:value-type="float">
            <text:p>1938</text:p>
          </table:table-cell>
          <table:table-cell office:value-type="currency" office:currency="GBP" office:value="294.4" calcext:value-type="currency">
            <text:p>£294.40</text:p>
          </table:table-cell>
          <table:table-cell table:number-columns-repeated="2"/>
          <table:table-cell office:value-type="currency" office:currency="GBP" office:value="161.21" calcext:value-type="currency">
            <text:p>£161.21</text:p>
          </table:table-cell>
          <table:table-cell table:number-columns-repeated="2"/>
          <table:table-cell table:formula="of:=[.F6]*[$'Currency conversion'.$H$3]" office:value-type="currency" office:currency="GHC" office:value="123.265678358439" calcext:value-type="currency">
            <text:p>₵123.27</text:p>
          </table:table-cell>
          <table:table-cell table:formula="of:=[.G6]*[$'Currency conversion'.$H$3]" office:value-type="currency" office:currency="GHC" office:value="0" calcext:value-type="currency">
            <text:p>₵0.00</text:p>
          </table:table-cell>
          <table:table-cell table:formula="of:=[.H6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ridges</text:p>
          </table:table-cell>
          <table:table-cell table:style-name="ce12"/>
          <table:table-cell table:style-name="ce13"/>
          <table:table-cell table:style-name="ce12"/>
          <table:table-cell table:style-name="ce40"/>
          <table:table-cell table:style-name="ce42"/>
          <table:table-cell table:style-name="ce12"/>
          <table:table-cell table:style-name="ce40"/>
          <table:table-cell table:style-name="ce31" table:number-columns-repeated="3"/>
          <table:table-cell table:style-name="ce12" table:number-columns-repeated="1013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GBP" office:value="56373.39" calcext:value-type="currency">
            <text:p>£56,373.39</text:p>
          </table:table-cell>
          <table:table-cell table:number-columns-repeated="2"/>
          <table:table-cell office:value-type="currency" office:currency="GBP" office:value="525.62" calcext:value-type="currency">
            <text:p>£525.62</text:p>
          </table:table-cell>
          <table:table-cell table:number-columns-repeated="2"/>
          <table:table-cell table:formula="of:=[.F8]*[$'Currency conversion'.$H$3]" office:value-type="currency" office:currency="GHC" office:value="401.903764399" calcext:value-type="currency">
            <text:p>₵401.90</text:p>
          </table:table-cell>
          <table:table-cell table:formula="of:=[.G8]*[$'Currency conversion'.$H$3]" office:value-type="currency" office:currency="GHC" office:value="0" calcext:value-type="currency">
            <text:p>₵0.00</text:p>
          </table:table-cell>
          <table:table-cell table:formula="of:=[.H8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Depots</text:p>
          </table:table-cell>
          <table:table-cell table:style-name="ce12"/>
          <table:table-cell table:style-name="ce13"/>
          <table:table-cell table:style-name="ce12"/>
          <table:table-cell table:style-name="ce40"/>
          <table:table-cell table:style-name="ce42"/>
          <table:table-cell table:style-name="ce12"/>
          <table:table-cell table:style-name="ce40"/>
          <table:table-cell table:style-name="ce31" table:number-columns-repeated="3"/>
          <table:table-cell table:style-name="ce12" table:number-columns-repeated="1013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931" calcext:value-type="float">
            <text:p>1931</text:p>
          </table:table-cell>
          <table:table-cell office:value-type="currency" office:currency="GBP" office:value="6000" calcext:value-type="currency">
            <text:p>£6,000.00</text:p>
          </table:table-cell>
          <table:table-cell table:number-columns-repeated="2"/>
          <table:table-cell office:value-type="currency" office:currency="GBP" office:value="3325.3" calcext:value-type="currency">
            <text:p>£3,325.30</text:p>
          </table:table-cell>
          <table:table-cell table:number-columns-repeated="2"/>
          <table:table-cell table:formula="of:=[.F10]*[$'Currency conversion'.$H$3]" office:value-type="currency" office:currency="GHC" office:value="2542.61745701457" calcext:value-type="currency">
            <text:p>₵2,542.62</text:p>
          </table:table-cell>
          <table:table-cell table:formula="of:=[.G10]*[$'Currency conversion'.$H$3]" office:value-type="currency" office:currency="GHC" office:value="0" calcext:value-type="currency">
            <text:p>₵0.00</text:p>
          </table:table-cell>
          <table:table-cell table:formula="of:=[.H10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ignalling</text:p>
          </table:table-cell>
          <table:table-cell table:style-name="ce12"/>
          <table:table-cell table:style-name="ce13"/>
          <table:table-cell table:style-name="ce12"/>
          <table:table-cell table:style-name="ce40"/>
          <table:table-cell table:style-name="ce42"/>
          <table:table-cell table:style-name="ce12"/>
          <table:table-cell table:style-name="ce40"/>
          <table:table-cell table:style-name="ce31" table:number-columns-repeated="3"/>
          <table:table-cell table:style-name="ce12" table:number-columns-repeated="1013"/>
        </table:table-row>
        <table:table-row table:style-name="ro2">
          <table:table-cell office:value-type="string" calcext:value-type="string">
            <text:p>Signal post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8" calcext:value-type="currency">
            <text:p>£18.00</text:p>
          </table:table-cell>
          <table:table-cell table:number-columns-repeated="2"/>
          <table:table-cell office:value-type="currency" office:currency="GBP" office:value="17.8" calcext:value-type="currency">
            <text:p>£17.80</text:p>
          </table:table-cell>
          <table:table-cell table:number-columns-repeated="2"/>
          <table:table-cell table:formula="of:=[.F12]*[$'Currency conversion'.$H$3]" office:value-type="currency" office:currency="GHC" office:value="13.6103782319969" calcext:value-type="currency">
            <text:p>₵13.61</text:p>
          </table:table-cell>
          <table:table-cell table:formula="of:=[.G12]*[$'Currency conversion'.$H$3]" office:value-type="currency" office:currency="GHC" office:value="0" calcext:value-type="currency">
            <text:p>₵0.00</text:p>
          </table:table-cell>
          <table:table-cell table:formula="of:=[.H12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small)</text:p>
          </table:table-cell>
          <table:table-cell office:value-type="float" office:value="1946" calcext:value-type="float">
            <text:p>1946</text:p>
          </table:table-cell>
          <table:table-cell table:style-name="Default"/>
          <table:table-cell/>
          <table:table-cell office:value-type="currency" office:currency="GBP" office:value="416" calcext:value-type="currency">
            <text:p>£416.00</text:p>
          </table:table-cell>
          <table:table-cell table:number-columns-repeated="2"/>
          <table:table-cell office:value-type="currency" office:currency="GBP" office:value="141.75" calcext:value-type="currency">
            <text:p>£141.75</text:p>
          </table:table-cell>
          <table:table-cell table:formula="of:=[.F13]*[$'Currency conversion'.$H$3]" office:value-type="currency" office:currency="GHC" office:value="0" calcext:value-type="currency">
            <text:p>₵0.00</text:p>
          </table:table-cell>
          <table:table-cell table:formula="of:=[.G13]*[$'Currency conversion'.$H$3]" office:value-type="currency" office:currency="GHC" office:value="0" calcext:value-type="currency">
            <text:p>₵0.00</text:p>
          </table:table-cell>
          <table:table-cell table:formula="of:=[.H13]*[$'Currency conversion'.$H$3]" office:value-type="currency" office:currency="GHC" office:value="108.38601766211" calcext:value-type="currency">
            <text:p>₵108.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medium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624" calcext:value-type="currency">
            <text:p>£624.00</text:p>
          </table:table-cell>
          <table:table-cell table:number-columns-repeated="2"/>
          <table:table-cell office:value-type="currency" office:currency="GBP" office:value="212.62" calcext:value-type="currency">
            <text:p>£212.62</text:p>
          </table:table-cell>
          <table:table-cell table:formula="of:=[.F14]*[$'Currency conversion'.$H$3]" office:value-type="currency" office:currency="GHC" office:value="0" calcext:value-type="currency">
            <text:p>₵0.00</text:p>
          </table:table-cell>
          <table:table-cell table:formula="of:=[.G14]*[$'Currency conversion'.$H$3]" office:value-type="currency" office:currency="GHC" office:value="0" calcext:value-type="currency">
            <text:p>₵0.00</text:p>
          </table:table-cell>
          <table:table-cell table:formula="of:=[.H14]*[$'Currency conversion'.$H$3]" office:value-type="currency" office:currency="GHC" office:value="162.575203353212" calcext:value-type="currency">
            <text:p>₵162.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large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1456" calcext:value-type="currency">
            <text:p>£1,456.00</text:p>
          </table:table-cell>
          <table:table-cell table:number-columns-repeated="2"/>
          <table:table-cell office:value-type="currency" office:currency="GBP" office:value="496.12" calcext:value-type="currency">
            <text:p>£496.12</text:p>
          </table:table-cell>
          <table:table-cell table:formula="of:=[.F15]*[$'Currency conversion'.$H$3]" office:value-type="currency" office:currency="GHC" office:value="0" calcext:value-type="currency">
            <text:p>₵0.00</text:p>
          </table:table-cell>
          <table:table-cell table:formula="of:=[.G15]*[$'Currency conversion'.$H$3]" office:value-type="currency" office:currency="GHC" office:value="0" calcext:value-type="currency">
            <text:p>₵0.00</text:p>
          </table:table-cell>
          <table:table-cell table:formula="of:=[.H15]*[$'Currency conversion'.$H$3]" office:value-type="currency" office:currency="GHC" office:value="379.347238677433" calcext:value-type="currency">
            <text:p>₵379.35</text:p>
          </table:table-cell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tal to maintenance ratio" table:style-name="ta1">
        <table:table-column table:style-name="co15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1" table:default-cell-style-name="ce46"/>
        <table:table-column table:style-name="co11" table:number-columns-repeated="1018" table:default-cell-style-name="Default"/>
        <table:table-row table:style-name="ro1">
          <table:table-cell table:style-name="ce2"/>
          <table:table-cell table:style-name="ce2" office:value-type="string" calcext:value-type="string">
            <text:p>Active hours per day</text:p>
          </table:table-cell>
          <table:table-cell table:style-name="ce2" office:value-type="string" calcext:value-type="string">
            <text:p>Days per year</text:p>
          </table:table-cell>
          <table:table-cell table:style-name="ce2" office:value-type="string" calcext:value-type="string">
            <text:p>Hours per month</text:p>
          </table:table-cell>
          <table:table-cell table:style-name="ce2" office:value-type="string" calcext:value-type="string">
            <text:p>Months per year</text:p>
          </table:table-cell>
          <table:table-cell table:style-name="ce45" office:value-type="string" calcext:value-type="string">
            <text:p>Active hours per year</text:p>
          </table:table-cell>
          <table:table-cell table:style-name="ce35" table:number-columns-repeated="1018"/>
        </table:table-row>
        <table:table-row table:style-name="ro2">
          <table:table-cell table:style-name="ce43" office:value-type="string" calcext:value-type="string">
            <text:p>Real/capital</text:p>
          </table:table-cell>
          <table:table-cell office:value-type="float" office:value="16" calcext:value-type="float">
            <text:p>16</text:p>
          </table:table-cell>
          <table:table-cell office:value-type="float" office:value="365.24" calcext:value-type="float">
            <text:p>365.24</text:p>
          </table:table-cell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5843.84" calcext:value-type="float">
            <text:p>5843.84</text:p>
          </table:table-cell>
          <table:table-cell table:number-columns-repeated="1018"/>
        </table:table-row>
        <table:table-row table:style-name="ro2">
          <table:table-cell table:style-name="ce43" office:value-type="string" calcext:value-type="string">
            <text:p>Simutrans (revenue/maintenance)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table:formula="of:=[.D3]*[.E3]" office:value-type="float" office:value="76.8" calcext:value-type="float">
            <text:p>76.8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4" office:value-type="string" calcext:value-type="string">
            <text:p>Maintenance to capital ratio</text:p>
          </table:table-cell>
          <table:table-cell table:style-name="ce47" table:formula="of:=[.F3]/[.F2]" office:value-type="float" office:value="0.0131420435877779" calcext:value-type="float">
            <text:p>0.0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4" office:value-type="string" calcext:value-type="string">
            <text:p>Capital to maintenance ratio</text:p>
          </table:table-cell>
          <table:table-cell table:style-name="ce47" table:formula="of:=[.F2]/[.F3]" office:value-type="float" office:value="76.0916666666667" calcext:value-type="float">
            <text:p>76.09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costs (Simutrans)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6" table:default-cell-style-name="ce30"/>
        <table:table-column table:style-name="co22" table:default-cell-style-name="ce30"/>
        <table:table-column table:style-name="co16" table:default-cell-style-name="ce30"/>
        <table:table-column table:style-name="co23" table:default-cell-style-name="ce30"/>
        <table:table-column table:style-name="co24" table:default-cell-style-name="Default"/>
        <table:table-column table:style-name="co25" table:default-cell-style-name="ce54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11" table:number-columns-repeated="1010" table:default-cell-style-name="Default"/>
        <table:table-row table:style-name="ro3">
          <table:table-cell table:style-name="ce1" office:value-type="string" calcext:value-type="string">
            <text:p>Type</text:p>
          </table:table-cell>
          <table:table-cell table:style-name="ce48" office:value-type="string" calcext:value-type="string">
            <text:p>Cost per km or unit</text:p>
          </table:table-cell>
          <table:table-cell table:style-name="ce48" office:value-type="string" calcext:value-type="string">
            <text:p>Applicable forge cost (simuconf.tab)</text:p>
          </table:table-cell>
          <table:table-cell table:style-name="ce48" office:value-type="string" calcext:value-type="string">
            <text:p>Applicable forge cost (in game)</text:p>
          </table:table-cell>
          <table:table-cell table:style-name="ce48" office:value-type="string" calcext:value-type="string">
            <text:p>Land cost per tile in game</text:p>
          </table:table-cell>
          <table:table-cell table:style-name="ce48" office:value-type="string" calcext:value-type="string">
            <text:p>Total capital cost in game per km or unit</text:p>
          </table:table-cell>
          <table:table-cell table:style-name="ce50" office:value-type="string" calcext:value-type="string">
            <text:p>Maintenance in .dat file</text:p>
          </table:table-cell>
          <table:table-cell table:style-name="ce50" office:value-type="string" calcext:value-type="string">
            <text:p>Maintenance (per km) per month in game</text:p>
          </table:table-cell>
          <table:table-cell table:style-name="ce36" office:value-type="string" calcext:value-type="string">
            <text:p>Annualised maintenance</text:p>
          </table:table-cell>
          <table:table-cell table:style-name="ce51" office:value-type="string" calcext:value-type="string">
            <text:p>Capital equivalent (annual)</text:p>
          </table:table-cell>
          <table:table-cell table:style-name="ce55" office:value-type="string" calcext:value-type="string">
            <text:p>Capital to annual maintenance ratio</text:p>
          </table:table-cell>
          <table:table-cell table:style-name="ce55" office:value-type="string" calcext:value-type="string">
            <text:p>Capital to annual maintenance ratio (excl. forge)</text:p>
          </table:table-cell>
          <table:table-cell table:style-name="ce55" office:value-type="string" calcext:value-type="string">
            <text:p>Capital to annual maintenance ratio (capital equivalent)</text:p>
          </table:table-cell>
          <table:table-cell table:style-name="ce55" office:value-type="string" calcext:value-type="string">
            <text:p>Capital to annual maintenance ratio (capital equivalent, excl. forge)</text:p>
          </table:table-cell>
          <table:table-cell table:style-name="ce59" table:number-columns-repeated="1010"/>
        </table:table-row>
        <table:table-row table:style-name="ro2">
          <table:table-cell table:style-name="ce3" office:value-type="string" calcext:value-type="string">
            <text:p>Rail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currency" office:currency="GHC" office:value="32.5" calcext:value-type="currency">
            <text:p>₵32.50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]+[.B3]+([.E3]*8)" office:value-type="currency" office:currency="GHC" office:value="3407.5" calcext:value-type="currency">
            <text:p>₵3,40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3]*2" office:value-type="currency" office:currency="GHC" office:value="8" calcext:value-type="currency">
            <text:p>₵8.00</text:p>
          </table:table-cell>
          <table:table-cell table:style-name="ce30" table:formula="of:=[.H3]*12" office:value-type="currency" office:currency="GHC" office:value="96" calcext:value-type="currency">
            <text:p>₵96.00</text:p>
          </table:table-cell>
          <table:table-cell table:style-name="ce33" table:formula="of:=[.I3]/0.21" office:value-type="currency" office:currency="GHC" office:value="457.142857142857" calcext:value-type="currency">
            <text:p>₵457.14</text:p>
          </table:table-cell>
          <table:table-cell table:formula="of:=[.F3]/[.I3]" office:value-type="float" office:value="35.4947916666667" calcext:value-type="float">
            <text:p>35.5</text:p>
          </table:table-cell>
          <table:table-cell table:formula="of:=[.B3]/[.I3]" office:value-type="float" office:value="0.338541666666667" calcext:value-type="float">
            <text:p>0.3</text:p>
          </table:table-cell>
          <table:table-cell table:formula="of:=[.F3]/[.J3]" office:value-type="float" office:value="7.45390625" calcext:value-type="float">
            <text:p>7.5</text:p>
          </table:table-cell>
          <table:table-cell table:formula="of:=[.B3]/[.J3]" office:value-type="float" office:value="0.0710937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way</text:p>
          </table:table-cell>
          <table:table-cell office:value-type="currency" office:currency="GHC" office:value="100" calcext:value-type="currency">
            <text:p>₵1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]+[.B4]+([.E4]*8)" office:value-type="currency" office:currency="GHC" office:value="3475" calcext:value-type="currency">
            <text:p>₵3,4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4]*2" office:value-type="currency" office:currency="GHC" office:value="12" calcext:value-type="currency">
            <text:p>₵12.00</text:p>
          </table:table-cell>
          <table:table-cell table:style-name="ce30" table:formula="of:=[.H4]*12" office:value-type="currency" office:currency="GHC" office:value="144" calcext:value-type="currency">
            <text:p>₵144.00</text:p>
          </table:table-cell>
          <table:table-cell table:style-name="ce33" table:formula="of:=[.I4]/0.21" office:value-type="currency" office:currency="GHC" office:value="685.714285714286" calcext:value-type="currency">
            <text:p>₵685.71</text:p>
          </table:table-cell>
          <table:table-cell table:formula="of:=[.F4]/[.I4]" office:value-type="float" office:value="24.1319444444444" calcext:value-type="float">
            <text:p>24.1</text:p>
          </table:table-cell>
          <table:table-cell table:formula="of:=[.B4]/[.I4]" office:value-type="float" office:value="0.694444444444444" calcext:value-type="float">
            <text:p>0.7</text:p>
          </table:table-cell>
          <table:table-cell table:formula="of:=[.F4]/[.J4]" office:value-type="float" office:value="5.06770833333333" calcext:value-type="float">
            <text:p>5.1</text:p>
          </table:table-cell>
          <table:table-cell table:formula="of:=[.B4]/[.J4]" office:value-type="float" office:value="0.14583333333333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8lb/yard iron</text:p>
          </table:table-cell>
          <table:table-cell office:value-type="currency" office:currency="GHC" office:value="300" calcext:value-type="currency">
            <text:p>₵300.00</text:p>
          </table:table-cell>
          <table:table-cell table:formula="of:=[.C4]" office:value-type="currency" office:currency="GHC" office:value="150" calcext:value-type="currency">
            <text:p>₵150.00</text:p>
          </table:table-cell>
          <table:table-cell table:formula="of:=[.C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]+[.B5]+([.E5]*8)" office:value-type="currency" office:currency="GHC" office:value="3675" calcext:value-type="currency">
            <text:p>₵3,675.00</text:p>
          </table:table-cell>
          <table:table-cell office:value-type="currency" office:currency="GHC" office:value="7.55" calcext:value-type="currency">
            <text:p>₵7.55</text:p>
          </table:table-cell>
          <table:table-cell table:formula="of:=[.G5]*2" office:value-type="currency" office:currency="GHC" office:value="15.1" calcext:value-type="currency">
            <text:p>₵15.10</text:p>
          </table:table-cell>
          <table:table-cell table:style-name="ce30" table:formula="of:=[.H5]*12" office:value-type="currency" office:currency="GHC" office:value="181.2" calcext:value-type="currency">
            <text:p>₵181.20</text:p>
          </table:table-cell>
          <table:table-cell table:style-name="ce33" table:formula="of:=[.I5]/0.21" office:value-type="currency" office:currency="GHC" office:value="862.857142857143" calcext:value-type="currency">
            <text:p>₵862.86</text:p>
          </table:table-cell>
          <table:table-cell table:formula="of:=[.F5]/[.I5]" office:value-type="float" office:value="20.2814569536424" calcext:value-type="float">
            <text:p>20.3</text:p>
          </table:table-cell>
          <table:table-cell table:formula="of:=[.B5]/[.I5]" office:value-type="float" office:value="1.65562913907285" calcext:value-type="float">
            <text:p>1.7</text:p>
          </table:table-cell>
          <table:table-cell table:formula="of:=[.F5]/[.J5]" office:value-type="float" office:value="4.2591059602649" calcext:value-type="float">
            <text:p>4.3</text:p>
          </table:table-cell>
          <table:table-cell table:formula="of:=[.B5]/[.J5]" office:value-type="float" office:value="0.347682119205298" calcext:value-type="float">
            <text:p>0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5lb/yard iron</text:p>
          </table:table-cell>
          <table:table-cell office:value-type="currency" office:currency="GHC" office:value="317" calcext:value-type="currency">
            <text:p>₵317.00</text:p>
          </table:table-cell>
          <table:table-cell table:formula="of:=[.C5]" office:value-type="currency" office:currency="GHC" office:value="150" calcext:value-type="currency">
            <text:p>₵150.00</text:p>
          </table:table-cell>
          <table:table-cell table:formula="of:=[.C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]+[.B6]+([.E6]*8)" office:value-type="currency" office:currency="GHC" office:value="3692" calcext:value-type="currency">
            <text:p>₵3,692.00</text:p>
          </table:table-cell>
          <table:table-cell office:value-type="currency" office:currency="GHC" office:value="7.65" calcext:value-type="currency">
            <text:p>₵7.65</text:p>
          </table:table-cell>
          <table:table-cell table:formula="of:=[.G6]*2" office:value-type="currency" office:currency="GHC" office:value="15.3" calcext:value-type="currency">
            <text:p>₵15.30</text:p>
          </table:table-cell>
          <table:table-cell table:style-name="ce30" table:formula="of:=[.H6]*12" office:value-type="currency" office:currency="GHC" office:value="183.6" calcext:value-type="currency">
            <text:p>₵183.60</text:p>
          </table:table-cell>
          <table:table-cell table:style-name="ce33" table:formula="of:=[.I6]/0.21" office:value-type="currency" office:currency="GHC" office:value="874.285714285714" calcext:value-type="currency">
            <text:p>₵874.29</text:p>
          </table:table-cell>
          <table:table-cell table:formula="of:=[.F6]/[.I6]" office:value-type="float" office:value="20.1089324618736" calcext:value-type="float">
            <text:p>20.1</text:p>
          </table:table-cell>
          <table:table-cell table:formula="of:=[.B6]/[.I6]" office:value-type="float" office:value="1.72657952069717" calcext:value-type="float">
            <text:p>1.7</text:p>
          </table:table-cell>
          <table:table-cell table:formula="of:=[.F6]/[.J6]" office:value-type="float" office:value="4.22287581699346" calcext:value-type="float">
            <text:p>4.2</text:p>
          </table:table-cell>
          <table:table-cell table:formula="of:=[.B6]/[.J6]" office:value-type="float" office:value="0.362581699346405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0lb/yard iron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]+[.B7]+([.E7]*8)" office:value-type="currency" office:currency="GHC" office:value="3695" calcext:value-type="currency">
            <text:p>₵3,695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7]*2" office:value-type="currency" office:currency="GHC" office:value="15" calcext:value-type="currency">
            <text:p>₵15.00</text:p>
          </table:table-cell>
          <table:table-cell table:style-name="ce30" table:formula="of:=[.H7]*12" office:value-type="currency" office:currency="GHC" office:value="180" calcext:value-type="currency">
            <text:p>₵180.00</text:p>
          </table:table-cell>
          <table:table-cell table:style-name="ce33" table:formula="of:=[.I7]/0.21" office:value-type="currency" office:currency="GHC" office:value="857.142857142857" calcext:value-type="currency">
            <text:p>₵857.14</text:p>
          </table:table-cell>
          <table:table-cell table:formula="of:=[.F7]/[.I7]" office:value-type="float" office:value="20.5277777777778" calcext:value-type="float">
            <text:p>20.5</text:p>
          </table:table-cell>
          <table:table-cell table:formula="of:=[.B7]/[.I7]" office:value-type="float" office:value="1.77777777777778" calcext:value-type="float">
            <text:p>1.8</text:p>
          </table:table-cell>
          <table:table-cell table:formula="of:=[.F7]/[.J7]" office:value-type="float" office:value="4.31083333333333" calcext:value-type="float">
            <text:p>4.3</text:p>
          </table:table-cell>
          <table:table-cell table:formula="of:=[.B7]/[.J7]" office:value-type="float" office:value="0.373333333333333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0lb/yard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8]+[.B8]+([.E8]*8)" office:value-type="currency" office:currency="GHC" office:value="3695" calcext:value-type="currency">
            <text:p>₵3,69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8]*2" office:value-type="currency" office:currency="GHC" office:value="7.5" calcext:value-type="currency">
            <text:p>₵7.50</text:p>
          </table:table-cell>
          <table:table-cell table:style-name="ce30" table:formula="of:=[.H8]*12" office:value-type="currency" office:currency="GHC" office:value="90" calcext:value-type="currency">
            <text:p>₵90.00</text:p>
          </table:table-cell>
          <table:table-cell table:style-name="ce33" table:formula="of:=[.I8]/0.21" office:value-type="currency" office:currency="GHC" office:value="428.571428571429" calcext:value-type="currency">
            <text:p>₵428.57</text:p>
          </table:table-cell>
          <table:table-cell table:formula="of:=[.F8]/[.I8]" office:value-type="float" office:value="41.0555555555556" calcext:value-type="float">
            <text:p>41.1</text:p>
          </table:table-cell>
          <table:table-cell table:formula="of:=[.B8]/[.I8]" office:value-type="float" office:value="3.55555555555556" calcext:value-type="float">
            <text:p>3.6</text:p>
          </table:table-cell>
          <table:table-cell table:formula="of:=[.F8]/[.J8]" office:value-type="float" office:value="8.62166666666667" calcext:value-type="float">
            <text:p>8.6</text:p>
          </table:table-cell>
          <table:table-cell table:formula="of:=[.B8]/[.J8]" office:value-type="float" office:value="0.746666666666667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0lb/yard iron</text:p>
          </table:table-cell>
          <table:table-cell office:value-type="currency" office:currency="GHC" office:value="360" calcext:value-type="currency">
            <text:p>₵36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]+[.B9]+([.E9]*8)" office:value-type="currency" office:currency="GHC" office:value="3735" calcext:value-type="currency">
            <text:p>₵3,735.00</text:p>
          </table:table-cell>
          <table:table-cell office:value-type="currency" office:currency="GHC" office:value="7.25" calcext:value-type="currency">
            <text:p>₵7.25</text:p>
          </table:table-cell>
          <table:table-cell table:formula="of:=[.G9]*2" office:value-type="currency" office:currency="GHC" office:value="14.5" calcext:value-type="currency">
            <text:p>₵14.50</text:p>
          </table:table-cell>
          <table:table-cell table:style-name="ce30" table:formula="of:=[.H9]*12" office:value-type="currency" office:currency="GHC" office:value="174" calcext:value-type="currency">
            <text:p>₵174.00</text:p>
          </table:table-cell>
          <table:table-cell table:style-name="ce33" table:formula="of:=[.I9]/0.21" office:value-type="currency" office:currency="GHC" office:value="828.571428571429" calcext:value-type="currency">
            <text:p>₵828.57</text:p>
          </table:table-cell>
          <table:table-cell table:formula="of:=[.F9]/[.I9]" office:value-type="float" office:value="21.4655172413793" calcext:value-type="float">
            <text:p>21.5</text:p>
          </table:table-cell>
          <table:table-cell table:formula="of:=[.B9]/[.I9]" office:value-type="float" office:value="2.06896551724138" calcext:value-type="float">
            <text:p>2.1</text:p>
          </table:table-cell>
          <table:table-cell table:formula="of:=[.F9]/[.J9]" office:value-type="float" office:value="4.50775862068966" calcext:value-type="float">
            <text:p>4.5</text:p>
          </table:table-cell>
          <table:table-cell table:formula="of:=[.B9]/[.J9]" office:value-type="float" office:value="0.43448275862069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0lb/yard iron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1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]+[.B10]+([.E10]*8)" office:value-type="currency" office:currency="GHC" office:value="3775" calcext:value-type="currency">
            <text:p>₵3,775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10]*2" office:value-type="currency" office:currency="GHC" office:value="14" calcext:value-type="currency">
            <text:p>₵14.00</text:p>
          </table:table-cell>
          <table:table-cell table:style-name="ce30" table:formula="of:=[.H10]*12" office:value-type="currency" office:currency="GHC" office:value="168" calcext:value-type="currency">
            <text:p>₵168.00</text:p>
          </table:table-cell>
          <table:table-cell table:style-name="ce33" table:formula="of:=[.I10]/0.21" office:value-type="currency" office:currency="GHC" office:value="800" calcext:value-type="currency">
            <text:p>₵800.00</text:p>
          </table:table-cell>
          <table:table-cell table:formula="of:=[.F10]/[.I10]" office:value-type="float" office:value="22.4702380952381" calcext:value-type="float">
            <text:p>22.5</text:p>
          </table:table-cell>
          <table:table-cell table:formula="of:=[.B10]/[.I10]" office:value-type="float" office:value="2.38095238095238" calcext:value-type="float">
            <text:p>2.4</text:p>
          </table:table-cell>
          <table:table-cell table:formula="of:=[.F10]/[.J10]" office:value-type="float" office:value="4.71875" calcext:value-type="float">
            <text:p>4.7</text:p>
          </table:table-cell>
          <table:table-cell table:formula="of:=[.B10]/[.J10]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lb/yard iron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8]" office:value-type="currency" office:currency="GHC" office:value="150" calcext:value-type="currency">
            <text:p>₵150.00</text:p>
          </table:table-cell>
          <table:table-cell table:formula="of:=[.C1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]+[.B11]+([.E11]*8)" office:value-type="currency" office:currency="GHC" office:value="3825" calcext:value-type="currency">
            <text:p>₵3,8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11]*2" office:value-type="currency" office:currency="GHC" office:value="13" calcext:value-type="currency">
            <text:p>₵13.00</text:p>
          </table:table-cell>
          <table:table-cell table:style-name="ce30" table:formula="of:=[.H11]*12" office:value-type="currency" office:currency="GHC" office:value="156" calcext:value-type="currency">
            <text:p>₵156.00</text:p>
          </table:table-cell>
          <table:table-cell table:style-name="ce33" table:formula="of:=[.I11]/0.21" office:value-type="currency" office:currency="GHC" office:value="742.857142857143" calcext:value-type="currency">
            <text:p>₵742.86</text:p>
          </table:table-cell>
          <table:table-cell table:formula="of:=[.F11]/[.I11]" office:value-type="float" office:value="24.5192307692308" calcext:value-type="float">
            <text:p>24.5</text:p>
          </table:table-cell>
          <table:table-cell table:formula="of:=[.B11]/[.I11]" office:value-type="float" office:value="2.88461538461538" calcext:value-type="float">
            <text:p>2.9</text:p>
          </table:table-cell>
          <table:table-cell table:formula="of:=[.F11]/[.J11]" office:value-type="float" office:value="5.14903846153846" calcext:value-type="float">
            <text:p>5.1</text:p>
          </table:table-cell>
          <table:table-cell table:formula="of:=[.B11]/[.J11]" office:value-type="float" office:value="0.605769230769231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11]" office:value-type="currency" office:currency="GHC" office:value="150" calcext:value-type="currency">
            <text:p>₵150.00</text:p>
          </table:table-cell>
          <table:table-cell table:formula="of:=[.C1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]+[.B12]+([.E12]*8)" office:value-type="currency" office:currency="GHC" office:value="3825" calcext:value-type="currency">
            <text:p>₵3,825.00</text:p>
          </table:table-cell>
          <table:table-cell office:value-type="currency" office:currency="GHC" office:value="3.6" calcext:value-type="currency">
            <text:p>₵3.60</text:p>
          </table:table-cell>
          <table:table-cell table:formula="of:=[.G12]*2" office:value-type="currency" office:currency="GHC" office:value="7.2" calcext:value-type="currency">
            <text:p>₵7.20</text:p>
          </table:table-cell>
          <table:table-cell table:style-name="ce30" table:formula="of:=[.H12]*12" office:value-type="currency" office:currency="GHC" office:value="86.4" calcext:value-type="currency">
            <text:p>₵86.40</text:p>
          </table:table-cell>
          <table:table-cell table:style-name="ce33" table:formula="of:=[.I12]/0.21" office:value-type="currency" office:currency="GHC" office:value="411.428571428572" calcext:value-type="currency">
            <text:p>₵411.43</text:p>
          </table:table-cell>
          <table:table-cell table:formula="of:=[.F12]/[.I12]" office:value-type="float" office:value="44.2708333333333" calcext:value-type="float">
            <text:p>44.3</text:p>
          </table:table-cell>
          <table:table-cell table:formula="of:=[.B12]/[.I12]" office:value-type="float" office:value="5.20833333333333" calcext:value-type="float">
            <text:p>5.2</text:p>
          </table:table-cell>
          <table:table-cell table:formula="of:=[.F12]/[.J12]" office:value-type="float" office:value="9.296875" calcext:value-type="float">
            <text:p>9.3</text:p>
          </table:table-cell>
          <table:table-cell table:formula="of:=[.B12]/[.J12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2lb/yard iron</text:p>
          </table:table-cell>
          <table:table-cell office:value-type="currency" office:currency="GHC" office:value="465" calcext:value-type="currency">
            <text:p>₵465.00</text:p>
          </table:table-cell>
          <table:table-cell table:formula="of:=[.C9]" office:value-type="currency" office:currency="GHC" office:value="150" calcext:value-type="currency">
            <text:p>₵150.00</text:p>
          </table:table-cell>
          <table:table-cell table:formula="of:=[.C1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]+[.B13]+([.E13]*8)" office:value-type="currency" office:currency="GHC" office:value="3840" calcext:value-type="currency">
            <text:p>₵3,840.00</text:p>
          </table:table-cell>
          <table:table-cell office:value-type="currency" office:currency="GHC" office:value="6.1" calcext:value-type="currency">
            <text:p>₵6.10</text:p>
          </table:table-cell>
          <table:table-cell table:formula="of:=[.G13]*2" office:value-type="currency" office:currency="GHC" office:value="12.2" calcext:value-type="currency">
            <text:p>₵12.20</text:p>
          </table:table-cell>
          <table:table-cell table:style-name="ce30" table:formula="of:=[.H13]*12" office:value-type="currency" office:currency="GHC" office:value="146.4" calcext:value-type="currency">
            <text:p>₵146.40</text:p>
          </table:table-cell>
          <table:table-cell table:style-name="ce33" table:formula="of:=[.I13]/0.21" office:value-type="currency" office:currency="GHC" office:value="697.142857142857" calcext:value-type="currency">
            <text:p>₵697.14</text:p>
          </table:table-cell>
          <table:table-cell table:formula="of:=[.F13]/[.I13]" office:value-type="float" office:value="26.2295081967213" calcext:value-type="float">
            <text:p>26.2</text:p>
          </table:table-cell>
          <table:table-cell table:formula="of:=[.B13]/[.I13]" office:value-type="float" office:value="3.17622950819672" calcext:value-type="float">
            <text:p>3.2</text:p>
          </table:table-cell>
          <table:table-cell table:formula="of:=[.F13]/[.J13]" office:value-type="float" office:value="5.50819672131148" calcext:value-type="float">
            <text:p>5.5</text:p>
          </table:table-cell>
          <table:table-cell table:formula="of:=[.B13]/[.J13]" office:value-type="float" office:value="0.667008196721311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0lb/yard</text:p>
          </table:table-cell>
          <table:table-cell office:value-type="currency" office:currency="GHC" office:value="520" calcext:value-type="currency">
            <text:p>₵520.00</text:p>
          </table:table-cell>
          <table:table-cell table:formula="of:=[.C13]" office:value-type="currency" office:currency="GHC" office:value="150" calcext:value-type="currency">
            <text:p>₵150.00</text:p>
          </table:table-cell>
          <table:table-cell table:formula="of:=[.C1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4]+[.B14]+([.E14]*8)" office:value-type="currency" office:currency="GHC" office:value="3895" calcext:value-type="currency">
            <text:p>₵3,895.00</text:p>
          </table:table-cell>
          <table:table-cell office:value-type="currency" office:currency="GHC" office:value="5.75" calcext:value-type="currency">
            <text:p>₵5.75</text:p>
          </table:table-cell>
          <table:table-cell table:formula="of:=[.G14]*2" office:value-type="currency" office:currency="GHC" office:value="11.5" calcext:value-type="currency">
            <text:p>₵11.50</text:p>
          </table:table-cell>
          <table:table-cell table:style-name="ce30" table:formula="of:=[.H14]*12" office:value-type="currency" office:currency="GHC" office:value="138" calcext:value-type="currency">
            <text:p>₵138.00</text:p>
          </table:table-cell>
          <table:table-cell table:style-name="ce33" table:formula="of:=[.I14]/0.21" office:value-type="currency" office:currency="GHC" office:value="657.142857142857" calcext:value-type="currency">
            <text:p>₵657.14</text:p>
          </table:table-cell>
          <table:table-cell table:formula="of:=[.F14]/[.I14]" office:value-type="float" office:value="28.2246376811594" calcext:value-type="float">
            <text:p>28.2</text:p>
          </table:table-cell>
          <table:table-cell table:formula="of:=[.B14]/[.I14]" office:value-type="float" office:value="3.76811594202899" calcext:value-type="float">
            <text:p>3.8</text:p>
          </table:table-cell>
          <table:table-cell table:formula="of:=[.F14]/[.J14]" office:value-type="float" office:value="5.92717391304348" calcext:value-type="float">
            <text:p>5.9</text:p>
          </table:table-cell>
          <table:table-cell table:formula="of:=[.B14]/[.J14]" office:value-type="float" office:value="0.791304347826087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6lb/yard</text:p>
          </table:table-cell>
          <table:table-cell office:value-type="currency" office:currency="GHC" office:value="550" calcext:value-type="currency">
            <text:p>₵55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1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5]+[.B15]+([.E15]*8)" office:value-type="currency" office:currency="GHC" office:value="3925" calcext:value-type="currency">
            <text:p>₵3,925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5]*2" office:value-type="currency" office:currency="GHC" office:value="11" calcext:value-type="currency">
            <text:p>₵11.00</text:p>
          </table:table-cell>
          <table:table-cell table:style-name="ce30" table:formula="of:=[.H15]*12" office:value-type="currency" office:currency="GHC" office:value="132" calcext:value-type="currency">
            <text:p>₵132.00</text:p>
          </table:table-cell>
          <table:table-cell table:style-name="ce33" table:formula="of:=[.I15]/0.21" office:value-type="currency" office:currency="GHC" office:value="628.571428571429" calcext:value-type="currency">
            <text:p>₵628.57</text:p>
          </table:table-cell>
          <table:table-cell table:formula="of:=[.F15]/[.I15]" office:value-type="float" office:value="29.7348484848485" calcext:value-type="float">
            <text:p>29.7</text:p>
          </table:table-cell>
          <table:table-cell table:formula="of:=[.B15]/[.I15]" office:value-type="float" office:value="4.16666666666667" calcext:value-type="float">
            <text:p>4.2</text:p>
          </table:table-cell>
          <table:table-cell table:formula="of:=[.F15]/[.J15]" office:value-type="float" office:value="6.24431818181818" calcext:value-type="float">
            <text:p>6.2</text:p>
          </table:table-cell>
          <table:table-cell table:formula="of:=[.B15]/[.J1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5lb/yard</text:p>
          </table:table-cell>
          <table:table-cell office:value-type="currency" office:currency="GHC" office:value="750" calcext:value-type="currency">
            <text:p>₵750.00</text:p>
          </table:table-cell>
          <table:table-cell table:formula="of:=[.C15]" office:value-type="currency" office:currency="GHC" office:value="150" calcext:value-type="currency">
            <text:p>₵150.00</text:p>
          </table:table-cell>
          <table:table-cell table:formula="of:=[.C1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6]+[.B16]+([.E16]*8)" office:value-type="currency" office:currency="GHC" office:value="4125" calcext:value-type="currency">
            <text:p>₵4,125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6]*2" office:value-type="currency" office:currency="GHC" office:value="10" calcext:value-type="currency">
            <text:p>₵10.00</text:p>
          </table:table-cell>
          <table:table-cell table:style-name="ce30" table:formula="of:=[.H16]*12" office:value-type="currency" office:currency="GHC" office:value="120" calcext:value-type="currency">
            <text:p>₵120.00</text:p>
          </table:table-cell>
          <table:table-cell table:style-name="ce33" table:formula="of:=[.I16]/0.21" office:value-type="currency" office:currency="GHC" office:value="571.428571428571" calcext:value-type="currency">
            <text:p>₵571.43</text:p>
          </table:table-cell>
          <table:table-cell table:formula="of:=[.F16]/[.I16]" office:value-type="float" office:value="34.375" calcext:value-type="float">
            <text:p>34.4</text:p>
          </table:table-cell>
          <table:table-cell table:formula="of:=[.B16]/[.I16]" office:value-type="float" office:value="6.25" calcext:value-type="float">
            <text:p>6.3</text:p>
          </table:table-cell>
          <table:table-cell table:formula="of:=[.F16]/[.J16]" office:value-type="float" office:value="7.21875" calcext:value-type="float">
            <text:p>7.2</text:p>
          </table:table-cell>
          <table:table-cell table:formula="of:=[.B16]/[.J16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7lb/yard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6]" office:value-type="currency" office:currency="GHC" office:value="150" calcext:value-type="currency">
            <text:p>₵150.00</text:p>
          </table:table-cell>
          <table:table-cell table:formula="of:=[.C1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7]+[.B17]+([.E17]*8)" office:value-type="currency" office:currency="GHC" office:value="4275" calcext:value-type="currency">
            <text:p>₵4,275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17]*2" office:value-type="currency" office:currency="GHC" office:value="9" calcext:value-type="currency">
            <text:p>₵9.00</text:p>
          </table:table-cell>
          <table:table-cell table:style-name="ce30" table:formula="of:=[.H17]*12" office:value-type="currency" office:currency="GHC" office:value="108" calcext:value-type="currency">
            <text:p>₵108.00</text:p>
          </table:table-cell>
          <table:table-cell table:style-name="ce33" table:formula="of:=[.I17]/0.21" office:value-type="currency" office:currency="GHC" office:value="514.285714285714" calcext:value-type="currency">
            <text:p>₵514.29</text:p>
          </table:table-cell>
          <table:table-cell table:formula="of:=[.F17]/[.I17]" office:value-type="float" office:value="39.5833333333333" calcext:value-type="float">
            <text:p>39.6</text:p>
          </table:table-cell>
          <table:table-cell table:formula="of:=[.B17]/[.I17]" office:value-type="float" office:value="8.33333333333333" calcext:value-type="float">
            <text:p>8.3</text:p>
          </table:table-cell>
          <table:table-cell table:formula="of:=[.F17]/[.J17]" office:value-type="float" office:value="8.3125" calcext:value-type="float">
            <text:p>8.3</text:p>
          </table:table-cell>
          <table:table-cell table:formula="of:=[.B17]/[.J1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8lb/yard FB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7]" office:value-type="currency" office:currency="GHC" office:value="150" calcext:value-type="currency">
            <text:p>₵150.00</text:p>
          </table:table-cell>
          <table:table-cell table:formula="of:=[.C1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8]+[.B18]+([.E18]*8)" office:value-type="currency" office:currency="GHC" office:value="4425" calcext:value-type="currency">
            <text:p>₵4,4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8]*2" office:value-type="currency" office:currency="GHC" office:value="4" calcext:value-type="currency">
            <text:p>₵4.00</text:p>
          </table:table-cell>
          <table:table-cell table:style-name="ce30" table:formula="of:=[.H18]*12" office:value-type="currency" office:currency="GHC" office:value="48" calcext:value-type="currency">
            <text:p>₵48.00</text:p>
          </table:table-cell>
          <table:table-cell table:style-name="ce33" table:formula="of:=[.I18]/0.21" office:value-type="currency" office:currency="GHC" office:value="228.571428571429" calcext:value-type="currency">
            <text:p>₵228.57</text:p>
          </table:table-cell>
          <table:table-cell table:formula="of:=[.F18]/[.I18]" office:value-type="float" office:value="92.1875" calcext:value-type="float">
            <text:p>92.2</text:p>
          </table:table-cell>
          <table:table-cell table:formula="of:=[.B18]/[.I18]" office:value-type="float" office:value="21.875" calcext:value-type="float">
            <text:p>21.9</text:p>
          </table:table-cell>
          <table:table-cell table:formula="of:=[.F18]/[.J18]" office:value-type="float" office:value="19.359375" calcext:value-type="float">
            <text:p>19.4</text:p>
          </table:table-cell>
          <table:table-cell table:formula="of:=[.B18]/[.J18]" office:value-type="float" office:value="4.59375" calcext:value-type="float">
            <text:p>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0lb/yard FB (slow)</text:p>
          </table:table-cell>
          <table:table-cell office:value-type="currency" office:currency="GHC" office:value="1100" calcext:value-type="currency">
            <text:p>₵1,100.00</text:p>
          </table:table-cell>
          <table:table-cell table:formula="of:=[.C18]" office:value-type="currency" office:currency="GHC" office:value="150" calcext:value-type="currency">
            <text:p>₵150.00</text:p>
          </table:table-cell>
          <table:table-cell table:formula="of:=[.C1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9]+[.B19]+([.E19]*8)" office:value-type="currency" office:currency="GHC" office:value="4475" calcext:value-type="currency">
            <text:p>₵4,47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19]*2" office:value-type="currency" office:currency="GHC" office:value="6" calcext:value-type="currency">
            <text:p>₵6.00</text:p>
          </table:table-cell>
          <table:table-cell table:style-name="ce30" table:formula="of:=[.H19]*12" office:value-type="currency" office:currency="GHC" office:value="72" calcext:value-type="currency">
            <text:p>₵72.00</text:p>
          </table:table-cell>
          <table:table-cell table:style-name="ce33" table:formula="of:=[.I19]/0.21" office:value-type="currency" office:currency="GHC" office:value="342.857142857143" calcext:value-type="currency">
            <text:p>₵342.86</text:p>
          </table:table-cell>
          <table:table-cell table:formula="of:=[.F19]/[.I19]" office:value-type="float" office:value="62.1527777777778" calcext:value-type="float">
            <text:p>62.2</text:p>
          </table:table-cell>
          <table:table-cell table:formula="of:=[.B19]/[.I19]" office:value-type="float" office:value="15.2777777777778" calcext:value-type="float">
            <text:p>15.3</text:p>
          </table:table-cell>
          <table:table-cell table:formula="of:=[.F19]/[.J19]" office:value-type="float" office:value="13.0520833333333" calcext:value-type="float">
            <text:p>13.1</text:p>
          </table:table-cell>
          <table:table-cell table:formula="of:=[.B19]/[.J19]" office:value-type="float" office:value="3.20833333333333" calcext:value-type="float">
            <text:p>3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09lb/yard</text:p>
          </table:table-cell>
          <table:table-cell office:value-type="currency" office:currency="GHC" office:value="1350" calcext:value-type="currency">
            <text:p>₵1,350.00</text:p>
          </table:table-cell>
          <table:table-cell table:formula="of:=[.C19]" office:value-type="currency" office:currency="GHC" office:value="150" calcext:value-type="currency">
            <text:p>₵150.00</text:p>
          </table:table-cell>
          <table:table-cell table:formula="of:=[.C2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0]+[.B20]+([.E20]*8)" office:value-type="currency" office:currency="GHC" office:value="4725" calcext:value-type="currency">
            <text:p>₵4,7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20]*2" office:value-type="currency" office:currency="GHC" office:value="13" calcext:value-type="currency">
            <text:p>₵13.00</text:p>
          </table:table-cell>
          <table:table-cell table:style-name="ce30" table:formula="of:=[.H20]*12" office:value-type="currency" office:currency="GHC" office:value="156" calcext:value-type="currency">
            <text:p>₵156.00</text:p>
          </table:table-cell>
          <table:table-cell table:style-name="ce33" table:formula="of:=[.I20]/0.21" office:value-type="currency" office:currency="GHC" office:value="742.857142857143" calcext:value-type="currency">
            <text:p>₵742.86</text:p>
          </table:table-cell>
          <table:table-cell table:formula="of:=[.F20]/[.I20]" office:value-type="float" office:value="30.2884615384615" calcext:value-type="float">
            <text:p>30.3</text:p>
          </table:table-cell>
          <table:table-cell table:formula="of:=[.B20]/[.I20]" office:value-type="float" office:value="8.65384615384615" calcext:value-type="float">
            <text:p>8.7</text:p>
          </table:table-cell>
          <table:table-cell table:formula="of:=[.F20]/[.J20]" office:value-type="float" office:value="6.36057692307692" calcext:value-type="float">
            <text:p>6.4</text:p>
          </table:table-cell>
          <table:table-cell table:formula="of:=[.B20]/[.J20]" office:value-type="float" office:value="1.81730769230769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0lb/yard FB</text:p>
          </table:table-cell>
          <table:table-cell office:value-type="currency" office:currency="GHC" office:value="1400" calcext:value-type="currency">
            <text:p>₵1,400.00</text:p>
          </table:table-cell>
          <table:table-cell table:formula="of:=[.C20]" office:value-type="currency" office:currency="GHC" office:value="150" calcext:value-type="currency">
            <text:p>₵150.00</text:p>
          </table:table-cell>
          <table:table-cell table:formula="of:=[.C2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1]+[.B21]+([.E21]*8)" office:value-type="currency" office:currency="GHC" office:value="4775" calcext:value-type="currency">
            <text:p>₵4,77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21]*2" office:value-type="currency" office:currency="GHC" office:value="7.5" calcext:value-type="currency">
            <text:p>₵7.50</text:p>
          </table:table-cell>
          <table:table-cell table:style-name="ce30" table:formula="of:=[.H21]*12" office:value-type="currency" office:currency="GHC" office:value="90" calcext:value-type="currency">
            <text:p>₵90.00</text:p>
          </table:table-cell>
          <table:table-cell table:style-name="ce33" table:formula="of:=[.I21]/0.21" office:value-type="currency" office:currency="GHC" office:value="428.571428571429" calcext:value-type="currency">
            <text:p>₵428.57</text:p>
          </table:table-cell>
          <table:table-cell table:formula="of:=[.F21]/[.I21]" office:value-type="float" office:value="53.0555555555556" calcext:value-type="float">
            <text:p>53.1</text:p>
          </table:table-cell>
          <table:table-cell table:formula="of:=[.B21]/[.I21]" office:value-type="float" office:value="15.5555555555556" calcext:value-type="float">
            <text:p>15.6</text:p>
          </table:table-cell>
          <table:table-cell table:formula="of:=[.F21]/[.J21]" office:value-type="float" office:value="11.1416666666667" calcext:value-type="float">
            <text:p>11.1</text:p>
          </table:table-cell>
          <table:table-cell table:formula="of:=[.B21]/[.J21]" office:value-type="float" office:value="3.26666666666667" calcext:value-type="float">
            <text:p>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3lb/yard FB (fast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21]" office:value-type="currency" office:currency="GHC" office:value="150" calcext:value-type="currency">
            <text:p>₵150.00</text:p>
          </table:table-cell>
          <table:table-cell table:formula="of:=[.C2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2]+[.B22]+([.E22]*8)" office:value-type="currency" office:currency="GHC" office:value="4875" calcext:value-type="currency">
            <text:p>₵4,875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22]*2" office:value-type="currency" office:currency="GHC" office:value="11.4" calcext:value-type="currency">
            <text:p>₵11.40</text:p>
          </table:table-cell>
          <table:table-cell table:style-name="ce30" table:formula="of:=[.H22]*12" office:value-type="currency" office:currency="GHC" office:value="136.8" calcext:value-type="currency">
            <text:p>₵136.80</text:p>
          </table:table-cell>
          <table:table-cell table:style-name="ce33" table:formula="of:=[.I22]/0.21" office:value-type="currency" office:currency="GHC" office:value="651.428571428572" calcext:value-type="currency">
            <text:p>₵651.43</text:p>
          </table:table-cell>
          <table:table-cell table:formula="of:=[.F22]/[.I22]" office:value-type="float" office:value="35.6359649122807" calcext:value-type="float">
            <text:p>35.6</text:p>
          </table:table-cell>
          <table:table-cell table:formula="of:=[.B22]/[.I22]" office:value-type="float" office:value="10.9649122807018" calcext:value-type="float">
            <text:p>11.0</text:p>
          </table:table-cell>
          <table:table-cell table:formula="of:=[.F22]/[.J22]" office:value-type="float" office:value="7.48355263157895" calcext:value-type="float">
            <text:p>7.5</text:p>
          </table:table-cell>
          <table:table-cell table:formula="of:=[.B22]/[.J22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0lb/yard FB (fast)</text:p>
          </table:table-cell>
          <table:table-cell office:value-type="currency" office:currency="GHC" office:value="1750" calcext:value-type="currency">
            <text:p>₵1,750.00</text:p>
          </table:table-cell>
          <table:table-cell table:formula="of:=[.C22]" office:value-type="currency" office:currency="GHC" office:value="150" calcext:value-type="currency">
            <text:p>₵150.00</text:p>
          </table:table-cell>
          <table:table-cell table:formula="of:=[.C2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3]+[.B23]+([.E23]*8)" office:value-type="currency" office:currency="GHC" office:value="5125" calcext:value-type="currency">
            <text:p>₵5,125.00</text:p>
          </table:table-cell>
          <table:table-cell office:value-type="currency" office:currency="GHC" office:value="6.3" calcext:value-type="currency">
            <text:p>₵6.30</text:p>
          </table:table-cell>
          <table:table-cell table:formula="of:=[.G23]*2" office:value-type="currency" office:currency="GHC" office:value="12.6" calcext:value-type="currency">
            <text:p>₵12.60</text:p>
          </table:table-cell>
          <table:table-cell table:style-name="ce30" table:formula="of:=[.H23]*12" office:value-type="currency" office:currency="GHC" office:value="151.2" calcext:value-type="currency">
            <text:p>₵151.20</text:p>
          </table:table-cell>
          <table:table-cell table:style-name="ce33" table:formula="of:=[.I23]/0.21" office:value-type="currency" office:currency="GHC" office:value="720" calcext:value-type="currency">
            <text:p>₵720.00</text:p>
          </table:table-cell>
          <table:table-cell table:formula="of:=[.F23]/[.I23]" office:value-type="float" office:value="33.8955026455026" calcext:value-type="float">
            <text:p>33.9</text:p>
          </table:table-cell>
          <table:table-cell table:formula="of:=[.B23]/[.I23]" office:value-type="float" office:value="11.5740740740741" calcext:value-type="float">
            <text:p>11.6</text:p>
          </table:table-cell>
          <table:table-cell table:formula="of:=[.F23]/[.J23]" office:value-type="float" office:value="7.11805555555556" calcext:value-type="float">
            <text:p>7.1</text:p>
          </table:table-cell>
          <table:table-cell table:formula="of:=[.B23]/[.J23]" office:value-type="float" office:value="2.43055555555556" calcext:value-type="float">
            <text:p>2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gh speed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23]" office:value-type="currency" office:currency="GHC" office:value="150" calcext:value-type="currency">
            <text:p>₵150.00</text:p>
          </table:table-cell>
          <table:table-cell table:formula="of:=[.C2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4]+[.B24]+([.E24]*8)" office:value-type="currency" office:currency="GHC" office:value="5875" calcext:value-type="currency">
            <text:p>₵5,875.00</text:p>
          </table:table-cell>
          <table:table-cell office:value-type="currency" office:currency="GHC" office:value="9.5" calcext:value-type="currency">
            <text:p>₵9.50</text:p>
          </table:table-cell>
          <table:table-cell table:formula="of:=[.G24]*2" office:value-type="currency" office:currency="GHC" office:value="19" calcext:value-type="currency">
            <text:p>₵19.00</text:p>
          </table:table-cell>
          <table:table-cell table:style-name="ce30" table:formula="of:=[.H24]*12" office:value-type="currency" office:currency="GHC" office:value="228" calcext:value-type="currency">
            <text:p>₵228.00</text:p>
          </table:table-cell>
          <table:table-cell table:style-name="ce33" table:formula="of:=[.I24]/0.21" office:value-type="currency" office:currency="GHC" office:value="1085.71428571429" calcext:value-type="currency">
            <text:p>₵1,085.71</text:p>
          </table:table-cell>
          <table:table-cell table:formula="of:=[.F24]/[.I24]" office:value-type="float" office:value="25.7675438596491" calcext:value-type="float">
            <text:p>25.8</text:p>
          </table:table-cell>
          <table:table-cell table:formula="of:=[.B24]/[.I24]" office:value-type="float" office:value="10.9649122807018" calcext:value-type="float">
            <text:p>11.0</text:p>
          </table:table-cell>
          <table:table-cell table:formula="of:=[.F24]/[.J24]" office:value-type="float" office:value="5.41118421052632" calcext:value-type="float">
            <text:p>5.4</text:p>
          </table:table-cell>
          <table:table-cell table:formula="of:=[.B24]/[.J24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Narrow gauge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table:style-name="ce4" office:value-type="string" calcext:value-type="string">
            <text:p>16lb/yard fishbelly</text:p>
          </table:table-cell>
          <table:table-cell office:value-type="currency" office:currency="GHC" office:value="60" calcext:value-type="currency">
            <text:p>₵6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6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6]+[.B26]+([.E26]*8)" office:value-type="currency" office:currency="GHC" office:value="2560" calcext:value-type="currency">
            <text:p>₵2,56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26]*2" office:value-type="currency" office:currency="GHC" office:value="6.4" calcext:value-type="currency">
            <text:p>₵6.40</text:p>
          </table:table-cell>
          <table:table-cell table:style-name="ce30" table:formula="of:=[.H26]*12" office:value-type="currency" office:currency="GHC" office:value="76.8" calcext:value-type="currency">
            <text:p>₵76.80</text:p>
          </table:table-cell>
          <table:table-cell table:style-name="ce33" table:formula="of:=[.I26]/0.21" office:value-type="currency" office:currency="GHC" office:value="365.714285714286" calcext:value-type="currency">
            <text:p>₵365.71</text:p>
          </table:table-cell>
          <table:table-cell table:formula="of:=[.F26]/[.I26]" office:value-type="float" office:value="33.3333333333333" calcext:value-type="float">
            <text:p>33.3</text:p>
          </table:table-cell>
          <table:table-cell table:formula="of:=[.B26]/[.I26]" office:value-type="float" office:value="0.78125" calcext:value-type="float">
            <text:p>0.8</text:p>
          </table:table-cell>
          <table:table-cell table:formula="of:=[.F26]/[.J26]" office:value-type="float" office:value="7" calcext:value-type="float">
            <text:p>7.0</text:p>
          </table:table-cell>
          <table:table-cell table:formula="of:=[.B26]/[.J26]" office:value-type="float" office:value="0.1640625" calcext:value-type="float">
            <text:p>0.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18lb/yard iron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26]" office:value-type="currency" office:currency="GHC" office:value="80" calcext:value-type="currency">
            <text:p>₵80.00</text:p>
          </table:table-cell>
          <table:table-cell table:formula="of:=[.C27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7]+[.B27]+([.E27]*8)" office:value-type="currency" office:currency="GHC" office:value="2575" calcext:value-type="currency">
            <text:p>₵2,575.00</text:p>
          </table:table-cell>
          <table:table-cell office:value-type="currency" office:currency="GHC" office:value="2.25" calcext:value-type="currency">
            <text:p>₵2.25</text:p>
          </table:table-cell>
          <table:table-cell table:formula="of:=[.G27]*2" office:value-type="currency" office:currency="GHC" office:value="4.5" calcext:value-type="currency">
            <text:p>₵4.50</text:p>
          </table:table-cell>
          <table:table-cell table:style-name="ce30" table:formula="of:=[.H27]*12" office:value-type="currency" office:currency="GHC" office:value="54" calcext:value-type="currency">
            <text:p>₵54.00</text:p>
          </table:table-cell>
          <table:table-cell table:style-name="ce33" table:formula="of:=[.I27]/0.21" office:value-type="currency" office:currency="GHC" office:value="257.142857142857" calcext:value-type="currency">
            <text:p>₵257.14</text:p>
          </table:table-cell>
          <table:table-cell table:formula="of:=[.F27]/[.I27]" office:value-type="float" office:value="47.6851851851852" calcext:value-type="float">
            <text:p>47.7</text:p>
          </table:table-cell>
          <table:table-cell table:formula="of:=[.B27]/[.I27]" office:value-type="float" office:value="1.38888888888889" calcext:value-type="float">
            <text:p>1.4</text:p>
          </table:table-cell>
          <table:table-cell table:formula="of:=[.F27]/[.J27]" office:value-type="float" office:value="10.0138888888889" calcext:value-type="float">
            <text:p>10.0</text:p>
          </table:table-cell>
          <table:table-cell table:formula="of:=[.B27]/[.J27]" office:value-type="float" office:value="0.291666666666667" calcext:value-type="float">
            <text:p>0.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46lb/yard iron</text:p>
          </table:table-cell>
          <table:table-cell office:value-type="currency" office:currency="GHC" office:value="95" calcext:value-type="currency">
            <text:p>₵95.00</text:p>
          </table:table-cell>
          <table:table-cell table:formula="of:=[.C27]" office:value-type="currency" office:currency="GHC" office:value="80" calcext:value-type="currency">
            <text:p>₵80.00</text:p>
          </table:table-cell>
          <table:table-cell table:formula="of:=[.C28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8]+[.B28]+([.E28]*8)" office:value-type="currency" office:currency="GHC" office:value="2595" calcext:value-type="currency">
            <text:p>₵2,595.00</text:p>
          </table:table-cell>
          <table:table-cell office:value-type="currency" office:currency="GHC" office:value="2.35" calcext:value-type="currency">
            <text:p>₵2.35</text:p>
          </table:table-cell>
          <table:table-cell table:formula="of:=[.G28]*2" office:value-type="currency" office:currency="GHC" office:value="4.7" calcext:value-type="currency">
            <text:p>₵4.70</text:p>
          </table:table-cell>
          <table:table-cell table:style-name="ce30" table:formula="of:=[.H28]*12" office:value-type="currency" office:currency="GHC" office:value="56.4" calcext:value-type="currency">
            <text:p>₵56.40</text:p>
          </table:table-cell>
          <table:table-cell table:style-name="ce33" table:formula="of:=[.I28]/0.21" office:value-type="currency" office:currency="GHC" office:value="268.571428571429" calcext:value-type="currency">
            <text:p>₵268.57</text:p>
          </table:table-cell>
          <table:table-cell table:formula="of:=[.F28]/[.I28]" office:value-type="float" office:value="46.0106382978723" calcext:value-type="float">
            <text:p>46.0</text:p>
          </table:table-cell>
          <table:table-cell table:formula="of:=[.B28]/[.I28]" office:value-type="float" office:value="1.68439716312057" calcext:value-type="float">
            <text:p>1.7</text:p>
          </table:table-cell>
          <table:table-cell table:formula="of:=[.F28]/[.J28]" office:value-type="float" office:value="9.66223404255319" calcext:value-type="float">
            <text:p>9.7</text:p>
          </table:table-cell>
          <table:table-cell table:formula="of:=[.B28]/[.J28]" office:value-type="float" office:value="0.353723404255319" calcext:value-type="float">
            <text:p>0.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40lb/yard</text:p>
          </table:table-cell>
          <table:table-cell office:value-type="currency" office:currency="GHC" office:value="120" calcext:value-type="currency">
            <text:p>₵12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9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9]+[.B29]+([.E29]*8)" office:value-type="currency" office:currency="GHC" office:value="2620" calcext:value-type="currency">
            <text:p>₵2,620.00</text:p>
          </table:table-cell>
          <table:table-cell office:value-type="currency" office:currency="GHC" office:value="1.65" calcext:value-type="currency">
            <text:p>₵1.65</text:p>
          </table:table-cell>
          <table:table-cell table:formula="of:=[.G29]*2" office:value-type="currency" office:currency="GHC" office:value="3.3" calcext:value-type="currency">
            <text:p>₵3.30</text:p>
          </table:table-cell>
          <table:table-cell table:style-name="ce30" table:formula="of:=[.H29]*12" office:value-type="currency" office:currency="GHC" office:value="39.6" calcext:value-type="currency">
            <text:p>₵39.60</text:p>
          </table:table-cell>
          <table:table-cell table:style-name="ce33" table:formula="of:=[.I29]/0.21" office:value-type="currency" office:currency="GHC" office:value="188.571428571429" calcext:value-type="currency">
            <text:p>₵188.57</text:p>
          </table:table-cell>
          <table:table-cell table:formula="of:=[.F29]/[.I29]" office:value-type="float" office:value="66.1616161616162" calcext:value-type="float">
            <text:p>66.2</text:p>
          </table:table-cell>
          <table:table-cell table:formula="of:=[.B29]/[.I29]" office:value-type="float" office:value="3.03030303030303" calcext:value-type="float">
            <text:p>3.0</text:p>
          </table:table-cell>
          <table:table-cell table:formula="of:=[.F29]/[.J29]" office:value-type="float" office:value="13.8939393939394" calcext:value-type="float">
            <text:p>13.9</text:p>
          </table:table-cell>
          <table:table-cell table:formula="of:=[.B29]/[.J29]" office:value-type="float" office:value="0.636363636363636" calcext:value-type="float">
            <text:p>0.6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60lb/yard</text:p>
          </table:table-cell>
          <table:table-cell office:value-type="currency" office:currency="GHC" office:value="155" calcext:value-type="currency">
            <text:p>₵155.00</text:p>
          </table:table-cell>
          <table:table-cell table:formula="of:=[.C29]" office:value-type="currency" office:currency="GHC" office:value="80" calcext:value-type="currency">
            <text:p>₵80.00</text:p>
          </table:table-cell>
          <table:table-cell table:formula="of:=[.C30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0]+[.B30]+([.E30]*8)" office:value-type="currency" office:currency="GHC" office:value="2655" calcext:value-type="currency">
            <text:p>₵2,65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30]*2" office:value-type="currency" office:currency="GHC" office:value="3" calcext:value-type="currency">
            <text:p>₵3.00</text:p>
          </table:table-cell>
          <table:table-cell table:style-name="ce30" table:formula="of:=[.H30]*12" office:value-type="currency" office:currency="GHC" office:value="36" calcext:value-type="currency">
            <text:p>₵36.00</text:p>
          </table:table-cell>
          <table:table-cell table:style-name="ce33" table:formula="of:=[.I30]/0.21" office:value-type="currency" office:currency="GHC" office:value="171.428571428571" calcext:value-type="currency">
            <text:p>₵171.43</text:p>
          </table:table-cell>
          <table:table-cell table:formula="of:=[.F30]/[.I30]" office:value-type="float" office:value="73.75" calcext:value-type="float">
            <text:p>73.8</text:p>
          </table:table-cell>
          <table:table-cell table:formula="of:=[.B30]/[.I30]" office:value-type="float" office:value="4.30555555555556" calcext:value-type="float">
            <text:p>4.3</text:p>
          </table:table-cell>
          <table:table-cell table:formula="of:=[.F30]/[.J30]" office:value-type="float" office:value="15.4875" calcext:value-type="float">
            <text:p>15.5</text:p>
          </table:table-cell>
          <table:table-cell table:formula="of:=[.B30]/[.J30]" office:value-type="float" office:value="0.904166666666666" calcext:value-type="float">
            <text:p>0.9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ram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41lb/yard</text:p>
          </table:table-cell>
          <table:table-cell office:value-type="currency" office:currency="GHC" office:value="400" calcext:value-type="currency">
            <text:p>₵4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C32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2]+[.B32]+([.E32]*8)" office:value-type="currency" office:currency="GHC" office:value="2400" calcext:value-type="currency">
            <text:p>₵2,40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32]*2" office:value-type="currency" office:currency="GHC" office:value="10" calcext:value-type="currency">
            <text:p>₵10.00</text:p>
          </table:table-cell>
          <table:table-cell table:style-name="ce30" table:formula="of:=[.H32]*12" office:value-type="currency" office:currency="GHC" office:value="120" calcext:value-type="currency">
            <text:p>₵120.00</text:p>
          </table:table-cell>
          <table:table-cell table:style-name="ce33" table:formula="of:=[.I32]/0.21" office:value-type="currency" office:currency="GHC" office:value="571.428571428571" calcext:value-type="currency">
            <text:p>₵571.43</text:p>
          </table:table-cell>
          <table:table-cell table:formula="of:=[.F32]/[.I32]" office:value-type="float" office:value="20" calcext:value-type="float">
            <text:p>20.0</text:p>
          </table:table-cell>
          <table:table-cell table:formula="of:=[.B32]/[.I32]" office:value-type="float" office:value="3.33333333333333" calcext:value-type="float">
            <text:p>3.3</text:p>
          </table:table-cell>
          <table:table-cell table:formula="of:=[.F32]/[.J32]" office:value-type="float" office:value="4.2" calcext:value-type="float">
            <text:p>4.2</text:p>
          </table:table-cell>
          <table:table-cell table:formula="of:=[.B32]/[.J32]" office:value-type="float" office:value="0.7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5lb/yard</text:p>
          </table:table-cell>
          <table:table-cell office:value-type="currency" office:currency="GHC" office:value="650" calcext:value-type="currency">
            <text:p>₵650.00</text:p>
          </table:table-cell>
          <table:table-cell table:formula="of:=[.C32]" office:value-type="currency" office:currency="GHC" office:value="40" calcext:value-type="currency">
            <text:p>₵40.00</text:p>
          </table:table-cell>
          <table:table-cell table:formula="of:=[.C33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3]+[.B33]+([.E33]*8)" office:value-type="currency" office:currency="GHC" office:value="2650" calcext:value-type="currency">
            <text:p>₵2,650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33]*2" office:value-type="currency" office:currency="GHC" office:value="9" calcext:value-type="currency">
            <text:p>₵9.00</text:p>
          </table:table-cell>
          <table:table-cell table:style-name="ce30" table:formula="of:=[.H33]*12" office:value-type="currency" office:currency="GHC" office:value="108" calcext:value-type="currency">
            <text:p>₵108.00</text:p>
          </table:table-cell>
          <table:table-cell table:style-name="ce33" table:formula="of:=[.I33]/0.21" office:value-type="currency" office:currency="GHC" office:value="514.285714285714" calcext:value-type="currency">
            <text:p>₵514.29</text:p>
          </table:table-cell>
          <table:table-cell table:formula="of:=[.F33]/[.I33]" office:value-type="float" office:value="24.537037037037" calcext:value-type="float">
            <text:p>24.5</text:p>
          </table:table-cell>
          <table:table-cell table:formula="of:=[.B33]/[.I33]" office:value-type="float" office:value="6.01851851851852" calcext:value-type="float">
            <text:p>6.0</text:p>
          </table:table-cell>
          <table:table-cell table:formula="of:=[.F33]/[.J33]" office:value-type="float" office:value="5.15277777777778" calcext:value-type="float">
            <text:p>5.2</text:p>
          </table:table-cell>
          <table:table-cell table:formula="of:=[.B33]/[.J33]" office:value-type="float" office:value="1.26388888888889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lb/yard</text:p>
          </table:table-cell>
          <table:table-cell office:value-type="currency" office:currency="GHC" office:value="800" calcext:value-type="currency">
            <text:p>₵800.00</text:p>
          </table:table-cell>
          <table:table-cell table:formula="of:=[.C33]" office:value-type="currency" office:currency="GHC" office:value="40" calcext:value-type="currency">
            <text:p>₵40.00</text:p>
          </table:table-cell>
          <table:table-cell table:formula="of:=[.C34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4]+[.B34]+([.E34]*8)" office:value-type="currency" office:currency="GHC" office:value="2800" calcext:value-type="currency">
            <text:p>₵2,800.00</text:p>
          </table:table-cell>
          <table:table-cell office:value-type="currency" office:currency="GHC" office:value="5.25" calcext:value-type="currency">
            <text:p>₵5.25</text:p>
          </table:table-cell>
          <table:table-cell table:formula="of:=[.G34]*2" office:value-type="currency" office:currency="GHC" office:value="10.5" calcext:value-type="currency">
            <text:p>₵10.50</text:p>
          </table:table-cell>
          <table:table-cell table:style-name="ce30" table:formula="of:=[.H34]*12" office:value-type="currency" office:currency="GHC" office:value="126" calcext:value-type="currency">
            <text:p>₵126.00</text:p>
          </table:table-cell>
          <table:table-cell table:style-name="ce33" table:formula="of:=[.I34]/0.21" office:value-type="currency" office:currency="GHC" office:value="600" calcext:value-type="currency">
            <text:p>₵600.00</text:p>
          </table:table-cell>
          <table:table-cell table:formula="of:=[.F34]/[.I34]" office:value-type="float" office:value="22.2222222222222" calcext:value-type="float">
            <text:p>22.2</text:p>
          </table:table-cell>
          <table:table-cell table:formula="of:=[.B34]/[.I34]" office:value-type="float" office:value="6.34920634920635" calcext:value-type="float">
            <text:p>6.3</text:p>
          </table:table-cell>
          <table:table-cell table:formula="of:=[.F34]/[.J34]" office:value-type="float" office:value="4.66666666666667" calcext:value-type="float">
            <text:p>4.7</text:p>
          </table:table-cell>
          <table:table-cell table:formula="of:=[.B34]/[.J34]" office:value-type="float" office:value="1.33333333333333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1075" calcext:value-type="currency">
            <text:p>₵1,075.00</text:p>
          </table:table-cell>
          <table:table-cell table:formula="of:=[.C34]" office:value-type="currency" office:currency="GHC" office:value="40" calcext:value-type="currency">
            <text:p>₵40.00</text:p>
          </table:table-cell>
          <table:table-cell table:formula="of:=[.C35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5]+[.B35]+([.E35]*8)" office:value-type="currency" office:currency="GHC" office:value="3075" calcext:value-type="currency">
            <text:p>₵3,075.00</text:p>
          </table:table-cell>
          <table:table-cell office:value-type="currency" office:currency="GHC" office:value="4.85" calcext:value-type="currency">
            <text:p>₵4.85</text:p>
          </table:table-cell>
          <table:table-cell table:formula="of:=[.G35]*2" office:value-type="currency" office:currency="GHC" office:value="9.7" calcext:value-type="currency">
            <text:p>₵9.70</text:p>
          </table:table-cell>
          <table:table-cell table:style-name="ce30" table:formula="of:=[.H35]*12" office:value-type="currency" office:currency="GHC" office:value="116.4" calcext:value-type="currency">
            <text:p>₵116.40</text:p>
          </table:table-cell>
          <table:table-cell table:style-name="ce33" table:formula="of:=[.I35]/0.21" office:value-type="currency" office:currency="GHC" office:value="554.285714285714" calcext:value-type="currency">
            <text:p>₵554.29</text:p>
          </table:table-cell>
          <table:table-cell table:formula="of:=[.F35]/[.I35]" office:value-type="float" office:value="26.4175257731959" calcext:value-type="float">
            <text:p>26.4</text:p>
          </table:table-cell>
          <table:table-cell table:formula="of:=[.B35]/[.I35]" office:value-type="float" office:value="9.23539518900344" calcext:value-type="float">
            <text:p>9.2</text:p>
          </table:table-cell>
          <table:table-cell table:formula="of:=[.F35]/[.J35]" office:value-type="float" office:value="5.54768041237113" calcext:value-type="float">
            <text:p>5.5</text:p>
          </table:table-cell>
          <table:table-cell table:formula="of:=[.B35]/[.J35]" office:value-type="float" office:value="1.93943298969072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2lb/yard</text:p>
          </table:table-cell>
          <table:table-cell office:value-type="currency" office:currency="GHC" office:value="1200" calcext:value-type="currency">
            <text:p>₵1,200.00</text:p>
          </table:table-cell>
          <table:table-cell table:formula="of:=[.C35]" office:value-type="currency" office:currency="GHC" office:value="40" calcext:value-type="currency">
            <text:p>₵40.00</text:p>
          </table:table-cell>
          <table:table-cell table:formula="of:=[.C36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6]+[.B36]+([.E36]*8)" office:value-type="currency" office:currency="GHC" office:value="3200" calcext:value-type="currency">
            <text:p>₵3,2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6]*2" office:value-type="currency" office:currency="GHC" office:value="12" calcext:value-type="currency">
            <text:p>₵12.00</text:p>
          </table:table-cell>
          <table:table-cell table:style-name="ce30" table:formula="of:=[.H36]*12" office:value-type="currency" office:currency="GHC" office:value="144" calcext:value-type="currency">
            <text:p>₵144.00</text:p>
          </table:table-cell>
          <table:table-cell table:style-name="ce33" table:formula="of:=[.I36]/0.21" office:value-type="currency" office:currency="GHC" office:value="685.714285714286" calcext:value-type="currency">
            <text:p>₵685.71</text:p>
          </table:table-cell>
          <table:table-cell table:formula="of:=[.F36]/[.I36]" office:value-type="float" office:value="22.2222222222222" calcext:value-type="float">
            <text:p>22.2</text:p>
          </table:table-cell>
          <table:table-cell table:formula="of:=[.B36]/[.I36]" office:value-type="float" office:value="8.33333333333333" calcext:value-type="float">
            <text:p>8.3</text:p>
          </table:table-cell>
          <table:table-cell table:formula="of:=[.F36]/[.J36]" office:value-type="float" office:value="4.66666666666667" calcext:value-type="float">
            <text:p>4.7</text:p>
          </table:table-cell>
          <table:table-cell table:formula="of:=[.B36]/[.J3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8lb/yard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36]" office:value-type="currency" office:currency="GHC" office:value="40" calcext:value-type="currency">
            <text:p>₵40.00</text:p>
          </table:table-cell>
          <table:table-cell table:formula="of:=[.C37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7]+[.B37]+([.E37]*8)" office:value-type="currency" office:currency="GHC" office:value="5000" calcext:value-type="currency">
            <text:p>₵5,000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37]*2" office:value-type="currency" office:currency="GHC" office:value="14" calcext:value-type="currency">
            <text:p>₵14.00</text:p>
          </table:table-cell>
          <table:table-cell table:style-name="ce30" table:formula="of:=[.H37]*12" office:value-type="currency" office:currency="GHC" office:value="168" calcext:value-type="currency">
            <text:p>₵168.00</text:p>
          </table:table-cell>
          <table:table-cell table:style-name="ce33" table:formula="of:=[.I37]/0.21" office:value-type="currency" office:currency="GHC" office:value="800" calcext:value-type="currency">
            <text:p>₵800.00</text:p>
          </table:table-cell>
          <table:table-cell table:formula="of:=[.F37]/[.I37]" office:value-type="float" office:value="29.7619047619048" calcext:value-type="float">
            <text:p>29.8</text:p>
          </table:table-cell>
          <table:table-cell table:formula="of:=[.B37]/[.I37]" office:value-type="float" office:value="17.8571428571429" calcext:value-type="float">
            <text:p>17.9</text:p>
          </table:table-cell>
          <table:table-cell table:formula="of:=[.F37]/[.J37]" office:value-type="float" office:value="6.25" calcext:value-type="float">
            <text:p>6.3</text:p>
          </table:table-cell>
          <table:table-cell table:formula="of:=[.B37]/[.J37]" office:value-type="float" office:value="3.75" calcext:value-type="float">
            <text:p>3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avy</text:p>
          </table:table-cell>
          <table:table-cell office:value-type="currency" office:currency="GHC" office:value="4875" calcext:value-type="currency">
            <text:p>₵4,875.00</text:p>
          </table:table-cell>
          <table:table-cell table:formula="of:=[.C37]" office:value-type="currency" office:currency="GHC" office:value="40" calcext:value-type="currency">
            <text:p>₵40.00</text:p>
          </table:table-cell>
          <table:table-cell table:formula="of:=[.C38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8]+[.B38]+([.E38]*8)" office:value-type="currency" office:currency="GHC" office:value="6875" calcext:value-type="currency">
            <text:p>₵6,8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8]*2" office:value-type="currency" office:currency="GHC" office:value="12" calcext:value-type="currency">
            <text:p>₵12.00</text:p>
          </table:table-cell>
          <table:table-cell table:style-name="ce30" table:formula="of:=[.H38]*12" office:value-type="currency" office:currency="GHC" office:value="144" calcext:value-type="currency">
            <text:p>₵144.00</text:p>
          </table:table-cell>
          <table:table-cell table:style-name="ce33" table:formula="of:=[.I38]/0.21" office:value-type="currency" office:currency="GHC" office:value="685.714285714286" calcext:value-type="currency">
            <text:p>₵685.71</text:p>
          </table:table-cell>
          <table:table-cell table:formula="of:=[.F38]/[.I38]" office:value-type="float" office:value="47.7430555555556" calcext:value-type="float">
            <text:p>47.7</text:p>
          </table:table-cell>
          <table:table-cell table:formula="of:=[.B38]/[.I38]" office:value-type="float" office:value="33.8541666666667" calcext:value-type="float">
            <text:p>33.9</text:p>
          </table:table-cell>
          <table:table-cell table:formula="of:=[.F38]/[.J38]" office:value-type="float" office:value="10.0260416666667" calcext:value-type="float">
            <text:p>10.0</text:p>
          </table:table-cell>
          <table:table-cell table:formula="of:=[.B38]/[.J38]" office:value-type="float" office:value="7.109375" calcext:value-type="float">
            <text:p>7.1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Road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Bridleway</text:p>
          </table:table-cell>
          <table:table-cell office:value-type="currency" office:currency="GHC" office:value="16" calcext:value-type="currency">
            <text:p>₵16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0]+[.B40]+([.E40]*8)" office:value-type="currency" office:currency="GHC" office:value="2453.5" calcext:value-type="currency">
            <text:p>₵2,453.50</text:p>
          </table:table-cell>
          <table:table-cell office:value-type="currency" office:currency="GHC" office:value="0.08" calcext:value-type="currency">
            <text:p>₵0.08</text:p>
          </table:table-cell>
          <table:table-cell table:formula="of:=[.G40]*2" office:value-type="currency" office:currency="GHC" office:value="0.16" calcext:value-type="currency">
            <text:p>₵0.16</text:p>
          </table:table-cell>
          <table:table-cell table:style-name="ce30" table:formula="of:=[.H40]*12" office:value-type="currency" office:currency="GHC" office:value="1.92" calcext:value-type="currency">
            <text:p>₵1.92</text:p>
          </table:table-cell>
          <table:table-cell table:style-name="ce33" table:formula="of:=[.I40]/0.21" office:value-type="currency" office:currency="GHC" office:value="9.14285714285714" calcext:value-type="currency">
            <text:p>₵9.14</text:p>
          </table:table-cell>
          <table:table-cell table:formula="of:=[.F40]/[.I40]" office:value-type="float" office:value="1277.86458333333" calcext:value-type="float">
            <text:p>1277.9</text:p>
          </table:table-cell>
          <table:table-cell table:formula="of:=[.B40]/[.I40]" office:value-type="float" office:value="8.33333333333333" calcext:value-type="float">
            <text:p>8.3</text:p>
          </table:table-cell>
          <table:table-cell table:formula="of:=[.F40]/[.J40]" office:value-type="float" office:value="268.3515625" calcext:value-type="float">
            <text:p>268.4</text:p>
          </table:table-cell>
          <table:table-cell table:formula="of:=[.B40]/[.J40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surfaced</text:p>
          </table:table-cell>
          <table:table-cell office:value-type="currency" office:currency="GHC" office:value="20" calcext:value-type="currency">
            <text:p>₵2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1]+[.B41]+([.E41]*8)" office:value-type="currency" office:currency="GHC" office:value="2457.5" calcext:value-type="currency">
            <text:p>₵2,457.50</text:p>
          </table:table-cell>
          <table:table-cell office:value-type="currency" office:currency="GHC" office:value="0.16" calcext:value-type="currency">
            <text:p>₵0.16</text:p>
          </table:table-cell>
          <table:table-cell table:formula="of:=[.G41]*2" office:value-type="currency" office:currency="GHC" office:value="0.32" calcext:value-type="currency">
            <text:p>₵0.32</text:p>
          </table:table-cell>
          <table:table-cell table:style-name="ce30" table:formula="of:=[.H41]*12" office:value-type="currency" office:currency="GHC" office:value="3.84" calcext:value-type="currency">
            <text:p>₵3.84</text:p>
          </table:table-cell>
          <table:table-cell table:style-name="ce33" table:formula="of:=[.I41]/0.21" office:value-type="currency" office:currency="GHC" office:value="18.2857142857143" calcext:value-type="currency">
            <text:p>₵18.29</text:p>
          </table:table-cell>
          <table:table-cell table:formula="of:=[.F41]/[.I41]" office:value-type="float" office:value="639.973958333333" calcext:value-type="float">
            <text:p>640.0</text:p>
          </table:table-cell>
          <table:table-cell table:formula="of:=[.B41]/[.I41]" office:value-type="float" office:value="5.20833333333333" calcext:value-type="float">
            <text:p>5.2</text:p>
          </table:table-cell>
          <table:table-cell table:formula="of:=[.F41]/[.J41]" office:value-type="float" office:value="134.39453125" calcext:value-type="float">
            <text:p>134.4</text:p>
          </table:table-cell>
          <table:table-cell table:formula="of:=[.B41]/[.J41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proved unsurf.</text:p>
          </table:table-cell>
          <table:table-cell office:value-type="currency" office:currency="GHC" office:value="22" calcext:value-type="currency">
            <text:p>₵22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4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2]+[.B42]+([.E42]*8)" office:value-type="currency" office:currency="GHC" office:value="2459.5" calcext:value-type="currency">
            <text:p>₵2,459.50</text:p>
          </table:table-cell>
          <table:table-cell office:value-type="currency" office:currency="GHC" office:value="1.2" calcext:value-type="currency">
            <text:p>₵1.20</text:p>
          </table:table-cell>
          <table:table-cell table:formula="of:=[.G42]*2" office:value-type="currency" office:currency="GHC" office:value="2.4" calcext:value-type="currency">
            <text:p>₵2.40</text:p>
          </table:table-cell>
          <table:table-cell table:style-name="ce30" table:formula="of:=[.H42]*12" office:value-type="currency" office:currency="GHC" office:value="28.8" calcext:value-type="currency">
            <text:p>₵28.80</text:p>
          </table:table-cell>
          <table:table-cell table:style-name="ce33" table:formula="of:=[.I42]/0.21" office:value-type="currency" office:currency="GHC" office:value="137.142857142857" calcext:value-type="currency">
            <text:p>₵137.14</text:p>
          </table:table-cell>
          <table:table-cell table:formula="of:=[.F42]/[.I42]" office:value-type="float" office:value="85.3993055555556" calcext:value-type="float">
            <text:p>85.4</text:p>
          </table:table-cell>
          <table:table-cell table:formula="of:=[.B42]/[.I42]" office:value-type="float" office:value="0.763888888888889" calcext:value-type="float">
            <text:p>0.8</text:p>
          </table:table-cell>
          <table:table-cell table:formula="of:=[.F42]/[.J42]" office:value-type="float" office:value="17.9338541666667" calcext:value-type="float">
            <text:p>17.9</text:p>
          </table:table-cell>
          <table:table-cell table:formula="of:=[.B42]/[.J42]" office:value-type="float" office:value="0.160416666666667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cAdam</text:p>
          </table:table-cell>
          <table:table-cell office:value-type="currency" office:currency="GHC" office:value="130" calcext:value-type="currency">
            <text:p>₵130.00</text:p>
          </table:table-cell>
          <table:table-cell table:formula="of:=[.C42]" office:value-type="currency" office:currency="GHC" office:value="75" calcext:value-type="currency">
            <text:p>₵75.00</text:p>
          </table:table-cell>
          <table:table-cell table:formula="of:=[.C4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3]+[.B43]+([.E43]*8)" office:value-type="currency" office:currency="GHC" office:value="2567.5" calcext:value-type="currency">
            <text:p>₵2,567.50</text:p>
          </table:table-cell>
          <table:table-cell office:value-type="currency" office:currency="GHC" office:value="0.7" calcext:value-type="currency">
            <text:p>₵0.70</text:p>
          </table:table-cell>
          <table:table-cell table:formula="of:=[.G43]*2" office:value-type="currency" office:currency="GHC" office:value="1.4" calcext:value-type="currency">
            <text:p>₵1.40</text:p>
          </table:table-cell>
          <table:table-cell table:style-name="ce30" table:formula="of:=[.H43]*12" office:value-type="currency" office:currency="GHC" office:value="16.8" calcext:value-type="currency">
            <text:p>₵16.80</text:p>
          </table:table-cell>
          <table:table-cell table:style-name="ce33" table:formula="of:=[.I43]/0.21" office:value-type="currency" office:currency="GHC" office:value="80" calcext:value-type="currency">
            <text:p>₵80.00</text:p>
          </table:table-cell>
          <table:table-cell table:formula="of:=[.F43]/[.I43]" office:value-type="float" office:value="152.827380952381" calcext:value-type="float">
            <text:p>152.8</text:p>
          </table:table-cell>
          <table:table-cell table:formula="of:=[.B43]/[.I43]" office:value-type="float" office:value="7.73809523809524" calcext:value-type="float">
            <text:p>7.7</text:p>
          </table:table-cell>
          <table:table-cell table:formula="of:=[.F43]/[.J43]" office:value-type="float" office:value="32.09375" calcext:value-type="float">
            <text:p>32.1</text:p>
          </table:table-cell>
          <table:table-cell table:formula="of:=[.B43]/[.J43]" office:value-type="float" office:value="1.625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bblestone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4]+[.B44]+([.E44]*8)" office:value-type="currency" office:currency="GHC" office:value="2502.5" calcext:value-type="currency">
            <text:p>₵2,502.5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44]*2" office:value-type="currency" office:currency="GHC" office:value="5" calcext:value-type="currency">
            <text:p>₵5.00</text:p>
          </table:table-cell>
          <table:table-cell table:style-name="ce30" table:formula="of:=[.H44]*12" office:value-type="currency" office:currency="GHC" office:value="60" calcext:value-type="currency">
            <text:p>₵60.00</text:p>
          </table:table-cell>
          <table:table-cell table:style-name="ce33" table:formula="of:=[.I44]/0.21" office:value-type="currency" office:currency="GHC" office:value="285.714285714286" calcext:value-type="currency">
            <text:p>₵285.71</text:p>
          </table:table-cell>
          <table:table-cell table:formula="of:=[.F44]/[.I44]" office:value-type="float" office:value="41.7083333333333" calcext:value-type="float">
            <text:p>41.7</text:p>
          </table:table-cell>
          <table:table-cell table:formula="of:=[.B44]/[.I44]" office:value-type="float" office:value="1.08333333333333" calcext:value-type="float">
            <text:p>1.1</text:p>
          </table:table-cell>
          <table:table-cell table:formula="of:=[.F44]/[.J44]" office:value-type="float" office:value="8.75875" calcext:value-type="float">
            <text:p>8.8</text:p>
          </table:table-cell>
          <table:table-cell table:formula="of:=[.B44]/[.J44]" office:value-type="float" office:value="0.227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rmac (city)</text:p>
          </table:table-cell>
          <table:table-cell office:value-type="currency" office:currency="GHC" office:value="350" calcext:value-type="currency">
            <text:p>₵350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5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5]+[.B45]+([.E45]*8)" office:value-type="currency" office:currency="GHC" office:value="2787.5" calcext:value-type="currency">
            <text:p>₵2,787.5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45]*2" office:value-type="currency" office:currency="GHC" office:value="7" calcext:value-type="currency">
            <text:p>₵7.00</text:p>
          </table:table-cell>
          <table:table-cell table:style-name="ce30" table:formula="of:=[.H45]*12" office:value-type="currency" office:currency="GHC" office:value="84" calcext:value-type="currency">
            <text:p>₵84.00</text:p>
          </table:table-cell>
          <table:table-cell table:style-name="ce33" table:formula="of:=[.I45]/0.21" office:value-type="currency" office:currency="GHC" office:value="400" calcext:value-type="currency">
            <text:p>₵400.00</text:p>
          </table:table-cell>
          <table:table-cell table:formula="of:=[.F45]/[.I45]" office:value-type="float" office:value="33.1845238095238" calcext:value-type="float">
            <text:p>33.2</text:p>
          </table:table-cell>
          <table:table-cell table:formula="of:=[.B45]/[.I45]" office:value-type="float" office:value="4.16666666666667" calcext:value-type="float">
            <text:p>4.2</text:p>
          </table:table-cell>
          <table:table-cell table:formula="of:=[.F45]/[.J45]" office:value-type="float" office:value="6.96875" calcext:value-type="float">
            <text:p>7.0</text:p>
          </table:table-cell>
          <table:table-cell table:formula="of:=[.B45]/[.J4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rmac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46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6]+[.B46]+([.E46]*8)" office:value-type="currency" office:currency="GHC" office:value="2837.5" calcext:value-type="currency">
            <text:p>₵2,83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46]*2" office:value-type="currency" office:currency="GHC" office:value="8" calcext:value-type="currency">
            <text:p>₵8.00</text:p>
          </table:table-cell>
          <table:table-cell table:style-name="ce30" table:formula="of:=[.H46]*12" office:value-type="currency" office:currency="GHC" office:value="96" calcext:value-type="currency">
            <text:p>₵96.00</text:p>
          </table:table-cell>
          <table:table-cell table:style-name="ce33" table:formula="of:=[.I46]/0.21" office:value-type="currency" office:currency="GHC" office:value="457.142857142857" calcext:value-type="currency">
            <text:p>₵457.14</text:p>
          </table:table-cell>
          <table:table-cell table:formula="of:=[.F46]/[.I46]" office:value-type="float" office:value="29.5572916666667" calcext:value-type="float">
            <text:p>29.6</text:p>
          </table:table-cell>
          <table:table-cell table:formula="of:=[.B46]/[.I46]" office:value-type="float" office:value="4.16666666666667" calcext:value-type="float">
            <text:p>4.2</text:p>
          </table:table-cell>
          <table:table-cell table:formula="of:=[.F46]/[.J46]" office:value-type="float" office:value="6.20703125" calcext:value-type="float">
            <text:p>6.2</text:p>
          </table:table-cell>
          <table:table-cell table:formula="of:=[.B46]/[.J46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</text:p>
          </table:table-cell>
          <table:table-cell office:value-type="currency" office:currency="GHC" office:value="1100" calcext:value-type="currency">
            <text:p>₵1,1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7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7]+[.B47]+([.E47]*8)" office:value-type="currency" office:currency="GHC" office:value="3537.5" calcext:value-type="currency">
            <text:p>₵3,537.5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47]*2" office:value-type="currency" office:currency="GHC" office:value="3.5" calcext:value-type="currency">
            <text:p>₵3.50</text:p>
          </table:table-cell>
          <table:table-cell table:style-name="ce30" table:formula="of:=[.H47]*12" office:value-type="currency" office:currency="GHC" office:value="42" calcext:value-type="currency">
            <text:p>₵42.00</text:p>
          </table:table-cell>
          <table:table-cell table:style-name="ce33" table:formula="of:=[.I47]/0.21" office:value-type="currency" office:currency="GHC" office:value="200" calcext:value-type="currency">
            <text:p>₵200.00</text:p>
          </table:table-cell>
          <table:table-cell table:formula="of:=[.F47]/[.I47]" office:value-type="float" office:value="84.2261904761905" calcext:value-type="float">
            <text:p>84.2</text:p>
          </table:table-cell>
          <table:table-cell table:formula="of:=[.B47]/[.I47]" office:value-type="float" office:value="26.1904761904762" calcext:value-type="float">
            <text:p>26.2</text:p>
          </table:table-cell>
          <table:table-cell table:formula="of:=[.F47]/[.J47]" office:value-type="float" office:value="17.6875" calcext:value-type="float">
            <text:p>17.7</text:p>
          </table:table-cell>
          <table:table-cell table:formula="of:=[.B47]/[.J47]" office:value-type="float" office:value="5.5" calcext:value-type="float">
            <text:p>5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30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8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8]+[.B48]+([.E48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8]*2" office:value-type="currency" office:currency="GHC" office:value="6.3" calcext:value-type="currency">
            <text:p>₵6.30</text:p>
          </table:table-cell>
          <table:table-cell table:style-name="ce30" table:formula="of:=[.H48]*12" office:value-type="currency" office:currency="GHC" office:value="75.6" calcext:value-type="currency">
            <text:p>₵75.60</text:p>
          </table:table-cell>
          <table:table-cell table:style-name="ce33" table:formula="of:=[.I48]/0.21" office:value-type="currency" office:currency="GHC" office:value="360" calcext:value-type="currency">
            <text:p>₵360.00</text:p>
          </table:table-cell>
          <table:table-cell table:formula="of:=[.F48]/[.I48]" office:value-type="float" office:value="41.5013227513228" calcext:value-type="float">
            <text:p>41.5</text:p>
          </table:table-cell>
          <table:table-cell table:formula="of:=[.B48]/[.I48]" office:value-type="float" office:value="9.25925925925926" calcext:value-type="float">
            <text:p>9.3</text:p>
          </table:table-cell>
          <table:table-cell table:formula="of:=[.F48]/[.J48]" office:value-type="float" office:value="8.71527777777778" calcext:value-type="float">
            <text:p>8.7</text:p>
          </table:table-cell>
          <table:table-cell table:formula="of:=[.B48]/[.J48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65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9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9]+[.B49]+([.E49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9]*2" office:value-type="currency" office:currency="GHC" office:value="6.3" calcext:value-type="currency">
            <text:p>₵6.30</text:p>
          </table:table-cell>
          <table:table-cell table:style-name="ce30" table:formula="of:=[.H49]*12" office:value-type="currency" office:currency="GHC" office:value="75.6" calcext:value-type="currency">
            <text:p>₵75.60</text:p>
          </table:table-cell>
          <table:table-cell table:style-name="ce33" table:formula="of:=[.I49]/0.21" office:value-type="currency" office:currency="GHC" office:value="360" calcext:value-type="currency">
            <text:p>₵360.00</text:p>
          </table:table-cell>
          <table:table-cell table:formula="of:=[.F49]/[.I49]" office:value-type="float" office:value="41.5013227513228" calcext:value-type="float">
            <text:p>41.5</text:p>
          </table:table-cell>
          <table:table-cell table:formula="of:=[.B49]/[.I49]" office:value-type="float" office:value="9.25925925925926" calcext:value-type="float">
            <text:p>9.3</text:p>
          </table:table-cell>
          <table:table-cell table:formula="of:=[.F49]/[.J49]" office:value-type="float" office:value="8.71527777777778" calcext:value-type="float">
            <text:p>8.7</text:p>
          </table:table-cell>
          <table:table-cell table:formula="of:=[.B49]/[.J49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75mm</text:p>
          </table:table-cell>
          <table:table-cell office:value-type="currency" office:currency="GHC" office:value="750" calcext:value-type="currency">
            <text:p>₵75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0]+[.B50]+([.E50]*8)" office:value-type="currency" office:currency="GHC" office:value="3187.5" calcext:value-type="currency">
            <text:p>₵3,18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50]*2" office:value-type="currency" office:currency="GHC" office:value="6.3" calcext:value-type="currency">
            <text:p>₵6.30</text:p>
          </table:table-cell>
          <table:table-cell table:style-name="ce30" table:formula="of:=[.H50]*12" office:value-type="currency" office:currency="GHC" office:value="75.6" calcext:value-type="currency">
            <text:p>₵75.60</text:p>
          </table:table-cell>
          <table:table-cell table:style-name="ce33" table:formula="of:=[.I50]/0.21" office:value-type="currency" office:currency="GHC" office:value="360" calcext:value-type="currency">
            <text:p>₵360.00</text:p>
          </table:table-cell>
          <table:table-cell table:formula="of:=[.F50]/[.I50]" office:value-type="float" office:value="42.1626984126984" calcext:value-type="float">
            <text:p>42.2</text:p>
          </table:table-cell>
          <table:table-cell table:formula="of:=[.B50]/[.I50]" office:value-type="float" office:value="9.92063492063492" calcext:value-type="float">
            <text:p>9.9</text:p>
          </table:table-cell>
          <table:table-cell table:formula="of:=[.F50]/[.J50]" office:value-type="float" office:value="8.85416666666667" calcext:value-type="float">
            <text:p>8.9</text:p>
          </table:table-cell>
          <table:table-cell table:formula="of:=[.B50]/[.J50]" office:value-type="float" office:value="2.08333333333333" calcext:value-type="float">
            <text:p>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10mm</text:p>
          </table:table-cell>
          <table:table-cell office:value-type="currency" office:currency="GHC" office:value="780" calcext:value-type="currency">
            <text:p>₵78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1]+[.B51]+([.E51]*8)" office:value-type="currency" office:currency="GHC" office:value="3217.5" calcext:value-type="currency">
            <text:p>₵3,21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1]*2" office:value-type="currency" office:currency="GHC" office:value="8.5" calcext:value-type="currency">
            <text:p>₵8.50</text:p>
          </table:table-cell>
          <table:table-cell table:style-name="ce30" table:formula="of:=[.H51]*12" office:value-type="currency" office:currency="GHC" office:value="102" calcext:value-type="currency">
            <text:p>₵102.00</text:p>
          </table:table-cell>
          <table:table-cell table:style-name="ce33" table:formula="of:=[.I51]/0.21" office:value-type="currency" office:currency="GHC" office:value="485.714285714286" calcext:value-type="currency">
            <text:p>₵485.71</text:p>
          </table:table-cell>
          <table:table-cell table:formula="of:=[.F51]/[.I51]" office:value-type="float" office:value="31.5441176470588" calcext:value-type="float">
            <text:p>31.5</text:p>
          </table:table-cell>
          <table:table-cell table:formula="of:=[.B51]/[.I51]" office:value-type="float" office:value="7.64705882352941" calcext:value-type="float">
            <text:p>7.6</text:p>
          </table:table-cell>
          <table:table-cell table:formula="of:=[.F51]/[.J51]" office:value-type="float" office:value="6.62426470588235" calcext:value-type="float">
            <text:p>6.6</text:p>
          </table:table-cell>
          <table:table-cell table:formula="of:=[.B51]/[.J51]" office:value-type="float" office:value="1.60588235294118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60mm</text:p>
          </table:table-cell>
          <table:table-cell office:value-type="currency" office:currency="GHC" office:value="800" calcext:value-type="currency">
            <text:p>₵8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2]+[.B52]+([.E52]*8)" office:value-type="currency" office:currency="GHC" office:value="3237.5" calcext:value-type="currency">
            <text:p>₵3,23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2]*2" office:value-type="currency" office:currency="GHC" office:value="8.5" calcext:value-type="currency">
            <text:p>₵8.50</text:p>
          </table:table-cell>
          <table:table-cell table:style-name="ce30" table:formula="of:=[.H52]*12" office:value-type="currency" office:currency="GHC" office:value="102" calcext:value-type="currency">
            <text:p>₵102.00</text:p>
          </table:table-cell>
          <table:table-cell table:style-name="ce33" table:formula="of:=[.I52]/0.21" office:value-type="currency" office:currency="GHC" office:value="485.714285714286" calcext:value-type="currency">
            <text:p>₵485.71</text:p>
          </table:table-cell>
          <table:table-cell table:formula="of:=[.F52]/[.I52]" office:value-type="float" office:value="31.7401960784314" calcext:value-type="float">
            <text:p>31.7</text:p>
          </table:table-cell>
          <table:table-cell table:formula="of:=[.B52]/[.I52]" office:value-type="float" office:value="7.84313725490196" calcext:value-type="float">
            <text:p>7.8</text:p>
          </table:table-cell>
          <table:table-cell table:formula="of:=[.F52]/[.J52]" office:value-type="float" office:value="6.66544117647059" calcext:value-type="float">
            <text:p>6.7</text:p>
          </table:table-cell>
          <table:table-cell table:formula="of:=[.B52]/[.J52]" office:value-type="float" office:value="1.64705882352941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80mm</text:p>
          </table:table-cell>
          <table:table-cell office:value-type="currency" office:currency="GHC" office:value="920" calcext:value-type="currency">
            <text:p>₵920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5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3]+[.B53]+([.E53]*8)" office:value-type="currency" office:currency="GHC" office:value="3357.5" calcext:value-type="currency">
            <text:p>₵3,35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3]*2" office:value-type="currency" office:currency="GHC" office:value="8.5" calcext:value-type="currency">
            <text:p>₵8.50</text:p>
          </table:table-cell>
          <table:table-cell table:style-name="ce30" table:formula="of:=[.H53]*12" office:value-type="currency" office:currency="GHC" office:value="102" calcext:value-type="currency">
            <text:p>₵102.00</text:p>
          </table:table-cell>
          <table:table-cell table:style-name="ce33" table:formula="of:=[.I53]/0.21" office:value-type="currency" office:currency="GHC" office:value="485.714285714286" calcext:value-type="currency">
            <text:p>₵485.71</text:p>
          </table:table-cell>
          <table:table-cell table:formula="of:=[.F53]/[.I53]" office:value-type="float" office:value="32.9166666666667" calcext:value-type="float">
            <text:p>32.9</text:p>
          </table:table-cell>
          <table:table-cell table:formula="of:=[.B53]/[.I53]" office:value-type="float" office:value="9.01960784313726" calcext:value-type="float">
            <text:p>9.0</text:p>
          </table:table-cell>
          <table:table-cell table:formula="of:=[.F53]/[.J53]" office:value-type="float" office:value="6.9125" calcext:value-type="float">
            <text:p>6.9</text:p>
          </table:table-cell>
          <table:table-cell table:formula="of:=[.B53]/[.J53]" office:value-type="float" office:value="1.89411764705882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way</text:p>
          </table:table-cell>
          <table:table-cell office:value-type="currency" office:currency="GHC" office:value="1900" calcext:value-type="currency">
            <text:p>₵1,9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5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4]+[.B54]+([.E54]*8)" office:value-type="currency" office:currency="GHC" office:value="4337.5" calcext:value-type="currency">
            <text:p>₵4,337.50</text:p>
          </table:table-cell>
          <table:table-cell office:value-type="currency" office:currency="GHC" office:value="6.25" calcext:value-type="currency">
            <text:p>₵6.25</text:p>
          </table:table-cell>
          <table:table-cell table:formula="of:=[.G54]*2" office:value-type="currency" office:currency="GHC" office:value="12.5" calcext:value-type="currency">
            <text:p>₵12.50</text:p>
          </table:table-cell>
          <table:table-cell table:style-name="ce30" table:formula="of:=[.H54]*12" office:value-type="currency" office:currency="GHC" office:value="150" calcext:value-type="currency">
            <text:p>₵150.00</text:p>
          </table:table-cell>
          <table:table-cell table:style-name="ce33" table:formula="of:=[.I54]/0.21" office:value-type="currency" office:currency="GHC" office:value="714.285714285714" calcext:value-type="currency">
            <text:p>₵714.29</text:p>
          </table:table-cell>
          <table:table-cell table:formula="of:=[.F54]/[.I54]" office:value-type="float" office:value="28.9166666666667" calcext:value-type="float">
            <text:p>28.9</text:p>
          </table:table-cell>
          <table:table-cell table:formula="of:=[.B54]/[.I54]" office:value-type="float" office:value="12.6666666666667" calcext:value-type="float">
            <text:p>12.7</text:p>
          </table:table-cell>
          <table:table-cell table:formula="of:=[.F54]/[.J54]" office:value-type="float" office:value="6.0725" calcext:value-type="float">
            <text:p>6.1</text:p>
          </table:table-cell>
          <table:table-cell table:formula="of:=[.B54]/[.J54]" office:value-type="float" office:value="2.66" calcext:value-type="float">
            <text:p>2.7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Canal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Tub boat</text:p>
          </table:table-cell>
          <table:table-cell office:value-type="currency" office:currency="GHC" office:value="90" calcext:value-type="currency">
            <text:p>₵9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6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6]+[.B56]+([.E56]*8)" office:value-type="currency" office:currency="GHC" office:value="4715" calcext:value-type="currency">
            <text:p>₵4,715.00</text:p>
          </table:table-cell>
          <table:table-cell office:value-type="currency" office:currency="GHC" office:value="0.75" calcext:value-type="currency">
            <text:p>₵0.75</text:p>
          </table:table-cell>
          <table:table-cell table:formula="of:=[.G56]*2" office:value-type="currency" office:currency="GHC" office:value="1.5" calcext:value-type="currency">
            <text:p>₵1.50</text:p>
          </table:table-cell>
          <table:table-cell table:style-name="ce30" table:formula="of:=[.H56]*12" office:value-type="currency" office:currency="GHC" office:value="18" calcext:value-type="currency">
            <text:p>₵18.00</text:p>
          </table:table-cell>
          <table:table-cell table:style-name="ce33" table:formula="of:=[.I56]/0.21" office:value-type="currency" office:currency="GHC" office:value="85.7142857142857" calcext:value-type="currency">
            <text:p>₵85.71</text:p>
          </table:table-cell>
          <table:table-cell table:formula="of:=[.F56]/[.I56]" office:value-type="float" office:value="261.944444444444" calcext:value-type="float">
            <text:p>261.9</text:p>
          </table:table-cell>
          <table:table-cell table:formula="of:=[.B56]/[.I56]" office:value-type="float" office:value="5" calcext:value-type="float">
            <text:p>5.0</text:p>
          </table:table-cell>
          <table:table-cell table:formula="of:=[.F56]/[.J56]" office:value-type="float" office:value="55.0083333333333" calcext:value-type="float">
            <text:p>55.0</text:p>
          </table:table-cell>
          <table:table-cell table:formula="of:=[.B56]/[.J56]" office:value-type="float" office:value="1.0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boat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56]" office:value-type="currency" office:currency="GHC" office:value="250" calcext:value-type="currency">
            <text:p>₵250.00</text:p>
          </table:table-cell>
          <table:table-cell table:formula="of:=[.C57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7]+[.B57]+([.E57]*8)" office:value-type="currency" office:currency="GHC" office:value="4775" calcext:value-type="currency">
            <text:p>₵4,775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57]*2" office:value-type="currency" office:currency="GHC" office:value="2" calcext:value-type="currency">
            <text:p>₵2.00</text:p>
          </table:table-cell>
          <table:table-cell table:style-name="ce30" table:formula="of:=[.H57]*12" office:value-type="currency" office:currency="GHC" office:value="24" calcext:value-type="currency">
            <text:p>₵24.00</text:p>
          </table:table-cell>
          <table:table-cell table:style-name="ce33" table:formula="of:=[.I57]/0.21" office:value-type="currency" office:currency="GHC" office:value="114.285714285714" calcext:value-type="currency">
            <text:p>₵114.29</text:p>
          </table:table-cell>
          <table:table-cell table:formula="of:=[.F57]/[.I57]" office:value-type="float" office:value="198.958333333333" calcext:value-type="float">
            <text:p>199.0</text:p>
          </table:table-cell>
          <table:table-cell table:formula="of:=[.B57]/[.I57]" office:value-type="float" office:value="6.25" calcext:value-type="float">
            <text:p>6.3</text:p>
          </table:table-cell>
          <table:table-cell table:formula="of:=[.F57]/[.J57]" office:value-type="float" office:value="41.78125" calcext:value-type="float">
            <text:p>41.8</text:p>
          </table:table-cell>
          <table:table-cell table:formula="of:=[.B57]/[.J57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rge</text:p>
          </table:table-cell>
          <table:table-cell office:value-type="currency" office:currency="GHC" office:value="300" calcext:value-type="currency">
            <text:p>₵30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8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8]+[.B58]+([.E58]*8)" office:value-type="currency" office:currency="GHC" office:value="4925" calcext:value-type="currency">
            <text:p>₵4,9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58]*2" office:value-type="currency" office:currency="GHC" office:value="4" calcext:value-type="currency">
            <text:p>₵4.00</text:p>
          </table:table-cell>
          <table:table-cell table:style-name="ce30" table:formula="of:=[.H58]*12" office:value-type="currency" office:currency="GHC" office:value="48" calcext:value-type="currency">
            <text:p>₵48.00</text:p>
          </table:table-cell>
          <table:table-cell table:style-name="ce33" table:formula="of:=[.I58]/0.21" office:value-type="currency" office:currency="GHC" office:value="228.571428571429" calcext:value-type="currency">
            <text:p>₵228.57</text:p>
          </table:table-cell>
          <table:table-cell table:formula="of:=[.F58]/[.I58]" office:value-type="float" office:value="102.604166666667" calcext:value-type="float">
            <text:p>102.6</text:p>
          </table:table-cell>
          <table:table-cell table:formula="of:=[.B58]/[.I58]" office:value-type="float" office:value="6.25" calcext:value-type="float">
            <text:p>6.3</text:p>
          </table:table-cell>
          <table:table-cell table:formula="of:=[.F58]/[.J58]" office:value-type="float" office:value="21.546875" calcext:value-type="float">
            <text:p>21.5</text:p>
          </table:table-cell>
          <table:table-cell table:formula="of:=[.B58]/[.J5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rge (lined)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58]" office:value-type="currency" office:currency="GHC" office:value="250" calcext:value-type="currency">
            <text:p>₵250.00</text:p>
          </table:table-cell>
          <table:table-cell table:formula="of:=[.C59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9]+[.B59]+([.E59]*8)" office:value-type="currency" office:currency="GHC" office:value="5075" calcext:value-type="currency">
            <text:p>₵5,07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59]*2" office:value-type="currency" office:currency="GHC" office:value="3" calcext:value-type="currency">
            <text:p>₵3.00</text:p>
          </table:table-cell>
          <table:table-cell table:style-name="ce30" table:formula="of:=[.H59]*12" office:value-type="currency" office:currency="GHC" office:value="36" calcext:value-type="currency">
            <text:p>₵36.00</text:p>
          </table:table-cell>
          <table:table-cell table:style-name="ce33" table:formula="of:=[.I59]/0.21" office:value-type="currency" office:currency="GHC" office:value="171.428571428571" calcext:value-type="currency">
            <text:p>₵171.43</text:p>
          </table:table-cell>
          <table:table-cell table:formula="of:=[.F59]/[.I59]" office:value-type="float" office:value="140.972222222222" calcext:value-type="float">
            <text:p>141.0</text:p>
          </table:table-cell>
          <table:table-cell table:formula="of:=[.B59]/[.I59]" office:value-type="float" office:value="12.5" calcext:value-type="float">
            <text:p>12.5</text:p>
          </table:table-cell>
          <table:table-cell table:formula="of:=[.F59]/[.J59]" office:value-type="float" office:value="29.6041666666667" calcext:value-type="float">
            <text:p>29.6</text:p>
          </table:table-cell>
          <table:table-cell table:formula="of:=[.B59]/[.J59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</text:p>
          </table:table-cell>
          <table:table-cell office:value-type="currency" office:currency="GHC" office:value="2400" calcext:value-type="currency">
            <text:p>₵2,400.00</text:p>
          </table:table-cell>
          <table:table-cell table:formula="of:=[.C59]" office:value-type="currency" office:currency="GHC" office:value="250" calcext:value-type="currency">
            <text:p>₵250.00</text:p>
          </table:table-cell>
          <table:table-cell table:formula="of:=[.C60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0]+[.B60]+([.E60]*8)" office:value-type="currency" office:currency="GHC" office:value="7025" calcext:value-type="currency">
            <text:p>₵7,0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0]*2" office:value-type="currency" office:currency="GHC" office:value="5" calcext:value-type="currency">
            <text:p>₵5.00</text:p>
          </table:table-cell>
          <table:table-cell table:style-name="ce30" table:formula="of:=[.H60]*12" office:value-type="currency" office:currency="GHC" office:value="60" calcext:value-type="currency">
            <text:p>₵60.00</text:p>
          </table:table-cell>
          <table:table-cell table:style-name="ce33" table:formula="of:=[.I60]/0.21" office:value-type="currency" office:currency="GHC" office:value="285.714285714286" calcext:value-type="currency">
            <text:p>₵285.71</text:p>
          </table:table-cell>
          <table:table-cell table:formula="of:=[.F60]/[.I60]" office:value-type="float" office:value="117.083333333333" calcext:value-type="float">
            <text:p>117.1</text:p>
          </table:table-cell>
          <table:table-cell table:formula="of:=[.B60]/[.I60]" office:value-type="float" office:value="40" calcext:value-type="float">
            <text:p>40.0</text:p>
          </table:table-cell>
          <table:table-cell table:formula="of:=[.F60]/[.J60]" office:value-type="float" office:value="24.5875" calcext:value-type="float">
            <text:p>24.6</text:p>
          </table:table-cell>
          <table:table-cell table:formula="of:=[.B60]/[.J60]" office:value-type="float" office:value="8.4" calcext:value-type="float">
            <text:p>8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 (lined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60]" office:value-type="currency" office:currency="GHC" office:value="250" calcext:value-type="currency">
            <text:p>₵250.00</text:p>
          </table:table-cell>
          <table:table-cell table:formula="of:=[.C61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1]+[.B61]+([.E61]*8)" office:value-type="currency" office:currency="GHC" office:value="8225" calcext:value-type="currency">
            <text:p>₵8,225.00</text:p>
          </table:table-cell>
          <table:table-cell office:value-type="currency" office:currency="GHC" office:value="1.9" calcext:value-type="currency">
            <text:p>₵1.90</text:p>
          </table:table-cell>
          <table:table-cell table:formula="of:=[.G61]*2" office:value-type="currency" office:currency="GHC" office:value="3.8" calcext:value-type="currency">
            <text:p>₵3.80</text:p>
          </table:table-cell>
          <table:table-cell table:style-name="ce30" table:formula="of:=[.H61]*12" office:value-type="currency" office:currency="GHC" office:value="45.6" calcext:value-type="currency">
            <text:p>₵45.60</text:p>
          </table:table-cell>
          <table:table-cell table:style-name="ce33" table:formula="of:=[.I61]/0.21" office:value-type="currency" office:currency="GHC" office:value="217.142857142857" calcext:value-type="currency">
            <text:p>₵217.14</text:p>
          </table:table-cell>
          <table:table-cell table:formula="of:=[.F61]/[.I61]" office:value-type="float" office:value="180.372807017544" calcext:value-type="float">
            <text:p>180.4</text:p>
          </table:table-cell>
          <table:table-cell table:formula="of:=[.B61]/[.I61]" office:value-type="float" office:value="78.9473684210526" calcext:value-type="float">
            <text:p>78.9</text:p>
          </table:table-cell>
          <table:table-cell table:formula="of:=[.F61]/[.J61]" office:value-type="float" office:value="37.8782894736842" calcext:value-type="float">
            <text:p>37.9</text:p>
          </table:table-cell>
          <table:table-cell table:formula="of:=[.B61]/[.J61]" office:value-type="float" office:value="16.5789473684211" calcext:value-type="float">
            <text:p>1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 (early)</text:p>
          </table:table-cell>
          <table:table-cell office:value-type="currency" office:currency="GHC" office:value="4800" calcext:value-type="currency">
            <text:p>₵4,800.00</text:p>
          </table:table-cell>
          <table:table-cell table:formula="of:=[.C61]" office:value-type="currency" office:currency="GHC" office:value="250" calcext:value-type="currency">
            <text:p>₵250.00</text:p>
          </table:table-cell>
          <table:table-cell table:formula="of:=[.C62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2]+[.B62]+([.E62]*8)" office:value-type="currency" office:currency="GHC" office:value="9425" calcext:value-type="currency">
            <text:p>₵9,4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2]*2" office:value-type="currency" office:currency="GHC" office:value="5" calcext:value-type="currency">
            <text:p>₵5.00</text:p>
          </table:table-cell>
          <table:table-cell table:style-name="ce30" table:formula="of:=[.H62]*12" office:value-type="currency" office:currency="GHC" office:value="60" calcext:value-type="currency">
            <text:p>₵60.00</text:p>
          </table:table-cell>
          <table:table-cell table:style-name="ce33" table:formula="of:=[.I62]/0.21" office:value-type="currency" office:currency="GHC" office:value="285.714285714286" calcext:value-type="currency">
            <text:p>₵285.71</text:p>
          </table:table-cell>
          <table:table-cell table:formula="of:=[.F62]/[.I62]" office:value-type="float" office:value="157.083333333333" calcext:value-type="float">
            <text:p>157.1</text:p>
          </table:table-cell>
          <table:table-cell table:formula="of:=[.B62]/[.I62]" office:value-type="float" office:value="80" calcext:value-type="float">
            <text:p>80.0</text:p>
          </table:table-cell>
          <table:table-cell table:formula="of:=[.F62]/[.J62]" office:value-type="float" office:value="32.9875" calcext:value-type="float">
            <text:p>33.0</text:p>
          </table:table-cell>
          <table:table-cell table:formula="of:=[.B62]/[.J62]" office:value-type="float" office:value="16.8" calcext:value-type="float">
            <text:p>16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ship</text:p>
          </table:table-cell>
          <table:table-cell office:value-type="currency" office:currency="GHC" office:value="25000" calcext:value-type="currency">
            <text:p>₵25,000.00</text:p>
          </table:table-cell>
          <table:table-cell table:formula="of:=[.C62]" office:value-type="currency" office:currency="GHC" office:value="250" calcext:value-type="currency">
            <text:p>₵250.00</text:p>
          </table:table-cell>
          <table:table-cell table:formula="of:=[.C63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3]+[.B63]+([.E63]*8)" office:value-type="currency" office:currency="GHC" office:value="29625" calcext:value-type="currency">
            <text:p>₵29,6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63]*2" office:value-type="currency" office:currency="GHC" office:value="6" calcext:value-type="currency">
            <text:p>₵6.00</text:p>
          </table:table-cell>
          <table:table-cell table:style-name="ce30" table:formula="of:=[.H63]*12" office:value-type="currency" office:currency="GHC" office:value="72" calcext:value-type="currency">
            <text:p>₵72.00</text:p>
          </table:table-cell>
          <table:table-cell table:style-name="ce33" table:formula="of:=[.I63]/0.21" office:value-type="currency" office:currency="GHC" office:value="342.857142857143" calcext:value-type="currency">
            <text:p>₵342.86</text:p>
          </table:table-cell>
          <table:table-cell table:formula="of:=[.F63]/[.I63]" office:value-type="float" office:value="411.458333333333" calcext:value-type="float">
            <text:p>411.5</text:p>
          </table:table-cell>
          <table:table-cell table:formula="of:=[.B63]/[.I63]" office:value-type="float" office:value="347.222222222222" calcext:value-type="float">
            <text:p>347.2</text:p>
          </table:table-cell>
          <table:table-cell table:formula="of:=[.F63]/[.J63]" office:value-type="float" office:value="86.40625" calcext:value-type="float">
            <text:p>86.4</text:p>
          </table:table-cell>
          <table:table-cell table:formula="of:=[.B63]/[.J63]" office:value-type="float" office:value="72.9166666666667" calcext:value-type="float">
            <text:p>72.9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Maglev</text:p>
          </table:table-cell>
          <table:table-cell table:style-name="ce49" table:number-columns-repeated="7"/>
          <table:table-cell table:style-name="ce3"/>
          <table:table-cell table:style-name="ce53"/>
          <table:table-cell table:style-name="ce58" table:number-columns-repeated="4"/>
          <table:table-cell table:style-name="ce3" table:number-columns-repeated="1010"/>
        </table:table-row>
        <table:table-row table:style-name="ro2">
          <table:table-cell office:value-type="string" calcext:value-type="string">
            <text:p>Economical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5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5]+[.B65]+([.E65]*8)" office:value-type="currency" office:currency="GHC" office:value="255500" calcext:value-type="currency">
            <text:p>₵255,500.00</text:p>
          </table:table-cell>
          <table:table-cell office:value-type="currency" office:currency="GHC" office:value="14" calcext:value-type="currency">
            <text:p>₵14.00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0" table:formula="of:=[.H65]*12" office:value-type="currency" office:currency="GHC" office:value="558" calcext:value-type="currency">
            <text:p>₵558.00</text:p>
          </table:table-cell>
          <table:table-cell table:style-name="ce33" table:formula="of:=[.I65]/0.21" office:value-type="currency" office:currency="GHC" office:value="2657.14285714286" calcext:value-type="currency">
            <text:p>₵2,657.14</text:p>
          </table:table-cell>
          <table:table-cell table:formula="of:=[.F65]/[.I65]" office:value-type="float" office:value="457.885304659498" calcext:value-type="float">
            <text:p>457.9</text:p>
          </table:table-cell>
          <table:table-cell table:formula="of:=[.B65]/[.I65]" office:value-type="float" office:value="7.16845878136201" calcext:value-type="float">
            <text:p>7.2</text:p>
          </table:table-cell>
          <table:table-cell table:formula="of:=[.F65]/[.J65]" office:value-type="float" office:value="96.1559139784946" calcext:value-type="float">
            <text:p>96.2</text:p>
          </table:table-cell>
          <table:table-cell table:formula="of:=[.B65]/[.J65]" office:value-type="float" office:value="1.50537634408602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conomical elevated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65]" office:value-type="currency" office:currency="GHC" office:value="20000" calcext:value-type="currency">
            <text:p>₵20,000.00</text:p>
          </table:table-cell>
          <table:table-cell table:formula="of:=[.C66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6]+[.B66]+([.E66]*8)" office:value-type="currency" office:currency="GHC" office:value="257300" calcext:value-type="currency">
            <text:p>₵257,3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66]*2" office:value-type="currency" office:currency="GHC" office:value="36" calcext:value-type="currency">
            <text:p>₵36.00</text:p>
          </table:table-cell>
          <table:table-cell table:style-name="ce30" table:formula="of:=[.H66]*12" office:value-type="currency" office:currency="GHC" office:value="432" calcext:value-type="currency">
            <text:p>₵432.00</text:p>
          </table:table-cell>
          <table:table-cell table:style-name="ce33" table:formula="of:=[.I66]/0.21" office:value-type="currency" office:currency="GHC" office:value="2057.14285714286" calcext:value-type="currency">
            <text:p>₵2,057.14</text:p>
          </table:table-cell>
          <table:table-cell table:formula="of:=[.F66]/[.I66]" office:value-type="float" office:value="595.601851851852" calcext:value-type="float">
            <text:p>595.6</text:p>
          </table:table-cell>
          <table:table-cell table:formula="of:=[.B66]/[.I66]" office:value-type="float" office:value="13.4259259259259" calcext:value-type="float">
            <text:p>13.4</text:p>
          </table:table-cell>
          <table:table-cell table:formula="of:=[.F66]/[.J66]" office:value-type="float" office:value="125.076388888889" calcext:value-type="float">
            <text:p>125.1</text:p>
          </table:table-cell>
          <table:table-cell table:formula="of:=[.B66]/[.J66]" office:value-type="float" office:value="2.81944444444444" calcext:value-type="float">
            <text:p>2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ndard</text:p>
          </table:table-cell>
          <table:table-cell office:value-type="currency" office:currency="GHC" office:value="6000" calcext:value-type="currency">
            <text:p>₵6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7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7]+[.B67]+([.E67]*8)" office:value-type="currency" office:currency="GHC" office:value="257500" calcext:value-type="currency">
            <text:p>₵257,500.00</text:p>
          </table:table-cell>
          <table:table-cell office:value-type="currency" office:currency="GHC" office:value="23.25" calcext:value-type="currency">
            <text:p>₵23.25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0" table:formula="of:=[.H67]*12" office:value-type="currency" office:currency="GHC" office:value="558" calcext:value-type="currency">
            <text:p>₵558.00</text:p>
          </table:table-cell>
          <table:table-cell table:style-name="ce33" table:formula="of:=[.I67]/0.21" office:value-type="currency" office:currency="GHC" office:value="2657.14285714286" calcext:value-type="currency">
            <text:p>₵2,657.14</text:p>
          </table:table-cell>
          <table:table-cell table:formula="of:=[.F67]/[.I67]" office:value-type="float" office:value="461.469534050179" calcext:value-type="float">
            <text:p>461.5</text:p>
          </table:table-cell>
          <table:table-cell table:formula="of:=[.B67]/[.I67]" office:value-type="float" office:value="10.752688172043" calcext:value-type="float">
            <text:p>10.8</text:p>
          </table:table-cell>
          <table:table-cell table:formula="of:=[.F67]/[.J67]" office:value-type="float" office:value="96.9086021505376" calcext:value-type="float">
            <text:p>96.9</text:p>
          </table:table-cell>
          <table:table-cell table:formula="of:=[.B67]/[.J67]" office:value-type="float" office:value="2.2580645161290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ndard elevated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67]" office:value-type="currency" office:currency="GHC" office:value="20000" calcext:value-type="currency">
            <text:p>₵20,000.00</text:p>
          </table:table-cell>
          <table:table-cell table:formula="of:=[.C68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8]+[.B68]+([.E68]*8)" office:value-type="currency" office:currency="GHC" office:value="260000" calcext:value-type="currency">
            <text:p>₵260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68]*2" office:value-type="currency" office:currency="GHC" office:value="60" calcext:value-type="currency">
            <text:p>₵60.00</text:p>
          </table:table-cell>
          <table:table-cell table:style-name="ce30" table:formula="of:=[.H68]*12" office:value-type="currency" office:currency="GHC" office:value="720" calcext:value-type="currency">
            <text:p>₵720.00</text:p>
          </table:table-cell>
          <table:table-cell table:style-name="ce33" table:formula="of:=[.I68]/0.21" office:value-type="currency" office:currency="GHC" office:value="3428.57142857143" calcext:value-type="currency">
            <text:p>₵3,428.57</text:p>
          </table:table-cell>
          <table:table-cell table:formula="of:=[.F68]/[.I68]" office:value-type="float" office:value="361.111111111111" calcext:value-type="float">
            <text:p>361.1</text:p>
          </table:table-cell>
          <table:table-cell table:formula="of:=[.B68]/[.I68]" office:value-type="float" office:value="11.8055555555556" calcext:value-type="float">
            <text:p>11.8</text:p>
          </table:table-cell>
          <table:table-cell table:formula="of:=[.F68]/[.J68]" office:value-type="float" office:value="75.8333333333333" calcext:value-type="float">
            <text:p>75.8</text:p>
          </table:table-cell>
          <table:table-cell table:formula="of:=[.B68]/[.J68]" office:value-type="float" office:value="2.47916666666667" calcext:value-type="float">
            <text:p>2.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Air</text:p>
          </table:table-cell>
          <table:table-cell table:style-name="ce31" table:number-columns-repeated="8"/>
          <table:table-cell table:style-name="ce34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table:style-name="ce4" office:value-type="string" calcext:value-type="string">
            <text:p>Concrete runway</text:p>
          </table:table-cell>
          <table:table-cell office:value-type="currency" office:currency="GHC" office:value="3925" calcext:value-type="currency">
            <text:p>₵3,925.00</text:p>
          </table:table-cell>
          <table:table-cell office:value-type="currency" office:currency="GHC" office:value="225" calcext:value-type="currency">
            <text:p>₵225.00</text:p>
          </table:table-cell>
          <table:table-cell table:formula="of:=[.C70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0]+[.B70]+([.E70]*8)" office:value-type="currency" office:currency="GHC" office:value="8237.5" calcext:value-type="currency">
            <text:p>₵8,237.50</text:p>
          </table:table-cell>
          <table:table-cell office:value-type="currency" office:currency="GHC" office:value="19.5" calcext:value-type="currency">
            <text:p>₵19.50</text:p>
          </table:table-cell>
          <table:table-cell table:formula="of:=[.G70]*2" office:value-type="currency" office:currency="GHC" office:value="39" calcext:value-type="currency">
            <text:p>₵39.00</text:p>
          </table:table-cell>
          <table:table-cell table:style-name="ce30" table:formula="of:=[.H70]*12" office:value-type="currency" office:currency="GHC" office:value="468" calcext:value-type="currency">
            <text:p>₵468.00</text:p>
          </table:table-cell>
          <table:table-cell table:style-name="ce33" table:formula="of:=[.I70]/0.21" office:value-type="currency" office:currency="GHC" office:value="2228.57142857143" calcext:value-type="currency">
            <text:p>₵2,228.57</text:p>
          </table:table-cell>
          <table:table-cell table:formula="of:=[.F70]/[.I70]" office:value-type="float" office:value="17.6014957264957" calcext:value-type="float">
            <text:p>17.6</text:p>
          </table:table-cell>
          <table:table-cell table:formula="of:=[.B70]/[.I70]" office:value-type="float" office:value="8.38675213675214" calcext:value-type="float">
            <text:p>8.4</text:p>
          </table:table-cell>
          <table:table-cell table:formula="of:=[.F70]/[.J70]" office:value-type="float" office:value="3.6963141025641" calcext:value-type="float">
            <text:p>3.7</text:p>
          </table:table-cell>
          <table:table-cell table:formula="of:=[.B70]/[.J70]" office:value-type="float" office:value="1.7612179487179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oncrete taxiway</text:p>
          </table:table-cell>
          <table:table-cell office:value-type="currency" office:currency="GHC" office:value="1757.5" calcext:value-type="currency">
            <text:p>₵1,757.5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1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1]+[.B71]+([.E71]*8)" office:value-type="currency" office:currency="GHC" office:value="6070" calcext:value-type="currency">
            <text:p>₵6,07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71]*2" office:value-type="currency" office:currency="GHC" office:value="16" calcext:value-type="currency">
            <text:p>₵16.00</text:p>
          </table:table-cell>
          <table:table-cell table:style-name="ce30" table:formula="of:=[.H71]*12" office:value-type="currency" office:currency="GHC" office:value="192" calcext:value-type="currency">
            <text:p>₵192.00</text:p>
          </table:table-cell>
          <table:table-cell table:style-name="ce33" table:formula="of:=[.I71]/0.21" office:value-type="currency" office:currency="GHC" office:value="914.285714285714" calcext:value-type="currency">
            <text:p>₵914.29</text:p>
          </table:table-cell>
          <table:table-cell table:formula="of:=[.F71]/[.I71]" office:value-type="float" office:value="31.6145833333333" calcext:value-type="float">
            <text:p>31.6</text:p>
          </table:table-cell>
          <table:table-cell table:formula="of:=[.B71]/[.I71]" office:value-type="float" office:value="9.15364583333333" calcext:value-type="float">
            <text:p>9.2</text:p>
          </table:table-cell>
          <table:table-cell table:formula="of:=[.F71]/[.J71]" office:value-type="float" office:value="6.6390625" calcext:value-type="float">
            <text:p>6.6</text:p>
          </table:table-cell>
          <table:table-cell table:formula="of:=[.B71]/[.J71]" office:value-type="float" office:value="1.922265625" calcext:value-type="float">
            <text:p>1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sphalt runway</text:p>
          </table:table-cell>
          <table:table-cell office:value-type="currency" office:currency="GHC" office:value="1825" calcext:value-type="currency">
            <text:p>₵1,825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2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2]+[.B72]+([.E72]*8)" office:value-type="currency" office:currency="GHC" office:value="6137.5" calcext:value-type="currency">
            <text:p>₵6,137.50</text:p>
          </table:table-cell>
          <table:table-cell office:value-type="currency" office:currency="GHC" office:value="10.63" calcext:value-type="currency">
            <text:p>₵10.63</text:p>
          </table:table-cell>
          <table:table-cell table:formula="of:=[.G72]*2" office:value-type="currency" office:currency="GHC" office:value="21.26" calcext:value-type="currency">
            <text:p>₵21.26</text:p>
          </table:table-cell>
          <table:table-cell table:style-name="ce30" table:formula="of:=[.H72]*12" office:value-type="currency" office:currency="GHC" office:value="255.12" calcext:value-type="currency">
            <text:p>₵255.12</text:p>
          </table:table-cell>
          <table:table-cell table:style-name="ce33" table:formula="of:=[.I72]/0.21" office:value-type="currency" office:currency="GHC" office:value="1214.85714285714" calcext:value-type="currency">
            <text:p>₵1,214.86</text:p>
          </table:table-cell>
          <table:table-cell table:formula="of:=[.F72]/[.I72]" office:value-type="float" office:value="24.0573063656319" calcext:value-type="float">
            <text:p>24.1</text:p>
          </table:table-cell>
          <table:table-cell table:formula="of:=[.B72]/[.I72]" office:value-type="float" office:value="7.15349639385387" calcext:value-type="float">
            <text:p>7.2</text:p>
          </table:table-cell>
          <table:table-cell table:formula="of:=[.F72]/[.J72]" office:value-type="float" office:value="5.05203433678269" calcext:value-type="float">
            <text:p>5.1</text:p>
          </table:table-cell>
          <table:table-cell table:formula="of:=[.B72]/[.J72]" office:value-type="float" office:value="1.50223424270931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sphalt taxiway</text:p>
          </table:table-cell>
          <table:table-cell office:value-type="currency" office:currency="GHC" office:value="1095" calcext:value-type="currency">
            <text:p>₵1,095.0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3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3]+[.B73]+([.E73]*8)" office:value-type="currency" office:currency="GHC" office:value="5407.5" calcext:value-type="currency">
            <text:p>₵5,407.50</text:p>
          </table:table-cell>
          <table:table-cell office:value-type="currency" office:currency="GHC" office:value="6.38" calcext:value-type="currency">
            <text:p>₵6.38</text:p>
          </table:table-cell>
          <table:table-cell table:formula="of:=[.G73]*2" office:value-type="currency" office:currency="GHC" office:value="12.76" calcext:value-type="currency">
            <text:p>₵12.76</text:p>
          </table:table-cell>
          <table:table-cell table:style-name="ce30" table:formula="of:=[.H73]*12" office:value-type="currency" office:currency="GHC" office:value="153.12" calcext:value-type="currency">
            <text:p>₵153.12</text:p>
          </table:table-cell>
          <table:table-cell table:style-name="ce33" table:formula="of:=[.I73]/0.21" office:value-type="currency" office:currency="GHC" office:value="729.142857142857" calcext:value-type="currency">
            <text:p>₵729.14</text:p>
          </table:table-cell>
          <table:table-cell table:formula="of:=[.F73]/[.I73]" office:value-type="float" office:value="35.3154388714734" calcext:value-type="float">
            <text:p>35.3</text:p>
          </table:table-cell>
          <table:table-cell table:formula="of:=[.B73]/[.I73]" office:value-type="float" office:value="7.1512539184953" calcext:value-type="float">
            <text:p>7.2</text:p>
          </table:table-cell>
          <table:table-cell table:formula="of:=[.F73]/[.J73]" office:value-type="float" office:value="7.4162421630094" calcext:value-type="float">
            <text:p>7.4</text:p>
          </table:table-cell>
          <table:table-cell table:formula="of:=[.B73]/[.J73]" office:value-type="float" office:value="1.50176332288401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armac taxiway</text:p>
          </table:table-cell>
          <table:table-cell office:value-type="currency" office:currency="GHC" office:value="39" calcext:value-type="currency">
            <text:p>₵39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4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4]+[.B74]+([.E74]*8)" office:value-type="currency" office:currency="GHC" office:value="4351.5" calcext:value-type="currency">
            <text:p>₵4,351.50</text:p>
          </table:table-cell>
          <table:table-cell office:value-type="currency" office:currency="GHC" office:value="0.33" calcext:value-type="currency">
            <text:p>₵0.33</text:p>
          </table:table-cell>
          <table:table-cell table:formula="of:=[.G74]*2" office:value-type="currency" office:currency="GHC" office:value="0.66" calcext:value-type="currency">
            <text:p>₵0.66</text:p>
          </table:table-cell>
          <table:table-cell table:style-name="ce30" table:formula="of:=[.H74]*12" office:value-type="currency" office:currency="GHC" office:value="7.92" calcext:value-type="currency">
            <text:p>₵7.92</text:p>
          </table:table-cell>
          <table:table-cell table:style-name="ce33" table:formula="of:=[.I74]/0.21" office:value-type="currency" office:currency="GHC" office:value="37.7142857142857" calcext:value-type="currency">
            <text:p>₵37.71</text:p>
          </table:table-cell>
          <table:table-cell table:formula="of:=[.F74]/[.I74]" office:value-type="float" office:value="549.431818181818" calcext:value-type="float">
            <text:p>549.4</text:p>
          </table:table-cell>
          <table:table-cell table:formula="of:=[.B74]/[.I74]" office:value-type="float" office:value="4.92424242424242" calcext:value-type="float">
            <text:p>4.9</text:p>
          </table:table-cell>
          <table:table-cell table:formula="of:=[.F74]/[.J74]" office:value-type="float" office:value="115.380681818182" calcext:value-type="float">
            <text:p>115.4</text:p>
          </table:table-cell>
          <table:table-cell table:formula="of:=[.B74]/[.J74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armac runway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5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5]+[.B75]+([.E75]*8)" office:value-type="currency" office:currency="GHC" office:value="4377.5" calcext:value-type="currency">
            <text:p>₵4,377.50</text:p>
          </table:table-cell>
          <table:table-cell office:value-type="currency" office:currency="GHC" office:value="0.55" calcext:value-type="currency">
            <text:p>₵0.55</text:p>
          </table:table-cell>
          <table:table-cell table:formula="of:=[.G75]*2" office:value-type="currency" office:currency="GHC" office:value="1.1" calcext:value-type="currency">
            <text:p>₵1.10</text:p>
          </table:table-cell>
          <table:table-cell table:style-name="ce30" table:formula="of:=[.H75]*12" office:value-type="currency" office:currency="GHC" office:value="13.2" calcext:value-type="currency">
            <text:p>₵13.20</text:p>
          </table:table-cell>
          <table:table-cell table:style-name="ce33" table:formula="of:=[.I75]/0.21" office:value-type="currency" office:currency="GHC" office:value="62.8571428571429" calcext:value-type="currency">
            <text:p>₵62.86</text:p>
          </table:table-cell>
          <table:table-cell table:formula="of:=[.F75]/[.I75]" office:value-type="float" office:value="331.628787878788" calcext:value-type="float">
            <text:p>331.6</text:p>
          </table:table-cell>
          <table:table-cell table:formula="of:=[.B75]/[.I75]" office:value-type="float" office:value="4.92424242424242" calcext:value-type="float">
            <text:p>4.9</text:p>
          </table:table-cell>
          <table:table-cell table:formula="of:=[.F75]/[.J75]" office:value-type="float" office:value="69.6420454545455" calcext:value-type="float">
            <text:p>69.6</text:p>
          </table:table-cell>
          <table:table-cell table:formula="of:=[.B75]/[.J75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Grass taxiway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6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6]+[.B76]+([.E76]*8)" office:value-type="currency" office:currency="GHC" office:value="4342.5" calcext:value-type="currency">
            <text:p>₵4,342.50</text:p>
          </table:table-cell>
          <table:table-cell office:value-type="currency" office:currency="GHC" office:value="0.15" calcext:value-type="currency">
            <text:p>₵0.15</text:p>
          </table:table-cell>
          <table:table-cell table:formula="of:=[.G76]*2" office:value-type="currency" office:currency="GHC" office:value="0.3" calcext:value-type="currency">
            <text:p>₵0.30</text:p>
          </table:table-cell>
          <table:table-cell table:style-name="ce30" table:formula="of:=[.H76]*12" office:value-type="currency" office:currency="GHC" office:value="3.6" calcext:value-type="currency">
            <text:p>₵3.60</text:p>
          </table:table-cell>
          <table:table-cell table:style-name="ce33" table:formula="of:=[.I76]/0.21" office:value-type="currency" office:currency="GHC" office:value="17.1428571428571" calcext:value-type="currency">
            <text:p>₵17.14</text:p>
          </table:table-cell>
          <table:table-cell table:formula="of:=[.F76]/[.I76]" office:value-type="float" office:value="1206.25" calcext:value-type="float">
            <text:p>1206.3</text:p>
          </table:table-cell>
          <table:table-cell table:formula="of:=[.B76]/[.I76]" office:value-type="float" office:value="8.33333333333333" calcext:value-type="float">
            <text:p>8.3</text:p>
          </table:table-cell>
          <table:table-cell table:formula="of:=[.F76]/[.J76]" office:value-type="float" office:value="253.3125" calcext:value-type="float">
            <text:p>253.3</text:p>
          </table:table-cell>
          <table:table-cell table:formula="of:=[.B76]/[.J7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Grass runway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C76]" office:value-type="currency" office:currency="GHC" office:value="225" calcext:value-type="currency">
            <text:p>₵225.00</text:p>
          </table:table-cell>
          <table:table-cell table:formula="of:=[.C77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7]+[.B77]+([.E77]*8)" office:value-type="currency" office:currency="GHC" office:value="4362.5" calcext:value-type="currency">
            <text:p>₵4,362.50</text:p>
          </table:table-cell>
          <table:table-cell office:value-type="currency" office:currency="GHC" office:value="0.25" calcext:value-type="currency">
            <text:p>₵0.25</text:p>
          </table:table-cell>
          <table:table-cell table:formula="of:=[.G77]*2" office:value-type="currency" office:currency="GHC" office:value="0.5" calcext:value-type="currency">
            <text:p>₵0.50</text:p>
          </table:table-cell>
          <table:table-cell table:style-name="ce30" table:formula="of:=[.H77]*12" office:value-type="currency" office:currency="GHC" office:value="6" calcext:value-type="currency">
            <text:p>₵6.00</text:p>
          </table:table-cell>
          <table:table-cell table:style-name="ce33" table:formula="of:=[.I77]/0.21" office:value-type="currency" office:currency="GHC" office:value="28.5714285714286" calcext:value-type="currency">
            <text:p>₵28.57</text:p>
          </table:table-cell>
          <table:table-cell table:formula="of:=[.F77]/[.I77]" office:value-type="float" office:value="727.083333333333" calcext:value-type="float">
            <text:p>727.1</text:p>
          </table:table-cell>
          <table:table-cell table:formula="of:=[.B77]/[.I77]" office:value-type="float" office:value="8.33333333333333" calcext:value-type="float">
            <text:p>8.3</text:p>
          </table:table-cell>
          <table:table-cell table:formula="of:=[.F77]/[.J77]" office:value-type="float" office:value="152.6875" calcext:value-type="float">
            <text:p>152.7</text:p>
          </table:table-cell>
          <table:table-cell table:formula="of:=[.B77]/[.J7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unnels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Stone (rai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79]*12.5" office:value-type="currency" office:currency="GHC" office:value="0" calcext:value-type="currency">
            <text:p>₵0.00</text:p>
          </table:table-cell>
          <table:table-cell/>
          <table:table-cell table:formula="of:=[.D79]+[.B79]+([.E79]*8)" office:value-type="currency" office:currency="GHC" office:value="22000" calcext:value-type="currency">
            <text:p>₵22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79]*2" office:value-type="currency" office:currency="GHC" office:value="60" calcext:value-type="currency">
            <text:p>₵60.00</text:p>
          </table:table-cell>
          <table:table-cell table:style-name="ce30" table:formula="of:=[.H79]*12" office:value-type="currency" office:currency="GHC" office:value="720" calcext:value-type="currency">
            <text:p>₵720.00</text:p>
          </table:table-cell>
          <table:table-cell table:style-name="ce33" table:formula="of:=[.I79]/0.21" office:value-type="currency" office:currency="GHC" office:value="3428.57142857143" calcext:value-type="currency">
            <text:p>₵3,428.57</text:p>
          </table:table-cell>
          <table:table-cell table:formula="of:=[.F79]/[.I79]" office:value-type="float" office:value="30.5555555555556" calcext:value-type="float">
            <text:p>30.6</text:p>
          </table:table-cell>
          <table:table-cell table:formula="of:=[.B79]/[.I79]" office:value-type="float" office:value="30.5555555555556" calcext:value-type="float">
            <text:p>30.6</text:p>
          </table:table-cell>
          <table:table-cell table:formula="of:=[.F79]/[.J79]" office:value-type="float" office:value="6.41666666666667" calcext:value-type="float">
            <text:p>6.4</text:p>
          </table:table-cell>
          <table:table-cell table:formula="of:=[.B79]/[.J79]" office:value-type="float" office:value="6.41666666666667" calcext:value-type="float">
            <text:p>6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rail)</text:p>
          </table:table-cell>
          <table:table-cell office:value-type="currency" office:currency="GHC" office:value="27000" calcext:value-type="currency">
            <text:p>₵2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0]*12.5" office:value-type="currency" office:currency="GHC" office:value="0" calcext:value-type="currency">
            <text:p>₵0.00</text:p>
          </table:table-cell>
          <table:table-cell/>
          <table:table-cell table:formula="of:=[.D80]+[.B80]+([.E80]*8)" office:value-type="currency" office:currency="GHC" office:value="27000" calcext:value-type="currency">
            <text:p>₵27,000.00</text:p>
          </table:table-cell>
          <table:table-cell office:value-type="currency" office:currency="GHC" office:value="44" calcext:value-type="currency">
            <text:p>₵44.00</text:p>
          </table:table-cell>
          <table:table-cell table:formula="of:=[.G80]*2" office:value-type="currency" office:currency="GHC" office:value="88" calcext:value-type="currency">
            <text:p>₵88.00</text:p>
          </table:table-cell>
          <table:table-cell table:style-name="ce30" table:formula="of:=[.H80]*12" office:value-type="currency" office:currency="GHC" office:value="1056" calcext:value-type="currency">
            <text:p>₵1,056.00</text:p>
          </table:table-cell>
          <table:table-cell table:style-name="ce33" table:formula="of:=[.I80]/0.21" office:value-type="currency" office:currency="GHC" office:value="5028.57142857143" calcext:value-type="currency">
            <text:p>₵5,028.57</text:p>
          </table:table-cell>
          <table:table-cell table:formula="of:=[.F80]/[.I80]" office:value-type="float" office:value="25.5681818181818" calcext:value-type="float">
            <text:p>25.6</text:p>
          </table:table-cell>
          <table:table-cell table:formula="of:=[.B80]/[.I80]" office:value-type="float" office:value="25.5681818181818" calcext:value-type="float">
            <text:p>25.6</text:p>
          </table:table-cell>
          <table:table-cell table:formula="of:=[.F80]/[.J80]" office:value-type="float" office:value="5.36931818181818" calcext:value-type="float">
            <text:p>5.4</text:p>
          </table:table-cell>
          <table:table-cell table:formula="of:=[.B80]/[.J80]" office:value-type="float" office:value="5.36931818181818" calcext:value-type="float">
            <text:p>5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and brick (rail)</text:p>
          </table:table-cell>
          <table:table-cell office:value-type="currency" office:currency="GHC" office:value="22500" calcext:value-type="currency">
            <text:p>₵2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1]*12.5" office:value-type="currency" office:currency="GHC" office:value="0" calcext:value-type="currency">
            <text:p>₵0.00</text:p>
          </table:table-cell>
          <table:table-cell/>
          <table:table-cell table:formula="of:=[.D81]+[.B81]+([.E81]*8)" office:value-type="currency" office:currency="GHC" office:value="22500" calcext:value-type="currency">
            <text:p>₵22,500.00</text:p>
          </table:table-cell>
          <table:table-cell office:value-type="currency" office:currency="GHC" office:value="52.5" calcext:value-type="currency">
            <text:p>₵52.50</text:p>
          </table:table-cell>
          <table:table-cell table:formula="of:=[.G81]*2" office:value-type="currency" office:currency="GHC" office:value="105" calcext:value-type="currency">
            <text:p>₵105.00</text:p>
          </table:table-cell>
          <table:table-cell table:style-name="ce30" table:formula="of:=[.H81]*12" office:value-type="currency" office:currency="GHC" office:value="1260" calcext:value-type="currency">
            <text:p>₵1,260.00</text:p>
          </table:table-cell>
          <table:table-cell table:style-name="ce33" table:formula="of:=[.I81]/0.21" office:value-type="currency" office:currency="GHC" office:value="6000" calcext:value-type="currency">
            <text:p>₵6,000.00</text:p>
          </table:table-cell>
          <table:table-cell table:formula="of:=[.F81]/[.I81]" office:value-type="float" office:value="17.8571428571429" calcext:value-type="float">
            <text:p>17.9</text:p>
          </table:table-cell>
          <table:table-cell table:formula="of:=[.B81]/[.I81]" office:value-type="float" office:value="17.8571428571429" calcext:value-type="float">
            <text:p>17.9</text:p>
          </table:table-cell>
          <table:table-cell table:formula="of:=[.F81]/[.J81]" office:value-type="float" office:value="3.75" calcext:value-type="float">
            <text:p>3.8</text:p>
          </table:table-cell>
          <table:table-cell table:formula="of:=[.B81]/[.J81]" office:value-type="float" office:value="3.75" calcext:value-type="float">
            <text:p>3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rail)</text:p>
          </table:table-cell>
          <table:table-cell office:value-type="currency" office:currency="GHC" office:value="30000" calcext:value-type="currency">
            <text:p>₵3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2]*12.5" office:value-type="currency" office:currency="GHC" office:value="0" calcext:value-type="currency">
            <text:p>₵0.00</text:p>
          </table:table-cell>
          <table:table-cell/>
          <table:table-cell table:formula="of:=[.D82]+[.B82]+([.E82]*8)" office:value-type="currency" office:currency="GHC" office:value="30000" calcext:value-type="currency">
            <text:p>₵30,0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82]*2" office:value-type="currency" office:currency="GHC" office:value="80" calcext:value-type="currency">
            <text:p>₵80.00</text:p>
          </table:table-cell>
          <table:table-cell table:style-name="ce30" table:formula="of:=[.H82]*12" office:value-type="currency" office:currency="GHC" office:value="960" calcext:value-type="currency">
            <text:p>₵960.00</text:p>
          </table:table-cell>
          <table:table-cell table:style-name="ce33" table:formula="of:=[.I82]/0.21" office:value-type="currency" office:currency="GHC" office:value="4571.42857142857" calcext:value-type="currency">
            <text:p>₵4,571.43</text:p>
          </table:table-cell>
          <table:table-cell table:formula="of:=[.F82]/[.I82]" office:value-type="float" office:value="31.25" calcext:value-type="float">
            <text:p>31.3</text:p>
          </table:table-cell>
          <table:table-cell table:formula="of:=[.B82]/[.I82]" office:value-type="float" office:value="31.25" calcext:value-type="float">
            <text:p>31.3</text:p>
          </table:table-cell>
          <table:table-cell table:formula="of:=[.F82]/[.J82]" office:value-type="float" office:value="6.5625" calcext:value-type="float">
            <text:p>6.6</text:p>
          </table:table-cell>
          <table:table-cell table:formula="of:=[.B82]/[.J82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light rail)</text:p>
          </table:table-cell>
          <table:table-cell office:value-type="currency" office:currency="GHC" office:value="20000" calcext:value-type="currency">
            <text:p>₵2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3]*12.5" office:value-type="currency" office:currency="GHC" office:value="0" calcext:value-type="currency">
            <text:p>₵0.00</text:p>
          </table:table-cell>
          <table:table-cell/>
          <table:table-cell table:formula="of:=[.D83]+[.B83]+([.E83]*8)" office:value-type="currency" office:currency="GHC" office:value="20000" calcext:value-type="currency">
            <text:p>₵20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3]*2" office:value-type="currency" office:currency="GHC" office:value="50" calcext:value-type="currency">
            <text:p>₵50.00</text:p>
          </table:table-cell>
          <table:table-cell table:style-name="ce30" table:formula="of:=[.H83]*12" office:value-type="currency" office:currency="GHC" office:value="600" calcext:value-type="currency">
            <text:p>₵600.00</text:p>
          </table:table-cell>
          <table:table-cell table:style-name="ce33" table:formula="of:=[.I83]/0.21" office:value-type="currency" office:currency="GHC" office:value="2857.14285714286" calcext:value-type="currency">
            <text:p>₵2,857.14</text:p>
          </table:table-cell>
          <table:table-cell table:formula="of:=[.F83]/[.I83]" office:value-type="float" office:value="33.3333333333333" calcext:value-type="float">
            <text:p>33.3</text:p>
          </table:table-cell>
          <table:table-cell table:formula="of:=[.B83]/[.I83]" office:value-type="float" office:value="33.3333333333333" calcext:value-type="float">
            <text:p>33.3</text:p>
          </table:table-cell>
          <table:table-cell table:formula="of:=[.F83]/[.J83]" office:value-type="float" office:value="7" calcext:value-type="float">
            <text:p>7.0</text:p>
          </table:table-cell>
          <table:table-cell table:formula="of:=[.B83]/[.J83]" office:value-type="float" office:value="7" calcext:value-type="float">
            <text:p>7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hannel tunnel (rail)</text:p>
          </table:table-cell>
          <table:table-cell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4]*12.5" office:value-type="currency" office:currency="GHC" office:value="0" calcext:value-type="currency">
            <text:p>₵0.00</text:p>
          </table:table-cell>
          <table:table-cell/>
          <table:table-cell table:formula="of:=[.D84]+[.B84]+([.E84]*8)" office:value-type="currency" office:currency="GHC" office:value="32000" calcext:value-type="currency">
            <text:p>₵32,000.00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G84]*2" office:value-type="currency" office:currency="GHC" office:value="100" calcext:value-type="currency">
            <text:p>₵100.00</text:p>
          </table:table-cell>
          <table:table-cell table:style-name="ce30" table:formula="of:=[.H84]*12" office:value-type="currency" office:currency="GHC" office:value="1200" calcext:value-type="currency">
            <text:p>₵1,200.00</text:p>
          </table:table-cell>
          <table:table-cell table:style-name="ce33" table:formula="of:=[.I84]/0.21" office:value-type="currency" office:currency="GHC" office:value="5714.28571428571" calcext:value-type="currency">
            <text:p>₵5,714.29</text:p>
          </table:table-cell>
          <table:table-cell table:formula="of:=[.F84]/[.I84]" office:value-type="float" office:value="26.6666666666667" calcext:value-type="float">
            <text:p>26.7</text:p>
          </table:table-cell>
          <table:table-cell table:formula="of:=[.B84]/[.I84]" office:value-type="float" office:value="26.6666666666667" calcext:value-type="float">
            <text:p>26.7</text:p>
          </table:table-cell>
          <table:table-cell table:formula="of:=[.F84]/[.J84]" office:value-type="float" office:value="5.6" calcext:value-type="float">
            <text:p>5.6</text:p>
          </table:table-cell>
          <table:table-cell table:formula="of:=[.B84]/[.J84]" office:value-type="float" office:value="5.6" calcext:value-type="float">
            <text:p>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gh speed (rail)</text:p>
          </table:table-cell>
          <table:table-cell office:value-type="currency" office:currency="GHC" office:value="44000" calcext:value-type="currency">
            <text:p>₵4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5]*12.5" office:value-type="currency" office:currency="GHC" office:value="0" calcext:value-type="currency">
            <text:p>₵0.00</text:p>
          </table:table-cell>
          <table:table-cell/>
          <table:table-cell table:formula="of:=[.D85]+[.B85]+([.E85]*8)" office:value-type="currency" office:currency="GHC" office:value="44000" calcext:value-type="currency">
            <text:p>₵44,000.00</text:p>
          </table:table-cell>
          <table:table-cell office:value-type="currency" office:currency="GHC" office:value="70" calcext:value-type="currency">
            <text:p>₵70.00</text:p>
          </table:table-cell>
          <table:table-cell table:formula="of:=[.G85]*2" office:value-type="currency" office:currency="GHC" office:value="140" calcext:value-type="currency">
            <text:p>₵140.00</text:p>
          </table:table-cell>
          <table:table-cell table:style-name="ce30" table:formula="of:=[.H85]*12" office:value-type="currency" office:currency="GHC" office:value="1680" calcext:value-type="currency">
            <text:p>₵1,680.00</text:p>
          </table:table-cell>
          <table:table-cell table:style-name="ce33" table:formula="of:=[.I85]/0.21" office:value-type="currency" office:currency="GHC" office:value="8000" calcext:value-type="currency">
            <text:p>₵8,000.00</text:p>
          </table:table-cell>
          <table:table-cell table:formula="of:=[.F85]/[.I85]" office:value-type="float" office:value="26.1904761904762" calcext:value-type="float">
            <text:p>26.2</text:p>
          </table:table-cell>
          <table:table-cell table:formula="of:=[.B85]/[.I85]" office:value-type="float" office:value="26.1904761904762" calcext:value-type="float">
            <text:p>26.2</text:p>
          </table:table-cell>
          <table:table-cell table:formula="of:=[.F85]/[.J85]" office:value-type="float" office:value="5.5" calcext:value-type="float">
            <text:p>5.5</text:p>
          </table:table-cell>
          <table:table-cell table:formula="of:=[.B85]/[.J85]" office:value-type="float" office:value="5.5" calcext:value-type="float">
            <text:p>5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narrow gauge)</text:p>
          </table:table-cell>
          <table:table-cell office:value-type="currency" office:currency="GHC" office:value="15000" calcext:value-type="currency">
            <text:p>₵1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6]*12.5" office:value-type="currency" office:currency="GHC" office:value="0" calcext:value-type="currency">
            <text:p>₵0.00</text:p>
          </table:table-cell>
          <table:table-cell/>
          <table:table-cell table:formula="of:=[.D86]+[.B86]+([.E86]*8)" office:value-type="currency" office:currency="GHC" office:value="15000" calcext:value-type="currency">
            <text:p>₵15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6]*2" office:value-type="currency" office:currency="GHC" office:value="50" calcext:value-type="currency">
            <text:p>₵50.00</text:p>
          </table:table-cell>
          <table:table-cell table:style-name="ce30" table:formula="of:=[.H86]*12" office:value-type="currency" office:currency="GHC" office:value="600" calcext:value-type="currency">
            <text:p>₵600.00</text:p>
          </table:table-cell>
          <table:table-cell table:style-name="ce33" table:formula="of:=[.I86]/0.21" office:value-type="currency" office:currency="GHC" office:value="2857.14285714286" calcext:value-type="currency">
            <text:p>₵2,857.14</text:p>
          </table:table-cell>
          <table:table-cell table:formula="of:=[.F86]/[.I86]" office:value-type="float" office:value="25" calcext:value-type="float">
            <text:p>25.0</text:p>
          </table:table-cell>
          <table:table-cell table:formula="of:=[.B86]/[.I86]" office:value-type="float" office:value="25" calcext:value-type="float">
            <text:p>25.0</text:p>
          </table:table-cell>
          <table:table-cell table:formula="of:=[.F86]/[.J86]" office:value-type="float" office:value="5.25" calcext:value-type="float">
            <text:p>5.3</text:p>
          </table:table-cell>
          <table:table-cell table:formula="of:=[.B86]/[.J86]" office:value-type="float" office:value="5.25" calcext:value-type="float">
            <text:p>5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narrow gauge)</text:p>
          </table:table-cell>
          <table:table-cell office:value-type="currency" office:currency="GHC" office:value="13500" calcext:value-type="currency">
            <text:p>₵13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7]*12.5" office:value-type="currency" office:currency="GHC" office:value="0" calcext:value-type="currency">
            <text:p>₵0.00</text:p>
          </table:table-cell>
          <table:table-cell/>
          <table:table-cell table:formula="of:=[.D87]+[.B87]+([.E87]*8)" office:value-type="currency" office:currency="GHC" office:value="13500" calcext:value-type="currency">
            <text:p>₵13,500.00</text:p>
          </table:table-cell>
          <table:table-cell office:value-type="currency" office:currency="GHC" office:value="26.75" calcext:value-type="currency">
            <text:p>₵26.75</text:p>
          </table:table-cell>
          <table:table-cell table:formula="of:=[.G87]*2" office:value-type="currency" office:currency="GHC" office:value="53.5" calcext:value-type="currency">
            <text:p>₵53.50</text:p>
          </table:table-cell>
          <table:table-cell table:style-name="ce30" table:formula="of:=[.H87]*12" office:value-type="currency" office:currency="GHC" office:value="642" calcext:value-type="currency">
            <text:p>₵642.00</text:p>
          </table:table-cell>
          <table:table-cell table:style-name="ce33" table:formula="of:=[.I87]/0.21" office:value-type="currency" office:currency="GHC" office:value="3057.14285714286" calcext:value-type="currency">
            <text:p>₵3,057.14</text:p>
          </table:table-cell>
          <table:table-cell table:formula="of:=[.F87]/[.I87]" office:value-type="float" office:value="21.0280373831776" calcext:value-type="float">
            <text:p>21.0</text:p>
          </table:table-cell>
          <table:table-cell table:formula="of:=[.B87]/[.I87]" office:value-type="float" office:value="21.0280373831776" calcext:value-type="float">
            <text:p>21.0</text:p>
          </table:table-cell>
          <table:table-cell table:formula="of:=[.F87]/[.J87]" office:value-type="float" office:value="4.41588785046729" calcext:value-type="float">
            <text:p>4.4</text:p>
          </table:table-cell>
          <table:table-cell table:formula="of:=[.B87]/[.J87]" office:value-type="float" office:value="4.41588785046729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barge cana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8]*12.5" office:value-type="currency" office:currency="GHC" office:value="0" calcext:value-type="currency">
            <text:p>₵0.00</text:p>
          </table:table-cell>
          <table:table-cell/>
          <table:table-cell table:formula="of:=[.D88]+[.B88]+([.E88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88]*2" office:value-type="currency" office:currency="GHC" office:value="32" calcext:value-type="currency">
            <text:p>₵32.00</text:p>
          </table:table-cell>
          <table:table-cell table:style-name="ce30" table:formula="of:=[.H88]*12" office:value-type="currency" office:currency="GHC" office:value="384" calcext:value-type="currency">
            <text:p>₵384.00</text:p>
          </table:table-cell>
          <table:table-cell table:style-name="ce33" table:formula="of:=[.I88]/0.21" office:value-type="currency" office:currency="GHC" office:value="1828.57142857143" calcext:value-type="currency">
            <text:p>₵1,828.57</text:p>
          </table:table-cell>
          <table:table-cell table:formula="of:=[.F88]/[.I88]" office:value-type="float" office:value="20.8333333333333" calcext:value-type="float">
            <text:p>20.8</text:p>
          </table:table-cell>
          <table:table-cell table:formula="of:=[.B88]/[.I88]" office:value-type="float" office:value="20.8333333333333" calcext:value-type="float">
            <text:p>20.8</text:p>
          </table:table-cell>
          <table:table-cell table:formula="of:=[.F88]/[.J88]" office:value-type="float" office:value="4.375" calcext:value-type="float">
            <text:p>4.4</text:p>
          </table:table-cell>
          <table:table-cell table:formula="of:=[.B88]/[.J88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narrow canal)</text:p>
          </table:table-cell>
          <table:table-cell office:value-type="currency" office:currency="GHC" office:value="4800" calcext:value-type="currency">
            <text:p>₵4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9]*12.5" office:value-type="currency" office:currency="GHC" office:value="0" calcext:value-type="currency">
            <text:p>₵0.00</text:p>
          </table:table-cell>
          <table:table-cell/>
          <table:table-cell table:formula="of:=[.D89]+[.B89]+([.E89]*8)" office:value-type="currency" office:currency="GHC" office:value="4800" calcext:value-type="currency">
            <text:p>₵4,800.00</text:p>
          </table:table-cell>
          <table:table-cell office:value-type="currency" office:currency="GHC" office:value="9.6" calcext:value-type="currency">
            <text:p>₵9.60</text:p>
          </table:table-cell>
          <table:table-cell table:formula="of:=[.G89]*2" office:value-type="currency" office:currency="GHC" office:value="19.2" calcext:value-type="currency">
            <text:p>₵19.20</text:p>
          </table:table-cell>
          <table:table-cell table:style-name="ce30" table:formula="of:=[.H89]*12" office:value-type="currency" office:currency="GHC" office:value="230.4" calcext:value-type="currency">
            <text:p>₵230.40</text:p>
          </table:table-cell>
          <table:table-cell table:style-name="ce33" table:formula="of:=[.I89]/0.21" office:value-type="currency" office:currency="GHC" office:value="1097.14285714286" calcext:value-type="currency">
            <text:p>₵1,097.14</text:p>
          </table:table-cell>
          <table:table-cell table:formula="of:=[.F89]/[.I89]" office:value-type="float" office:value="20.8333333333333" calcext:value-type="float">
            <text:p>20.8</text:p>
          </table:table-cell>
          <table:table-cell table:formula="of:=[.B89]/[.I89]" office:value-type="float" office:value="20.8333333333333" calcext:value-type="float">
            <text:p>20.8</text:p>
          </table:table-cell>
          <table:table-cell table:formula="of:=[.F89]/[.J89]" office:value-type="float" office:value="4.375" calcext:value-type="float">
            <text:p>4.4</text:p>
          </table:table-cell>
          <table:table-cell table:formula="of:=[.B89]/[.J8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road)</text:p>
          </table:table-cell>
          <table:table-cell office:value-type="currency" office:currency="GHC" office:value="8800" calcext:value-type="currency">
            <text:p>₵8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0]*12.5" office:value-type="currency" office:currency="GHC" office:value="0" calcext:value-type="currency">
            <text:p>₵0.00</text:p>
          </table:table-cell>
          <table:table-cell/>
          <table:table-cell table:formula="of:=[.D90]+[.B90]+([.E90]*8)" office:value-type="currency" office:currency="GHC" office:value="8800" calcext:value-type="currency">
            <text:p>₵8,8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90]*2" office:value-type="currency" office:currency="GHC" office:value="20" calcext:value-type="currency">
            <text:p>₵20.00</text:p>
          </table:table-cell>
          <table:table-cell table:style-name="ce30" table:formula="of:=[.H90]*12" office:value-type="currency" office:currency="GHC" office:value="240" calcext:value-type="currency">
            <text:p>₵240.00</text:p>
          </table:table-cell>
          <table:table-cell table:style-name="ce33" table:formula="of:=[.I90]/0.21" office:value-type="currency" office:currency="GHC" office:value="1142.85714285714" calcext:value-type="currency">
            <text:p>₵1,142.86</text:p>
          </table:table-cell>
          <table:table-cell table:formula="of:=[.F90]/[.I90]" office:value-type="float" office:value="36.6666666666667" calcext:value-type="float">
            <text:p>36.7</text:p>
          </table:table-cell>
          <table:table-cell table:formula="of:=[.B90]/[.I90]" office:value-type="float" office:value="36.6666666666667" calcext:value-type="float">
            <text:p>36.7</text:p>
          </table:table-cell>
          <table:table-cell table:formula="of:=[.F90]/[.J90]" office:value-type="float" office:value="7.7" calcext:value-type="float">
            <text:p>7.7</text:p>
          </table:table-cell>
          <table:table-cell table:formula="of:=[.B90]/[.J90]" office:value-type="float" office:value="7.7" calcext:value-type="float">
            <text:p>7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road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1]*12.5" office:value-type="currency" office:currency="GHC" office:value="0" calcext:value-type="currency">
            <text:p>₵0.00</text:p>
          </table:table-cell>
          <table:table-cell/>
          <table:table-cell table:formula="of:=[.D91]+[.B91]+([.E91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91]*2" office:value-type="currency" office:currency="GHC" office:value="32" calcext:value-type="currency">
            <text:p>₵32.00</text:p>
          </table:table-cell>
          <table:table-cell table:style-name="ce30" table:formula="of:=[.H91]*12" office:value-type="currency" office:currency="GHC" office:value="384" calcext:value-type="currency">
            <text:p>₵384.00</text:p>
          </table:table-cell>
          <table:table-cell table:style-name="ce33" table:formula="of:=[.I91]/0.21" office:value-type="currency" office:currency="GHC" office:value="1828.57142857143" calcext:value-type="currency">
            <text:p>₵1,828.57</text:p>
          </table:table-cell>
          <table:table-cell table:formula="of:=[.F91]/[.I91]" office:value-type="float" office:value="20.8333333333333" calcext:value-type="float">
            <text:p>20.8</text:p>
          </table:table-cell>
          <table:table-cell table:formula="of:=[.B91]/[.I91]" office:value-type="float" office:value="20.8333333333333" calcext:value-type="float">
            <text:p>20.8</text:p>
          </table:table-cell>
          <table:table-cell table:formula="of:=[.F91]/[.J91]" office:value-type="float" office:value="4.375" calcext:value-type="float">
            <text:p>4.4</text:p>
          </table:table-cell>
          <table:table-cell table:formula="of:=[.B91]/[.J91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road)</text:p>
          </table:table-cell>
          <table:table-cell office:value-type="currency" office:currency="GHC" office:value="14600" calcext:value-type="currency">
            <text:p>₵14,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2]*12.5" office:value-type="currency" office:currency="GHC" office:value="0" calcext:value-type="currency">
            <text:p>₵0.00</text:p>
          </table:table-cell>
          <table:table-cell/>
          <table:table-cell table:formula="of:=[.D92]+[.B92]+([.E92]*8)" office:value-type="currency" office:currency="GHC" office:value="14600" calcext:value-type="currency">
            <text:p>₵14,6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92]*2" office:value-type="currency" office:currency="GHC" office:value="30" calcext:value-type="currency">
            <text:p>₵30.00</text:p>
          </table:table-cell>
          <table:table-cell table:style-name="ce30" table:formula="of:=[.H92]*12" office:value-type="currency" office:currency="GHC" office:value="360" calcext:value-type="currency">
            <text:p>₵360.00</text:p>
          </table:table-cell>
          <table:table-cell table:style-name="ce33" table:formula="of:=[.I92]/0.21" office:value-type="currency" office:currency="GHC" office:value="1714.28571428571" calcext:value-type="currency">
            <text:p>₵1,714.29</text:p>
          </table:table-cell>
          <table:table-cell table:formula="of:=[.F92]/[.I92]" office:value-type="float" office:value="40.5555555555556" calcext:value-type="float">
            <text:p>40.6</text:p>
          </table:table-cell>
          <table:table-cell table:formula="of:=[.B92]/[.I92]" office:value-type="float" office:value="40.5555555555556" calcext:value-type="float">
            <text:p>40.6</text:p>
          </table:table-cell>
          <table:table-cell table:formula="of:=[.F92]/[.J92]" office:value-type="float" office:value="8.51666666666667" calcext:value-type="float">
            <text:p>8.5</text:p>
          </table:table-cell>
          <table:table-cell table:formula="of:=[.B92]/[.J92]" office:value-type="float" office:value="8.51666666666667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100000" calcext:value-type="currency">
            <text:p>₵10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3]*12.5" office:value-type="currency" office:currency="GHC" office:value="0" calcext:value-type="currency">
            <text:p>₵0.00</text:p>
          </table:table-cell>
          <table:table-cell/>
          <table:table-cell table:formula="of:=[.D93]+[.B93]+([.E93]*8)" office:value-type="currency" office:currency="GHC" office:value="100000" calcext:value-type="currency">
            <text:p>₵100,000.00</text:p>
          </table:table-cell>
          <table:table-cell office:value-type="currency" office:currency="GHC" office:value="90" calcext:value-type="currency">
            <text:p>₵90.00</text:p>
          </table:table-cell>
          <table:table-cell table:formula="of:=[.G93]*2" office:value-type="currency" office:currency="GHC" office:value="180" calcext:value-type="currency">
            <text:p>₵180.00</text:p>
          </table:table-cell>
          <table:table-cell table:style-name="ce30" table:formula="of:=[.H93]*12" office:value-type="currency" office:currency="GHC" office:value="2160" calcext:value-type="currency">
            <text:p>₵2,160.00</text:p>
          </table:table-cell>
          <table:table-cell table:style-name="ce33" table:formula="of:=[.I93]/0.21" office:value-type="currency" office:currency="GHC" office:value="10285.7142857143" calcext:value-type="currency">
            <text:p>₵10,285.71</text:p>
          </table:table-cell>
          <table:table-cell table:formula="of:=[.F93]/[.I93]" office:value-type="float" office:value="46.2962962962963" calcext:value-type="float">
            <text:p>46.3</text:p>
          </table:table-cell>
          <table:table-cell table:formula="of:=[.B93]/[.I93]" office:value-type="float" office:value="46.2962962962963" calcext:value-type="float">
            <text:p>46.3</text:p>
          </table:table-cell>
          <table:table-cell table:formula="of:=[.F93]/[.J93]" office:value-type="float" office:value="9.72222222222222" calcext:value-type="float">
            <text:p>9.7</text:p>
          </table:table-cell>
          <table:table-cell table:formula="of:=[.B93]/[.J93]" office:value-type="float" office:value="9.72222222222222" calcext:value-type="float">
            <text:p>9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eco (maglev)</text:p>
          </table:table-cell>
          <table:table-cell office:value-type="currency" office:currency="GHC" office:value="80000" calcext:value-type="currency">
            <text:p>₵8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4]*12.5" office:value-type="currency" office:currency="GHC" office:value="0" calcext:value-type="currency">
            <text:p>₵0.00</text:p>
          </table:table-cell>
          <table:table-cell/>
          <table:table-cell table:formula="of:=[.D94]+[.B94]+([.E94]*8)" office:value-type="currency" office:currency="GHC" office:value="80000" calcext:value-type="currency">
            <text:p>₵80,000.00</text:p>
          </table:table-cell>
          <table:table-cell office:value-type="currency" office:currency="GHC" office:value="49" calcext:value-type="currency">
            <text:p>₵49.00</text:p>
          </table:table-cell>
          <table:table-cell table:formula="of:=[.G94]*2" office:value-type="currency" office:currency="GHC" office:value="98" calcext:value-type="currency">
            <text:p>₵98.00</text:p>
          </table:table-cell>
          <table:table-cell table:style-name="ce30" table:formula="of:=[.H94]*12" office:value-type="currency" office:currency="GHC" office:value="1176" calcext:value-type="currency">
            <text:p>₵1,176.00</text:p>
          </table:table-cell>
          <table:table-cell table:style-name="ce33" table:formula="of:=[.I94]/0.21" office:value-type="currency" office:currency="GHC" office:value="5600" calcext:value-type="currency">
            <text:p>₵5,600.00</text:p>
          </table:table-cell>
          <table:table-cell table:formula="of:=[.F94]/[.I94]" office:value-type="float" office:value="68.0272108843537" calcext:value-type="float">
            <text:p>68.0</text:p>
          </table:table-cell>
          <table:table-cell table:formula="of:=[.B94]/[.I94]" office:value-type="float" office:value="68.0272108843537" calcext:value-type="float">
            <text:p>68.0</text:p>
          </table:table-cell>
          <table:table-cell table:formula="of:=[.F94]/[.J94]" office:value-type="float" office:value="14.2857142857143" calcext:value-type="float">
            <text:p>14.3</text:p>
          </table:table-cell>
          <table:table-cell table:formula="of:=[.B94]/[.J94]" office:value-type="float" office:value="14.2857142857143" calcext:value-type="float">
            <text:p>14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(tube tunnel)</text:p>
          </table:table-cell>
          <table:table-cell office:value-type="currency" office:currency="GHC" office:value="7750" calcext:value-type="currency">
            <text:p>₵7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5]*12.5" office:value-type="currency" office:currency="GHC" office:value="0" calcext:value-type="currency">
            <text:p>₵0.00</text:p>
          </table:table-cell>
          <table:table-cell/>
          <table:table-cell table:formula="of:=[.D95]+[.B95]+([.E95]*8)" office:value-type="currency" office:currency="GHC" office:value="7750" calcext:value-type="currency">
            <text:p>₵7,750.00</text:p>
          </table:table-cell>
          <table:table-cell office:value-type="currency" office:currency="GHC" office:value="27.5" calcext:value-type="currency">
            <text:p>₵27.50</text:p>
          </table:table-cell>
          <table:table-cell table:formula="of:=[.G95]*2" office:value-type="currency" office:currency="GHC" office:value="55" calcext:value-type="currency">
            <text:p>₵55.00</text:p>
          </table:table-cell>
          <table:table-cell table:style-name="ce30" table:formula="of:=[.H95]*12" office:value-type="currency" office:currency="GHC" office:value="660" calcext:value-type="currency">
            <text:p>₵660.00</text:p>
          </table:table-cell>
          <table:table-cell table:style-name="ce33" table:formula="of:=[.I95]/0.21" office:value-type="currency" office:currency="GHC" office:value="3142.85714285714" calcext:value-type="currency">
            <text:p>₵3,142.86</text:p>
          </table:table-cell>
          <table:table-cell table:formula="of:=[.F95]/[.I95]" office:value-type="float" office:value="11.7424242424242" calcext:value-type="float">
            <text:p>11.7</text:p>
          </table:table-cell>
          <table:table-cell table:formula="of:=[.B95]/[.I95]" office:value-type="float" office:value="11.7424242424242" calcext:value-type="float">
            <text:p>11.7</text:p>
          </table:table-cell>
          <table:table-cell table:formula="of:=[.F95]/[.J95]" office:value-type="float" office:value="2.46590909090909" calcext:value-type="float">
            <text:p>2.5</text:p>
          </table:table-cell>
          <table:table-cell table:formula="of:=[.B95]/[.J95]" office:value-type="float" office:value="2.46590909090909" calcext:value-type="float">
            <text:p>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tube tunnel)</text:p>
          </table:table-cell>
          <table:table-cell office:value-type="currency" office:currency="GHC" office:value="9750" calcext:value-type="currency">
            <text:p>₵9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6]*12.5" office:value-type="currency" office:currency="GHC" office:value="0" calcext:value-type="currency">
            <text:p>₵0.00</text:p>
          </table:table-cell>
          <table:table-cell/>
          <table:table-cell table:formula="of:=[.D96]+[.B96]+([.E96]*8)" office:value-type="currency" office:currency="GHC" office:value="9750" calcext:value-type="currency">
            <text:p>₵9,75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96]*2" office:value-type="currency" office:currency="GHC" office:value="40" calcext:value-type="currency">
            <text:p>₵40.00</text:p>
          </table:table-cell>
          <table:table-cell table:style-name="ce30" table:formula="of:=[.H96]*12" office:value-type="currency" office:currency="GHC" office:value="480" calcext:value-type="currency">
            <text:p>₵480.00</text:p>
          </table:table-cell>
          <table:table-cell table:style-name="ce33" table:formula="of:=[.I96]/0.21" office:value-type="currency" office:currency="GHC" office:value="2285.71428571429" calcext:value-type="currency">
            <text:p>₵2,285.71</text:p>
          </table:table-cell>
          <table:table-cell table:formula="of:=[.F96]/[.I96]" office:value-type="float" office:value="20.3125" calcext:value-type="float">
            <text:p>20.3</text:p>
          </table:table-cell>
          <table:table-cell table:formula="of:=[.B96]/[.I96]" office:value-type="float" office:value="20.3125" calcext:value-type="float">
            <text:p>20.3</text:p>
          </table:table-cell>
          <table:table-cell table:formula="of:=[.F96]/[.J96]" office:value-type="float" office:value="4.265625" calcext:value-type="float">
            <text:p>4.3</text:p>
          </table:table-cell>
          <table:table-cell table:formula="of:=[.B96]/[.J96]" office:value-type="float" office:value="4.265625" calcext:value-type="float">
            <text:p>4.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ridges/elevated ways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Brick arch (pier)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8]+[.B98]+([.E98]*8)" office:value-type="currency" office:currency="GHC" office:value="1550" calcext:value-type="currency">
            <text:p>₵1,550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98]*2" office:value-type="currency" office:currency="GHC" office:value="2" calcext:value-type="currency">
            <text:p>₵2.00</text:p>
          </table:table-cell>
          <table:table-cell table:style-name="ce30" table:formula="of:=[.H98]*12" office:value-type="currency" office:currency="GHC" office:value="24" calcext:value-type="currency">
            <text:p>₵24.00</text:p>
          </table:table-cell>
          <table:table-cell table:style-name="ce33" table:formula="of:=[.I98]/0.21" office:value-type="currency" office:currency="GHC" office:value="114.285714285714" calcext:value-type="currency">
            <text:p>₵114.29</text:p>
          </table:table-cell>
          <table:table-cell table:formula="of:=[.F98]/[.I98]" office:value-type="float" office:value="64.5833333333333" calcext:value-type="float">
            <text:p>64.6</text:p>
          </table:table-cell>
          <table:table-cell table:formula="of:=[.B98]/[.I98]" office:value-type="float" office:value="2.08333333333333" calcext:value-type="float">
            <text:p>2.1</text:p>
          </table:table-cell>
          <table:table-cell table:formula="of:=[.F98]/[.J98]" office:value-type="float" office:value="13.5625" calcext:value-type="float">
            <text:p>13.6</text:p>
          </table:table-cell>
          <table:table-cell table:formula="of:=[.B98]/[.J98]" office:value-type="float" office:value="0.4375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eel truss (pier)</text:p>
          </table:table-cell>
          <table:table-cell office:value-type="currency" office:currency="GHC" office:value="25" calcext:value-type="currency">
            <text:p>₵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9]+[.B99]+([.E99]*8)" office:value-type="currency" office:currency="GHC" office:value="1525" calcext:value-type="currency">
            <text:p>₵1,5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99]*2" office:value-type="currency" office:currency="GHC" office:value="6" calcext:value-type="currency">
            <text:p>₵6.00</text:p>
          </table:table-cell>
          <table:table-cell table:style-name="ce30" table:formula="of:=[.H99]*12" office:value-type="currency" office:currency="GHC" office:value="72" calcext:value-type="currency">
            <text:p>₵72.00</text:p>
          </table:table-cell>
          <table:table-cell table:style-name="ce33" table:formula="of:=[.I99]/0.21" office:value-type="currency" office:currency="GHC" office:value="342.857142857143" calcext:value-type="currency">
            <text:p>₵342.86</text:p>
          </table:table-cell>
          <table:table-cell table:formula="of:=[.F99]/[.I99]" office:value-type="float" office:value="21.1805555555556" calcext:value-type="float">
            <text:p>21.2</text:p>
          </table:table-cell>
          <table:table-cell table:formula="of:=[.B99]/[.I99]" office:value-type="float" office:value="0.347222222222222" calcext:value-type="float">
            <text:p>0.3</text:p>
          </table:table-cell>
          <table:table-cell table:formula="of:=[.F99]/[.J99]" office:value-type="float" office:value="4.44791666666667" calcext:value-type="float">
            <text:p>4.4</text:p>
          </table:table-cell>
          <table:table-cell table:formula="of:=[.B99]/[.J99]" office:value-type="float" office:value="0.0729166666666667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am bridge (rail)</text:p>
          </table:table-cell>
          <table:table-cell office:value-type="currency" office:currency="GHC" office:value="5200" calcext:value-type="currency">
            <text:p>₵5,200.0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0]+[.B100]+([.E100]*8)" office:value-type="currency" office:currency="GHC" office:value="6700" calcext:value-type="currency">
            <text:p>₵6,7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00]*2" office:value-type="currency" office:currency="GHC" office:value="20" calcext:value-type="currency">
            <text:p>₵20.00</text:p>
          </table:table-cell>
          <table:table-cell table:style-name="ce30" table:formula="of:=[.H100]*12" office:value-type="currency" office:currency="GHC" office:value="240" calcext:value-type="currency">
            <text:p>₵240.00</text:p>
          </table:table-cell>
          <table:table-cell table:style-name="ce33" table:formula="of:=[.I100]/0.21" office:value-type="currency" office:currency="GHC" office:value="1142.85714285714" calcext:value-type="currency">
            <text:p>₵1,142.86</text:p>
          </table:table-cell>
          <table:table-cell table:formula="of:=[.F100]/[.I100]" office:value-type="float" office:value="27.9166666666667" calcext:value-type="float">
            <text:p>27.9</text:p>
          </table:table-cell>
          <table:table-cell table:formula="of:=[.B100]/[.I100]" office:value-type="float" office:value="21.6666666666667" calcext:value-type="float">
            <text:p>21.7</text:p>
          </table:table-cell>
          <table:table-cell table:formula="of:=[.F100]/[.J100]" office:value-type="float" office:value="5.8625" calcext:value-type="float">
            <text:p>5.9</text:p>
          </table:table-cell>
          <table:table-cell table:formula="of:=[.B100]/[.J100]" office:value-type="float" office:value="4.55" calcext:value-type="float">
            <text:p>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barge canal)</text:p>
          </table:table-cell>
          <table:table-cell office:value-type="currency" office:currency="GHC" office:value="1487.5" calcext:value-type="currency">
            <text:p>₵1,487.5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1]+[.B101]+([.E101]*8)" office:value-type="currency" office:currency="GHC" office:value="2987.5" calcext:value-type="currency">
            <text:p>₵2,987.50</text:p>
          </table:table-cell>
          <table:table-cell office:value-type="currency" office:currency="GHC" office:value="13.13" calcext:value-type="currency">
            <text:p>₵13.13</text:p>
          </table:table-cell>
          <table:table-cell table:formula="of:=[.G101]*2" office:value-type="currency" office:currency="GHC" office:value="26.26" calcext:value-type="currency">
            <text:p>₵26.26</text:p>
          </table:table-cell>
          <table:table-cell table:style-name="ce30" table:formula="of:=[.H101]*12" office:value-type="currency" office:currency="GHC" office:value="315.12" calcext:value-type="currency">
            <text:p>₵315.12</text:p>
          </table:table-cell>
          <table:table-cell table:style-name="ce33" table:formula="of:=[.I101]/0.21" office:value-type="currency" office:currency="GHC" office:value="1500.57142857143" calcext:value-type="currency">
            <text:p>₵1,500.57</text:p>
          </table:table-cell>
          <table:table-cell table:formula="of:=[.F101]/[.I101]" office:value-type="float" office:value="9.48051535922823" calcext:value-type="float">
            <text:p>9.5</text:p>
          </table:table-cell>
          <table:table-cell table:formula="of:=[.B101]/[.I101]" office:value-type="float" office:value="4.72042396547347" calcext:value-type="float">
            <text:p>4.7</text:p>
          </table:table-cell>
          <table:table-cell table:formula="of:=[.F101]/[.J101]" office:value-type="float" office:value="1.99090822543793" calcext:value-type="float">
            <text:p>2.0</text:p>
          </table:table-cell>
          <table:table-cell table:formula="of:=[.B101]/[.J101]" office:value-type="float" office:value="0.991289032749429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narrow canal)</text:p>
          </table:table-cell>
          <table:table-cell office:value-type="currency" office:currency="GHC" office:value="1105" calcext:value-type="currency">
            <text:p>₵1,105.00</text:p>
          </table:table-cell>
          <table:table-cell table:formula="of:=[.C99]" office:value-type="currency" office:currency="GHC" office:value="0" calcext:value-type="currency">
            <text:p>₵0.00</text:p>
          </table:table-cell>
          <table:table-cell table:formula="of:=[.C10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2]+[.B102]+([.E102]*8)" office:value-type="currency" office:currency="GHC" office:value="2605" calcext:value-type="currency">
            <text:p>₵2,605.00</text:p>
          </table:table-cell>
          <table:table-cell office:value-type="currency" office:currency="GHC" office:value="9.75" calcext:value-type="currency">
            <text:p>₵9.75</text:p>
          </table:table-cell>
          <table:table-cell table:formula="of:=[.G102]*2" office:value-type="currency" office:currency="GHC" office:value="19.5" calcext:value-type="currency">
            <text:p>₵19.50</text:p>
          </table:table-cell>
          <table:table-cell table:style-name="ce30" table:formula="of:=[.H102]*12" office:value-type="currency" office:currency="GHC" office:value="234" calcext:value-type="currency">
            <text:p>₵234.00</text:p>
          </table:table-cell>
          <table:table-cell table:style-name="ce33" table:formula="of:=[.I102]/0.21" office:value-type="currency" office:currency="GHC" office:value="1114.28571428571" calcext:value-type="currency">
            <text:p>₵1,114.29</text:p>
          </table:table-cell>
          <table:table-cell table:formula="of:=[.F102]/[.I102]" office:value-type="float" office:value="11.1324786324786" calcext:value-type="float">
            <text:p>11.1</text:p>
          </table:table-cell>
          <table:table-cell table:formula="of:=[.B102]/[.I102]" office:value-type="float" office:value="4.72222222222222" calcext:value-type="float">
            <text:p>4.7</text:p>
          </table:table-cell>
          <table:table-cell table:formula="of:=[.F102]/[.J102]" office:value-type="float" office:value="2.33782051282051" calcext:value-type="float">
            <text:p>2.3</text:p>
          </table:table-cell>
          <table:table-cell table:formula="of:=[.B102]/[.J102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tub boat)</text:p>
          </table:table-cell>
          <table:table-cell office:value-type="currency" office:currency="GHC" office:value="850" calcext:value-type="currency">
            <text:p>₵850.00</text:p>
          </table:table-cell>
          <table:table-cell table:formula="of:=[.C100]" office:value-type="currency" office:currency="GHC" office:value="0" calcext:value-type="currency">
            <text:p>₵0.00</text:p>
          </table:table-cell>
          <table:table-cell table:formula="of:=[.C10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3]+[.B103]+([.E103]*8)" office:value-type="currency" office:currency="GHC" office:value="2350" calcext:value-type="currency">
            <text:p>₵2,35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03]*2" office:value-type="currency" office:currency="GHC" office:value="15" calcext:value-type="currency">
            <text:p>₵15.00</text:p>
          </table:table-cell>
          <table:table-cell table:style-name="ce30" table:formula="of:=[.H103]*12" office:value-type="currency" office:currency="GHC" office:value="180" calcext:value-type="currency">
            <text:p>₵180.00</text:p>
          </table:table-cell>
          <table:table-cell table:style-name="ce33" table:formula="of:=[.I103]/0.21" office:value-type="currency" office:currency="GHC" office:value="857.142857142857" calcext:value-type="currency">
            <text:p>₵857.14</text:p>
          </table:table-cell>
          <table:table-cell table:formula="of:=[.F103]/[.I103]" office:value-type="float" office:value="13.0555555555556" calcext:value-type="float">
            <text:p>13.1</text:p>
          </table:table-cell>
          <table:table-cell table:formula="of:=[.B103]/[.I103]" office:value-type="float" office:value="4.72222222222222" calcext:value-type="float">
            <text:p>4.7</text:p>
          </table:table-cell>
          <table:table-cell table:formula="of:=[.F103]/[.J103]" office:value-type="float" office:value="2.74166666666667" calcext:value-type="float">
            <text:p>2.7</text:p>
          </table:table-cell>
          <table:table-cell table:formula="of:=[.B103]/[.J103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rail)</text:p>
          </table:table-cell>
          <table:table-cell office:value-type="currency" office:currency="GHC" office:value="7500" calcext:value-type="currency">
            <text:p>₵7,500.00</text:p>
          </table:table-cell>
          <table:table-cell table:formula="of:=[.C101]" office:value-type="currency" office:currency="GHC" office:value="0" calcext:value-type="currency">
            <text:p>₵0.00</text:p>
          </table:table-cell>
          <table:table-cell table:formula="of:=[.C10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4]+[.B104]+([.E104]*8)" office:value-type="currency" office:currency="GHC" office:value="9000" calcext:value-type="currency">
            <text:p>₵9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04]*2" office:value-type="currency" office:currency="GHC" office:value="36" calcext:value-type="currency">
            <text:p>₵36.00</text:p>
          </table:table-cell>
          <table:table-cell table:style-name="ce30" table:formula="of:=[.H104]*12" office:value-type="currency" office:currency="GHC" office:value="432" calcext:value-type="currency">
            <text:p>₵432.00</text:p>
          </table:table-cell>
          <table:table-cell table:style-name="ce33" table:formula="of:=[.I104]/0.21" office:value-type="currency" office:currency="GHC" office:value="2057.14285714286" calcext:value-type="currency">
            <text:p>₵2,057.14</text:p>
          </table:table-cell>
          <table:table-cell table:formula="of:=[.F104]/[.I104]" office:value-type="float" office:value="20.8333333333333" calcext:value-type="float">
            <text:p>20.8</text:p>
          </table:table-cell>
          <table:table-cell table:formula="of:=[.B104]/[.I104]" office:value-type="float" office:value="17.3611111111111" calcext:value-type="float">
            <text:p>17.4</text:p>
          </table:table-cell>
          <table:table-cell table:formula="of:=[.F104]/[.J104]" office:value-type="float" office:value="4.375" calcext:value-type="float">
            <text:p>4.4</text:p>
          </table:table-cell>
          <table:table-cell table:formula="of:=[.B104]/[.J104]" office:value-type="float" office:value="3.64583333333333" calcext:value-type="float">
            <text:p>3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early (rail)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102]" office:value-type="currency" office:currency="GHC" office:value="0" calcext:value-type="currency">
            <text:p>₵0.00</text:p>
          </table:table-cell>
          <table:table-cell table:formula="of:=[.C10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5]+[.B105]+([.E105]*8)" office:value-type="currency" office:currency="GHC" office:value="7300" calcext:value-type="currency">
            <text:p>₵7,300.00</text:p>
          </table:table-cell>
          <table:table-cell office:value-type="currency" office:currency="GHC" office:value="14.85" calcext:value-type="currency">
            <text:p>₵14.85</text:p>
          </table:table-cell>
          <table:table-cell table:formula="of:=[.G105]*2" office:value-type="currency" office:currency="GHC" office:value="29.7" calcext:value-type="currency">
            <text:p>₵29.70</text:p>
          </table:table-cell>
          <table:table-cell table:style-name="ce30" table:formula="of:=[.H105]*12" office:value-type="currency" office:currency="GHC" office:value="356.4" calcext:value-type="currency">
            <text:p>₵356.40</text:p>
          </table:table-cell>
          <table:table-cell table:style-name="ce33" table:formula="of:=[.I105]/0.21" office:value-type="currency" office:currency="GHC" office:value="1697.14285714286" calcext:value-type="currency">
            <text:p>₵1,697.14</text:p>
          </table:table-cell>
          <table:table-cell table:formula="of:=[.F105]/[.I105]" office:value-type="float" office:value="20.4826038159371" calcext:value-type="float">
            <text:p>20.5</text:p>
          </table:table-cell>
          <table:table-cell table:formula="of:=[.B105]/[.I105]" office:value-type="float" office:value="16.2738496071829" calcext:value-type="float">
            <text:p>16.3</text:p>
          </table:table-cell>
          <table:table-cell table:formula="of:=[.F105]/[.J105]" office:value-type="float" office:value="4.3013468013468" calcext:value-type="float">
            <text:p>4.3</text:p>
          </table:table-cell>
          <table:table-cell table:formula="of:=[.B105]/[.J105]" office:value-type="float" office:value="3.41750841750842" calcext:value-type="float">
            <text:p>3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early (road)</text:p>
          </table:table-cell>
          <table:table-cell office:value-type="currency" office:currency="GHC" office:value="3480" calcext:value-type="currency">
            <text:p>₵3,480.00</text:p>
          </table:table-cell>
          <table:table-cell table:formula="of:=[.C104]" office:value-type="currency" office:currency="GHC" office:value="0" calcext:value-type="currency">
            <text:p>₵0.00</text:p>
          </table:table-cell>
          <table:table-cell table:formula="of:=[.C10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6]+[.B106]+([.E106]*8)" office:value-type="currency" office:currency="GHC" office:value="4980" calcext:value-type="currency">
            <text:p>₵4,98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6]*2" office:value-type="currency" office:currency="GHC" office:value="12" calcext:value-type="currency">
            <text:p>₵12.00</text:p>
          </table:table-cell>
          <table:table-cell table:style-name="ce30" table:formula="of:=[.H106]*12" office:value-type="currency" office:currency="GHC" office:value="144" calcext:value-type="currency">
            <text:p>₵144.00</text:p>
          </table:table-cell>
          <table:table-cell table:style-name="ce33" table:formula="of:=[.I106]/0.21" office:value-type="currency" office:currency="GHC" office:value="685.714285714286" calcext:value-type="currency">
            <text:p>₵685.71</text:p>
          </table:table-cell>
          <table:table-cell table:formula="of:=[.F106]/[.I106]" office:value-type="float" office:value="34.5833333333333" calcext:value-type="float">
            <text:p>34.6</text:p>
          </table:table-cell>
          <table:table-cell table:formula="of:=[.B106]/[.I106]" office:value-type="float" office:value="24.1666666666667" calcext:value-type="float">
            <text:p>24.2</text:p>
          </table:table-cell>
          <table:table-cell table:formula="of:=[.F106]/[.J106]" office:value-type="float" office:value="7.2625" calcext:value-type="float">
            <text:p>7.3</text:p>
          </table:table-cell>
          <table:table-cell table:formula="of:=[.B106]/[.J106]" office:value-type="float" office:value="5.075" calcext:value-type="float">
            <text:p>5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narrow gauge)</text:p>
          </table:table-cell>
          <table:table-cell office:value-type="currency" office:currency="GHC" office:value="3500" calcext:value-type="currency">
            <text:p>₵3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7]+[.B107]+([.E107]*8)" office:value-type="currency" office:currency="GHC" office:value="5000" calcext:value-type="currency">
            <text:p>₵5,000.00</text:p>
          </table:table-cell>
          <table:table-cell office:value-type="currency" office:currency="GHC" office:value="4.75" calcext:value-type="currency">
            <text:p>₵4.75</text:p>
          </table:table-cell>
          <table:table-cell table:formula="of:=[.G107]*2" office:value-type="currency" office:currency="GHC" office:value="9.5" calcext:value-type="currency">
            <text:p>₵9.50</text:p>
          </table:table-cell>
          <table:table-cell table:style-name="ce30" table:formula="of:=[.H107]*12" office:value-type="currency" office:currency="GHC" office:value="114" calcext:value-type="currency">
            <text:p>₵114.00</text:p>
          </table:table-cell>
          <table:table-cell table:style-name="ce33" table:formula="of:=[.I107]/0.21" office:value-type="currency" office:currency="GHC" office:value="542.857142857143" calcext:value-type="currency">
            <text:p>₵542.86</text:p>
          </table:table-cell>
          <table:table-cell table:formula="of:=[.F107]/[.I107]" office:value-type="float" office:value="43.859649122807" calcext:value-type="float">
            <text:p>43.9</text:p>
          </table:table-cell>
          <table:table-cell table:formula="of:=[.B107]/[.I107]" office:value-type="float" office:value="30.7017543859649" calcext:value-type="float">
            <text:p>30.7</text:p>
          </table:table-cell>
          <table:table-cell table:formula="of:=[.F107]/[.J107]" office:value-type="float" office:value="9.21052631578947" calcext:value-type="float">
            <text:p>9.2</text:p>
          </table:table-cell>
          <table:table-cell table:formula="of:=[.B107]/[.J107]" office:value-type="float" office:value="6.44736842105263" calcext:value-type="float">
            <text:p>6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8]+[.B108]+([.E108]*8)" office:value-type="currency" office:currency="GHC" office:value="6000" calcext:value-type="currency">
            <text:p>₵6,0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8]*2" office:value-type="currency" office:currency="GHC" office:value="12" calcext:value-type="currency">
            <text:p>₵12.00</text:p>
          </table:table-cell>
          <table:table-cell table:style-name="ce30" table:formula="of:=[.H108]*12" office:value-type="currency" office:currency="GHC" office:value="144" calcext:value-type="currency">
            <text:p>₵144.00</text:p>
          </table:table-cell>
          <table:table-cell table:style-name="ce33" table:formula="of:=[.I108]/0.21" office:value-type="currency" office:currency="GHC" office:value="685.714285714286" calcext:value-type="currency">
            <text:p>₵685.71</text:p>
          </table:table-cell>
          <table:table-cell table:formula="of:=[.F108]/[.I108]" office:value-type="float" office:value="41.6666666666667" calcext:value-type="float">
            <text:p>41.7</text:p>
          </table:table-cell>
          <table:table-cell table:formula="of:=[.B108]/[.I108]" office:value-type="float" office:value="31.25" calcext:value-type="float">
            <text:p>31.3</text:p>
          </table:table-cell>
          <table:table-cell table:formula="of:=[.F108]/[.J108]" office:value-type="float" office:value="8.75" calcext:value-type="float">
            <text:p>8.8</text:p>
          </table:table-cell>
          <table:table-cell table:formula="of:=[.B108]/[.J108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aqueduct, barge canal)</text:p>
          </table:table-cell>
          <table:table-cell office:value-type="currency" office:currency="GHC" office:value="2800" calcext:value-type="currency">
            <text:p>₵2,800.00</text:p>
          </table:table-cell>
          <table:table-cell table:formula="of:=[.C108]" office:value-type="currency" office:currency="GHC" office:value="0" calcext:value-type="currency">
            <text:p>₵0.00</text:p>
          </table:table-cell>
          <table:table-cell table:formula="of:=[.C10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9]+[.B109]+([.E109]*8)" office:value-type="currency" office:currency="GHC" office:value="4300" calcext:value-type="currency">
            <text:p>₵4,300.00</text:p>
          </table:table-cell>
          <table:table-cell office:value-type="currency" office:currency="GHC" office:value="10.5" calcext:value-type="currency">
            <text:p>₵10.50</text:p>
          </table:table-cell>
          <table:table-cell table:formula="of:=[.G109]*2" office:value-type="currency" office:currency="GHC" office:value="21" calcext:value-type="currency">
            <text:p>₵21.00</text:p>
          </table:table-cell>
          <table:table-cell table:style-name="ce30" table:formula="of:=[.H109]*12" office:value-type="currency" office:currency="GHC" office:value="252" calcext:value-type="currency">
            <text:p>₵252.00</text:p>
          </table:table-cell>
          <table:table-cell table:style-name="ce33" table:formula="of:=[.I109]/0.21" office:value-type="currency" office:currency="GHC" office:value="1200" calcext:value-type="currency">
            <text:p>₵1,200.00</text:p>
          </table:table-cell>
          <table:table-cell table:formula="of:=[.F109]/[.I109]" office:value-type="float" office:value="17.0634920634921" calcext:value-type="float">
            <text:p>17.1</text:p>
          </table:table-cell>
          <table:table-cell table:formula="of:=[.B109]/[.I109]" office:value-type="float" office:value="11.1111111111111" calcext:value-type="float">
            <text:p>11.1</text:p>
          </table:table-cell>
          <table:table-cell table:formula="of:=[.F109]/[.J109]" office:value-type="float" office:value="3.58333333333333" calcext:value-type="float">
            <text:p>3.6</text:p>
          </table:table-cell>
          <table:table-cell table:formula="of:=[.B109]/[.J109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aqueduct, narrow canal)</text:p>
          </table:table-cell>
          <table:table-cell office:value-type="currency" office:currency="GHC" office:value="2080" calcext:value-type="currency">
            <text:p>₵2,080.00</text:p>
          </table:table-cell>
          <table:table-cell table:formula="of:=[.C109]" office:value-type="currency" office:currency="GHC" office:value="0" calcext:value-type="currency">
            <text:p>₵0.00</text:p>
          </table:table-cell>
          <table:table-cell table:formula="of:=[.C11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0]+[.B110]+([.E110]*8)" office:value-type="currency" office:currency="GHC" office:value="3580" calcext:value-type="currency">
            <text:p>₵3,580.00</text:p>
          </table:table-cell>
          <table:table-cell office:value-type="currency" office:currency="GHC" office:value="7.8" calcext:value-type="currency">
            <text:p>₵7.80</text:p>
          </table:table-cell>
          <table:table-cell table:formula="of:=[.G110]*2" office:value-type="currency" office:currency="GHC" office:value="15.6" calcext:value-type="currency">
            <text:p>₵15.60</text:p>
          </table:table-cell>
          <table:table-cell table:style-name="ce30" table:formula="of:=[.H110]*12" office:value-type="currency" office:currency="GHC" office:value="187.2" calcext:value-type="currency">
            <text:p>₵187.20</text:p>
          </table:table-cell>
          <table:table-cell table:style-name="ce33" table:formula="of:=[.I110]/0.21" office:value-type="currency" office:currency="GHC" office:value="891.428571428571" calcext:value-type="currency">
            <text:p>₵891.43</text:p>
          </table:table-cell>
          <table:table-cell table:formula="of:=[.F110]/[.I110]" office:value-type="float" office:value="19.1239316239316" calcext:value-type="float">
            <text:p>19.1</text:p>
          </table:table-cell>
          <table:table-cell table:formula="of:=[.B110]/[.I110]" office:value-type="float" office:value="11.1111111111111" calcext:value-type="float">
            <text:p>11.1</text:p>
          </table:table-cell>
          <table:table-cell table:formula="of:=[.F110]/[.J110]" office:value-type="float" office:value="4.01602564102564" calcext:value-type="float">
            <text:p>4.0</text:p>
          </table:table-cell>
          <table:table-cell table:formula="of:=[.B110]/[.J110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eel truss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10]" office:value-type="currency" office:currency="GHC" office:value="0" calcext:value-type="currency">
            <text:p>₵0.00</text:p>
          </table:table-cell>
          <table:table-cell table:formula="of:=[.C11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1]+[.B111]+([.E111]*8)" office:value-type="currency" office:currency="GHC" office:value="6000" calcext:value-type="currency">
            <text:p>₵6,000.00</text:p>
          </table:table-cell>
          <table:table-cell office:value-type="currency" office:currency="GHC" office:value="32" calcext:value-type="currency">
            <text:p>₵32.00</text:p>
          </table:table-cell>
          <table:table-cell table:formula="of:=[.G111]*2" office:value-type="currency" office:currency="GHC" office:value="64" calcext:value-type="currency">
            <text:p>₵64.00</text:p>
          </table:table-cell>
          <table:table-cell table:style-name="ce30" table:formula="of:=[.H111]*12" office:value-type="currency" office:currency="GHC" office:value="768" calcext:value-type="currency">
            <text:p>₵768.00</text:p>
          </table:table-cell>
          <table:table-cell table:style-name="ce33" table:formula="of:=[.I111]/0.21" office:value-type="currency" office:currency="GHC" office:value="3657.14285714286" calcext:value-type="currency">
            <text:p>₵3,657.14</text:p>
          </table:table-cell>
          <table:table-cell table:formula="of:=[.F111]/[.I111]" office:value-type="float" office:value="7.8125" calcext:value-type="float">
            <text:p>7.8</text:p>
          </table:table-cell>
          <table:table-cell table:formula="of:=[.B111]/[.I111]" office:value-type="float" office:value="5.859375" calcext:value-type="float">
            <text:p>5.9</text:p>
          </table:table-cell>
          <table:table-cell table:formula="of:=[.F111]/[.J111]" office:value-type="float" office:value="1.640625" calcext:value-type="float">
            <text:p>1.6</text:p>
          </table:table-cell>
          <table:table-cell table:formula="of:=[.B111]/[.J111]" office:value-type="float" office:value="1.23046875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beam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1]" office:value-type="currency" office:currency="GHC" office:value="0" calcext:value-type="currency">
            <text:p>₵0.00</text:p>
          </table:table-cell>
          <table:table-cell table:formula="of:=[.C11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2]+[.B112]+([.E112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2]*2" office:value-type="currency" office:currency="GHC" office:value="60" calcext:value-type="currency">
            <text:p>₵60.00</text:p>
          </table:table-cell>
          <table:table-cell table:style-name="ce30" table:formula="of:=[.H112]*12" office:value-type="currency" office:currency="GHC" office:value="720" calcext:value-type="currency">
            <text:p>₵720.00</text:p>
          </table:table-cell>
          <table:table-cell table:style-name="ce33" table:formula="of:=[.I112]/0.21" office:value-type="currency" office:currency="GHC" office:value="3428.57142857143" calcext:value-type="currency">
            <text:p>₵3,428.57</text:p>
          </table:table-cell>
          <table:table-cell table:formula="of:=[.F112]/[.I112]" office:value-type="float" office:value="7.63888888888889" calcext:value-type="float">
            <text:p>7.6</text:p>
          </table:table-cell>
          <table:table-cell table:formula="of:=[.B112]/[.I112]" office:value-type="float" office:value="5.55555555555556" calcext:value-type="float">
            <text:p>5.6</text:p>
          </table:table-cell>
          <table:table-cell table:formula="of:=[.F112]/[.J112]" office:value-type="float" office:value="1.60416666666667" calcext:value-type="float">
            <text:p>1.6</text:p>
          </table:table-cell>
          <table:table-cell table:formula="of:=[.B112]/[.J112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eel cantilever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2]" office:value-type="currency" office:currency="GHC" office:value="0" calcext:value-type="currency">
            <text:p>₵0.00</text:p>
          </table:table-cell>
          <table:table-cell table:formula="of:=[.C11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3]+[.B113]+([.E113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3]*2" office:value-type="currency" office:currency="GHC" office:value="60" calcext:value-type="currency">
            <text:p>₵60.00</text:p>
          </table:table-cell>
          <table:table-cell table:style-name="ce30" table:formula="of:=[.H113]*12" office:value-type="currency" office:currency="GHC" office:value="720" calcext:value-type="currency">
            <text:p>₵720.00</text:p>
          </table:table-cell>
          <table:table-cell table:style-name="ce33" table:formula="of:=[.I113]/0.21" office:value-type="currency" office:currency="GHC" office:value="3428.57142857143" calcext:value-type="currency">
            <text:p>₵3,428.57</text:p>
          </table:table-cell>
          <table:table-cell table:formula="of:=[.F113]/[.I113]" office:value-type="float" office:value="7.63888888888889" calcext:value-type="float">
            <text:p>7.6</text:p>
          </table:table-cell>
          <table:table-cell table:formula="of:=[.B113]/[.I113]" office:value-type="float" office:value="5.55555555555556" calcext:value-type="float">
            <text:p>5.6</text:p>
          </table:table-cell>
          <table:table-cell table:formula="of:=[.F113]/[.J113]" office:value-type="float" office:value="1.60416666666667" calcext:value-type="float">
            <text:p>1.6</text:p>
          </table:table-cell>
          <table:table-cell table:formula="of:=[.B113]/[.J113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rail)</text:p>
          </table:table-cell>
          <table:table-cell office:value-type="currency" office:currency="GHC" office:value="7200" calcext:value-type="currency">
            <text:p>₵7,2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4]+[.B114]+([.E114]*8)" office:value-type="currency" office:currency="GHC" office:value="8700" calcext:value-type="currency">
            <text:p>₵8,700.00</text:p>
          </table:table-cell>
          <table:table-cell office:value-type="currency" office:currency="GHC" office:value="22.5" calcext:value-type="currency">
            <text:p>₵22.50</text:p>
          </table:table-cell>
          <table:table-cell table:formula="of:=[.G114]*2" office:value-type="currency" office:currency="GHC" office:value="45" calcext:value-type="currency">
            <text:p>₵45.00</text:p>
          </table:table-cell>
          <table:table-cell table:style-name="ce30" table:formula="of:=[.H114]*12" office:value-type="currency" office:currency="GHC" office:value="540" calcext:value-type="currency">
            <text:p>₵540.00</text:p>
          </table:table-cell>
          <table:table-cell table:style-name="ce33" table:formula="of:=[.I114]/0.21" office:value-type="currency" office:currency="GHC" office:value="2571.42857142857" calcext:value-type="currency">
            <text:p>₵2,571.43</text:p>
          </table:table-cell>
          <table:table-cell table:formula="of:=[.F114]/[.I114]" office:value-type="float" office:value="16.1111111111111" calcext:value-type="float">
            <text:p>16.1</text:p>
          </table:table-cell>
          <table:table-cell table:formula="of:=[.B114]/[.I114]" office:value-type="float" office:value="13.3333333333333" calcext:value-type="float">
            <text:p>13.3</text:p>
          </table:table-cell>
          <table:table-cell table:formula="of:=[.F114]/[.J114]" office:value-type="float" office:value="3.38333333333333" calcext:value-type="float">
            <text:p>3.4</text:p>
          </table:table-cell>
          <table:table-cell table:formula="of:=[.B114]/[.J114]" office:value-type="float" office:value="2.8" calcext:value-type="float">
            <text:p>2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narrow gauge)</text:p>
          </table:table-cell>
          <table:table-cell office:value-type="currency" office:currency="GHC" office:value="4500" calcext:value-type="currency">
            <text:p>₵4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5]+[.B115]+([.E115]*8)" office:value-type="currency" office:currency="GHC" office:value="6000" calcext:value-type="currency">
            <text:p>₵6,000.00</text:p>
          </table:table-cell>
          <table:table-cell office:value-type="currency" office:currency="GHC" office:value="35" calcext:value-type="currency">
            <text:p>₵35.00</text:p>
          </table:table-cell>
          <table:table-cell table:formula="of:=[.G115]*2" office:value-type="currency" office:currency="GHC" office:value="70" calcext:value-type="currency">
            <text:p>₵70.00</text:p>
          </table:table-cell>
          <table:table-cell table:style-name="ce30" table:formula="of:=[.H115]*12" office:value-type="currency" office:currency="GHC" office:value="840" calcext:value-type="currency">
            <text:p>₵840.00</text:p>
          </table:table-cell>
          <table:table-cell table:style-name="ce33" table:formula="of:=[.I115]/0.21" office:value-type="currency" office:currency="GHC" office:value="4000" calcext:value-type="currency">
            <text:p>₵4,000.00</text:p>
          </table:table-cell>
          <table:table-cell table:formula="of:=[.F115]/[.I115]" office:value-type="float" office:value="7.14285714285714" calcext:value-type="float">
            <text:p>7.1</text:p>
          </table:table-cell>
          <table:table-cell table:formula="of:=[.B115]/[.I115]" office:value-type="float" office:value="5.35714285714286" calcext:value-type="float">
            <text:p>5.4</text:p>
          </table:table-cell>
          <table:table-cell table:formula="of:=[.F115]/[.J115]" office:value-type="float" office:value="1.5" calcext:value-type="float">
            <text:p>1.5</text:p>
          </table:table-cell>
          <table:table-cell table:formula="of:=[.B115]/[.J115]" office:value-type="float" office:value="1.12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road)</text:p>
          </table:table-cell>
          <table:table-cell office:value-type="currency" office:currency="GHC" office:value="5400" calcext:value-type="currency">
            <text:p>₵5,4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6]+[.B116]+([.E116]*8)" office:value-type="currency" office:currency="GHC" office:value="6900" calcext:value-type="currency">
            <text:p>₵6,9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116]*2" office:value-type="currency" office:currency="GHC" office:value="80" calcext:value-type="currency">
            <text:p>₵80.00</text:p>
          </table:table-cell>
          <table:table-cell table:style-name="ce30" table:formula="of:=[.H116]*12" office:value-type="currency" office:currency="GHC" office:value="960" calcext:value-type="currency">
            <text:p>₵960.00</text:p>
          </table:table-cell>
          <table:table-cell table:style-name="ce33" table:formula="of:=[.I116]/0.21" office:value-type="currency" office:currency="GHC" office:value="4571.42857142857" calcext:value-type="currency">
            <text:p>₵4,571.43</text:p>
          </table:table-cell>
          <table:table-cell table:formula="of:=[.F116]/[.I116]" office:value-type="float" office:value="7.1875" calcext:value-type="float">
            <text:p>7.2</text:p>
          </table:table-cell>
          <table:table-cell table:formula="of:=[.B116]/[.I116]" office:value-type="float" office:value="5.625" calcext:value-type="float">
            <text:p>5.6</text:p>
          </table:table-cell>
          <table:table-cell table:formula="of:=[.F116]/[.J116]" office:value-type="float" office:value="1.509375" calcext:value-type="float">
            <text:p>1.5</text:p>
          </table:table-cell>
          <table:table-cell table:formula="of:=[.B116]/[.J116]" office:value-type="float" office:value="1.18125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(road)</text:p>
          </table:table-cell>
          <table:table-cell office:value-type="currency" office:currency="GHC" office:value="5600" calcext:value-type="currency">
            <text:p>₵5,600.00</text:p>
          </table:table-cell>
          <table:table-cell table:formula="of:=[.C116]" office:value-type="currency" office:currency="GHC" office:value="0" calcext:value-type="currency">
            <text:p>₵0.00</text:p>
          </table:table-cell>
          <table:table-cell table:formula="of:=[.C11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7]+[.B117]+([.E117]*8)" office:value-type="currency" office:currency="GHC" office:value="7100" calcext:value-type="currency">
            <text:p>₵7,1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7]*2" office:value-type="currency" office:currency="GHC" office:value="36" calcext:value-type="currency">
            <text:p>₵36.00</text:p>
          </table:table-cell>
          <table:table-cell table:style-name="ce30" table:formula="of:=[.H117]*12" office:value-type="currency" office:currency="GHC" office:value="432" calcext:value-type="currency">
            <text:p>₵432.00</text:p>
          </table:table-cell>
          <table:table-cell table:style-name="ce33" table:formula="of:=[.I117]/0.21" office:value-type="currency" office:currency="GHC" office:value="2057.14285714286" calcext:value-type="currency">
            <text:p>₵2,057.14</text:p>
          </table:table-cell>
          <table:table-cell table:formula="of:=[.F117]/[.I117]" office:value-type="float" office:value="16.4351851851852" calcext:value-type="float">
            <text:p>16.4</text:p>
          </table:table-cell>
          <table:table-cell table:formula="of:=[.B117]/[.I117]" office:value-type="float" office:value="12.962962962963" calcext:value-type="float">
            <text:p>13.0</text:p>
          </table:table-cell>
          <table:table-cell table:formula="of:=[.F117]/[.J117]" office:value-type="float" office:value="3.45138888888889" calcext:value-type="float">
            <text:p>3.5</text:p>
          </table:table-cell>
          <table:table-cell table:formula="of:=[.B117]/[.J117]" office:value-type="float" office:value="2.72222222222222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(rail)</text:p>
          </table:table-cell>
          <table:table-cell office:value-type="currency" office:currency="GHC" office:value="4600" calcext:value-type="currency">
            <text:p>₵4,600.00</text:p>
          </table:table-cell>
          <table:table-cell table:formula="of:=[.C117]" office:value-type="currency" office:currency="GHC" office:value="0" calcext:value-type="currency">
            <text:p>₵0.00</text:p>
          </table:table-cell>
          <table:table-cell table:formula="of:=[.C11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8]+[.B118]+([.E118]*8)" office:value-type="currency" office:currency="GHC" office:value="6100" calcext:value-type="currency">
            <text:p>₵6,1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18]*2" office:value-type="currency" office:currency="GHC" office:value="25" calcext:value-type="currency">
            <text:p>₵25.00</text:p>
          </table:table-cell>
          <table:table-cell table:style-name="ce30" table:formula="of:=[.H118]*12" office:value-type="currency" office:currency="GHC" office:value="300" calcext:value-type="currency">
            <text:p>₵300.00</text:p>
          </table:table-cell>
          <table:table-cell table:style-name="ce33" table:formula="of:=[.I118]/0.21" office:value-type="currency" office:currency="GHC" office:value="1428.57142857143" calcext:value-type="currency">
            <text:p>₵1,428.57</text:p>
          </table:table-cell>
          <table:table-cell table:formula="of:=[.F118]/[.I118]" office:value-type="float" office:value="20.3333333333333" calcext:value-type="float">
            <text:p>20.3</text:p>
          </table:table-cell>
          <table:table-cell table:formula="of:=[.B118]/[.I118]" office:value-type="float" office:value="15.3333333333333" calcext:value-type="float">
            <text:p>15.3</text:p>
          </table:table-cell>
          <table:table-cell table:formula="of:=[.F118]/[.J118]" office:value-type="float" office:value="4.27" calcext:value-type="float">
            <text:p>4.3</text:p>
          </table:table-cell>
          <table:table-cell table:formula="of:=[.B118]/[.J118]" office:value-type="float" office:value="3.22" calcext:value-type="float">
            <text:p>3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concrete (rail)</text:p>
          </table:table-cell>
          <table:table-cell office:value-type="currency" office:currency="GHC" office:value="5500" calcext:value-type="currency">
            <text:p>₵5,500.00</text:p>
          </table:table-cell>
          <table:table-cell table:formula="of:=[.C118]" office:value-type="currency" office:currency="GHC" office:value="0" calcext:value-type="currency">
            <text:p>₵0.00</text:p>
          </table:table-cell>
          <table:table-cell table:formula="of:=[.C11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9]+[.B119]+([.E119]*8)" office:value-type="currency" office:currency="GHC" office:value="7000" calcext:value-type="currency">
            <text:p>₵7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9]*2" office:value-type="currency" office:currency="GHC" office:value="36" calcext:value-type="currency">
            <text:p>₵36.00</text:p>
          </table:table-cell>
          <table:table-cell table:style-name="ce30" table:formula="of:=[.H119]*12" office:value-type="currency" office:currency="GHC" office:value="432" calcext:value-type="currency">
            <text:p>₵432.00</text:p>
          </table:table-cell>
          <table:table-cell table:style-name="ce33" table:formula="of:=[.I119]/0.21" office:value-type="currency" office:currency="GHC" office:value="2057.14285714286" calcext:value-type="currency">
            <text:p>₵2,057.14</text:p>
          </table:table-cell>
          <table:table-cell table:formula="of:=[.F119]/[.I119]" office:value-type="float" office:value="16.2037037037037" calcext:value-type="float">
            <text:p>16.2</text:p>
          </table:table-cell>
          <table:table-cell table:formula="of:=[.B119]/[.I119]" office:value-type="float" office:value="12.7314814814815" calcext:value-type="float">
            <text:p>12.7</text:p>
          </table:table-cell>
          <table:table-cell table:formula="of:=[.F119]/[.J119]" office:value-type="float" office:value="3.40277777777778" calcext:value-type="float">
            <text:p>3.4</text:p>
          </table:table-cell>
          <table:table-cell table:formula="of:=[.B119]/[.J119]" office:value-type="float" office:value="2.67361111111111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road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119]" office:value-type="currency" office:currency="GHC" office:value="0" calcext:value-type="currency">
            <text:p>₵0.00</text:p>
          </table:table-cell>
          <table:table-cell table:formula="of:=[.C12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0]+[.B120]+([.E120]*8)" office:value-type="currency" office:currency="GHC" office:value="3000" calcext:value-type="currency">
            <text:p>₵3,0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0]*2" office:value-type="currency" office:currency="GHC" office:value="30" calcext:value-type="currency">
            <text:p>₵30.00</text:p>
          </table:table-cell>
          <table:table-cell table:style-name="ce30" table:formula="of:=[.H120]*12" office:value-type="currency" office:currency="GHC" office:value="360" calcext:value-type="currency">
            <text:p>₵360.00</text:p>
          </table:table-cell>
          <table:table-cell table:style-name="ce33" table:formula="of:=[.I120]/0.21" office:value-type="currency" office:currency="GHC" office:value="1714.28571428571" calcext:value-type="currency">
            <text:p>₵1,714.29</text:p>
          </table:table-cell>
          <table:table-cell table:formula="of:=[.F120]/[.I120]" office:value-type="float" office:value="8.33333333333333" calcext:value-type="float">
            <text:p>8.3</text:p>
          </table:table-cell>
          <table:table-cell table:formula="of:=[.B120]/[.I120]" office:value-type="float" office:value="4.16666666666667" calcext:value-type="float">
            <text:p>4.2</text:p>
          </table:table-cell>
          <table:table-cell table:formula="of:=[.F120]/[.J120]" office:value-type="float" office:value="1.75" calcext:value-type="float">
            <text:p>1.8</text:p>
          </table:table-cell>
          <table:table-cell table:formula="of:=[.B120]/[.J120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narrow gauge)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120]" office:value-type="currency" office:currency="GHC" office:value="0" calcext:value-type="currency">
            <text:p>₵0.00</text:p>
          </table:table-cell>
          <table:table-cell table:formula="of:=[.C12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1]+[.B121]+([.E121]*8)" office:value-type="currency" office:currency="GHC" office:value="4000" calcext:value-type="currency">
            <text:p>₵4,00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21]*2" office:value-type="currency" office:currency="GHC" office:value="7" calcext:value-type="currency">
            <text:p>₵7.00</text:p>
          </table:table-cell>
          <table:table-cell table:style-name="ce30" table:formula="of:=[.H121]*12" office:value-type="currency" office:currency="GHC" office:value="84" calcext:value-type="currency">
            <text:p>₵84.00</text:p>
          </table:table-cell>
          <table:table-cell table:style-name="ce33" table:formula="of:=[.I121]/0.21" office:value-type="currency" office:currency="GHC" office:value="400" calcext:value-type="currency">
            <text:p>₵400.00</text:p>
          </table:table-cell>
          <table:table-cell table:formula="of:=[.F121]/[.I121]" office:value-type="float" office:value="47.6190476190476" calcext:value-type="float">
            <text:p>47.6</text:p>
          </table:table-cell>
          <table:table-cell table:formula="of:=[.B121]/[.I121]" office:value-type="float" office:value="29.7619047619048" calcext:value-type="float">
            <text:p>29.8</text:p>
          </table:table-cell>
          <table:table-cell table:formula="of:=[.F121]/[.J121]" office:value-type="float" office:value="10" calcext:value-type="float">
            <text:p>10.0</text:p>
          </table:table-cell>
          <table:table-cell table:formula="of:=[.B121]/[.J121]" office:value-type="float" office:value="6.25" calcext:value-type="float">
            <text:p>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rail)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121]" office:value-type="currency" office:currency="GHC" office:value="0" calcext:value-type="currency">
            <text:p>₵0.00</text:p>
          </table:table-cell>
          <table:table-cell table:formula="of:=[.C12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2]+[.B122]+([.E122]*8)" office:value-type="currency" office:currency="GHC" office:value="4500" calcext:value-type="currency">
            <text:p>₵4,50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22]*2" office:value-type="currency" office:currency="GHC" office:value="15" calcext:value-type="currency">
            <text:p>₵15.00</text:p>
          </table:table-cell>
          <table:table-cell table:style-name="ce30" table:formula="of:=[.H122]*12" office:value-type="currency" office:currency="GHC" office:value="180" calcext:value-type="currency">
            <text:p>₵180.00</text:p>
          </table:table-cell>
          <table:table-cell table:style-name="ce33" table:formula="of:=[.I122]/0.21" office:value-type="currency" office:currency="GHC" office:value="857.142857142857" calcext:value-type="currency">
            <text:p>₵857.14</text:p>
          </table:table-cell>
          <table:table-cell table:formula="of:=[.F122]/[.I122]" office:value-type="float" office:value="25" calcext:value-type="float">
            <text:p>25.0</text:p>
          </table:table-cell>
          <table:table-cell table:formula="of:=[.B122]/[.I122]" office:value-type="float" office:value="16.6666666666667" calcext:value-type="float">
            <text:p>16.7</text:p>
          </table:table-cell>
          <table:table-cell table:formula="of:=[.F122]/[.J122]" office:value-type="float" office:value="5.25" calcext:value-type="float">
            <text:p>5.3</text:p>
          </table:table-cell>
          <table:table-cell table:formula="of:=[.B122]/[.J122]" office:value-type="float" office:value="3.5" calcext:value-type="float">
            <text:p>3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tub boat)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22]" office:value-type="currency" office:currency="GHC" office:value="0" calcext:value-type="currency">
            <text:p>₵0.00</text:p>
          </table:table-cell>
          <table:table-cell table:formula="of:=[.C12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3]+[.B123]+([.E123]*8)" office:value-type="currency" office:currency="GHC" office:value="2450" calcext:value-type="currency">
            <text:p>₵2,450.00</text:p>
          </table:table-cell>
          <table:table-cell office:value-type="currency" office:currency="GHC" office:value="9" calcext:value-type="currency">
            <text:p>₵9.00</text:p>
          </table:table-cell>
          <table:table-cell table:formula="of:=[.G123]*2" office:value-type="currency" office:currency="GHC" office:value="18" calcext:value-type="currency">
            <text:p>₵18.00</text:p>
          </table:table-cell>
          <table:table-cell table:style-name="ce30" table:formula="of:=[.H123]*12" office:value-type="currency" office:currency="GHC" office:value="216" calcext:value-type="currency">
            <text:p>₵216.00</text:p>
          </table:table-cell>
          <table:table-cell table:style-name="ce33" table:formula="of:=[.I123]/0.21" office:value-type="currency" office:currency="GHC" office:value="1028.57142857143" calcext:value-type="currency">
            <text:p>₵1,028.57</text:p>
          </table:table-cell>
          <table:table-cell table:formula="of:=[.F123]/[.I123]" office:value-type="float" office:value="11.3425925925926" calcext:value-type="float">
            <text:p>11.3</text:p>
          </table:table-cell>
          <table:table-cell table:formula="of:=[.B123]/[.I123]" office:value-type="float" office:value="4.39814814814815" calcext:value-type="float">
            <text:p>4.4</text:p>
          </table:table-cell>
          <table:table-cell table:formula="of:=[.F123]/[.J123]" office:value-type="float" office:value="2.38194444444444" calcext:value-type="float">
            <text:p>2.4</text:p>
          </table:table-cell>
          <table:table-cell table:formula="of:=[.B123]/[.J123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narrowboat canal)</text:p>
          </table:table-cell>
          <table:table-cell office:value-type="currency" office:currency="GHC" office:value="1235" calcext:value-type="currency">
            <text:p>₵1,235.00</text:p>
          </table:table-cell>
          <table:table-cell table:formula="of:=[.C123]" office:value-type="currency" office:currency="GHC" office:value="0" calcext:value-type="currency">
            <text:p>₵0.00</text:p>
          </table:table-cell>
          <table:table-cell table:formula="of:=[.C12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4]+[.B124]+([.E124]*8)" office:value-type="currency" office:currency="GHC" office:value="2735" calcext:value-type="currency">
            <text:p>₵2,735.00</text:p>
          </table:table-cell>
          <table:table-cell office:value-type="currency" office:currency="GHC" office:value="11.7" calcext:value-type="currency">
            <text:p>₵11.70</text:p>
          </table:table-cell>
          <table:table-cell table:formula="of:=[.G124]*2" office:value-type="currency" office:currency="GHC" office:value="23.4" calcext:value-type="currency">
            <text:p>₵23.40</text:p>
          </table:table-cell>
          <table:table-cell table:style-name="ce30" table:formula="of:=[.H124]*12" office:value-type="currency" office:currency="GHC" office:value="280.8" calcext:value-type="currency">
            <text:p>₵280.80</text:p>
          </table:table-cell>
          <table:table-cell table:style-name="ce33" table:formula="of:=[.I124]/0.21" office:value-type="currency" office:currency="GHC" office:value="1337.14285714286" calcext:value-type="currency">
            <text:p>₵1,337.14</text:p>
          </table:table-cell>
          <table:table-cell table:formula="of:=[.F124]/[.I124]" office:value-type="float" office:value="9.74002849002849" calcext:value-type="float">
            <text:p>9.7</text:p>
          </table:table-cell>
          <table:table-cell table:formula="of:=[.B124]/[.I124]" office:value-type="float" office:value="4.39814814814815" calcext:value-type="float">
            <text:p>4.4</text:p>
          </table:table-cell>
          <table:table-cell table:formula="of:=[.F124]/[.J124]" office:value-type="float" office:value="2.04540598290598" calcext:value-type="float">
            <text:p>2.0</text:p>
          </table:table-cell>
          <table:table-cell table:formula="of:=[.B124]/[.J124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barge canal)</text:p>
          </table:table-cell>
          <table:table-cell office:value-type="currency" office:currency="GHC" office:value="1662.5" calcext:value-type="currency">
            <text:p>₵1,662.50</text:p>
          </table:table-cell>
          <table:table-cell table:formula="of:=[.C124]" office:value-type="currency" office:currency="GHC" office:value="0" calcext:value-type="currency">
            <text:p>₵0.00</text:p>
          </table:table-cell>
          <table:table-cell table:formula="of:=[.C12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5]+[.B125]+([.E125]*8)" office:value-type="currency" office:currency="GHC" office:value="3162.5" calcext:value-type="currency">
            <text:p>₵3,162.50</text:p>
          </table:table-cell>
          <table:table-cell office:value-type="currency" office:currency="GHC" office:value="15.75" calcext:value-type="currency">
            <text:p>₵15.75</text:p>
          </table:table-cell>
          <table:table-cell table:formula="of:=[.G125]*2" office:value-type="currency" office:currency="GHC" office:value="31.5" calcext:value-type="currency">
            <text:p>₵31.50</text:p>
          </table:table-cell>
          <table:table-cell table:style-name="ce30" table:formula="of:=[.H125]*12" office:value-type="currency" office:currency="GHC" office:value="378" calcext:value-type="currency">
            <text:p>₵378.00</text:p>
          </table:table-cell>
          <table:table-cell table:style-name="ce33" table:formula="of:=[.I125]/0.21" office:value-type="currency" office:currency="GHC" office:value="1800" calcext:value-type="currency">
            <text:p>₵1,800.00</text:p>
          </table:table-cell>
          <table:table-cell table:formula="of:=[.F125]/[.I125]" office:value-type="float" office:value="8.36640211640212" calcext:value-type="float">
            <text:p>8.4</text:p>
          </table:table-cell>
          <table:table-cell table:formula="of:=[.B125]/[.I125]" office:value-type="float" office:value="4.39814814814815" calcext:value-type="float">
            <text:p>4.4</text:p>
          </table:table-cell>
          <table:table-cell table:formula="of:=[.F125]/[.J125]" office:value-type="float" office:value="1.75694444444444" calcext:value-type="float">
            <text:p>1.8</text:p>
          </table:table-cell>
          <table:table-cell table:formula="of:=[.B125]/[.J125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125]" office:value-type="currency" office:currency="GHC" office:value="0" calcext:value-type="currency">
            <text:p>₵0.00</text:p>
          </table:table-cell>
          <table:table-cell table:formula="of:=[.C12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6]+[.B126]+([.E126]*8)" office:value-type="currency" office:currency="GHC" office:value="10000" calcext:value-type="currency">
            <text:p>₵10,0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6]*2" office:value-type="currency" office:currency="GHC" office:value="40" calcext:value-type="currency">
            <text:p>₵40.00</text:p>
          </table:table-cell>
          <table:table-cell table:style-name="ce30" table:formula="of:=[.H126]*12" office:value-type="currency" office:currency="GHC" office:value="480" calcext:value-type="currency">
            <text:p>₵480.00</text:p>
          </table:table-cell>
          <table:table-cell table:style-name="ce33" table:formula="of:=[.I126]/0.21" office:value-type="currency" office:currency="GHC" office:value="2285.71428571429" calcext:value-type="currency">
            <text:p>₵2,285.71</text:p>
          </table:table-cell>
          <table:table-cell table:formula="of:=[.F126]/[.I126]" office:value-type="float" office:value="20.8333333333333" calcext:value-type="float">
            <text:p>20.8</text:p>
          </table:table-cell>
          <table:table-cell table:formula="of:=[.B126]/[.I126]" office:value-type="float" office:value="17.7083333333333" calcext:value-type="float">
            <text:p>17.7</text:p>
          </table:table-cell>
          <table:table-cell table:formula="of:=[.F126]/[.J126]" office:value-type="float" office:value="4.375" calcext:value-type="float">
            <text:p>4.4</text:p>
          </table:table-cell>
          <table:table-cell table:formula="of:=[.B126]/[.J126]" office:value-type="float" office:value="3.71875" calcext:value-type="float">
            <text:p>3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(rail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6]" office:value-type="currency" office:currency="GHC" office:value="0" calcext:value-type="currency">
            <text:p>₵0.00</text:p>
          </table:table-cell>
          <table:table-cell table:formula="of:=[.C12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7]+[.B127]+([.E127]*8)" office:value-type="currency" office:currency="GHC" office:value="3500" calcext:value-type="currency">
            <text:p>₵3,5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7]*2" office:value-type="currency" office:currency="GHC" office:value="40" calcext:value-type="currency">
            <text:p>₵40.00</text:p>
          </table:table-cell>
          <table:table-cell table:style-name="ce30" table:formula="of:=[.H127]*12" office:value-type="currency" office:currency="GHC" office:value="480" calcext:value-type="currency">
            <text:p>₵480.00</text:p>
          </table:table-cell>
          <table:table-cell table:style-name="ce33" table:formula="of:=[.I127]/0.21" office:value-type="currency" office:currency="GHC" office:value="2285.71428571429" calcext:value-type="currency">
            <text:p>₵2,285.71</text:p>
          </table:table-cell>
          <table:table-cell table:formula="of:=[.F127]/[.I127]" office:value-type="float" office:value="7.29166666666667" calcext:value-type="float">
            <text:p>7.3</text:p>
          </table:table-cell>
          <table:table-cell table:formula="of:=[.B127]/[.I127]" office:value-type="float" office:value="4.16666666666667" calcext:value-type="float">
            <text:p>4.2</text:p>
          </table:table-cell>
          <table:table-cell table:formula="of:=[.F127]/[.J127]" office:value-type="float" office:value="1.53125" calcext:value-type="float">
            <text:p>1.5</text:p>
          </table:table-cell>
          <table:table-cell table:formula="of:=[.B127]/[.J127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lattice girder (rail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127]" office:value-type="currency" office:currency="GHC" office:value="0" calcext:value-type="currency">
            <text:p>₵0.00</text:p>
          </table:table-cell>
          <table:table-cell table:formula="of:=[.C12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8]+[.B128]+([.E128]*8)" office:value-type="currency" office:currency="GHC" office:value="5100" calcext:value-type="currency">
            <text:p>₵5,1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8]*2" office:value-type="currency" office:currency="GHC" office:value="30" calcext:value-type="currency">
            <text:p>₵30.00</text:p>
          </table:table-cell>
          <table:table-cell table:style-name="ce30" table:formula="of:=[.H128]*12" office:value-type="currency" office:currency="GHC" office:value="360" calcext:value-type="currency">
            <text:p>₵360.00</text:p>
          </table:table-cell>
          <table:table-cell table:style-name="ce33" table:formula="of:=[.I128]/0.21" office:value-type="currency" office:currency="GHC" office:value="1714.28571428571" calcext:value-type="currency">
            <text:p>₵1,714.29</text:p>
          </table:table-cell>
          <table:table-cell table:formula="of:=[.F128]/[.I128]" office:value-type="float" office:value="14.1666666666667" calcext:value-type="float">
            <text:p>14.2</text:p>
          </table:table-cell>
          <table:table-cell table:formula="of:=[.B128]/[.I128]" office:value-type="float" office:value="10" calcext:value-type="float">
            <text:p>10.0</text:p>
          </table:table-cell>
          <table:table-cell table:formula="of:=[.F128]/[.J128]" office:value-type="float" office:value="2.975" calcext:value-type="float">
            <text:p>3.0</text:p>
          </table:table-cell>
          <table:table-cell table:formula="of:=[.B128]/[.J128]" office:value-type="float" office:value="2.1" calcext:value-type="float">
            <text:p>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road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8]" office:value-type="currency" office:currency="GHC" office:value="0" calcext:value-type="currency">
            <text:p>₵0.00</text:p>
          </table:table-cell>
          <table:table-cell table:formula="of:=[.C12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9]+[.B129]+([.E129]*8)" office:value-type="currency" office:currency="GHC" office:value="3500" calcext:value-type="currency">
            <text:p>₵3,50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29]*2" office:value-type="currency" office:currency="GHC" office:value="8" calcext:value-type="currency">
            <text:p>₵8.00</text:p>
          </table:table-cell>
          <table:table-cell table:style-name="ce30" table:formula="of:=[.H129]*12" office:value-type="currency" office:currency="GHC" office:value="96" calcext:value-type="currency">
            <text:p>₵96.00</text:p>
          </table:table-cell>
          <table:table-cell table:style-name="ce33" table:formula="of:=[.I129]/0.21" office:value-type="currency" office:currency="GHC" office:value="457.142857142857" calcext:value-type="currency">
            <text:p>₵457.14</text:p>
          </table:table-cell>
          <table:table-cell table:formula="of:=[.F129]/[.I129]" office:value-type="float" office:value="36.4583333333333" calcext:value-type="float">
            <text:p>36.5</text:p>
          </table:table-cell>
          <table:table-cell table:formula="of:=[.B129]/[.I129]" office:value-type="float" office:value="20.8333333333333" calcext:value-type="float">
            <text:p>20.8</text:p>
          </table:table-cell>
          <table:table-cell table:formula="of:=[.F129]/[.J129]" office:value-type="float" office:value="7.65625" calcext:value-type="float">
            <text:p>7.7</text:p>
          </table:table-cell>
          <table:table-cell table:formula="of:=[.B129]/[.J12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narrow gauge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9]" office:value-type="currency" office:currency="GHC" office:value="0" calcext:value-type="currency">
            <text:p>₵0.00</text:p>
          </table:table-cell>
          <table:table-cell table:formula="of:=[.C13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0]+[.B130]+([.E130]*8)" office:value-type="currency" office:currency="GHC" office:value="3500" calcext:value-type="currency">
            <text:p>₵3,500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30]*2" office:value-type="currency" office:currency="GHC" office:value="4" calcext:value-type="currency">
            <text:p>₵4.00</text:p>
          </table:table-cell>
          <table:table-cell table:style-name="ce30" table:formula="of:=[.H130]*12" office:value-type="currency" office:currency="GHC" office:value="48" calcext:value-type="currency">
            <text:p>₵48.00</text:p>
          </table:table-cell>
          <table:table-cell table:style-name="ce33" table:formula="of:=[.I130]/0.21" office:value-type="currency" office:currency="GHC" office:value="228.571428571429" calcext:value-type="currency">
            <text:p>₵228.57</text:p>
          </table:table-cell>
          <table:table-cell table:formula="of:=[.F130]/[.I130]" office:value-type="float" office:value="72.9166666666667" calcext:value-type="float">
            <text:p>72.9</text:p>
          </table:table-cell>
          <table:table-cell table:formula="of:=[.B130]/[.I130]" office:value-type="float" office:value="41.6666666666667" calcext:value-type="float">
            <text:p>41.7</text:p>
          </table:table-cell>
          <table:table-cell table:formula="of:=[.F130]/[.J130]" office:value-type="float" office:value="15.3125" calcext:value-type="float">
            <text:p>15.3</text:p>
          </table:table-cell>
          <table:table-cell table:formula="of:=[.B130]/[.J130]" office:value-type="float" office:value="8.75" calcext:value-type="float">
            <text:p>8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rail)</text:p>
          </table:table-cell>
          <table:table-cell office:value-type="currency" office:currency="GHC" office:value="2200" calcext:value-type="currency">
            <text:p>₵2,200.00</text:p>
          </table:table-cell>
          <table:table-cell table:formula="of:=[.C130]" office:value-type="currency" office:currency="GHC" office:value="0" calcext:value-type="currency">
            <text:p>₵0.00</text:p>
          </table:table-cell>
          <table:table-cell table:formula="of:=[.C13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1]+[.B131]+([.E131]*8)" office:value-type="currency" office:currency="GHC" office:value="3700" calcext:value-type="currency">
            <text:p>₵3,70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1]*2" office:value-type="currency" office:currency="GHC" office:value="24" calcext:value-type="currency">
            <text:p>₵24.00</text:p>
          </table:table-cell>
          <table:table-cell table:style-name="ce30" table:formula="of:=[.H131]*12" office:value-type="currency" office:currency="GHC" office:value="288" calcext:value-type="currency">
            <text:p>₵288.00</text:p>
          </table:table-cell>
          <table:table-cell table:style-name="ce33" table:formula="of:=[.I131]/0.21" office:value-type="currency" office:currency="GHC" office:value="1371.42857142857" calcext:value-type="currency">
            <text:p>₵1,371.43</text:p>
          </table:table-cell>
          <table:table-cell table:formula="of:=[.F131]/[.I131]" office:value-type="float" office:value="12.8472222222222" calcext:value-type="float">
            <text:p>12.8</text:p>
          </table:table-cell>
          <table:table-cell table:formula="of:=[.B131]/[.I131]" office:value-type="float" office:value="7.63888888888889" calcext:value-type="float">
            <text:p>7.6</text:p>
          </table:table-cell>
          <table:table-cell table:formula="of:=[.F131]/[.J131]" office:value-type="float" office:value="2.69791666666667" calcext:value-type="float">
            <text:p>2.7</text:p>
          </table:table-cell>
          <table:table-cell table:formula="of:=[.B131]/[.J131]" office:value-type="float" office:value="1.60416666666667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bowstring girder (rail)</text:p>
          </table:table-cell>
          <table:table-cell office:value-type="currency" office:currency="GHC" office:value="7900" calcext:value-type="currency">
            <text:p>₵7,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2]+[.B132]+([.E132]*8)" office:value-type="currency" office:currency="GHC" office:value="9400" calcext:value-type="currency">
            <text:p>₵9,400.00</text:p>
          </table:table-cell>
          <table:table-cell office:value-type="currency" office:currency="GHC" office:value="16.75" calcext:value-type="currency">
            <text:p>₵16.75</text:p>
          </table:table-cell>
          <table:table-cell table:formula="of:=[.G132]*2" office:value-type="currency" office:currency="GHC" office:value="33.5" calcext:value-type="currency">
            <text:p>₵33.50</text:p>
          </table:table-cell>
          <table:table-cell table:style-name="ce30" table:formula="of:=[.H132]*12" office:value-type="currency" office:currency="GHC" office:value="402" calcext:value-type="currency">
            <text:p>₵402.00</text:p>
          </table:table-cell>
          <table:table-cell table:style-name="ce33" table:formula="of:=[.I132]/0.21" office:value-type="currency" office:currency="GHC" office:value="1914.28571428571" calcext:value-type="currency">
            <text:p>₵1,914.29</text:p>
          </table:table-cell>
          <table:table-cell table:formula="of:=[.F132]/[.I132]" office:value-type="float" office:value="23.3830845771144" calcext:value-type="float">
            <text:p>23.4</text:p>
          </table:table-cell>
          <table:table-cell table:formula="of:=[.B132]/[.I132]" office:value-type="float" office:value="19.6517412935323" calcext:value-type="float">
            <text:p>19.7</text:p>
          </table:table-cell>
          <table:table-cell table:formula="of:=[.F132]/[.J132]" office:value-type="float" office:value="4.91044776119403" calcext:value-type="float">
            <text:p>4.9</text:p>
          </table:table-cell>
          <table:table-cell table:formula="of:=[.B132]/[.J132]" office:value-type="float" office:value="4.12686567164179" calcext:value-type="float">
            <text:p>4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arch (rail)</text:p>
          </table:table-cell>
          <table:table-cell office:value-type="currency" office:currency="GHC" office:value="5700" calcext:value-type="currency">
            <text:p>₵5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3]+[.B133]+([.E133]*8)" office:value-type="currency" office:currency="GHC" office:value="7200" calcext:value-type="currency">
            <text:p>₵7,2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33]*2" office:value-type="currency" office:currency="GHC" office:value="30" calcext:value-type="currency">
            <text:p>₵30.00</text:p>
          </table:table-cell>
          <table:table-cell table:style-name="ce30" table:formula="of:=[.H133]*12" office:value-type="currency" office:currency="GHC" office:value="360" calcext:value-type="currency">
            <text:p>₵360.00</text:p>
          </table:table-cell>
          <table:table-cell table:style-name="ce33" table:formula="of:=[.I133]/0.21" office:value-type="currency" office:currency="GHC" office:value="1714.28571428571" calcext:value-type="currency">
            <text:p>₵1,714.29</text:p>
          </table:table-cell>
          <table:table-cell table:formula="of:=[.F133]/[.I133]" office:value-type="float" office:value="20" calcext:value-type="float">
            <text:p>20.0</text:p>
          </table:table-cell>
          <table:table-cell table:formula="of:=[.B133]/[.I133]" office:value-type="float" office:value="15.8333333333333" calcext:value-type="float">
            <text:p>15.8</text:p>
          </table:table-cell>
          <table:table-cell table:formula="of:=[.F133]/[.J133]" office:value-type="float" office:value="4.2" calcext:value-type="float">
            <text:p>4.2</text:p>
          </table:table-cell>
          <table:table-cell table:formula="of:=[.B133]/[.J133]" office:value-type="float" office:value="3.325" calcext:value-type="float">
            <text:p>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road)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4]+[.B134]+([.E134]*8)" office:value-type="currency" office:currency="GHC" office:value="2400" calcext:value-type="currency">
            <text:p>₵2,40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134]*2" office:value-type="currency" office:currency="GHC" office:value="6.4" calcext:value-type="currency">
            <text:p>₵6.40</text:p>
          </table:table-cell>
          <table:table-cell table:style-name="ce30" table:formula="of:=[.H134]*12" office:value-type="currency" office:currency="GHC" office:value="76.8" calcext:value-type="currency">
            <text:p>₵76.80</text:p>
          </table:table-cell>
          <table:table-cell table:style-name="ce33" table:formula="of:=[.I134]/0.21" office:value-type="currency" office:currency="GHC" office:value="365.714285714286" calcext:value-type="currency">
            <text:p>₵365.71</text:p>
          </table:table-cell>
          <table:table-cell table:formula="of:=[.F134]/[.I134]" office:value-type="float" office:value="31.25" calcext:value-type="float">
            <text:p>31.3</text:p>
          </table:table-cell>
          <table:table-cell table:formula="of:=[.B134]/[.I134]" office:value-type="float" office:value="11.71875" calcext:value-type="float">
            <text:p>11.7</text:p>
          </table:table-cell>
          <table:table-cell table:formula="of:=[.F134]/[.J134]" office:value-type="float" office:value="6.5625" calcext:value-type="float">
            <text:p>6.6</text:p>
          </table:table-cell>
          <table:table-cell table:formula="of:=[.B134]/[.J134]" office:value-type="float" office:value="2.4609375" calcext:value-type="float">
            <text:p>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stone pillar) (rail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5]+[.B135]+([.E135]*8)" office:value-type="currency" office:currency="GHC" office:value="3200" calcext:value-type="currency">
            <text:p>₵3,2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35]*2" office:value-type="currency" office:currency="GHC" office:value="20" calcext:value-type="currency">
            <text:p>₵20.00</text:p>
          </table:table-cell>
          <table:table-cell table:style-name="ce30" table:formula="of:=[.H135]*12" office:value-type="currency" office:currency="GHC" office:value="240" calcext:value-type="currency">
            <text:p>₵240.00</text:p>
          </table:table-cell>
          <table:table-cell table:style-name="ce33" table:formula="of:=[.I135]/0.21" office:value-type="currency" office:currency="GHC" office:value="1142.85714285714" calcext:value-type="currency">
            <text:p>₵1,142.86</text:p>
          </table:table-cell>
          <table:table-cell table:formula="of:=[.F135]/[.I135]" office:value-type="float" office:value="13.3333333333333" calcext:value-type="float">
            <text:p>13.3</text:p>
          </table:table-cell>
          <table:table-cell table:formula="of:=[.B135]/[.I135]" office:value-type="float" office:value="7.08333333333333" calcext:value-type="float">
            <text:p>7.1</text:p>
          </table:table-cell>
          <table:table-cell table:formula="of:=[.F135]/[.J135]" office:value-type="float" office:value="2.8" calcext:value-type="float">
            <text:p>2.8</text:p>
          </table:table-cell>
          <table:table-cell table:formula="of:=[.B135]/[.J135]" office:value-type="float" office:value="1.4875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narrow gauge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3]" office:value-type="currency" office:currency="GHC" office:value="0" calcext:value-type="currency">
            <text:p>₵0.00</text:p>
          </table:table-cell>
          <table:table-cell table:formula="of:=[.C13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6]+[.B136]+([.E136]*8)" office:value-type="currency" office:currency="GHC" office:value="3200" calcext:value-type="currency">
            <text:p>₵3,200.0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136]*2" office:value-type="currency" office:currency="GHC" office:value="3.5" calcext:value-type="currency">
            <text:p>₵3.50</text:p>
          </table:table-cell>
          <table:table-cell table:style-name="ce30" table:formula="of:=[.H136]*12" office:value-type="currency" office:currency="GHC" office:value="42" calcext:value-type="currency">
            <text:p>₵42.00</text:p>
          </table:table-cell>
          <table:table-cell table:style-name="ce33" table:formula="of:=[.I136]/0.21" office:value-type="currency" office:currency="GHC" office:value="200" calcext:value-type="currency">
            <text:p>₵200.00</text:p>
          </table:table-cell>
          <table:table-cell table:formula="of:=[.F136]/[.I136]" office:value-type="float" office:value="76.1904761904762" calcext:value-type="float">
            <text:p>76.2</text:p>
          </table:table-cell>
          <table:table-cell table:formula="of:=[.B136]/[.I136]" office:value-type="float" office:value="40.4761904761905" calcext:value-type="float">
            <text:p>40.5</text:p>
          </table:table-cell>
          <table:table-cell table:formula="of:=[.F136]/[.J136]" office:value-type="float" office:value="16" calcext:value-type="float">
            <text:p>16.0</text:p>
          </table:table-cell>
          <table:table-cell table:formula="of:=[.B136]/[.J136]" office:value-type="float" office:value="8.5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134]" office:value-type="currency" office:currency="GHC" office:value="0" calcext:value-type="currency">
            <text:p>₵0.00</text:p>
          </table:table-cell>
          <table:table-cell table:formula="of:=[.C13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7]+[.B137]+([.E137]*8)" office:value-type="currency" office:currency="GHC" office:value="1750" calcext:value-type="currency">
            <text:p>₵1,75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7]*2" office:value-type="currency" office:currency="GHC" office:value="24" calcext:value-type="currency">
            <text:p>₵24.00</text:p>
          </table:table-cell>
          <table:table-cell table:style-name="ce30" table:formula="of:=[.H137]*12" office:value-type="currency" office:currency="GHC" office:value="288" calcext:value-type="currency">
            <text:p>₵288.00</text:p>
          </table:table-cell>
          <table:table-cell table:style-name="ce33" table:formula="of:=[.I137]/0.21" office:value-type="currency" office:currency="GHC" office:value="1371.42857142857" calcext:value-type="currency">
            <text:p>₵1,371.43</text:p>
          </table:table-cell>
          <table:table-cell table:formula="of:=[.F137]/[.I137]" office:value-type="float" office:value="6.07638888888889" calcext:value-type="float">
            <text:p>6.1</text:p>
          </table:table-cell>
          <table:table-cell table:formula="of:=[.B137]/[.I137]" office:value-type="float" office:value="0.868055555555556" calcext:value-type="float">
            <text:p>0.9</text:p>
          </table:table-cell>
          <table:table-cell table:formula="of:=[.F137]/[.J137]" office:value-type="float" office:value="1.27604166666667" calcext:value-type="float">
            <text:p>1.3</text:p>
          </table:table-cell>
          <table:table-cell table:formula="of:=[.B137]/[.J137]" office:value-type="float" office:value="0.182291666666667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ular box girder</text:p>
          </table:table-cell>
          <table:table-cell office:value-type="currency" office:currency="GHC" office:value="3300" calcext:value-type="currency">
            <text:p>₵3,300.00</text:p>
          </table:table-cell>
          <table:table-cell table:formula="of:=[.C135]" office:value-type="currency" office:currency="GHC" office:value="0" calcext:value-type="currency">
            <text:p>₵0.00</text:p>
          </table:table-cell>
          <table:table-cell table:formula="of:=[.C13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8]+[.B138]+([.E138]*8)" office:value-type="currency" office:currency="GHC" office:value="4800" calcext:value-type="currency">
            <text:p>₵4,8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38]*2" office:value-type="currency" office:currency="GHC" office:value="25" calcext:value-type="currency">
            <text:p>₵25.00</text:p>
          </table:table-cell>
          <table:table-cell table:style-name="ce30" table:formula="of:=[.H138]*12" office:value-type="currency" office:currency="GHC" office:value="300" calcext:value-type="currency">
            <text:p>₵300.00</text:p>
          </table:table-cell>
          <table:table-cell table:style-name="ce33" table:formula="of:=[.I138]/0.21" office:value-type="currency" office:currency="GHC" office:value="1428.57142857143" calcext:value-type="currency">
            <text:p>₵1,428.57</text:p>
          </table:table-cell>
          <table:table-cell table:formula="of:=[.F138]/[.I138]" office:value-type="float" office:value="16" calcext:value-type="float">
            <text:p>16.0</text:p>
          </table:table-cell>
          <table:table-cell table:formula="of:=[.B138]/[.I138]" office:value-type="float" office:value="11" calcext:value-type="float">
            <text:p>11.0</text:p>
          </table:table-cell>
          <table:table-cell table:formula="of:=[.F138]/[.J138]" office:value-type="float" office:value="3.36" calcext:value-type="float">
            <text:p>3.4</text:p>
          </table:table-cell>
          <table:table-cell table:formula="of:=[.B138]/[.J138]" office:value-type="float" office:value="2.31" calcext:value-type="float">
            <text:p>2.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Electrification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Trolleybus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7]" office:value-type="currency" office:currency="GHC" office:value="0" calcext:value-type="currency">
            <text:p>₵0.00</text:p>
          </table:table-cell>
          <table:table-cell table:formula="of:=[.C140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0]+[.B140]+([.E140]*8)" office:value-type="currency" office:currency="GHC" office:value="900" calcext:value-type="currency">
            <text:p>₵90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140]*2" office:value-type="currency" office:currency="GHC" office:value="16" calcext:value-type="currency">
            <text:p>₵16.00</text:p>
          </table:table-cell>
          <table:table-cell table:style-name="ce30" table:formula="of:=[.H140]*12" office:value-type="currency" office:currency="GHC" office:value="192" calcext:value-type="currency">
            <text:p>₵192.00</text:p>
          </table:table-cell>
          <table:table-cell table:style-name="ce33" table:formula="of:=[.I140]/0.21" office:value-type="currency" office:currency="GHC" office:value="914.285714285714" calcext:value-type="currency">
            <text:p>₵914.29</text:p>
          </table:table-cell>
          <table:table-cell table:formula="of:=[.F140]/[.I140]" office:value-type="float" office:value="4.6875" calcext:value-type="float">
            <text:p>4.7</text:p>
          </table:table-cell>
          <table:table-cell table:formula="of:=[.B140]/[.I140]" office:value-type="float" office:value="4.6875" calcext:value-type="float">
            <text:p>4.7</text:p>
          </table:table-cell>
          <table:table-cell table:formula="of:=[.F140]/[.J140]" office:value-type="float" office:value="0.984375" calcext:value-type="float">
            <text:p>1.0</text:p>
          </table:table-cell>
          <table:table-cell table:formula="of:=[.B140]/[.J140]" office:value-type="float" office:value="0.984375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(overhead)</text:p>
          </table:table-cell>
          <table:table-cell office:value-type="currency" office:currency="GHC" office:value="690" calcext:value-type="currency">
            <text:p>₵690.00</text:p>
          </table:table-cell>
          <table:table-cell table:formula="of:=[.C138]" office:value-type="currency" office:currency="GHC" office:value="0" calcext:value-type="currency">
            <text:p>₵0.00</text:p>
          </table:table-cell>
          <table:table-cell table:formula="of:=[.C141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1]+[.B141]+([.E141]*8)" office:value-type="currency" office:currency="GHC" office:value="690" calcext:value-type="currency">
            <text:p>₵69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41]*2" office:value-type="currency" office:currency="GHC" office:value="8" calcext:value-type="currency">
            <text:p>₵8.00</text:p>
          </table:table-cell>
          <table:table-cell table:style-name="ce30" table:formula="of:=[.H141]*12" office:value-type="currency" office:currency="GHC" office:value="96" calcext:value-type="currency">
            <text:p>₵96.00</text:p>
          </table:table-cell>
          <table:table-cell table:style-name="ce33" table:formula="of:=[.I141]/0.21" office:value-type="currency" office:currency="GHC" office:value="457.142857142857" calcext:value-type="currency">
            <text:p>₵457.14</text:p>
          </table:table-cell>
          <table:table-cell table:formula="of:=[.F141]/[.I141]" office:value-type="float" office:value="7.1875" calcext:value-type="float">
            <text:p>7.2</text:p>
          </table:table-cell>
          <table:table-cell table:formula="of:=[.B141]/[.I141]" office:value-type="float" office:value="7.1875" calcext:value-type="float">
            <text:p>7.2</text:p>
          </table:table-cell>
          <table:table-cell table:formula="of:=[.F141]/[.J141]" office:value-type="float" office:value="1.509375" calcext:value-type="float">
            <text:p>1.5</text:p>
          </table:table-cell>
          <table:table-cell table:formula="of:=[.B141]/[.J141]" office:value-type="float" office:value="1.509375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overhead (rail)</text:p>
          </table:table-cell>
          <table:table-cell office:value-type="currency" office:currency="GHC" office:value="1570" calcext:value-type="currency">
            <text:p>₵1,570.00</text:p>
          </table:table-cell>
          <table:table-cell table:formula="of:=[.C139]" office:value-type="currency" office:currency="GHC" office:value="0" calcext:value-type="currency">
            <text:p>₵0.00</text:p>
          </table:table-cell>
          <table:table-cell table:formula="of:=[.C142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2]+[.B142]+([.E142]*8)" office:value-type="currency" office:currency="GHC" office:value="1570" calcext:value-type="currency">
            <text:p>₵1,57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42]*2" office:value-type="currency" office:currency="GHC" office:value="10" calcext:value-type="currency">
            <text:p>₵10.00</text:p>
          </table:table-cell>
          <table:table-cell table:style-name="ce30" table:formula="of:=[.H142]*12" office:value-type="currency" office:currency="GHC" office:value="120" calcext:value-type="currency">
            <text:p>₵120.00</text:p>
          </table:table-cell>
          <table:table-cell table:style-name="ce33" table:formula="of:=[.I142]/0.21" office:value-type="currency" office:currency="GHC" office:value="571.428571428571" calcext:value-type="currency">
            <text:p>₵571.43</text:p>
          </table:table-cell>
          <table:table-cell table:formula="of:=[.F142]/[.I142]" office:value-type="float" office:value="13.0833333333333" calcext:value-type="float">
            <text:p>13.1</text:p>
          </table:table-cell>
          <table:table-cell table:formula="of:=[.B142]/[.I142]" office:value-type="float" office:value="13.0833333333333" calcext:value-type="float">
            <text:p>13.1</text:p>
          </table:table-cell>
          <table:table-cell table:formula="of:=[.F142]/[.J142]" office:value-type="float" office:value="2.7475" calcext:value-type="float">
            <text:p>2.7</text:p>
          </table:table-cell>
          <table:table-cell table:formula="of:=[.B142]/[.J142]" office:value-type="float" office:value="2.7475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C overhead (rail)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40]" office:value-type="currency" office:currency="GHC" office:value="0" calcext:value-type="currency">
            <text:p>₵0.00</text:p>
          </table:table-cell>
          <table:table-cell table:formula="of:=[.C143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3]+[.B143]+([.E143]*8)" office:value-type="currency" office:currency="GHC" office:value="1050" calcext:value-type="currency">
            <text:p>₵1,05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43]*2" office:value-type="currency" office:currency="GHC" office:value="7" calcext:value-type="currency">
            <text:p>₵7.00</text:p>
          </table:table-cell>
          <table:table-cell table:style-name="ce30" table:formula="of:=[.H143]*12" office:value-type="currency" office:currency="GHC" office:value="84" calcext:value-type="currency">
            <text:p>₵84.00</text:p>
          </table:table-cell>
          <table:table-cell table:style-name="ce33" table:formula="of:=[.I143]/0.21" office:value-type="currency" office:currency="GHC" office:value="400" calcext:value-type="currency">
            <text:p>₵400.00</text:p>
          </table:table-cell>
          <table:table-cell table:formula="of:=[.F143]/[.I143]" office:value-type="float" office:value="12.5" calcext:value-type="float">
            <text:p>12.5</text:p>
          </table:table-cell>
          <table:table-cell table:formula="of:=[.B143]/[.I143]" office:value-type="float" office:value="12.5" calcext:value-type="float">
            <text:p>12.5</text:p>
          </table:table-cell>
          <table:table-cell table:formula="of:=[.F143]/[.J143]" office:value-type="float" office:value="2.625" calcext:value-type="float">
            <text:p>2.6</text:p>
          </table:table-cell>
          <table:table-cell table:formula="of:=[.B143]/[.J143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LR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1]" office:value-type="currency" office:currency="GHC" office:value="0" calcext:value-type="currency">
            <text:p>₵0.00</text:p>
          </table:table-cell>
          <table:table-cell table:formula="of:=[.C144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4]+[.B144]+([.E144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4]*2" office:value-type="currency" office:currency="GHC" office:value="11" calcext:value-type="currency">
            <text:p>₵11.00</text:p>
          </table:table-cell>
          <table:table-cell table:style-name="ce30" table:formula="of:=[.H144]*12" office:value-type="currency" office:currency="GHC" office:value="132" calcext:value-type="currency">
            <text:p>₵132.00</text:p>
          </table:table-cell>
          <table:table-cell table:style-name="ce33" table:formula="of:=[.I144]/0.21" office:value-type="currency" office:currency="GHC" office:value="628.571428571429" calcext:value-type="currency">
            <text:p>₵628.57</text:p>
          </table:table-cell>
          <table:table-cell table:formula="of:=[.F144]/[.I144]" office:value-type="float" office:value="6.28787878787879" calcext:value-type="float">
            <text:p>6.3</text:p>
          </table:table-cell>
          <table:table-cell table:formula="of:=[.B144]/[.I144]" office:value-type="float" office:value="6.28787878787879" calcext:value-type="float">
            <text:p>6.3</text:p>
          </table:table-cell>
          <table:table-cell table:formula="of:=[.F144]/[.J144]" office:value-type="float" office:value="1.32045454545455" calcext:value-type="float">
            <text:p>1.3</text:p>
          </table:table-cell>
          <table:table-cell table:formula="of:=[.B144]/[.J144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third rail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2]" office:value-type="currency" office:currency="GHC" office:value="0" calcext:value-type="currency">
            <text:p>₵0.00</text:p>
          </table:table-cell>
          <table:table-cell table:formula="of:=[.C145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5]+[.B145]+([.E145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5]*2" office:value-type="currency" office:currency="GHC" office:value="11" calcext:value-type="currency">
            <text:p>₵11.00</text:p>
          </table:table-cell>
          <table:table-cell table:style-name="ce30" table:formula="of:=[.H145]*12" office:value-type="currency" office:currency="GHC" office:value="132" calcext:value-type="currency">
            <text:p>₵132.00</text:p>
          </table:table-cell>
          <table:table-cell table:style-name="ce33" table:formula="of:=[.I145]/0.21" office:value-type="currency" office:currency="GHC" office:value="628.571428571429" calcext:value-type="currency">
            <text:p>₵628.57</text:p>
          </table:table-cell>
          <table:table-cell table:formula="of:=[.F145]/[.I145]" office:value-type="float" office:value="6.28787878787879" calcext:value-type="float">
            <text:p>6.3</text:p>
          </table:table-cell>
          <table:table-cell table:formula="of:=[.B145]/[.I145]" office:value-type="float" office:value="6.28787878787879" calcext:value-type="float">
            <text:p>6.3</text:p>
          </table:table-cell>
          <table:table-cell table:formula="of:=[.F145]/[.J145]" office:value-type="float" office:value="1.32045454545455" calcext:value-type="float">
            <text:p>1.3</text:p>
          </table:table-cell>
          <table:table-cell table:formula="of:=[.B145]/[.J145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fourth rail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43]" office:value-type="currency" office:currency="GHC" office:value="0" calcext:value-type="currency">
            <text:p>₵0.00</text:p>
          </table:table-cell>
          <table:table-cell table:formula="of:=[.C146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6]+[.B146]+([.E146]*8)" office:value-type="currency" office:currency="GHC" office:value="950" calcext:value-type="currency">
            <text:p>₵950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146]*2" office:value-type="currency" office:currency="GHC" office:value="11.4" calcext:value-type="currency">
            <text:p>₵11.40</text:p>
          </table:table-cell>
          <table:table-cell table:style-name="ce30" table:formula="of:=[.H146]*12" office:value-type="currency" office:currency="GHC" office:value="136.8" calcext:value-type="currency">
            <text:p>₵136.80</text:p>
          </table:table-cell>
          <table:table-cell table:style-name="ce33" table:formula="of:=[.I146]/0.21" office:value-type="currency" office:currency="GHC" office:value="651.428571428572" calcext:value-type="currency">
            <text:p>₵651.43</text:p>
          </table:table-cell>
          <table:table-cell table:formula="of:=[.F146]/[.I146]" office:value-type="float" office:value="6.94444444444444" calcext:value-type="float">
            <text:p>6.9</text:p>
          </table:table-cell>
          <table:table-cell table:formula="of:=[.B146]/[.I146]" office:value-type="float" office:value="6.94444444444444" calcext:value-type="float">
            <text:p>6.9</text:p>
          </table:table-cell>
          <table:table-cell table:formula="of:=[.F146]/[.J146]" office:value-type="float" office:value="1.45833333333333" calcext:value-type="float">
            <text:p>1.5</text:p>
          </table:table-cell>
          <table:table-cell table:formula="of:=[.B146]/[.J146]" office:value-type="float" office:value="1.45833333333333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Depots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Tram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8]+[.E14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0" table:formula="of:=[.H148]*12" office:value-type="currency" office:currency="GHC" office:value="107.52" calcext:value-type="currency">
            <text:p>₵107.52</text:p>
          </table:table-cell>
          <table:table-cell table:style-name="ce33" table:formula="of:=[.I148]/0.21" office:value-type="currency" office:currency="GHC" office:value="512" calcext:value-type="currency">
            <text:p>₵512.00</text:p>
          </table:table-cell>
          <table:table-cell table:formula="of:=[.F148]/[.I148]" office:value-type="float" office:value="38.9462425595238" calcext:value-type="float">
            <text:p>38.9</text:p>
          </table:table-cell>
          <table:table-cell table:formula="of:=[.B148]/[.I148]" office:value-type="float" office:value="37.2023809523809" calcext:value-type="float">
            <text:p>37.2</text:p>
          </table:table-cell>
          <table:table-cell table:formula="of:=[.F148]/[.J148]" office:value-type="float" office:value="8.1787109375" calcext:value-type="float">
            <text:p>8.2</text:p>
          </table:table-cell>
          <table:table-cell table:formula="of:=[.B148]/[.J14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9]+[.E149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0" table:formula="of:=[.H149]*12" office:value-type="currency" office:currency="GHC" office:value="485.76" calcext:value-type="currency">
            <text:p>₵485.76</text:p>
          </table:table-cell>
          <table:table-cell table:style-name="ce33" table:formula="of:=[.I149]/0.21" office:value-type="currency" office:currency="GHC" office:value="2313.14285714286" calcext:value-type="currency">
            <text:p>₵2,313.14</text:p>
          </table:table-cell>
          <table:table-cell table:formula="of:=[.F149]/[.I149]" office:value-type="float" office:value="37.4413290513834" calcext:value-type="float">
            <text:p>37.4</text:p>
          </table:table-cell>
          <table:table-cell table:formula="of:=[.B149]/[.I149]" office:value-type="float" office:value="37.0553359683794" calcext:value-type="float">
            <text:p>37.1</text:p>
          </table:table-cell>
          <table:table-cell table:formula="of:=[.F149]/[.J149]" office:value-type="float" office:value="7.86267910079051" calcext:value-type="float">
            <text:p>7.9</text:p>
          </table:table-cell>
          <table:table-cell table:formula="of:=[.B149]/[.J149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(electric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0]+[.E150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0" table:formula="of:=[.H150]*12" office:value-type="currency" office:currency="GHC" office:value="322.56" calcext:value-type="currency">
            <text:p>₵322.56</text:p>
          </table:table-cell>
          <table:table-cell table:style-name="ce33" table:formula="of:=[.I150]/0.21" office:value-type="currency" office:currency="GHC" office:value="1536" calcext:value-type="currency">
            <text:p>₵1,536.00</text:p>
          </table:table-cell>
          <table:table-cell table:formula="of:=[.F150]/[.I150]" office:value-type="float" office:value="37.7836681547619" calcext:value-type="float">
            <text:p>37.8</text:p>
          </table:table-cell>
          <table:table-cell table:formula="of:=[.B150]/[.I150]" office:value-type="float" office:value="37.2023809523809" calcext:value-type="float">
            <text:p>37.2</text:p>
          </table:table-cell>
          <table:table-cell table:formula="of:=[.F150]/[.J150]" office:value-type="float" office:value="7.9345703125" calcext:value-type="float">
            <text:p>7.9</text:p>
          </table:table-cell>
          <table:table-cell table:formula="of:=[.B150]/[.J150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modern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1]+[.E15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0" table:formula="of:=[.H151]*12" office:value-type="currency" office:currency="GHC" office:value="376.32" calcext:value-type="currency">
            <text:p>₵376.32</text:p>
          </table:table-cell>
          <table:table-cell table:style-name="ce33" table:formula="of:=[.I151]/0.21" office:value-type="currency" office:currency="GHC" office:value="1792" calcext:value-type="currency">
            <text:p>₵1,792.00</text:p>
          </table:table-cell>
          <table:table-cell table:formula="of:=[.F151]/[.I151]" office:value-type="float" office:value="37.7006271258503" calcext:value-type="float">
            <text:p>37.7</text:p>
          </table:table-cell>
          <table:table-cell table:formula="of:=[.B151]/[.I151]" office:value-type="float" office:value="37.202380952381" calcext:value-type="float">
            <text:p>37.2</text:p>
          </table:table-cell>
          <table:table-cell table:formula="of:=[.F151]/[.J151]" office:value-type="float" office:value="7.91713169642857" calcext:value-type="float">
            <text:p>7.9</text:p>
          </table:table-cell>
          <table:table-cell table:formula="of:=[.B151]/[.J15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ach stables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2]+[.E152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0" table:formula="of:=[.H152]*12" office:value-type="currency" office:currency="GHC" office:value="107.52" calcext:value-type="currency">
            <text:p>₵107.52</text:p>
          </table:table-cell>
          <table:table-cell table:style-name="ce33" table:formula="of:=[.I152]/0.21" office:value-type="currency" office:currency="GHC" office:value="512" calcext:value-type="currency">
            <text:p>₵512.00</text:p>
          </table:table-cell>
          <table:table-cell table:formula="of:=[.F152]/[.I152]" office:value-type="float" office:value="20.3450520833333" calcext:value-type="float">
            <text:p>20.3</text:p>
          </table:table-cell>
          <table:table-cell table:formula="of:=[.B152]/[.I152]" office:value-type="float" office:value="18.6011904761905" calcext:value-type="float">
            <text:p>18.6</text:p>
          </table:table-cell>
          <table:table-cell table:formula="of:=[.F152]/[.J152]" office:value-type="float" office:value="4.2724609375" calcext:value-type="float">
            <text:p>4.3</text:p>
          </table:table-cell>
          <table:table-cell table:formula="of:=[.B152]/[.J152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steam)</text:p>
          </table:table-cell>
          <table:table-cell office:value-type="currency" office:currency="GHC" office:value="11000" calcext:value-type="currency">
            <text:p>₵1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3]+[.E153]" office:value-type="currency" office:currency="GHC" office:value="11187.5" calcext:value-type="currency">
            <text:p>₵11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0" table:formula="of:=[.H153]*12" office:value-type="currency" office:currency="GHC" office:value="593.28" calcext:value-type="currency">
            <text:p>₵593.28</text:p>
          </table:table-cell>
          <table:table-cell table:style-name="ce33" table:formula="of:=[.I153]/0.21" office:value-type="currency" office:currency="GHC" office:value="2825.14285714286" calcext:value-type="currency">
            <text:p>₵2,825.14</text:p>
          </table:table-cell>
          <table:table-cell table:formula="of:=[.F153]/[.I153]" office:value-type="float" office:value="18.8570320927724" calcext:value-type="float">
            <text:p>18.9</text:p>
          </table:table-cell>
          <table:table-cell table:formula="of:=[.B153]/[.I153]" office:value-type="float" office:value="18.5409924487594" calcext:value-type="float">
            <text:p>18.5</text:p>
          </table:table-cell>
          <table:table-cell table:formula="of:=[.F153]/[.J153]" office:value-type="float" office:value="3.9599767394822" calcext:value-type="float">
            <text:p>4.0</text:p>
          </table:table-cell>
          <table:table-cell table:formula="of:=[.B153]/[.J153]" office:value-type="float" office:value="3.89360841423948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lleybus depot</text:p>
          </table:table-cell>
          <table:table-cell office:value-type="currency" office:currency="GHC" office:value="7000" calcext:value-type="currency">
            <text:p>₵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4]+[.E154]" office:value-type="currency" office:currency="GHC" office:value="7187.5" calcext:value-type="currency">
            <text:p>₵7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0" table:formula="of:=[.H154]*12" office:value-type="currency" office:currency="GHC" office:value="376.32" calcext:value-type="currency">
            <text:p>₵376.32</text:p>
          </table:table-cell>
          <table:table-cell table:style-name="ce33" table:formula="of:=[.I154]/0.21" office:value-type="currency" office:currency="GHC" office:value="1792" calcext:value-type="currency">
            <text:p>₵1,792.00</text:p>
          </table:table-cell>
          <table:table-cell table:formula="of:=[.F154]/[.I154]" office:value-type="float" office:value="19.0994366496599" calcext:value-type="float">
            <text:p>19.1</text:p>
          </table:table-cell>
          <table:table-cell table:formula="of:=[.B154]/[.I154]" office:value-type="float" office:value="18.6011904761905" calcext:value-type="float">
            <text:p>18.6</text:p>
          </table:table-cell>
          <table:table-cell table:formula="of:=[.F154]/[.J154]" office:value-type="float" office:value="4.01088169642857" calcext:value-type="float">
            <text:p>4.0</text:p>
          </table:table-cell>
          <table:table-cell table:formula="of:=[.B154]/[.J154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internal combustio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5]+[.E155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44.96" calcext:value-type="currency">
            <text:p>₵44.96</text:p>
          </table:table-cell>
          <table:table-cell table:style-name="ce30" table:formula="of:=[.H155]*12" office:value-type="currency" office:currency="GHC" office:value="539.52" calcext:value-type="currency">
            <text:p>₵539.52</text:p>
          </table:table-cell>
          <table:table-cell table:style-name="ce33" table:formula="of:=[.I155]/0.21" office:value-type="currency" office:currency="GHC" office:value="2569.14285714286" calcext:value-type="currency">
            <text:p>₵2,569.14</text:p>
          </table:table-cell>
          <table:table-cell table:formula="of:=[.F155]/[.I155]" office:value-type="float" office:value="18.8825252075919" calcext:value-type="float">
            <text:p>18.9</text:p>
          </table:table-cell>
          <table:table-cell table:formula="of:=[.B155]/[.I155]" office:value-type="float" office:value="18.5349940688019" calcext:value-type="float">
            <text:p>18.5</text:p>
          </table:table-cell>
          <table:table-cell table:formula="of:=[.F155]/[.J155]" office:value-type="float" office:value="3.96533029359431" calcext:value-type="float">
            <text:p>4.0</text:p>
          </table:table-cell>
          <table:table-cell table:formula="of:=[.B155]/[.J155]" office:value-type="float" office:value="3.8923487544484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new (internal combustion)</text:p>
          </table:table-cell>
          <table:table-cell office:value-type="currency" office:currency="GHC" office:value="13000" calcext:value-type="currency">
            <text:p>₵13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6]+[.E156]" office:value-type="currency" office:currency="GHC" office:value="13187.5" calcext:value-type="currency">
            <text:p>₵13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0" table:formula="of:=[.H156]*12" office:value-type="currency" office:currency="GHC" office:value="700.8" calcext:value-type="currency">
            <text:p>₵700.80</text:p>
          </table:table-cell>
          <table:table-cell table:style-name="ce33" table:formula="of:=[.I156]/0.21" office:value-type="currency" office:currency="GHC" office:value="3337.14285714286" calcext:value-type="currency">
            <text:p>₵3,337.14</text:p>
          </table:table-cell>
          <table:table-cell table:formula="of:=[.F156]/[.I156]" office:value-type="float" office:value="18.8177796803653" calcext:value-type="float">
            <text:p>18.8</text:p>
          </table:table-cell>
          <table:table-cell table:formula="of:=[.B156]/[.I156]" office:value-type="float" office:value="18.5502283105023" calcext:value-type="float">
            <text:p>18.6</text:p>
          </table:table-cell>
          <table:table-cell table:formula="of:=[.F156]/[.J156]" office:value-type="float" office:value="3.95173373287671" calcext:value-type="float">
            <text:p>4.0</text:p>
          </table:table-cell>
          <table:table-cell table:formula="of:=[.B156]/[.J156]" office:value-type="float" office:value="3.89554794520548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general)</text:p>
          </table:table-cell>
          <table:table-cell office:value-type="currency" office:currency="GHC" office:value="17000" calcext:value-type="currency">
            <text:p>₵1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7]+[.E157]" office:value-type="currency" office:currency="GHC" office:value="17187.5" calcext:value-type="currency">
            <text:p>₵17,187.50</text:p>
          </table:table-cell>
          <table:table-cell/>
          <table:table-cell office:value-type="currency" office:currency="GHC" office:value="76.48" calcext:value-type="currency">
            <text:p>₵76.48</text:p>
          </table:table-cell>
          <table:table-cell table:style-name="ce30" table:formula="of:=[.H157]*12" office:value-type="currency" office:currency="GHC" office:value="917.76" calcext:value-type="currency">
            <text:p>₵917.76</text:p>
          </table:table-cell>
          <table:table-cell table:style-name="ce33" table:formula="of:=[.I157]/0.21" office:value-type="currency" office:currency="GHC" office:value="4370.28571428572" calcext:value-type="currency">
            <text:p>₵4,370.29</text:p>
          </table:table-cell>
          <table:table-cell table:formula="of:=[.F157]/[.I157]" office:value-type="float" office:value="18.7276630055788" calcext:value-type="float">
            <text:p>18.7</text:p>
          </table:table-cell>
          <table:table-cell table:formula="of:=[.B157]/[.I157]" office:value-type="float" office:value="18.5233612273361" calcext:value-type="float">
            <text:p>18.5</text:p>
          </table:table-cell>
          <table:table-cell table:formula="of:=[.F157]/[.J157]" office:value-type="float" office:value="3.93280923117155" calcext:value-type="float">
            <text:p>3.9</text:p>
          </table:table-cell>
          <table:table-cell table:formula="of:=[.B157]/[.J157]" office:value-type="float" office:value="3.88990585774059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8]+[.E15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0" table:formula="of:=[.H158]*12" office:value-type="currency" office:currency="GHC" office:value="107.52" calcext:value-type="currency">
            <text:p>₵107.52</text:p>
          </table:table-cell>
          <table:table-cell table:style-name="ce33" table:formula="of:=[.I158]/0.21" office:value-type="currency" office:currency="GHC" office:value="512" calcext:value-type="currency">
            <text:p>₵512.00</text:p>
          </table:table-cell>
          <table:table-cell table:formula="of:=[.F158]/[.I158]" office:value-type="float" office:value="38.9462425595238" calcext:value-type="float">
            <text:p>38.9</text:p>
          </table:table-cell>
          <table:table-cell table:formula="of:=[.B158]/[.I158]" office:value-type="float" office:value="37.2023809523809" calcext:value-type="float">
            <text:p>37.2</text:p>
          </table:table-cell>
          <table:table-cell table:formula="of:=[.F158]/[.J158]" office:value-type="float" office:value="8.1787109375" calcext:value-type="float">
            <text:p>8.2</text:p>
          </table:table-cell>
          <table:table-cell table:formula="of:=[.B158]/[.J15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steam)</text:p>
          </table:table-cell>
          <table:table-cell office:value-type="currency" office:currency="GHC" office:value="26000" calcext:value-type="currency">
            <text:p>₵2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9]+[.E159]" office:value-type="currency" office:currency="GHC" office:value="26187.5" calcext:value-type="currency">
            <text:p>₵26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0" table:formula="of:=[.H159]*12" office:value-type="currency" office:currency="GHC" office:value="700.8" calcext:value-type="currency">
            <text:p>₵700.80</text:p>
          </table:table-cell>
          <table:table-cell table:style-name="ce33" table:formula="of:=[.I159]/0.21" office:value-type="currency" office:currency="GHC" office:value="3337.14285714286" calcext:value-type="currency">
            <text:p>₵3,337.14</text:p>
          </table:table-cell>
          <table:table-cell table:formula="of:=[.F159]/[.I159]" office:value-type="float" office:value="37.3680079908676" calcext:value-type="float">
            <text:p>37.4</text:p>
          </table:table-cell>
          <table:table-cell table:formula="of:=[.B159]/[.I159]" office:value-type="float" office:value="37.1004566210046" calcext:value-type="float">
            <text:p>37.1</text:p>
          </table:table-cell>
          <table:table-cell table:formula="of:=[.F159]/[.J159]" office:value-type="float" office:value="7.84728167808219" calcext:value-type="float">
            <text:p>7.8</text:p>
          </table:table-cell>
          <table:table-cell table:formula="of:=[.B159]/[.J159]" office:value-type="float" office:value="7.791095890410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0]+[.E160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0" table:formula="of:=[.H160]*12" office:value-type="currency" office:currency="GHC" office:value="593.28" calcext:value-type="currency">
            <text:p>₵593.28</text:p>
          </table:table-cell>
          <table:table-cell table:style-name="ce33" table:formula="of:=[.I160]/0.21" office:value-type="currency" office:currency="GHC" office:value="2825.14285714286" calcext:value-type="currency">
            <text:p>₵2,825.14</text:p>
          </table:table-cell>
          <table:table-cell table:formula="of:=[.F160]/[.I160]" office:value-type="float" office:value="37.3980245415318" calcext:value-type="float">
            <text:p>37.4</text:p>
          </table:table-cell>
          <table:table-cell table:formula="of:=[.B160]/[.I160]" office:value-type="float" office:value="37.0819848975189" calcext:value-type="float">
            <text:p>37.1</text:p>
          </table:table-cell>
          <table:table-cell table:formula="of:=[.F160]/[.J160]" office:value-type="float" office:value="7.85358515372168" calcext:value-type="float">
            <text:p>7.9</text:p>
          </table:table-cell>
          <table:table-cell table:formula="of:=[.B160]/[.J160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1]+[.E16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0" table:formula="of:=[.H161]*12" office:value-type="currency" office:currency="GHC" office:value="376.32" calcext:value-type="currency">
            <text:p>₵376.32</text:p>
          </table:table-cell>
          <table:table-cell table:style-name="ce33" table:formula="of:=[.I161]/0.21" office:value-type="currency" office:currency="GHC" office:value="1792" calcext:value-type="currency">
            <text:p>₵1,792.00</text:p>
          </table:table-cell>
          <table:table-cell table:formula="of:=[.F161]/[.I161]" office:value-type="float" office:value="37.7006271258503" calcext:value-type="float">
            <text:p>37.7</text:p>
          </table:table-cell>
          <table:table-cell table:formula="of:=[.B161]/[.I161]" office:value-type="float" office:value="37.202380952381" calcext:value-type="float">
            <text:p>37.2</text:p>
          </table:table-cell>
          <table:table-cell table:formula="of:=[.F161]/[.J161]" office:value-type="float" office:value="7.91713169642857" calcext:value-type="float">
            <text:p>7.9</text:p>
          </table:table-cell>
          <table:table-cell table:formula="of:=[.B161]/[.J16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electric, moder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2]+[.E162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0" table:formula="of:=[.H162]*12" office:value-type="currency" office:currency="GHC" office:value="268.8" calcext:value-type="currency">
            <text:p>₵268.80</text:p>
          </table:table-cell>
          <table:table-cell table:style-name="ce33" table:formula="of:=[.I162]/0.21" office:value-type="currency" office:currency="GHC" office:value="1280" calcext:value-type="currency">
            <text:p>₵1,280.00</text:p>
          </table:table-cell>
          <table:table-cell table:formula="of:=[.F162]/[.I162]" office:value-type="float" office:value="37.8999255952381" calcext:value-type="float">
            <text:p>37.9</text:p>
          </table:table-cell>
          <table:table-cell table:formula="of:=[.B162]/[.I162]" office:value-type="float" office:value="37.202380952381" calcext:value-type="float">
            <text:p>37.2</text:p>
          </table:table-cell>
          <table:table-cell table:formula="of:=[.F162]/[.J162]" office:value-type="float" office:value="7.958984375" calcext:value-type="float">
            <text:p>8.0</text:p>
          </table:table-cell>
          <table:table-cell table:formula="of:=[.B162]/[.J16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modern traction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3]+[.E163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0" table:formula="of:=[.H163]*12" office:value-type="currency" office:currency="GHC" office:value="485.76" calcext:value-type="currency">
            <text:p>₵485.76</text:p>
          </table:table-cell>
          <table:table-cell table:style-name="ce33" table:formula="of:=[.I163]/0.21" office:value-type="currency" office:currency="GHC" office:value="2313.14285714286" calcext:value-type="currency">
            <text:p>₵2,313.14</text:p>
          </table:table-cell>
          <table:table-cell table:formula="of:=[.F163]/[.I163]" office:value-type="float" office:value="37.4413290513834" calcext:value-type="float">
            <text:p>37.4</text:p>
          </table:table-cell>
          <table:table-cell table:formula="of:=[.B163]/[.I163]" office:value-type="float" office:value="37.0553359683794" calcext:value-type="float">
            <text:p>37.1</text:p>
          </table:table-cell>
          <table:table-cell table:formula="of:=[.F163]/[.J163]" office:value-type="float" office:value="7.86267910079051" calcext:value-type="float">
            <text:p>7.9</text:p>
          </table:table-cell>
          <table:table-cell table:formula="of:=[.B163]/[.J163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4]+[.E164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0" table:formula="of:=[.H164]*12" office:value-type="currency" office:currency="GHC" office:value="107.52" calcext:value-type="currency">
            <text:p>₵107.52</text:p>
          </table:table-cell>
          <table:table-cell table:style-name="ce33" table:formula="of:=[.I164]/0.21" office:value-type="currency" office:currency="GHC" office:value="512" calcext:value-type="currency">
            <text:p>₵512.00</text:p>
          </table:table-cell>
          <table:table-cell table:formula="of:=[.F164]/[.I164]" office:value-type="float" office:value="38.9462425595238" calcext:value-type="float">
            <text:p>38.9</text:p>
          </table:table-cell>
          <table:table-cell table:formula="of:=[.B164]/[.I164]" office:value-type="float" office:value="37.2023809523809" calcext:value-type="float">
            <text:p>37.2</text:p>
          </table:table-cell>
          <table:table-cell table:formula="of:=[.F164]/[.J164]" office:value-type="float" office:value="8.1787109375" calcext:value-type="float">
            <text:p>8.2</text:p>
          </table:table-cell>
          <table:table-cell table:formula="of:=[.B164]/[.J164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5]+[.E165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0" table:formula="of:=[.H165]*12" office:value-type="currency" office:currency="GHC" office:value="485.76" calcext:value-type="currency">
            <text:p>₵485.76</text:p>
          </table:table-cell>
          <table:table-cell table:style-name="ce33" table:formula="of:=[.I165]/0.21" office:value-type="currency" office:currency="GHC" office:value="2313.14285714286" calcext:value-type="currency">
            <text:p>₵2,313.14</text:p>
          </table:table-cell>
          <table:table-cell table:formula="of:=[.F165]/[.I165]" office:value-type="float" office:value="37.4413290513834" calcext:value-type="float">
            <text:p>37.4</text:p>
          </table:table-cell>
          <table:table-cell table:formula="of:=[.B165]/[.I165]" office:value-type="float" office:value="37.0553359683794" calcext:value-type="float">
            <text:p>37.1</text:p>
          </table:table-cell>
          <table:table-cell table:formula="of:=[.F165]/[.J165]" office:value-type="float" office:value="7.86267910079051" calcext:value-type="float">
            <text:p>7.9</text:p>
          </table:table-cell>
          <table:table-cell table:formula="of:=[.B165]/[.J165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6]+[.E166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0" table:formula="of:=[.H166]*12" office:value-type="currency" office:currency="GHC" office:value="593.28" calcext:value-type="currency">
            <text:p>₵593.28</text:p>
          </table:table-cell>
          <table:table-cell table:style-name="ce33" table:formula="of:=[.I166]/0.21" office:value-type="currency" office:currency="GHC" office:value="2825.14285714286" calcext:value-type="currency">
            <text:p>₵2,825.14</text:p>
          </table:table-cell>
          <table:table-cell table:formula="of:=[.F166]/[.I166]" office:value-type="float" office:value="37.3980245415318" calcext:value-type="float">
            <text:p>37.4</text:p>
          </table:table-cell>
          <table:table-cell table:formula="of:=[.B166]/[.I166]" office:value-type="float" office:value="37.0819848975189" calcext:value-type="float">
            <text:p>37.1</text:p>
          </table:table-cell>
          <table:table-cell table:formula="of:=[.F166]/[.J166]" office:value-type="float" office:value="7.85358515372168" calcext:value-type="float">
            <text:p>7.9</text:p>
          </table:table-cell>
          <table:table-cell table:formula="of:=[.B166]/[.J166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steam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7]+[.E167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0" table:formula="of:=[.H167]*12" office:value-type="currency" office:currency="GHC" office:value="161.28" calcext:value-type="currency">
            <text:p>₵161.28</text:p>
          </table:table-cell>
          <table:table-cell table:style-name="ce33" table:formula="of:=[.I167]/0.21" office:value-type="currency" office:currency="GHC" office:value="768" calcext:value-type="currency">
            <text:p>₵768.00</text:p>
          </table:table-cell>
          <table:table-cell table:formula="of:=[.F167]/[.I167]" office:value-type="float" office:value="75.5673363095238" calcext:value-type="float">
            <text:p>75.6</text:p>
          </table:table-cell>
          <table:table-cell table:formula="of:=[.B167]/[.I167]" office:value-type="float" office:value="74.4047619047619" calcext:value-type="float">
            <text:p>74.4</text:p>
          </table:table-cell>
          <table:table-cell table:formula="of:=[.F167]/[.J167]" office:value-type="float" office:value="15.869140625" calcext:value-type="float">
            <text:p>15.9</text:p>
          </table:table-cell>
          <table:table-cell table:formula="of:=[.B167]/[.J167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sai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8]+[.E168]" office:value-type="currency" office:currency="GHC" office:value="8187.5" calcext:value-type="currency">
            <text:p>₵8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0" table:formula="of:=[.H168]*12" office:value-type="currency" office:currency="GHC" office:value="107.52" calcext:value-type="currency">
            <text:p>₵107.52</text:p>
          </table:table-cell>
          <table:table-cell table:style-name="ce33" table:formula="of:=[.I168]/0.21" office:value-type="currency" office:currency="GHC" office:value="512" calcext:value-type="currency">
            <text:p>₵512.00</text:p>
          </table:table-cell>
          <table:table-cell table:formula="of:=[.F168]/[.I168]" office:value-type="float" office:value="76.1486235119048" calcext:value-type="float">
            <text:p>76.1</text:p>
          </table:table-cell>
          <table:table-cell table:formula="of:=[.B168]/[.I168]" office:value-type="float" office:value="74.4047619047619" calcext:value-type="float">
            <text:p>74.4</text:p>
          </table:table-cell>
          <table:table-cell table:formula="of:=[.F168]/[.J168]" office:value-type="float" office:value="15.9912109375" calcext:value-type="float">
            <text:p>16.0</text:p>
          </table:table-cell>
          <table:table-cell table:formula="of:=[.B168]/[.J168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modern)</text:p>
          </table:table-cell>
          <table:table-cell office:value-type="currency" office:currency="GHC" office:value="16000" calcext:value-type="currency">
            <text:p>₵1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9]+[.E169]" office:value-type="currency" office:currency="GHC" office:value="16187.5" calcext:value-type="currency">
            <text:p>₵16,187.50</text:p>
          </table:table-cell>
          <table:table-cell/>
          <table:table-cell office:value-type="currency" office:currency="GHC" office:value="17.92" calcext:value-type="currency">
            <text:p>₵17.92</text:p>
          </table:table-cell>
          <table:table-cell table:style-name="ce30" table:formula="of:=[.H169]*12" office:value-type="currency" office:currency="GHC" office:value="215.04" calcext:value-type="currency">
            <text:p>₵215.04</text:p>
          </table:table-cell>
          <table:table-cell table:style-name="ce33" table:formula="of:=[.I169]/0.21" office:value-type="currency" office:currency="GHC" office:value="1024" calcext:value-type="currency">
            <text:p>₵1,024.00</text:p>
          </table:table-cell>
          <table:table-cell table:formula="of:=[.F169]/[.I169]" office:value-type="float" office:value="75.2766927083333" calcext:value-type="float">
            <text:p>75.3</text:p>
          </table:table-cell>
          <table:table-cell table:formula="of:=[.B169]/[.I169]" office:value-type="float" office:value="74.4047619047619" calcext:value-type="float">
            <text:p>74.4</text:p>
          </table:table-cell>
          <table:table-cell table:formula="of:=[.F169]/[.J169]" office:value-type="float" office:value="15.80810546875" calcext:value-type="float">
            <text:p>15.8</text:p>
          </table:table-cell>
          <table:table-cell table:formula="of:=[.B169]/[.J16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ircraft hanger (piston engined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0]+[.E170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0" table:formula="of:=[.H170]*12" office:value-type="currency" office:currency="GHC" office:value="376.32" calcext:value-type="currency">
            <text:p>₵376.32</text:p>
          </table:table-cell>
          <table:table-cell table:style-name="ce33" table:formula="of:=[.I170]/0.21" office:value-type="currency" office:currency="GHC" office:value="1792" calcext:value-type="currency">
            <text:p>₵1,792.00</text:p>
          </table:table-cell>
          <table:table-cell table:formula="of:=[.F170]/[.I170]" office:value-type="float" office:value="140.007174744898" calcext:value-type="float">
            <text:p>140.0</text:p>
          </table:table-cell>
          <table:table-cell table:formula="of:=[.B170]/[.I170]" office:value-type="float" office:value="139.508928571429" calcext:value-type="float">
            <text:p>139.5</text:p>
          </table:table-cell>
          <table:table-cell table:formula="of:=[.F170]/[.J170]" office:value-type="float" office:value="29.4015066964286" calcext:value-type="float">
            <text:p>29.4</text:p>
          </table:table-cell>
          <table:table-cell table:formula="of:=[.B170]/[.J170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ircraft hanger (all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1]+[.E171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0" table:formula="of:=[.H171]*12" office:value-type="currency" office:currency="GHC" office:value="376.32" calcext:value-type="currency">
            <text:p>₵376.32</text:p>
          </table:table-cell>
          <table:table-cell table:style-name="ce33" table:formula="of:=[.I171]/0.21" office:value-type="currency" office:currency="GHC" office:value="1792" calcext:value-type="currency">
            <text:p>₵1,792.00</text:p>
          </table:table-cell>
          <table:table-cell table:formula="of:=[.F171]/[.I171]" office:value-type="float" office:value="140.007174744898" calcext:value-type="float">
            <text:p>140.0</text:p>
          </table:table-cell>
          <table:table-cell table:formula="of:=[.B171]/[.I171]" office:value-type="float" office:value="139.508928571429" calcext:value-type="float">
            <text:p>139.5</text:p>
          </table:table-cell>
          <table:table-cell table:formula="of:=[.F171]/[.J171]" office:value-type="float" office:value="29.4015066964286" calcext:value-type="float">
            <text:p>29.4</text:p>
          </table:table-cell>
          <table:table-cell table:formula="of:=[.B171]/[.J171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lev depot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2]+[.E172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0" table:formula="of:=[.H172]*12" office:value-type="currency" office:currency="GHC" office:value="322.56" calcext:value-type="currency">
            <text:p>₵322.56</text:p>
          </table:table-cell>
          <table:table-cell table:style-name="ce33" table:formula="of:=[.I172]/0.21" office:value-type="currency" office:currency="GHC" office:value="1536" calcext:value-type="currency">
            <text:p>₵1,536.00</text:p>
          </table:table-cell>
          <table:table-cell table:formula="of:=[.F172]/[.I172]" office:value-type="float" office:value="37.7836681547619" calcext:value-type="float">
            <text:p>37.8</text:p>
          </table:table-cell>
          <table:table-cell table:formula="of:=[.B172]/[.I172]" office:value-type="float" office:value="37.2023809523809" calcext:value-type="float">
            <text:p>37.2</text:p>
          </table:table-cell>
          <table:table-cell table:formula="of:=[.F172]/[.J172]" office:value-type="float" office:value="7.9345703125" calcext:value-type="float">
            <text:p>7.9</text:p>
          </table:table-cell>
          <table:table-cell table:formula="of:=[.B172]/[.J17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ignalboxes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Railway policeman’s cottage</text:p>
          </table:table-cell>
          <table:table-cell office:value-type="currency" office:currency="GHC" office:value="15.62" calcext:value-type="currency">
            <text:p>₵15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4]+[.E174]" office:value-type="currency" office:currency="GHC" office:value="203.12" calcext:value-type="currency">
            <text:p>₵203.12</text:p>
          </table:table-cell>
          <table:table-cell/>
          <table:table-cell office:value-type="currency" office:currency="GHC" office:value="4.48" calcext:value-type="currency">
            <text:p>₵4.48</text:p>
          </table:table-cell>
          <table:table-cell table:style-name="ce30" table:formula="of:=[.H174]*12" office:value-type="currency" office:currency="GHC" office:value="53.76" calcext:value-type="currency">
            <text:p>₵53.76</text:p>
          </table:table-cell>
          <table:table-cell table:style-name="ce33" table:formula="of:=[.I174]/0.21" office:value-type="currency" office:currency="GHC" office:value="256" calcext:value-type="currency">
            <text:p>₵256.00</text:p>
          </table:table-cell>
          <table:table-cell table:formula="of:=[.F174]/[.I174]" office:value-type="float" office:value="3.77827380952381" calcext:value-type="float">
            <text:p>3.8</text:p>
          </table:table-cell>
          <table:table-cell table:formula="of:=[.B174]/[.I174]" office:value-type="float" office:value="0.290550595238095" calcext:value-type="float">
            <text:p>0.3</text:p>
          </table:table-cell>
          <table:table-cell table:formula="of:=[.F174]/[.J174]" office:value-type="float" office:value="0.7934375" calcext:value-type="float">
            <text:p>0.8</text:p>
          </table:table-cell>
          <table:table-cell table:formula="of:=[.B174]/[.J174]" office:value-type="float" office:value="0.0610156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policeman’s cottage (early telegraph)</text:p>
          </table:table-cell>
          <table:table-cell office:value-type="currency" office:currency="GHC" office:value="47.03" calcext:value-type="currency">
            <text:p>₵47.03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5]+[.E175]" office:value-type="currency" office:currency="GHC" office:value="234.53" calcext:value-type="currency">
            <text:p>₵234.53</text:p>
          </table:table-cell>
          <table:table-cell/>
          <table:table-cell office:value-type="currency" office:currency="GHC" office:value="7.36" calcext:value-type="currency">
            <text:p>₵7.36</text:p>
          </table:table-cell>
          <table:table-cell table:style-name="ce30" table:formula="of:=[.H175]*12" office:value-type="currency" office:currency="GHC" office:value="88.32" calcext:value-type="currency">
            <text:p>₵88.32</text:p>
          </table:table-cell>
          <table:table-cell table:style-name="ce33" table:formula="of:=[.I175]/0.21" office:value-type="currency" office:currency="GHC" office:value="420.571428571429" calcext:value-type="currency">
            <text:p>₵420.57</text:p>
          </table:table-cell>
          <table:table-cell table:formula="of:=[.F175]/[.I175]" office:value-type="float" office:value="2.65545742753623" calcext:value-type="float">
            <text:p>2.7</text:p>
          </table:table-cell>
          <table:table-cell table:formula="of:=[.B175]/[.I175]" office:value-type="float" office:value="0.532495471014493" calcext:value-type="float">
            <text:p>0.5</text:p>
          </table:table-cell>
          <table:table-cell table:formula="of:=[.F175]/[.J175]" office:value-type="float" office:value="0.557646059782609" calcext:value-type="float">
            <text:p>0.6</text:p>
          </table:table-cell>
          <table:table-cell table:formula="of:=[.B175]/[.J175]" office:value-type="float" office:value="0.11182404891304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policeman’s cottage (with telegraph)</text:p>
          </table:table-cell>
          <table:table-cell office:value-type="currency" office:currency="GHC" office:value="26.87" calcext:value-type="currency">
            <text:p>₵26.87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6]+[.E176]" office:value-type="currency" office:currency="GHC" office:value="214.37" calcext:value-type="currency">
            <text:p>₵214.37</text:p>
          </table:table-cell>
          <table:table-cell/>
          <table:table-cell office:value-type="currency" office:currency="GHC" office:value="6.4" calcext:value-type="currency">
            <text:p>₵6.40</text:p>
          </table:table-cell>
          <table:table-cell table:style-name="ce30" table:formula="of:=[.H176]*12" office:value-type="currency" office:currency="GHC" office:value="76.8" calcext:value-type="currency">
            <text:p>₵76.80</text:p>
          </table:table-cell>
          <table:table-cell table:style-name="ce33" table:formula="of:=[.I176]/0.21" office:value-type="currency" office:currency="GHC" office:value="365.714285714286" calcext:value-type="currency">
            <text:p>₵365.71</text:p>
          </table:table-cell>
          <table:table-cell table:formula="of:=[.F176]/[.I176]" office:value-type="float" office:value="2.79127604166667" calcext:value-type="float">
            <text:p>2.8</text:p>
          </table:table-cell>
          <table:table-cell table:formula="of:=[.B176]/[.I176]" office:value-type="float" office:value="0.349869791666667" calcext:value-type="float">
            <text:p>0.3</text:p>
          </table:table-cell>
          <table:table-cell table:formula="of:=[.F176]/[.J176]" office:value-type="float" office:value="0.58616796875" calcext:value-type="float">
            <text:p>0.6</text:p>
          </table:table-cell>
          <table:table-cell table:formula="of:=[.B176]/[.J176]" office:value-type="float" office:value="0.073472656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signalbox</text:p>
          </table:table-cell>
          <table:table-cell office:value-type="currency" office:currency="GHC" office:value="625" calcext:value-type="currency">
            <text:p>₵6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7]+[.E177]" office:value-type="currency" office:currency="GHC" office:value="812.5" calcext:value-type="currency">
            <text:p>₵812.50</text:p>
          </table:table-cell>
          <table:table-cell/>
          <table:table-cell office:value-type="currency" office:currency="GHC" office:value="16.16" calcext:value-type="currency">
            <text:p>₵16.16</text:p>
          </table:table-cell>
          <table:table-cell table:style-name="ce30" table:formula="of:=[.H177]*12" office:value-type="currency" office:currency="GHC" office:value="193.92" calcext:value-type="currency">
            <text:p>₵193.92</text:p>
          </table:table-cell>
          <table:table-cell table:style-name="ce33" table:formula="of:=[.I177]/0.21" office:value-type="currency" office:currency="GHC" office:value="923.428571428572" calcext:value-type="currency">
            <text:p>₵923.43</text:p>
          </table:table-cell>
          <table:table-cell table:formula="of:=[.F177]/[.I177]" office:value-type="float" office:value="4.18987211221122" calcext:value-type="float">
            <text:p>4.2</text:p>
          </table:table-cell>
          <table:table-cell table:formula="of:=[.B177]/[.I177]" office:value-type="float" office:value="3.22297854785479" calcext:value-type="float">
            <text:p>3.2</text:p>
          </table:table-cell>
          <table:table-cell table:formula="of:=[.F177]/[.J177]" office:value-type="float" office:value="0.879873143564356" calcext:value-type="float">
            <text:p>0.9</text:p>
          </table:table-cell>
          <table:table-cell table:formula="of:=[.B177]/[.J177]" office:value-type="float" office:value="0.676825495049505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dium signalbox</text:p>
          </table:table-cell>
          <table:table-cell office:value-type="currency" office:currency="GHC" office:value="1062" calcext:value-type="currency">
            <text:p>₵1,0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8]+[.E178]" office:value-type="currency" office:currency="GHC" office:value="1249.5" calcext:value-type="currency">
            <text:p>₵1,249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0" table:formula="of:=[.H178]*12" office:value-type="currency" office:currency="GHC" office:value="224.64" calcext:value-type="currency">
            <text:p>₵224.64</text:p>
          </table:table-cell>
          <table:table-cell table:style-name="ce33" table:formula="of:=[.I178]/0.21" office:value-type="currency" office:currency="GHC" office:value="1069.71428571429" calcext:value-type="currency">
            <text:p>₵1,069.71</text:p>
          </table:table-cell>
          <table:table-cell table:formula="of:=[.F178]/[.I178]" office:value-type="float" office:value="5.56223290598291" calcext:value-type="float">
            <text:p>5.6</text:p>
          </table:table-cell>
          <table:table-cell table:formula="of:=[.B178]/[.I178]" office:value-type="float" office:value="4.7275641025641" calcext:value-type="float">
            <text:p>4.7</text:p>
          </table:table-cell>
          <table:table-cell table:formula="of:=[.F178]/[.J178]" office:value-type="float" office:value="1.16806891025641" calcext:value-type="float">
            <text:p>1.2</text:p>
          </table:table-cell>
          <table:table-cell table:formula="of:=[.B178]/[.J178]" office:value-type="float" office:value="0.99278846153846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signalbox</text:p>
          </table:table-cell>
          <table:table-cell office:value-type="currency" office:currency="GHC" office:value="1250" calcext:value-type="currency">
            <text:p>₵1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9]+[.E179]" office:value-type="currency" office:currency="GHC" office:value="1437.5" calcext:value-type="currency">
            <text:p>₵1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0" table:formula="of:=[.H179]*12" office:value-type="currency" office:currency="GHC" office:value="299.52" calcext:value-type="currency">
            <text:p>₵299.52</text:p>
          </table:table-cell>
          <table:table-cell table:style-name="ce33" table:formula="of:=[.I179]/0.21" office:value-type="currency" office:currency="GHC" office:value="1426.28571428571" calcext:value-type="currency">
            <text:p>₵1,426.29</text:p>
          </table:table-cell>
          <table:table-cell table:formula="of:=[.F179]/[.I179]" office:value-type="float" office:value="4.79934561965812" calcext:value-type="float">
            <text:p>4.8</text:p>
          </table:table-cell>
          <table:table-cell table:formula="of:=[.B179]/[.I179]" office:value-type="float" office:value="4.17334401709402" calcext:value-type="float">
            <text:p>4.2</text:p>
          </table:table-cell>
          <table:table-cell table:formula="of:=[.F179]/[.J179]" office:value-type="float" office:value="1.00786258012821" calcext:value-type="float">
            <text:p>1.0</text:p>
          </table:table-cell>
          <table:table-cell table:formula="of:=[.B179]/[.J179]" office:value-type="float" office:value="0.876402243589744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power signalbox</text:p>
          </table:table-cell>
          <table:table-cell office:value-type="currency" office:currency="GHC" office:value="1562" calcext:value-type="currency">
            <text:p>₵1,5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0]+[.E180]" office:value-type="currency" office:currency="GHC" office:value="1749.5" calcext:value-type="currency">
            <text:p>₵1,749.50</text:p>
          </table:table-cell>
          <table:table-cell/>
          <table:table-cell office:value-type="currency" office:currency="GHC" office:value="20.48" calcext:value-type="currency">
            <text:p>₵20.48</text:p>
          </table:table-cell>
          <table:table-cell table:style-name="ce30" table:formula="of:=[.H180]*12" office:value-type="currency" office:currency="GHC" office:value="245.76" calcext:value-type="currency">
            <text:p>₵245.76</text:p>
          </table:table-cell>
          <table:table-cell table:style-name="ce33" table:formula="of:=[.I180]/0.21" office:value-type="currency" office:currency="GHC" office:value="1170.28571428571" calcext:value-type="currency">
            <text:p>₵1,170.29</text:p>
          </table:table-cell>
          <table:table-cell table:formula="of:=[.F180]/[.I180]" office:value-type="float" office:value="7.11873372395833" calcext:value-type="float">
            <text:p>7.1</text:p>
          </table:table-cell>
          <table:table-cell table:formula="of:=[.B180]/[.I180]" office:value-type="float" office:value="6.35579427083333" calcext:value-type="float">
            <text:p>6.4</text:p>
          </table:table-cell>
          <table:table-cell table:formula="of:=[.F180]/[.J180]" office:value-type="float" office:value="1.49493408203125" calcext:value-type="float">
            <text:p>1.5</text:p>
          </table:table-cell>
          <table:table-cell table:formula="of:=[.B180]/[.J180]" office:value-type="float" office:value="1.33471679687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wer signalbox</text:p>
          </table:table-cell>
          <table:table-cell office:value-type="currency" office:currency="GHC" office:value="2250" calcext:value-type="currency">
            <text:p>₵2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1]+[.E181]" office:value-type="currency" office:currency="GHC" office:value="2437.5" calcext:value-type="currency">
            <text:p>₵2,437.50</text:p>
          </table:table-cell>
          <table:table-cell/>
          <table:table-cell office:value-type="currency" office:currency="GHC" office:value="24.32" calcext:value-type="currency">
            <text:p>₵24.32</text:p>
          </table:table-cell>
          <table:table-cell table:style-name="ce30" table:formula="of:=[.H181]*12" office:value-type="currency" office:currency="GHC" office:value="291.84" calcext:value-type="currency">
            <text:p>₵291.84</text:p>
          </table:table-cell>
          <table:table-cell table:style-name="ce33" table:formula="of:=[.I181]/0.21" office:value-type="currency" office:currency="GHC" office:value="1389.71428571429" calcext:value-type="currency">
            <text:p>₵1,389.71</text:p>
          </table:table-cell>
          <table:table-cell table:formula="of:=[.F181]/[.I181]" office:value-type="float" office:value="8.35217927631579" calcext:value-type="float">
            <text:p>8.4</text:p>
          </table:table-cell>
          <table:table-cell table:formula="of:=[.B181]/[.I181]" office:value-type="float" office:value="7.70970394736842" calcext:value-type="float">
            <text:p>7.7</text:p>
          </table:table-cell>
          <table:table-cell table:formula="of:=[.F181]/[.J181]" office:value-type="float" office:value="1.75395764802632" calcext:value-type="float">
            <text:p>1.8</text:p>
          </table:table-cell>
          <table:table-cell table:formula="of:=[.B181]/[.J181]" office:value-type="float" office:value="1.61903782894737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panel signalbox</text:p>
          </table:table-cell>
          <table:table-cell office:value-type="currency" office:currency="GHC" office:value="1375" calcext:value-type="currency">
            <text:p>₵1,3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2]+[.E182]" office:value-type="currency" office:currency="GHC" office:value="1562.5" calcext:value-type="currency">
            <text:p>₵1,562.50</text:p>
          </table:table-cell>
          <table:table-cell/>
          <table:table-cell office:value-type="currency" office:currency="GHC" office:value="24.16" calcext:value-type="currency">
            <text:p>₵24.16</text:p>
          </table:table-cell>
          <table:table-cell table:style-name="ce30" table:formula="of:=[.H182]*12" office:value-type="currency" office:currency="GHC" office:value="289.92" calcext:value-type="currency">
            <text:p>₵289.92</text:p>
          </table:table-cell>
          <table:table-cell table:style-name="ce33" table:formula="of:=[.I182]/0.21" office:value-type="currency" office:currency="GHC" office:value="1380.57142857143" calcext:value-type="currency">
            <text:p>₵1,380.57</text:p>
          </table:table-cell>
          <table:table-cell table:formula="of:=[.F182]/[.I182]" office:value-type="float" office:value="5.38941777041943" calcext:value-type="float">
            <text:p>5.4</text:p>
          </table:table-cell>
          <table:table-cell table:formula="of:=[.B182]/[.I182]" office:value-type="float" office:value="4.74268763796909" calcext:value-type="float">
            <text:p>4.7</text:p>
          </table:table-cell>
          <table:table-cell table:formula="of:=[.F182]/[.J182]" office:value-type="float" office:value="1.13177773178808" calcext:value-type="float">
            <text:p>1.1</text:p>
          </table:table-cell>
          <table:table-cell table:formula="of:=[.B182]/[.J182]" office:value-type="float" office:value="0.9959644039735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panel signalbox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3]+[.E183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36.16" calcext:value-type="currency">
            <text:p>₵36.16</text:p>
          </table:table-cell>
          <table:table-cell table:style-name="ce30" table:formula="of:=[.H183]*12" office:value-type="currency" office:currency="GHC" office:value="433.92" calcext:value-type="currency">
            <text:p>₵433.92</text:p>
          </table:table-cell>
          <table:table-cell table:style-name="ce33" table:formula="of:=[.I183]/0.21" office:value-type="currency" office:currency="GHC" office:value="2066.28571428571" calcext:value-type="currency">
            <text:p>₵2,066.29</text:p>
          </table:table-cell>
          <table:table-cell table:formula="of:=[.F183]/[.I183]" office:value-type="float" office:value="5.04125184365782" calcext:value-type="float">
            <text:p>5.0</text:p>
          </table:table-cell>
          <table:table-cell table:formula="of:=[.B183]/[.I183]" office:value-type="float" office:value="4.60914454277286" calcext:value-type="float">
            <text:p>4.6</text:p>
          </table:table-cell>
          <table:table-cell table:formula="of:=[.F183]/[.J183]" office:value-type="float" office:value="1.05866288716814" calcext:value-type="float">
            <text:p>1.1</text:p>
          </table:table-cell>
          <table:table-cell table:formula="of:=[.B183]/[.J183]" office:value-type="float" office:value="0.96792035398230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TB control cabin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4]+[.E184]" office:value-type="currency" office:currency="GHC" office:value="237.5" calcext:value-type="currency">
            <text:p>₵237.50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0" table:formula="of:=[.H184]*12" office:value-type="currency" office:currency="GHC" office:value="134.4" calcext:value-type="currency">
            <text:p>₵134.40</text:p>
          </table:table-cell>
          <table:table-cell table:style-name="ce33" table:formula="of:=[.I184]/0.21" office:value-type="currency" office:currency="GHC" office:value="640" calcext:value-type="currency">
            <text:p>₵640.00</text:p>
          </table:table-cell>
          <table:table-cell table:formula="of:=[.F184]/[.I184]" office:value-type="float" office:value="1.7671130952381" calcext:value-type="float">
            <text:p>1.8</text:p>
          </table:table-cell>
          <table:table-cell table:formula="of:=[.B184]/[.I184]" office:value-type="float" office:value="0.37202380952381" calcext:value-type="float">
            <text:p>0.4</text:p>
          </table:table-cell>
          <table:table-cell table:formula="of:=[.F184]/[.J184]" office:value-type="float" office:value="0.37109375" calcext:value-type="float">
            <text:p>0.4</text:p>
          </table:table-cell>
          <table:table-cell table:formula="of:=[.B184]/[.J184]" office:value-type="float" office:value="0.0781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VM signalling tower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5]+[.E185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0" table:formula="of:=[.H185]*12" office:value-type="currency" office:currency="GHC" office:value="299.52" calcext:value-type="currency">
            <text:p>₵299.52</text:p>
          </table:table-cell>
          <table:table-cell table:style-name="ce33" table:formula="of:=[.I185]/0.21" office:value-type="currency" office:currency="GHC" office:value="1426.28571428571" calcext:value-type="currency">
            <text:p>₵1,426.29</text:p>
          </table:table-cell>
          <table:table-cell table:formula="of:=[.F185]/[.I185]" office:value-type="float" office:value="21.4927216880342" calcext:value-type="float">
            <text:p>21.5</text:p>
          </table:table-cell>
          <table:table-cell table:formula="of:=[.B185]/[.I185]" office:value-type="float" office:value="20.8667200854701" calcext:value-type="float">
            <text:p>20.9</text:p>
          </table:table-cell>
          <table:table-cell table:formula="of:=[.F185]/[.J185]" office:value-type="float" office:value="4.51347155448718" calcext:value-type="float">
            <text:p>4.5</text:p>
          </table:table-cell>
          <table:table-cell table:formula="of:=[.B185]/[.J185]" office:value-type="float" office:value="4.38201121794872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gnalling centre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6]+[.E186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9.92" calcext:value-type="currency">
            <text:p>₵29.92</text:p>
          </table:table-cell>
          <table:table-cell table:style-name="ce30" table:formula="of:=[.H186]*12" office:value-type="currency" office:currency="GHC" office:value="359.04" calcext:value-type="currency">
            <text:p>₵359.04</text:p>
          </table:table-cell>
          <table:table-cell table:style-name="ce33" table:formula="of:=[.I186]/0.21" office:value-type="currency" office:currency="GHC" office:value="1709.71428571429" calcext:value-type="currency">
            <text:p>₵1,709.71</text:p>
          </table:table-cell>
          <table:table-cell table:formula="of:=[.F186]/[.I186]" office:value-type="float" office:value="17.9297571301248" calcext:value-type="float">
            <text:p>17.9</text:p>
          </table:table-cell>
          <table:table-cell table:formula="of:=[.B186]/[.I186]" office:value-type="float" office:value="17.4075311942959" calcext:value-type="float">
            <text:p>17.4</text:p>
          </table:table-cell>
          <table:table-cell table:formula="of:=[.F186]/[.J186]" office:value-type="float" office:value="3.7652489973262" calcext:value-type="float">
            <text:p>3.8</text:p>
          </table:table-cell>
          <table:table-cell table:formula="of:=[.B186]/[.J186]" office:value-type="float" office:value="3.65558155080214" calcext:value-type="float">
            <text:p>3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eltrac control centre</text:p>
          </table:table-cell>
          <table:table-cell office:value-type="currency" office:currency="GHC" office:value="5000" calcext:value-type="currency">
            <text:p>₵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7]+[.E187]" office:value-type="currency" office:currency="GHC" office:value="5187.5" calcext:value-type="currency">
            <text:p>₵5,18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0" table:formula="of:=[.H187]*12" office:value-type="currency" office:currency="GHC" office:value="299.52" calcext:value-type="currency">
            <text:p>₵299.52</text:p>
          </table:table-cell>
          <table:table-cell table:style-name="ce33" table:formula="of:=[.I187]/0.21" office:value-type="currency" office:currency="GHC" office:value="1426.28571428571" calcext:value-type="currency">
            <text:p>₵1,426.29</text:p>
          </table:table-cell>
          <table:table-cell table:formula="of:=[.F187]/[.I187]" office:value-type="float" office:value="17.3193776709402" calcext:value-type="float">
            <text:p>17.3</text:p>
          </table:table-cell>
          <table:table-cell table:formula="of:=[.B187]/[.I187]" office:value-type="float" office:value="16.6933760683761" calcext:value-type="float">
            <text:p>16.7</text:p>
          </table:table-cell>
          <table:table-cell table:formula="of:=[.F187]/[.J187]" office:value-type="float" office:value="3.63706931089744" calcext:value-type="float">
            <text:p>3.6</text:p>
          </table:table-cell>
          <table:table-cell table:formula="of:=[.B187]/[.J187]" office:value-type="float" office:value="3.50560897435897" calcext:value-type="float">
            <text:p>3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ETRMS control centre</text:p>
          </table:table-cell>
          <table:table-cell office:value-type="currency" office:currency="GHC" office:value="4218.75" calcext:value-type="currency">
            <text:p>₵4,21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8]+[.E188]" office:value-type="currency" office:currency="GHC" office:value="4406.25" calcext:value-type="currency">
            <text:p>₵4,406.25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0" table:formula="of:=[.H188]*12" office:value-type="currency" office:currency="GHC" office:value="134.4" calcext:value-type="currency">
            <text:p>₵134.40</text:p>
          </table:table-cell>
          <table:table-cell table:style-name="ce33" table:formula="of:=[.I188]/0.21" office:value-type="currency" office:currency="GHC" office:value="640" calcext:value-type="currency">
            <text:p>₵640.00</text:p>
          </table:table-cell>
          <table:table-cell table:formula="of:=[.F188]/[.I188]" office:value-type="float" office:value="32.7845982142857" calcext:value-type="float">
            <text:p>32.8</text:p>
          </table:table-cell>
          <table:table-cell table:formula="of:=[.B188]/[.I188]" office:value-type="float" office:value="31.3895089285714" calcext:value-type="float">
            <text:p>31.4</text:p>
          </table:table-cell>
          <table:table-cell table:formula="of:=[.F188]/[.J188]" office:value-type="float" office:value="6.884765625" calcext:value-type="float">
            <text:p>6.9</text:p>
          </table:table-cell>
          <table:table-cell table:formula="of:=[.B188]/[.J188]" office:value-type="float" office:value="6.59179687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ETRMS control centre</text:p>
          </table:table-cell>
          <table:table-cell office:value-type="currency" office:currency="GHC" office:value="8437.5" calcext:value-type="currency">
            <text:p>₵8,43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9]+[.E189]" office:value-type="currency" office:currency="GHC" office:value="8625" calcext:value-type="currency">
            <text:p>₵8,625.00</text:p>
          </table:table-cell>
          <table:table-cell/>
          <table:table-cell office:value-type="currency" office:currency="GHC" office:value="23.68" calcext:value-type="currency">
            <text:p>₵23.68</text:p>
          </table:table-cell>
          <table:table-cell table:style-name="ce30" table:formula="of:=[.H189]*12" office:value-type="currency" office:currency="GHC" office:value="284.16" calcext:value-type="currency">
            <text:p>₵284.16</text:p>
          </table:table-cell>
          <table:table-cell table:style-name="ce33" table:formula="of:=[.I189]/0.21" office:value-type="currency" office:currency="GHC" office:value="1353.14285714286" calcext:value-type="currency">
            <text:p>₵1,353.14</text:p>
          </table:table-cell>
          <table:table-cell table:formula="of:=[.F189]/[.I189]" office:value-type="float" office:value="30.3526182432432" calcext:value-type="float">
            <text:p>30.4</text:p>
          </table:table-cell>
          <table:table-cell table:formula="of:=[.B189]/[.I189]" office:value-type="float" office:value="29.6927787162162" calcext:value-type="float">
            <text:p>29.7</text:p>
          </table:table-cell>
          <table:table-cell table:formula="of:=[.F189]/[.J189]" office:value-type="float" office:value="6.37404983108108" calcext:value-type="float">
            <text:p>6.4</text:p>
          </table:table-cell>
          <table:table-cell table:formula="of:=[.B189]/[.J189]" office:value-type="float" office:value="6.23548353040541" calcext:value-type="float">
            <text:p>6.2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ignals</text:p>
          </table:table-cell>
          <table:table-cell table:style-name="ce31" table:number-columns-repeated="8"/>
          <table:table-cell table:style-name="ce34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Semaphore stop signal</text:p>
          </table:table-cell>
          <table:table-cell office:value-type="currency" office:currency="GHC" office:value="1125" calcext:value-type="currency">
            <text:p>₵1,1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1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1]+[.E191]" office:value-type="currency" office:currency="GHC" office:value="1125" calcext:value-type="currency">
            <text:p>₵1,125.00</text:p>
          </table:table-cell>
          <table:table-cell/>
          <table:table-cell office:value-type="currency" office:currency="GHC" office:value="3.68" calcext:value-type="currency">
            <text:p>₵3.68</text:p>
          </table:table-cell>
          <table:table-cell table:style-name="ce30" table:formula="of:=[.H191]*12" office:value-type="currency" office:currency="GHC" office:value="44.16" calcext:value-type="currency">
            <text:p>₵44.16</text:p>
          </table:table-cell>
          <table:table-cell table:style-name="ce33" table:formula="of:=[.I191]/0.21" office:value-type="currency" office:currency="GHC" office:value="210.285714285714" calcext:value-type="currency">
            <text:p>₵210.29</text:p>
          </table:table-cell>
          <table:table-cell table:formula="of:=[.F191]/[.I191]" office:value-type="float" office:value="25.4755434782609" calcext:value-type="float">
            <text:p>25.5</text:p>
          </table:table-cell>
          <table:table-cell table:formula="of:=[.B191]/[.I191]" office:value-type="float" office:value="25.4755434782609" calcext:value-type="float">
            <text:p>25.5</text:p>
          </table:table-cell>
          <table:table-cell table:formula="of:=[.F191]/[.J191]" office:value-type="float" office:value="5.34986413043478" calcext:value-type="float">
            <text:p>5.3</text:p>
          </table:table-cell>
          <table:table-cell table:formula="of:=[.B191]/[.J191]" office:value-type="float" office:value="5.34986413043478" calcext:value-type="float">
            <text:p>5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lour light stop signal</text:p>
          </table:table-cell>
          <table:table-cell office:value-type="currency" office:currency="GHC" office:value="2312" calcext:value-type="currency">
            <text:p>₵2,31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2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2]+[.E192]" office:value-type="currency" office:currency="GHC" office:value="2312" calcext:value-type="currency">
            <text:p>₵2,312.00</text:p>
          </table:table-cell>
          <table:table-cell/>
          <table:table-cell office:value-type="currency" office:currency="GHC" office:value="2.72" calcext:value-type="currency">
            <text:p>₵2.72</text:p>
          </table:table-cell>
          <table:table-cell table:style-name="ce30" table:formula="of:=[.H192]*12" office:value-type="currency" office:currency="GHC" office:value="32.64" calcext:value-type="currency">
            <text:p>₵32.64</text:p>
          </table:table-cell>
          <table:table-cell table:style-name="ce33" table:formula="of:=[.I192]/0.21" office:value-type="currency" office:currency="GHC" office:value="155.428571428571" calcext:value-type="currency">
            <text:p>₵155.43</text:p>
          </table:table-cell>
          <table:table-cell table:formula="of:=[.F192]/[.I192]" office:value-type="float" office:value="70.8333333333333" calcext:value-type="float">
            <text:p>70.8</text:p>
          </table:table-cell>
          <table:table-cell table:formula="of:=[.B192]/[.I192]" office:value-type="float" office:value="70.8333333333333" calcext:value-type="float">
            <text:p>70.8</text:p>
          </table:table-cell>
          <table:table-cell table:formula="of:=[.F192]/[.J192]" office:value-type="float" office:value="14.875" calcext:value-type="float">
            <text:p>14.9</text:p>
          </table:table-cell>
          <table:table-cell table:formula="of:=[.B192]/[.J192]" office:value-type="float" office:value="14.875" calcext:value-type="float">
            <text:p>14.9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Landscaping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Raise/lower land (natural slope) ½ height</text:p>
          </table:table-cell>
          <table:table-cell table:formula="of:=(2000*2)*8"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4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4]+[.E194]" office:value-type="currency" office:currency="GHC" office:value="32000" calcext:value-type="currency">
            <text:p>₵3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0" table:formula="of:=[.H194]*12" office:value-type="currency" office:currency="GHC" office:value="0" calcext:value-type="currency">
            <text:p>₵0.00</text:p>
          </table:table-cell>
          <table:table-cell table:style-name="ce33" table:formula="of:=[.I194]/0.21" office:value-type="currency" office:currency="GHC" office:value="0" calcext:value-type="currency">
            <text:p>₵0.00</text:p>
          </table:table-cell>
          <table:table-cell table:formula="of:=[.F194]/[.I194]" office:value-type="string" office:string-value="" calcext:value-type="error">
            <text:p>#DIV/0!</text:p>
          </table:table-cell>
          <table:table-cell table:formula="of:=[.B194]/[.I194]" office:value-type="string" office:string-value="" calcext:value-type="error">
            <text:p>#DIV/0!</text:p>
          </table:table-cell>
          <table:table-cell table:formula="of:=[.F194]/[.J194]" office:value-type="string" office:string-value="" calcext:value-type="error">
            <text:p>#DIV/0!</text:p>
          </table:table-cell>
          <table:table-cell table:formula="of:=[.B194]/[.J19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se/lower land (retaining wall) ½ height</text:p>
          </table:table-cell>
          <table:table-cell table:formula="of:=5250*8" office:value-type="currency" office:currency="GHC" office:value="42000" calcext:value-type="currency">
            <text:p>₵4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5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5]+[.E195]" office:value-type="currency" office:currency="GHC" office:value="42000" calcext:value-type="currency">
            <text:p>₵4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0" table:formula="of:=[.H195]*12" office:value-type="currency" office:currency="GHC" office:value="0" calcext:value-type="currency">
            <text:p>₵0.00</text:p>
          </table:table-cell>
          <table:table-cell table:style-name="ce33" table:formula="of:=[.I195]/0.21" office:value-type="currency" office:currency="GHC" office:value="0" calcext:value-type="currency">
            <text:p>₵0.00</text:p>
          </table:table-cell>
          <table:table-cell table:formula="of:=[.F195]/[.I195]" office:value-type="string" office:string-value="" calcext:value-type="error">
            <text:p>#DIV/0!</text:p>
          </table:table-cell>
          <table:table-cell table:formula="of:=[.B195]/[.I195]" office:value-type="string" office:string-value="" calcext:value-type="error">
            <text:p>#DIV/0!</text:p>
          </table:table-cell>
          <table:table-cell table:formula="of:=[.F195]/[.J195]" office:value-type="string" office:string-value="" calcext:value-type="error">
            <text:p>#DIV/0!</text:p>
          </table:table-cell>
          <table:table-cell table:formula="of:=[.B195]/[.J19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ops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Brick platform (tile)</text:p>
          </table:table-cell>
          <table:table-cell office:value-type="currency" office:currency="GHC" office:value="225" calcext:value-type="currency">
            <text:p>₵2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7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7]+[.E197]" office:value-type="currency" office:currency="GHC" office:value="225" calcext:value-type="currency">
            <text:p>₵225.00</text:p>
          </table:table-cell>
          <table:table-cell/>
          <table:table-cell office:value-type="currency" office:currency="GHC" office:value="6.25" calcext:value-type="currency">
            <text:p>₵6.25</text:p>
          </table:table-cell>
          <table:table-cell table:style-name="ce30" table:formula="of:=[.H197]*12" office:value-type="currency" office:currency="GHC" office:value="75" calcext:value-type="currency">
            <text:p>₵75.00</text:p>
          </table:table-cell>
          <table:table-cell table:style-name="ce33" table:formula="of:=[.I197]/0.21" office:value-type="currency" office:currency="GHC" office:value="357.142857142857" calcext:value-type="currency">
            <text:p>₵357.14</text:p>
          </table:table-cell>
          <table:table-cell table:formula="of:=[.F197]/[.I197]" office:value-type="float" office:value="3" calcext:value-type="float">
            <text:p>3.0</text:p>
          </table:table-cell>
          <table:table-cell table:formula="of:=[.B197]/[.I197]" office:value-type="float" office:value="3" calcext:value-type="float">
            <text:p>3.0</text:p>
          </table:table-cell>
          <table:table-cell table:formula="of:=[.F197]/[.J197]" office:value-type="float" office:value="0.63" calcext:value-type="float">
            <text:p>0.6</text:p>
          </table:table-cell>
          <table:table-cell table:formula="of:=[.B197]/[.J197]" office:value-type="float" office:value="0.63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platform (tile)</text:p>
          </table:table-cell>
          <table:table-cell office:value-type="currency" office:currency="GHC" office:value="93.75" calcext:value-type="currency">
            <text:p>₵93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8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8]+[.E198]" office:value-type="currency" office:currency="GHC" office:value="93.75" calcext:value-type="currency">
            <text:p>₵93.75</text:p>
          </table:table-cell>
          <table:table-cell/>
          <table:table-cell office:value-type="currency" office:currency="GHC" office:value="9.92" calcext:value-type="currency">
            <text:p>₵9.92</text:p>
          </table:table-cell>
          <table:table-cell table:style-name="ce30" table:formula="of:=[.H198]*12" office:value-type="currency" office:currency="GHC" office:value="119.04" calcext:value-type="currency">
            <text:p>₵119.04</text:p>
          </table:table-cell>
          <table:table-cell table:style-name="ce33" table:formula="of:=[.I198]/0.21" office:value-type="currency" office:currency="GHC" office:value="566.857142857143" calcext:value-type="currency">
            <text:p>₵566.86</text:p>
          </table:table-cell>
          <table:table-cell table:formula="of:=[.F198]/[.I198]" office:value-type="float" office:value="0.787550403225807" calcext:value-type="float">
            <text:p>0.8</text:p>
          </table:table-cell>
          <table:table-cell table:formula="of:=[.B198]/[.I198]" office:value-type="float" office:value="0.787550403225807" calcext:value-type="float">
            <text:p>0.8</text:p>
          </table:table-cell>
          <table:table-cell table:formula="of:=[.F198]/[.J198]" office:value-type="float" office:value="0.165385584677419" calcext:value-type="float">
            <text:p>0.2</text:p>
          </table:table-cell>
          <table:table-cell table:formula="of:=[.B198]/[.J198]" office:value-type="float" office:value="0.165385584677419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platform (tile)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9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9]+[.E199]" office:value-type="currency" office:currency="GHC" office:value="312.5" calcext:value-type="currency">
            <text:p>₵312.50</text:p>
          </table:table-cell>
          <table:table-cell/>
          <table:table-cell office:value-type="currency" office:currency="GHC" office:value="5.6" calcext:value-type="currency">
            <text:p>₵5.60</text:p>
          </table:table-cell>
          <table:table-cell table:style-name="ce30" table:formula="of:=[.H199]*12" office:value-type="currency" office:currency="GHC" office:value="67.2" calcext:value-type="currency">
            <text:p>₵67.20</text:p>
          </table:table-cell>
          <table:table-cell table:style-name="ce33" table:formula="of:=[.I199]/0.21" office:value-type="currency" office:currency="GHC" office:value="320" calcext:value-type="currency">
            <text:p>₵320.00</text:p>
          </table:table-cell>
          <table:table-cell table:formula="of:=[.F199]/[.I199]" office:value-type="float" office:value="4.65029761904762" calcext:value-type="float">
            <text:p>4.7</text:p>
          </table:table-cell>
          <table:table-cell table:formula="of:=[.B199]/[.I199]" office:value-type="float" office:value="4.65029761904762" calcext:value-type="float">
            <text:p>4.7</text:p>
          </table:table-cell>
          <table:table-cell table:formula="of:=[.F199]/[.J199]" office:value-type="float" office:value="0.9765625" calcext:value-type="float">
            <text:p>1.0</text:p>
          </table:table-cell>
          <table:table-cell table:formula="of:=[.B199]/[.J199]" office:value-type="float" office:value="0.9765625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ation buildings</text:p>
          </table:table-cell>
          <table:table-cell table:style-name="ce49" table:number-columns-repeated="7"/>
          <table:table-cell table:style-name="ce3"/>
          <table:table-cell table:style-name="ce53"/>
          <table:table-cell table:style-name="ce58" table:number-columns-repeated="4"/>
          <table:table-cell table:style-name="ce3" table:number-columns-repeated="1010"/>
        </table:table-row>
        <table:table-row table:style-name="ro2">
          <table:table-cell office:value-type="string" calcext:value-type="string">
            <text:p>Wooden station building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1]+[.E201]" office:value-type="currency" office:currency="GHC" office:value="500" calcext:value-type="currency">
            <text:p>₵500.00</text:p>
          </table:table-cell>
          <table:table-cell/>
          <table:table-cell office:value-type="currency" office:currency="GHC" office:value="27.36" calcext:value-type="currency">
            <text:p>₵27.36</text:p>
          </table:table-cell>
          <table:table-cell table:style-name="ce30" table:formula="of:=[.H201]*12" office:value-type="currency" office:currency="GHC" office:value="328.32" calcext:value-type="currency">
            <text:p>₵328.32</text:p>
          </table:table-cell>
          <table:table-cell table:style-name="ce33" table:formula="of:=[.I201]/0.21" office:value-type="currency" office:currency="GHC" office:value="1563.42857142857" calcext:value-type="currency">
            <text:p>₵1,563.43</text:p>
          </table:table-cell>
          <table:table-cell table:formula="of:=[.F201]/[.I201]" office:value-type="float" office:value="1.5229044834308" calcext:value-type="float">
            <text:p>1.5</text:p>
          </table:table-cell>
          <table:table-cell table:formula="of:=[.B201]/[.I201]" office:value-type="float" office:value="0.95181530214425" calcext:value-type="float">
            <text:p>1.0</text:p>
          </table:table-cell>
          <table:table-cell table:formula="of:=[.F201]/[.J201]" office:value-type="float" office:value="0.319809941520468" calcext:value-type="float">
            <text:p>0.3</text:p>
          </table:table-cell>
          <table:table-cell table:formula="of:=[.B201]/[.J201]" office:value-type="float" office:value="0.199881213450292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untry station building</text:p>
          </table:table-cell>
          <table:table-cell office:value-type="currency" office:currency="GHC" office:value="1000" calcext:value-type="currency">
            <text:p>₵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2]+[.E202]" office:value-type="currency" office:currency="GHC" office:value="1187.5" calcext:value-type="currency">
            <text:p>₵1,187.50</text:p>
          </table:table-cell>
          <table:table-cell/>
          <table:table-cell office:value-type="currency" office:currency="GHC" office:value="29.44" calcext:value-type="currency">
            <text:p>₵29.44</text:p>
          </table:table-cell>
          <table:table-cell table:style-name="ce30" table:formula="of:=[.H202]*12" office:value-type="currency" office:currency="GHC" office:value="353.28" calcext:value-type="currency">
            <text:p>₵353.28</text:p>
          </table:table-cell>
          <table:table-cell table:style-name="ce33" table:formula="of:=[.I202]/0.21" office:value-type="currency" office:currency="GHC" office:value="1682.28571428571" calcext:value-type="currency">
            <text:p>₵1,682.29</text:p>
          </table:table-cell>
          <table:table-cell table:formula="of:=[.F202]/[.I202]" office:value-type="float" office:value="3.36135643115942" calcext:value-type="float">
            <text:p>3.4</text:p>
          </table:table-cell>
          <table:table-cell table:formula="of:=[.B202]/[.I202]" office:value-type="float" office:value="2.83061594202899" calcext:value-type="float">
            <text:p>2.8</text:p>
          </table:table-cell>
          <table:table-cell table:formula="of:=[.F202]/[.J202]" office:value-type="float" office:value="0.705884850543478" calcext:value-type="float">
            <text:p>0.7</text:p>
          </table:table-cell>
          <table:table-cell table:formula="of:=[.B202]/[.J202]" office:value-type="float" office:value="0.594429347826087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station building</text:p>
          </table:table-cell>
          <table:table-cell office:value-type="currency" office:currency="GHC" office:value="1062.5" calcext:value-type="currency">
            <text:p>₵1,06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3]+[.E203]" office:value-type="currency" office:currency="GHC" office:value="1250" calcext:value-type="currency">
            <text:p>₵1,250.0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0" table:formula="of:=[.H203]*12" office:value-type="currency" office:currency="GHC" office:value="299.52" calcext:value-type="currency">
            <text:p>₵299.52</text:p>
          </table:table-cell>
          <table:table-cell table:style-name="ce33" table:formula="of:=[.I203]/0.21" office:value-type="currency" office:currency="GHC" office:value="1426.28571428571" calcext:value-type="currency">
            <text:p>₵1,426.29</text:p>
          </table:table-cell>
          <table:table-cell table:formula="of:=[.F203]/[.I203]" office:value-type="float" office:value="4.17334401709402" calcext:value-type="float">
            <text:p>4.2</text:p>
          </table:table-cell>
          <table:table-cell table:formula="of:=[.B203]/[.I203]" office:value-type="float" office:value="3.54734241452991" calcext:value-type="float">
            <text:p>3.5</text:p>
          </table:table-cell>
          <table:table-cell table:formula="of:=[.F203]/[.J203]" office:value-type="float" office:value="0.876402243589744" calcext:value-type="float">
            <text:p>0.9</text:p>
          </table:table-cell>
          <table:table-cell table:formula="of:=[.B203]/[.J203]" office:value-type="float" office:value="0.744941907051282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ation building</text:p>
          </table:table-cell>
          <table:table-cell office:value-type="currency" office:currency="GHC" office:value="768.75" calcext:value-type="currency">
            <text:p>₵7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4]+[.E204]" office:value-type="currency" office:currency="GHC" office:value="956.25" calcext:value-type="currency">
            <text:p>₵956.25</text:p>
          </table:table-cell>
          <table:table-cell/>
          <table:table-cell office:value-type="currency" office:currency="GHC" office:value="20" calcext:value-type="currency">
            <text:p>₵20.00</text:p>
          </table:table-cell>
          <table:table-cell table:style-name="ce30" table:formula="of:=[.H204]*12" office:value-type="currency" office:currency="GHC" office:value="240" calcext:value-type="currency">
            <text:p>₵240.00</text:p>
          </table:table-cell>
          <table:table-cell table:style-name="ce33" table:formula="of:=[.I204]/0.21" office:value-type="currency" office:currency="GHC" office:value="1142.85714285714" calcext:value-type="currency">
            <text:p>₵1,142.86</text:p>
          </table:table-cell>
          <table:table-cell table:formula="of:=[.F204]/[.I204]" office:value-type="float" office:value="3.984375" calcext:value-type="float">
            <text:p>4.0</text:p>
          </table:table-cell>
          <table:table-cell table:formula="of:=[.B204]/[.I204]" office:value-type="float" office:value="3.203125" calcext:value-type="float">
            <text:p>3.2</text:p>
          </table:table-cell>
          <table:table-cell table:formula="of:=[.F204]/[.J204]" office:value-type="float" office:value="0.83671875" calcext:value-type="float">
            <text:p>0.8</text:p>
          </table:table-cell>
          <table:table-cell table:formula="of:=[.B204]/[.J204]" office:value-type="float" office:value="0.67265625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tion building (deco)</text:p>
          </table:table-cell>
          <table:table-cell office:value-type="currency" office:currency="GHC" office:value="1306.25" calcext:value-type="currency">
            <text:p>₵1,306.2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5]+[.E205]" office:value-type="currency" office:currency="GHC" office:value="1493.75" calcext:value-type="currency">
            <text:p>₵1,493.75</text:p>
          </table:table-cell>
          <table:table-cell/>
          <table:table-cell office:value-type="currency" office:currency="GHC" office:value="25.44" calcext:value-type="currency">
            <text:p>₵25.44</text:p>
          </table:table-cell>
          <table:table-cell table:style-name="ce30" table:formula="of:=[.H205]*12" office:value-type="currency" office:currency="GHC" office:value="305.28" calcext:value-type="currency">
            <text:p>₵305.28</text:p>
          </table:table-cell>
          <table:table-cell table:style-name="ce33" table:formula="of:=[.I205]/0.21" office:value-type="currency" office:currency="GHC" office:value="1453.71428571429" calcext:value-type="currency">
            <text:p>₵1,453.71</text:p>
          </table:table-cell>
          <table:table-cell table:formula="of:=[.F205]/[.I205]" office:value-type="float" office:value="4.89304900419287" calcext:value-type="float">
            <text:p>4.9</text:p>
          </table:table-cell>
          <table:table-cell table:formula="of:=[.B205]/[.I205]" office:value-type="float" office:value="4.27885875262055" calcext:value-type="float">
            <text:p>4.3</text:p>
          </table:table-cell>
          <table:table-cell table:formula="of:=[.F205]/[.J205]" office:value-type="float" office:value="1.0275402908805" calcext:value-type="float">
            <text:p>1.0</text:p>
          </table:table-cell>
          <table:table-cell table:formula="of:=[.B205]/[.J205]" office:value-type="float" office:value="0.898560338050314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eel/glass station building</text:p>
          </table:table-cell>
          <table:table-cell office:value-type="currency" office:currency="GHC" office:value="968.75" calcext:value-type="currency">
            <text:p>₵9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6]+[.E206]" office:value-type="currency" office:currency="GHC" office:value="1156.25" calcext:value-type="currency">
            <text:p>₵1,156.25</text:p>
          </table:table-cell>
          <table:table-cell/>
          <table:table-cell office:value-type="currency" office:currency="GHC" office:value="23.2" calcext:value-type="currency">
            <text:p>₵23.20</text:p>
          </table:table-cell>
          <table:table-cell table:style-name="ce30" table:formula="of:=[.H206]*12" office:value-type="currency" office:currency="GHC" office:value="278.4" calcext:value-type="currency">
            <text:p>₵278.40</text:p>
          </table:table-cell>
          <table:table-cell table:style-name="ce33" table:formula="of:=[.I206]/0.21" office:value-type="currency" office:currency="GHC" office:value="1325.71428571429" calcext:value-type="currency">
            <text:p>₵1,325.71</text:p>
          </table:table-cell>
          <table:table-cell table:formula="of:=[.F206]/[.I206]" office:value-type="float" office:value="4.15319683908046" calcext:value-type="float">
            <text:p>4.2</text:p>
          </table:table-cell>
          <table:table-cell table:formula="of:=[.B206]/[.I206]" office:value-type="float" office:value="3.47970545977012" calcext:value-type="float">
            <text:p>3.5</text:p>
          </table:table-cell>
          <table:table-cell table:formula="of:=[.F206]/[.J206]" office:value-type="float" office:value="0.872171336206897" calcext:value-type="float">
            <text:p>0.9</text:p>
          </table:table-cell>
          <table:table-cell table:formula="of:=[.B206]/[.J206]" office:value-type="float" office:value="0.730738146551724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tion building concourse</text:p>
          </table:table-cell>
          <table:table-cell office:value-type="currency" office:currency="GHC" office:value="1976.56" calcext:value-type="currency">
            <text:p>₵1,976.56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7]+[.E207]" office:value-type="currency" office:currency="GHC" office:value="2164.06" calcext:value-type="currency">
            <text:p>₵2,164.06</text:p>
          </table:table-cell>
          <table:table-cell/>
          <table:table-cell office:value-type="currency" office:currency="GHC" office:value="27.2" calcext:value-type="currency">
            <text:p>₵27.20</text:p>
          </table:table-cell>
          <table:table-cell table:style-name="ce30" table:formula="of:=[.H207]*12" office:value-type="currency" office:currency="GHC" office:value="326.4" calcext:value-type="currency">
            <text:p>₵326.40</text:p>
          </table:table-cell>
          <table:table-cell table:style-name="ce33" table:formula="of:=[.I207]/0.21" office:value-type="currency" office:currency="GHC" office:value="1554.28571428571" calcext:value-type="currency">
            <text:p>₵1,554.29</text:p>
          </table:table-cell>
          <table:table-cell table:formula="of:=[.F207]/[.I207]" office:value-type="float" office:value="6.63008578431373" calcext:value-type="float">
            <text:p>6.6</text:p>
          </table:table-cell>
          <table:table-cell table:formula="of:=[.B207]/[.I207]" office:value-type="float" office:value="6.05563725490196" calcext:value-type="float">
            <text:p>6.1</text:p>
          </table:table-cell>
          <table:table-cell table:formula="of:=[.F207]/[.J207]" office:value-type="float" office:value="1.39231801470588" calcext:value-type="float">
            <text:p>1.4</text:p>
          </table:table-cell>
          <table:table-cell table:formula="of:=[.B207]/[.J207]" office:value-type="float" office:value="1.27168382352941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inn (large)</text:p>
          </table:table-cell>
          <table:table-cell office:value-type="currency" office:currency="GHC" office:value="600" calcext:value-type="currency">
            <text:p>₵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8]+[.E208]" office:value-type="currency" office:currency="GHC" office:value="787.5" calcext:value-type="currency">
            <text:p>₵787.50</text:p>
          </table:table-cell>
          <table:table-cell/>
          <table:table-cell office:value-type="currency" office:currency="GHC" office:value="8" calcext:value-type="currency">
            <text:p>₵8.00</text:p>
          </table:table-cell>
          <table:table-cell table:style-name="ce30" table:formula="of:=[.H208]*12" office:value-type="currency" office:currency="GHC" office:value="96" calcext:value-type="currency">
            <text:p>₵96.00</text:p>
          </table:table-cell>
          <table:table-cell table:style-name="ce33" table:formula="of:=[.I208]/0.21" office:value-type="currency" office:currency="GHC" office:value="457.142857142857" calcext:value-type="currency">
            <text:p>₵457.14</text:p>
          </table:table-cell>
          <table:table-cell table:formula="of:=[.F208]/[.I208]" office:value-type="float" office:value="8.203125" calcext:value-type="float">
            <text:p>8.2</text:p>
          </table:table-cell>
          <table:table-cell table:formula="of:=[.B208]/[.I208]" office:value-type="float" office:value="6.25" calcext:value-type="float">
            <text:p>6.3</text:p>
          </table:table-cell>
          <table:table-cell table:formula="of:=[.F208]/[.J208]" office:value-type="float" office:value="1.72265625" calcext:value-type="float">
            <text:p>1.7</text:p>
          </table:table-cell>
          <table:table-cell table:formula="of:=[.B208]/[.J20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post</text:p>
          </table:table-cell>
          <table:table-cell office:value-type="currency" office:currency="GHC" office:value="5" calcext:value-type="currency">
            <text:p>₵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9]+[.E209]" office:value-type="currency" office:currency="GHC" office:value="192.5" calcext:value-type="currency">
            <text:p>₵192.50</text:p>
          </table:table-cell>
          <table:table-cell/>
          <table:table-cell office:value-type="currency" office:currency="GHC" office:value="0.96" calcext:value-type="currency">
            <text:p>₵0.96</text:p>
          </table:table-cell>
          <table:table-cell table:style-name="ce30" table:formula="of:=[.H209]*12" office:value-type="currency" office:currency="GHC" office:value="11.52" calcext:value-type="currency">
            <text:p>₵11.52</text:p>
          </table:table-cell>
          <table:table-cell table:style-name="ce33" table:formula="of:=[.I209]/0.21" office:value-type="currency" office:currency="GHC" office:value="54.8571428571429" calcext:value-type="currency">
            <text:p>₵54.86</text:p>
          </table:table-cell>
          <table:table-cell table:formula="of:=[.F209]/[.I209]" office:value-type="float" office:value="16.7100694444444" calcext:value-type="float">
            <text:p>16.7</text:p>
          </table:table-cell>
          <table:table-cell table:formula="of:=[.B209]/[.I209]" office:value-type="float" office:value="0.434027777777778" calcext:value-type="float">
            <text:p>0.4</text:p>
          </table:table-cell>
          <table:table-cell table:formula="of:=[.F209]/[.J209]" office:value-type="float" office:value="3.50911458333333" calcext:value-type="float">
            <text:p>3.5</text:p>
          </table:table-cell>
          <table:table-cell table:formula="of:=[.B209]/[.J209]" office:value-type="float" office:value="0.091145833333333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e station building (early)</text:p>
          </table:table-cell>
          <table:table-cell office:value-type="currency" office:currency="GHC" office:value="2075" calcext:value-type="currency">
            <text:p>₵2,0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0]+[.E210]" office:value-type="currency" office:currency="GHC" office:value="2262.5" calcext:value-type="currency">
            <text:p>₵2,262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0" table:formula="of:=[.H210]*12" office:value-type="currency" office:currency="GHC" office:value="224.64" calcext:value-type="currency">
            <text:p>₵224.64</text:p>
          </table:table-cell>
          <table:table-cell table:style-name="ce33" table:formula="of:=[.I210]/0.21" office:value-type="currency" office:currency="GHC" office:value="1069.71428571429" calcext:value-type="currency">
            <text:p>₵1,069.71</text:p>
          </table:table-cell>
          <table:table-cell table:formula="of:=[.F210]/[.I210]" office:value-type="float" office:value="10.0716702279202" calcext:value-type="float">
            <text:p>10.1</text:p>
          </table:table-cell>
          <table:table-cell table:formula="of:=[.B210]/[.I210]" office:value-type="float" office:value="9.23700142450143" calcext:value-type="float">
            <text:p>9.2</text:p>
          </table:table-cell>
          <table:table-cell table:formula="of:=[.F210]/[.J210]" office:value-type="float" office:value="2.11505074786325" calcext:value-type="float">
            <text:p>2.1</text:p>
          </table:table-cell>
          <table:table-cell table:formula="of:=[.B210]/[.J210]" office:value-type="float" office:value="1.9397702991453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e station building (late)</text:p>
          </table:table-cell>
          <table:table-cell office:value-type="currency" office:currency="GHC" office:value="2407" calcext:value-type="currency">
            <text:p>₵2,407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1]+[.E211]" office:value-type="currency" office:currency="GHC" office:value="2594.5" calcext:value-type="currency">
            <text:p>₵2,594.50</text:p>
          </table:table-cell>
          <table:table-cell/>
          <table:table-cell office:value-type="currency" office:currency="GHC" office:value="18.08" calcext:value-type="currency">
            <text:p>₵18.08</text:p>
          </table:table-cell>
          <table:table-cell table:style-name="ce30" table:formula="of:=[.H211]*12" office:value-type="currency" office:currency="GHC" office:value="216.96" calcext:value-type="currency">
            <text:p>₵216.96</text:p>
          </table:table-cell>
          <table:table-cell table:style-name="ce33" table:formula="of:=[.I211]/0.21" office:value-type="currency" office:currency="GHC" office:value="1033.14285714286" calcext:value-type="currency">
            <text:p>₵1,033.14</text:p>
          </table:table-cell>
          <table:table-cell table:formula="of:=[.F211]/[.I211]" office:value-type="float" office:value="11.9584255162242" calcext:value-type="float">
            <text:p>12.0</text:p>
          </table:table-cell>
          <table:table-cell table:formula="of:=[.B211]/[.I211]" office:value-type="float" office:value="11.0942109144543" calcext:value-type="float">
            <text:p>11.1</text:p>
          </table:table-cell>
          <table:table-cell table:formula="of:=[.F211]/[.J211]" office:value-type="float" office:value="2.51126935840708" calcext:value-type="float">
            <text:p>2.5</text:p>
          </table:table-cell>
          <table:table-cell table:formula="of:=[.B211]/[.J211]" office:value-type="float" office:value="2.3297842920354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inn (road)</text:p>
          </table:table-cell>
          <table:table-cell office:value-type="currency" office:currency="GHC" office:value="87.5" calcext:value-type="currency">
            <text:p>₵8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2]+[.E212]" office:value-type="currency" office:currency="GHC" office:value="275" calcext:value-type="currency">
            <text:p>₵275.00</text:p>
          </table:table-cell>
          <table:table-cell/>
          <table:table-cell office:value-type="currency" office:currency="GHC" office:value="1.12" calcext:value-type="currency">
            <text:p>₵1.12</text:p>
          </table:table-cell>
          <table:table-cell table:style-name="ce30" table:formula="of:=[.H212]*12" office:value-type="currency" office:currency="GHC" office:value="13.44" calcext:value-type="currency">
            <text:p>₵13.44</text:p>
          </table:table-cell>
          <table:table-cell table:style-name="ce33" table:formula="of:=[.I212]/0.21" office:value-type="currency" office:currency="GHC" office:value="64" calcext:value-type="currency">
            <text:p>₵64.00</text:p>
          </table:table-cell>
          <table:table-cell table:formula="of:=[.F212]/[.I212]" office:value-type="float" office:value="20.4613095238095" calcext:value-type="float">
            <text:p>20.5</text:p>
          </table:table-cell>
          <table:table-cell table:formula="of:=[.B212]/[.I212]" office:value-type="float" office:value="6.51041666666667" calcext:value-type="float">
            <text:p>6.5</text:p>
          </table:table-cell>
          <table:table-cell table:formula="of:=[.F212]/[.J212]" office:value-type="float" office:value="4.296875" calcext:value-type="float">
            <text:p>4.3</text:p>
          </table:table-cell>
          <table:table-cell table:formula="of:=[.B212]/[.J212]" office:value-type="float" office:value="1.3671875" calcext:value-type="float">
            <text:p>1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sic ‘bus stop</text:p>
          </table:table-cell>
          <table:table-cell office:value-type="currency" office:currency="GHC" office:value="10.62" calcext:value-type="currency">
            <text:p>₵10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3]+[.E213]" office:value-type="currency" office:currency="GHC" office:value="198.12" calcext:value-type="currency">
            <text:p>₵198.12</text:p>
          </table:table-cell>
          <table:table-cell/>
          <table:table-cell office:value-type="currency" office:currency="GHC" office:value="2.4" calcext:value-type="currency">
            <text:p>₵2.40</text:p>
          </table:table-cell>
          <table:table-cell table:style-name="ce30" table:formula="of:=[.H213]*12" office:value-type="currency" office:currency="GHC" office:value="28.8" calcext:value-type="currency">
            <text:p>₵28.80</text:p>
          </table:table-cell>
          <table:table-cell table:style-name="ce33" table:formula="of:=[.I213]/0.21" office:value-type="currency" office:currency="GHC" office:value="137.142857142857" calcext:value-type="currency">
            <text:p>₵137.14</text:p>
          </table:table-cell>
          <table:table-cell table:formula="of:=[.F213]/[.I213]" office:value-type="float" office:value="6.87916666666667" calcext:value-type="float">
            <text:p>6.9</text:p>
          </table:table-cell>
          <table:table-cell table:formula="of:=[.B213]/[.I213]" office:value-type="float" office:value="0.36875" calcext:value-type="float">
            <text:p>0.4</text:p>
          </table:table-cell>
          <table:table-cell table:formula="of:=[.F213]/[.J213]" office:value-type="float" office:value="1.444625" calcext:value-type="float">
            <text:p>1.4</text:p>
          </table:table-cell>
          <table:table-cell table:formula="of:=[.B213]/[.J213]" office:value-type="float" office:value="0.077437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stop with wooden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4]+[.E214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0" table:formula="of:=[.H214]*12" office:value-type="currency" office:currency="GHC" office:value="161.28" calcext:value-type="currency">
            <text:p>₵161.28</text:p>
          </table:table-cell>
          <table:table-cell table:style-name="ce33" table:formula="of:=[.I214]/0.21" office:value-type="currency" office:currency="GHC" office:value="768" calcext:value-type="currency">
            <text:p>₵768.00</text:p>
          </table:table-cell>
          <table:table-cell table:formula="of:=[.F214]/[.I214]" office:value-type="float" office:value="2.09263392857143" calcext:value-type="float">
            <text:p>2.1</text:p>
          </table:table-cell>
          <table:table-cell table:formula="of:=[.B214]/[.I214]" office:value-type="float" office:value="0.930059523809524" calcext:value-type="float">
            <text:p>0.9</text:p>
          </table:table-cell>
          <table:table-cell table:formula="of:=[.F214]/[.J214]" office:value-type="float" office:value="0.439453125" calcext:value-type="float">
            <text:p>0.4</text:p>
          </table:table-cell>
          <table:table-cell table:formula="of:=[.B214]/[.J214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stop with aluminium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5]+[.E215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0" table:formula="of:=[.H215]*12" office:value-type="currency" office:currency="GHC" office:value="161.28" calcext:value-type="currency">
            <text:p>₵161.28</text:p>
          </table:table-cell>
          <table:table-cell table:style-name="ce33" table:formula="of:=[.I215]/0.21" office:value-type="currency" office:currency="GHC" office:value="768" calcext:value-type="currency">
            <text:p>₵768.00</text:p>
          </table:table-cell>
          <table:table-cell table:formula="of:=[.F215]/[.I215]" office:value-type="float" office:value="2.09263392857143" calcext:value-type="float">
            <text:p>2.1</text:p>
          </table:table-cell>
          <table:table-cell table:formula="of:=[.B215]/[.I215]" office:value-type="float" office:value="0.930059523809524" calcext:value-type="float">
            <text:p>0.9</text:p>
          </table:table-cell>
          <table:table-cell table:formula="of:=[.F215]/[.J215]" office:value-type="float" office:value="0.439453125" calcext:value-type="float">
            <text:p>0.4</text:p>
          </table:table-cell>
          <table:table-cell table:formula="of:=[.B215]/[.J215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st box</text:p>
          </table:table-cell>
          <table:table-cell office:value-type="currency" office:currency="GHC" office:value="100" calcext:value-type="currency">
            <text:p>₵1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6]+[.E216]" office:value-type="currency" office:currency="GHC" office:value="287.5" calcext:value-type="currency">
            <text:p>₵2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0" table:formula="of:=[.H216]*12" office:value-type="currency" office:currency="GHC" office:value="107.52" calcext:value-type="currency">
            <text:p>₵107.52</text:p>
          </table:table-cell>
          <table:table-cell table:style-name="ce33" table:formula="of:=[.I216]/0.21" office:value-type="currency" office:currency="GHC" office:value="512" calcext:value-type="currency">
            <text:p>₵512.00</text:p>
          </table:table-cell>
          <table:table-cell table:formula="of:=[.F216]/[.I216]" office:value-type="float" office:value="2.67392113095238" calcext:value-type="float">
            <text:p>2.7</text:p>
          </table:table-cell>
          <table:table-cell table:formula="of:=[.B216]/[.I216]" office:value-type="float" office:value="0.930059523809524" calcext:value-type="float">
            <text:p>0.9</text:p>
          </table:table-cell>
          <table:table-cell table:formula="of:=[.F216]/[.J216]" office:value-type="float" office:value="0.5615234375" calcext:value-type="float">
            <text:p>0.6</text:p>
          </table:table-cell>
          <table:table-cell table:formula="of:=[.B216]/[.J216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terminal</text:p>
          </table:table-cell>
          <table:table-cell office:value-type="currency" office:currency="GHC" office:value="250" calcext:value-type="currency">
            <text:p>₵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7]+[.E217]" office:value-type="currency" office:currency="GHC" office:value="437.5" calcext:value-type="currency">
            <text:p>₵43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0" table:formula="of:=[.H217]*12" office:value-type="currency" office:currency="GHC" office:value="268.8" calcext:value-type="currency">
            <text:p>₵268.80</text:p>
          </table:table-cell>
          <table:table-cell table:style-name="ce33" table:formula="of:=[.I217]/0.21" office:value-type="currency" office:currency="GHC" office:value="1280" calcext:value-type="currency">
            <text:p>₵1,280.00</text:p>
          </table:table-cell>
          <table:table-cell table:formula="of:=[.F217]/[.I217]" office:value-type="float" office:value="1.62760416666667" calcext:value-type="float">
            <text:p>1.6</text:p>
          </table:table-cell>
          <table:table-cell table:formula="of:=[.B217]/[.I217]" office:value-type="float" office:value="0.930059523809524" calcext:value-type="float">
            <text:p>0.9</text:p>
          </table:table-cell>
          <table:table-cell table:formula="of:=[.F217]/[.J217]" office:value-type="float" office:value="0.341796875" calcext:value-type="float">
            <text:p>0.3</text:p>
          </table:table-cell>
          <table:table-cell table:formula="of:=[.B217]/[.J217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 table:number-rows-repeated="10483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rency conversion" table:style-name="ta1">
        <table:table-column table:style-name="co30" table:default-cell-style-name="Default"/>
        <table:table-column table:style-name="co11" table:number-columns-repeated="2" table:default-cell-style-name="Default"/>
        <table:table-column table:style-name="co11" table:default-cell-style-name="ce7"/>
        <table:table-column table:style-name="co8" table:default-cell-style-name="ce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number-columns-repeated="1015" table:default-cell-style-name="Default"/>
        <table:table-row table:style-name="ro1">
          <table:table-cell table:style-name="ce60"/>
          <table:table-cell table:style-name="ce2" office:value-type="string" calcext:value-type="string">
            <text:p>SimuCents (.dat file)</text:p>
          </table:table-cell>
          <table:table-cell table:style-name="ce2" office:value-type="string" calcext:value-type="string">
            <text:p>SimuCents (in game)</text:p>
          </table:table-cell>
          <table:table-cell table:style-name="ce6" office:value-type="string" calcext:value-type="string">
            <text:p>GBP (1900) (real)</text:p>
          </table:table-cell>
          <table:table-cell table:style-name="ce6" office:value-type="string" calcext:value-type="string">
            <text:p>GBP (1900) (in game)</text:p>
          </table:table-cell>
          <table:table-cell table:style-name="ce44" office:value-type="string" calcext:value-type="string">
            <text:p>Conversion ratio (GBP to SimuCents revenue)</text:p>
          </table:table-cell>
          <table:table-cell table:style-name="ce44" office:value-type="string" calcext:value-type="string">
            <text:p>Conversion ratio (SimuCents revenue to GBP)</text:p>
          </table:table-cell>
          <table:table-cell table:style-name="ce44" office:value-type="string" calcext:value-type="string">
            <text:p>Conversion ratio (GBP to SimuCents capital or annualised)</text:p>
          </table:table-cell>
          <table:table-cell table:style-name="ce44" office:value-type="string" calcext:value-type="string">
            <text:p>Conversion ratio (SimuCents capital or annualised to GBP)</text:p>
          </table:table-cell>
          <table:table-cell table:style-name="ce60" table:number-columns-repeated="1015"/>
        </table:table-row>
        <table:table-row table:style-name="ro2">
          <table:table-cell table:style-name="ce43" office:value-type="string" calcext:value-type="string">
            <text:p>Short timescale</text:p>
          </table:table-cell>
          <table:table-cell table:style-name="ce30" office:value-type="currency" office:currency="GHC" office:value="0.8" calcext:value-type="currency">
            <text:p>₵0.80</text:p>
          </table:table-cell>
          <table:table-cell table:style-name="ce30" table:formula="of:=([.B2]/3)/1.1" office:value-type="currency" office:currency="GHC" office:value="0.242424242424242" calcext:value-type="currency">
            <office:annotation draw:style-name="gr1" draw:text-style-name="P2" svg:width="2.899cm" svg:height="2.176cm" svg:x="7.9cm" svg:y="0cm" draw:caption-point-x="-0.61cm" draw:caption-point-y="0.851cm">
              <dc:creator>JEP</dc:creator>
              <dc:date>2022-01-06T00:00:00</dc:date>
              <text:p text:style-name="P1">Divide by 1.1 because the 0.80 figure is for the second fare stage</text:p>
            </office:annotation>
            <text:p>₵0.24</text:p>
          </table:table-cell>
          <table:table-cell table:style-name="ce62" table:formula="of:=1/240" office:value-type="currency" office:currency="GBP" office:value="0.00416666666666667" calcext:value-type="currency">
            <text:p>£0.00417</text:p>
          </table:table-cell>
          <table:table-cell table:style-name="ce62" office:value-type="string" calcext:value-type="string">
            <text:p>n/a</text:p>
          </table:table-cell>
          <table:table-cell table:style-name="ce63" table:formula="of:=[.C2]/[.D2]" office:value-type="float" office:value="58.1818181818182" calcext:value-type="float">
            <text:p>58.182</text:p>
          </table:table-cell>
          <table:table-cell table:style-name="ce63" table:formula="of:=[.D2]/[.C2]" office:value-type="float" office:value="0.0171875" calcext:value-type="float">
            <text:p>0.017</text:p>
          </table:table-cell>
          <table:table-cell table:style-name="ce63" table:number-columns-repeated="2"/>
          <table:table-cell table:number-columns-repeated="1015"/>
        </table:table-row>
        <table:table-row table:style-name="ro2">
          <table:table-cell table:style-name="ce43" office:value-type="string" calcext:value-type="string">
            <text:p>Long timescale</text:p>
          </table:table-cell>
          <table:table-cell table:style-name="ce30" table:formula="of:=[.B2]*[$'Capital to maintenance ratio'.$F$4]" office:value-type="currency" office:currency="GHC" office:value="0.0105136348702223" calcext:value-type="currency">
            <text:p>₵0.01</text:p>
          </table:table-cell>
          <table:table-cell table:style-name="ce61" table:formula="of:=[.C2]*[$'Capital to maintenance ratio'.$F$4]" office:value-type="currency" office:currency="GHC" office:value="0.00318594996067343" calcext:value-type="currency">
            <text:p>₵0.0032</text:p>
          </table:table-cell>
          <table:table-cell table:style-name="ce62" table:formula="of:=[.B3]*[.$G$2]" office:value-type="currency" office:currency="GBP" office:value="0.000180703099331946" calcext:value-type="currency">
            <text:p>£0.00018</text:p>
          </table:table-cell>
          <table:table-cell table:style-name="ce62" table:formula="of:=[.C3]*[.$G$2]" office:value-type="currency" office:currency="GBP" office:value="0.0000547585149490746" calcext:value-type="currency">
            <text:p>£0.00005</text:p>
          </table:table-cell>
          <table:table-cell table:style-name="ce63" table:number-columns-repeated="2"/>
          <table:table-cell table:style-name="ce63" table:formula="of:=[.C3]/[.D2]" office:value-type="float" office:value="0.764627990561623" calcext:value-type="float">
            <text:p>0.765</text:p>
          </table:table-cell>
          <table:table-cell table:style-name="ce63" table:formula="of:=[.D2]/[.C3]" office:value-type="float" office:value="1.30782552083333" calcext:value-type="float">
            <text:p>1.308</text:p>
          </table:table-cell>
          <table:table-cell table:number-columns-repeated="1015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s and profits (real)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30"/>
        <table:table-column table:style-name="co41" table:number-columns-repeated="2" table:default-cell-style-name="ce11"/>
        <table:table-column table:style-name="co42" table:default-cell-style-name="ce30"/>
        <table:table-column table:style-name="co43" table:default-cell-style-name="Default"/>
        <table:table-column table:style-name="co11" table:default-cell-style-name="ce11"/>
        <table:table-column table:style-name="co44" table:default-cell-style-name="Default"/>
        <table:table-column table:style-name="co11" table:number-columns-repeated="1012" table:default-cell-style-name="Default"/>
        <table:table-row table:style-name="ro1"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assengers carried</text:p>
          </table:table-cell>
          <table:table-cell table:style-name="ce2" office:value-type="string" calcext:value-type="string">
            <text:p>Passengers carried (Simutrans equiv.)</text:p>
          </table:table-cell>
          <table:table-cell table:style-name="ce2" office:value-type="string" calcext:value-type="string">
            <text:p>Revenue per passenger (1900)</text:p>
          </table:table-cell>
          <table:table-cell table:style-name="ce29" office:value-type="string" calcext:value-type="string">
            <text:p>Revenue per passenger (Simutrans)</text:p>
          </table:table-cell>
          <table:table-cell table:style-name="ce10" office:value-type="string" calcext:value-type="string">
            <text:p>Revenue</text:p>
          </table:table-cell>
          <table:table-cell table:style-name="ce10" office:value-type="string" calcext:value-type="string">
            <text:p>Adjusted to 1900</text:p>
          </table:table-cell>
          <table:table-cell table:style-name="ce29" office:value-type="string" calcext:value-type="string">
            <text:p>Adjusted to SimuCents</text:p>
          </table:table-cell>
          <table:table-cell table:style-name="ce2" office:value-type="string" calcext:value-type="string">
            <text:p>Operating cost</text:p>
          </table:table-cell>
          <table:table-cell table:style-name="ce10" office:value-type="string" calcext:value-type="string">
            <text:p>Adjusted to 1900</text:p>
          </table:table-cell>
          <table:table-cell table:style-name="ce2" office:value-type="string" calcext:value-type="string">
            <text:p>Adjusted to SimuCents</text:p>
          </table:table-cell>
          <table:table-cell table:style-name="ce60" table:number-columns-repeated="1012"/>
        </table:table-row>
        <table:table-row table:style-name="ro2">
          <table:table-cell office:value-type="string" calcext:value-type="string">
            <text:p>Liverpool &amp; Manchester Railway</text:p>
          </table:table-cell>
          <table:table-cell office:value-type="float" office:value="1831" calcext:value-type="float">
            <text:p>1831</text:p>
          </table:table-cell>
          <table:table-cell table:style-name="ce64" office:value-type="float" office:value="445047" calcext:value-type="float">
            <text:p>445,047</text:p>
          </table:table-cell>
          <table:table-cell table:style-name="ce64" table:formula="of:=[.C2]*[$'Capital to maintenance ratio'.F4]" office:value-type="float" office:value="5848.82707260979" calcext:value-type="float">
            <text:p>5,849</text:p>
          </table:table-cell>
          <table:table-cell table:style-name="ce11" table:formula="of:=[.H2]/[.C2]" office:value-type="currency" office:currency="GBP" office:value="0.295290609755824" calcext:value-type="currency">
            <text:p>£0.30</text:p>
          </table:table-cell>
          <table:table-cell table:formula="of:=[.E2]*[$'Currency conversion'.F2]" office:value-type="currency" office:currency="GHC" office:value="17.1805445676116" calcext:value-type="currency">
            <text:p>₵17.18</text:p>
          </table:table-cell>
          <table:table-cell office:value-type="currency" office:currency="GBP" office:value="155702" calcext:value-type="currency">
            <text:p>£155,702.00</text:p>
          </table:table-cell>
          <table:table-cell office:value-type="currency" office:currency="GBP" office:value="131418.2" calcext:value-type="currency">
            <text:p>£131,418.20</text:p>
          </table:table-cell>
          <table:table-cell table:formula="of:=[.H2]*[$'Currency conversion'.$H$3]" office:value-type="currency" office:currency="GHC" office:value="100486.034189226" calcext:value-type="currency">
            <text:p>₵100,486.03</text:p>
          </table:table-cell>
          <table:table-cell table:style-name="ce11" table:formula="of:=[.G2]-71098" office:value-type="currency" office:currency="GBP" office:value="84604" calcext:value-type="currency">
            <text:p>£84,604.00</text:p>
          </table:table-cell>
          <table:table-cell office:value-type="currency" office:currency="GBP" office:value="71408.88" calcext:value-type="currency">
            <text:p>£71,408.88</text:p>
          </table:table-cell>
          <table:table-cell table:style-name="ce30" table:formula="of:=[.K2]*[$'Currency conversion'.$H$3]" office:value-type="currency" office:currency="GHC" office:value="54601.2284226561" calcext:value-type="currency">
            <text:p>₵54,601.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verpool &amp; Manchester Railway</text:p>
          </table:table-cell>
          <table:table-cell office:value-type="float" office:value="1844" calcext:value-type="float">
            <text:p>1844</text:p>
          </table:table-cell>
          <table:table-cell table:number-columns-repeated="4"/>
          <table:table-cell office:value-type="currency" office:currency="GBP" office:value="258892" calcext:value-type="currency">
            <text:p>£258,892.00</text:p>
          </table:table-cell>
          <table:table-cell office:value-type="currency" office:currency="GBP" office:value="267618.7" calcext:value-type="currency">
            <text:p>£267,618.70</text:p>
          </table:table-cell>
          <table:table-cell table:formula="of:=[.H3]*[$'Currency conversion'.$H$3]" office:value-type="currency" office:currency="GHC" office:value="204628.748817714" calcext:value-type="currency">
            <text:p>₵204,628.75</text:p>
          </table:table-cell>
          <table:table-cell table:style-name="ce11" table:formula="of:=[.G3]-136688" office:value-type="currency" office:currency="GBP" office:value="122204" calcext:value-type="currency">
            <text:p>£122,204.00</text:p>
          </table:table-cell>
          <table:table-cell office:value-type="currency" office:currency="GBP" office:value="119457.84" calcext:value-type="currency">
            <text:p>£119,457.84</text:p>
          </table:table-cell>
          <table:table-cell table:style-name="ce30" table:formula="of:=[.K3]*[$'Currency conversion'.$H$3]" office:value-type="currency" office:currency="GHC" office:value="91340.8081560319" calcext:value-type="currency">
            <text:p>₵91,340.81</text:p>
          </table:table-cell>
          <table:table-cell table:number-columns-repeated="101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 to income ratios (historical)" table:style-name="ta1">
        <table:table-column table:style-name="co45" table:default-cell-style-name="Default"/>
        <table:table-column table:style-name="co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ce66"/>
        <table:table-column table:style-name="co49" table:default-cell-style-name="Default"/>
        <table:table-column table:style-name="co50" table:default-cell-style-name="ce66"/>
        <table:table-column table:style-name="co51" table:default-cell-style-name="Default"/>
        <table:table-column table:style-name="co51" table:default-cell-style-name="ce66"/>
        <table:table-column table:style-name="co52" table:default-cell-style-name="ce69"/>
        <table:table-column table:style-name="co53" table:default-cell-style-name="ce66"/>
        <table:table-column table:style-name="co11" table:default-cell-style-name="Default"/>
        <table:table-column table:style-name="co53" table:default-cell-style-name="ce66"/>
        <table:table-column table:style-name="co11" table:default-cell-style-name="Default"/>
        <table:table-column table:style-name="co51" table:default-cell-style-name="ce66"/>
        <table:table-column table:style-name="co11" table:default-cell-style-name="Default"/>
        <table:table-column table:style-name="co54" table:default-cell-style-name="ce66"/>
        <table:table-column table:style-name="co11" table:number-columns-repeated="1007" table:default-cell-style-name="Default"/>
        <table:table-row table:style-name="ro1"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Income (per train mile)</text:p>
          </table:table-cell>
          <table:table-cell table:style-name="ce2" office:value-type="string" calcext:value-type="string">
            <text:p>Maintenance of way</text:p>
          </table:table-cell>
          <table:table-cell table:style-name="ce65" office:value-type="string" calcext:value-type="string">
            <text:p>Ratio to income</text:p>
          </table:table-cell>
          <table:table-cell table:style-name="ce2" office:value-type="string" calcext:value-type="string">
            <text:p>Locomotive and rolling stock</text:p>
          </table:table-cell>
          <table:table-cell table:style-name="ce65" office:value-type="string" calcext:value-type="string">
            <text:p>Ratio to income</text:p>
          </table:table-cell>
          <table:table-cell table:style-name="ce2" office:value-type="string" calcext:value-type="string">
            <text:p>Traffic charges</text:p>
          </table:table-cell>
          <table:table-cell table:style-name="ce65" office:value-type="string" calcext:value-type="string">
            <text:p>Ratio to income</text:p>
          </table:table-cell>
          <table:table-cell table:style-name="ce67" office:value-type="string" calcext:value-type="string">
            <text:p>Combined traffic and vehicle</text:p>
          </table:table-cell>
          <table:table-cell table:style-name="ce70" office:value-type="string" calcext:value-type="string">
            <text:p>Ratio to income</text:p>
          </table:table-cell>
          <table:table-cell table:style-name="ce2" office:value-type="string" calcext:value-type="string">
            <text:p>Rates, tax and duty</text:p>
          </table:table-cell>
          <table:table-cell table:style-name="ce65" office:value-type="string" calcext:value-type="string">
            <text:p>Ratio to income</text:p>
          </table:table-cell>
          <table:table-cell table:style-name="ce2" office:value-type="string" calcext:value-type="string">
            <text:p>Misc.</text:p>
          </table:table-cell>
          <table:table-cell table:style-name="ce65" office:value-type="string" calcext:value-type="string">
            <text:p>Ratio to income</text:p>
          </table:table-cell>
          <table:table-cell table:style-name="ce2" office:value-type="string" calcext:value-type="string">
            <text:p>Total</text:p>
          </table:table-cell>
          <table:table-cell table:style-name="ce65" office:value-type="string" calcext:value-type="string">
            <text:p>Ratio to income</text:p>
          </table:table-cell>
          <table:table-cell table:style-name="ce2" table:number-columns-repeated="1007"/>
        </table:table-row>
        <table:table-row table:style-name="ro2">
          <table:table-cell office:value-type="string" calcext:value-type="string">
            <text:p>Midland Railway</text:p>
          </table:table-cell>
          <table:table-cell office:value-type="float" office:value="1871" calcext:value-type="float">
            <text:p>1871</text:p>
          </table:table-cell>
          <table:table-cell office:value-type="float" office:value="58.24" calcext:value-type="float">
            <text:p>58.24</text:p>
          </table:table-cell>
          <table:table-cell office:value-type="float" office:value="3.32" calcext:value-type="float">
            <text:p>3.32</text:p>
          </table:table-cell>
          <table:table-cell table:formula="of:=[.D2]/[.C2]" office:value-type="percentage" office:value="0.0570054945054945" calcext:value-type="percentage">
            <text:p>5.70%</text:p>
          </table:table-cell>
          <table:table-cell office:value-type="float" office:value="9.06" calcext:value-type="float">
            <text:p>9.06</text:p>
          </table:table-cell>
          <table:table-cell table:formula="of:=[.F2]/[.C2]" office:value-type="percentage" office:value="0.155563186813187" calcext:value-type="percentage">
            <text:p>15.56%</text:p>
          </table:table-cell>
          <table:table-cell office:value-type="float" office:value="9.82" calcext:value-type="float">
            <text:p>9.82</text:p>
          </table:table-cell>
          <table:table-cell table:formula="of:=[.H2]/[.C2]" office:value-type="percentage" office:value="0.168612637362637" calcext:value-type="percentage">
            <text:p>16.86%</text:p>
          </table:table-cell>
          <table:table-cell table:style-name="ce68" table:formula="of:=[.F2]+[.H2]" office:value-type="float" office:value="18.88" calcext:value-type="float">
            <text:p>18.88</text:p>
          </table:table-cell>
          <table:table-cell table:style-name="ce71" table:formula="of:=[.J2]/[.C2]" office:value-type="percentage" office:value="0.324175824175824" calcext:value-type="percentage">
            <text:p>32.42%</text:p>
          </table:table-cell>
          <table:table-cell office:value-type="float" office:value="1.38" calcext:value-type="float">
            <text:p>1.38</text:p>
          </table:table-cell>
          <table:table-cell table:formula="of:=[.L2]/[.C2]" office:value-type="percentage" office:value="0.0236950549450549" calcext:value-type="percentage">
            <text:p>2.37%</text:p>
          </table:table-cell>
          <table:table-cell office:value-type="float" office:value="0.98" calcext:value-type="float">
            <text:p>0.98</text:p>
          </table:table-cell>
          <table:table-cell table:formula="of:=[.N2]/[.C2]" office:value-type="percentage" office:value="0.0168269230769231" calcext:value-type="percentage">
            <text:p>1.68%</text:p>
          </table:table-cell>
          <table:table-cell table:formula="of:=[.N2]+[.L2]+[.H2]+[.F2]+[.D2]" office:value-type="float" office:value="24.56" calcext:value-type="float">
            <text:p>24.56</text:p>
          </table:table-cell>
          <table:table-cell table:formula="of:=[.P2]/[.C2]" office:value-type="percentage" office:value="0.421703296703297" calcext:value-type="percentage">
            <text:p>42.17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NWR</text:p>
          </table:table-cell>
          <table:table-cell office:value-type="float" office:value="1871" calcext:value-type="float">
            <text:p>1871</text:p>
          </table:table-cell>
          <table:table-cell office:value-type="float" office:value="67.78" calcext:value-type="float">
            <text:p>67.78</text:p>
          </table:table-cell>
          <table:table-cell office:value-type="float" office:value="5.72" calcext:value-type="float">
            <text:p>5.72</text:p>
          </table:table-cell>
          <table:table-cell table:formula="of:=[.D3]/[.C3]" office:value-type="percentage" office:value="0.0843906757155503" calcext:value-type="percentage">
            <text:p>8.44%</text:p>
          </table:table-cell>
          <table:table-cell office:value-type="float" office:value="9.97" calcext:value-type="float">
            <text:p>9.97</text:p>
          </table:table-cell>
          <table:table-cell table:formula="of:=[.F3]/[.C3]" office:value-type="percentage" office:value="0.14709353791679" calcext:value-type="percentage">
            <text:p>14.71%</text:p>
          </table:table-cell>
          <table:table-cell office:value-type="float" office:value="10.99" calcext:value-type="float">
            <text:p>10.99</text:p>
          </table:table-cell>
          <table:table-cell table:formula="of:=[.H3]/[.C3]" office:value-type="percentage" office:value="0.162142224845087" calcext:value-type="percentage">
            <text:p>16.21%</text:p>
          </table:table-cell>
          <table:table-cell table:style-name="ce68" table:formula="of:=[.F3]+[.H3]" office:value-type="float" office:value="20.96" calcext:value-type="float">
            <text:p>20.96</text:p>
          </table:table-cell>
          <table:table-cell table:style-name="ce71" table:formula="of:=[.J3]/[.C3]" office:value-type="percentage" office:value="0.309235762761877" calcext:value-type="percentage">
            <text:p>30.92%</text:p>
          </table:table-cell>
          <table:table-cell office:value-type="float" office:value="1.91" calcext:value-type="float">
            <text:p>1.91</text:p>
          </table:table-cell>
          <table:table-cell table:formula="of:=[.L3]/[.C3]" office:value-type="percentage" office:value="0.0281794039539687" calcext:value-type="percentage">
            <text:p>2.82%</text:p>
          </table:table-cell>
          <table:table-cell office:value-type="float" office:value="2.07" calcext:value-type="float">
            <text:p>2.07</text:p>
          </table:table-cell>
          <table:table-cell table:formula="of:=[.N3]/[.C3]" office:value-type="percentage" office:value="0.0305399822956624" calcext:value-type="percentage">
            <text:p>3.05%</text:p>
          </table:table-cell>
          <table:table-cell table:formula="of:=[.N3]+[.L3]+[.H3]+[.F3]+[.D3]" office:value-type="float" office:value="30.66" calcext:value-type="float">
            <text:p>30.66</text:p>
          </table:table-cell>
          <table:table-cell table:formula="of:=[.P3]/[.C3]" office:value-type="percentage" office:value="0.452345824727058" calcext:value-type="percentage">
            <text:p>45.23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eat Eastern</text:p>
          </table:table-cell>
          <table:table-cell office:value-type="float" office:value="1871" calcext:value-type="float">
            <text:p>1871</text:p>
          </table:table-cell>
          <table:table-cell office:value-type="float" office:value="67.86" calcext:value-type="float">
            <text:p>67.86</text:p>
          </table:table-cell>
          <table:table-cell office:value-type="float" office:value="5.85" calcext:value-type="float">
            <text:p>5.85</text:p>
          </table:table-cell>
          <table:table-cell table:formula="of:=[.D4]/[.C4]" office:value-type="percentage" office:value="0.0862068965517241" calcext:value-type="percentage">
            <text:p>8.62%</text:p>
          </table:table-cell>
          <table:table-cell office:value-type="float" office:value="12.09" calcext:value-type="float">
            <text:p>12.09</text:p>
          </table:table-cell>
          <table:table-cell table:formula="of:=[.F4]/[.C4]" office:value-type="percentage" office:value="0.17816091954023" calcext:value-type="percentage">
            <text:p>17.82%</text:p>
          </table:table-cell>
          <table:table-cell office:value-type="float" office:value="11.74" calcext:value-type="float">
            <text:p>11.74</text:p>
          </table:table-cell>
          <table:table-cell table:formula="of:=[.H4]/[.C4]" office:value-type="percentage" office:value="0.173003241968759" calcext:value-type="percentage">
            <text:p>17.30%</text:p>
          </table:table-cell>
          <table:table-cell table:style-name="ce68" table:formula="of:=[.F4]+[.H4]" office:value-type="float" office:value="23.83" calcext:value-type="float">
            <text:p>23.83</text:p>
          </table:table-cell>
          <table:table-cell table:style-name="ce71" table:formula="of:=[.J4]/[.C4]" office:value-type="percentage" office:value="0.351164161508989" calcext:value-type="percentage">
            <text:p>35.12%</text:p>
          </table:table-cell>
          <table:table-cell office:value-type="float" office:value="2.28" calcext:value-type="float">
            <text:p>2.28</text:p>
          </table:table-cell>
          <table:table-cell table:formula="of:=[.L4]/[.C4]" office:value-type="percentage" office:value="0.0335985853227233" calcext:value-type="percentage">
            <text:p>3.36%</text:p>
          </table:table-cell>
          <table:table-cell office:value-type="float" office:value="1.17" calcext:value-type="float">
            <text:p>1.17</text:p>
          </table:table-cell>
          <table:table-cell table:formula="of:=[.N4]/[.C4]" office:value-type="percentage" office:value="0.0172413793103448" calcext:value-type="percentage">
            <text:p>1.72%</text:p>
          </table:table-cell>
          <table:table-cell table:formula="of:=[.N4]+[.L4]+[.H4]+[.F4]+[.D4]" office:value-type="float" office:value="33.13" calcext:value-type="float">
            <text:p>33.13</text:p>
          </table:table-cell>
          <table:table-cell table:formula="of:=[.P4]/[.C4]" office:value-type="percentage" office:value="0.488211022693781" calcext:value-type="percentage">
            <text:p>48.82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eat Western</text:p>
          </table:table-cell>
          <table:table-cell office:value-type="float" office:value="1871" calcext:value-type="float">
            <text:p>1871</text:p>
          </table:table-cell>
          <table:table-cell office:value-type="float" office:value="63.97" calcext:value-type="float">
            <text:p>63.97</text:p>
          </table:table-cell>
          <table:table-cell office:value-type="float" office:value="5.57" calcext:value-type="float">
            <text:p>5.57</text:p>
          </table:table-cell>
          <table:table-cell table:formula="of:=[.D5]/[.C5]" office:value-type="percentage" office:value="0.087072065030483" calcext:value-type="percentage">
            <text:p>8.71%</text:p>
          </table:table-cell>
          <table:table-cell office:value-type="float" office:value="10.32" calcext:value-type="float">
            <text:p>10.32</text:p>
          </table:table-cell>
          <table:table-cell table:formula="of:=[.F5]/[.C5]" office:value-type="percentage" office:value="0.161325621385024" calcext:value-type="percentage">
            <text:p>16.13%</text:p>
          </table:table-cell>
          <table:table-cell office:value-type="float" office:value="9.92" calcext:value-type="float">
            <text:p>9.92</text:p>
          </table:table-cell>
          <table:table-cell table:formula="of:=[.H5]/[.C5]" office:value-type="percentage" office:value="0.155072690323589" calcext:value-type="percentage">
            <text:p>15.51%</text:p>
          </table:table-cell>
          <table:table-cell table:style-name="ce68" table:formula="of:=[.F5]+[.H5]" office:value-type="float" office:value="20.24" calcext:value-type="float">
            <text:p>20.24</text:p>
          </table:table-cell>
          <table:table-cell table:style-name="ce71" table:formula="of:=[.J5]/[.C5]" office:value-type="percentage" office:value="0.316398311708613" calcext:value-type="percentage">
            <text:p>31.64%</text:p>
          </table:table-cell>
          <table:table-cell office:value-type="float" office:value="1.9" calcext:value-type="float">
            <text:p>1.9</text:p>
          </table:table-cell>
          <table:table-cell table:formula="of:=[.L5]/[.C5]" office:value-type="percentage" office:value="0.0297014225418165" calcext:value-type="percentage">
            <text:p>2.97%</text:p>
          </table:table-cell>
          <table:table-cell office:value-type="float" office:value="1.61" calcext:value-type="float">
            <text:p>1.61</text:p>
          </table:table-cell>
          <table:table-cell table:formula="of:=[.N5]/[.C5]" office:value-type="percentage" office:value="0.0251680475222761" calcext:value-type="percentage">
            <text:p>2.52%</text:p>
          </table:table-cell>
          <table:table-cell table:formula="of:=[.N5]+[.L5]+[.H5]+[.F5]+[.D5]" office:value-type="float" office:value="29.32" calcext:value-type="float">
            <text:p>29.32</text:p>
          </table:table-cell>
          <table:table-cell table:formula="of:=[.P5]/[.C5]" office:value-type="percentage" office:value="0.458339846803189" calcext:value-type="percentage">
            <text:p>45.83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BSCR</text:p>
          </table:table-cell>
          <table:table-cell office:value-type="float" office:value="1871" calcext:value-type="float">
            <text:p>1871</text:p>
          </table:table-cell>
          <table:table-cell office:value-type="float" office:value="68.28" calcext:value-type="float">
            <text:p>68.28</text:p>
          </table:table-cell>
          <table:table-cell office:value-type="float" office:value="5.51" calcext:value-type="float">
            <text:p>5.51</text:p>
          </table:table-cell>
          <table:table-cell table:formula="of:=[.D6]/[.C6]" office:value-type="percentage" office:value="0.080697129466901" calcext:value-type="percentage">
            <text:p>8.07%</text:p>
          </table:table-cell>
          <table:table-cell office:value-type="float" office:value="11.86" calcext:value-type="float">
            <text:p>11.86</text:p>
          </table:table-cell>
          <table:table-cell table:formula="of:=[.F6]/[.C6]" office:value-type="percentage" office:value="0.17369654364382" calcext:value-type="percentage">
            <text:p>17.37%</text:p>
          </table:table-cell>
          <table:table-cell office:value-type="float" office:value="10.65" calcext:value-type="float">
            <text:p>10.65</text:p>
          </table:table-cell>
          <table:table-cell table:formula="of:=[.H6]/[.C6]" office:value-type="percentage" office:value="0.15597539543058" calcext:value-type="percentage">
            <text:p>15.60%</text:p>
          </table:table-cell>
          <table:table-cell table:style-name="ce68" table:formula="of:=[.F6]+[.H6]" office:value-type="float" office:value="22.51" calcext:value-type="float">
            <text:p>22.51</text:p>
          </table:table-cell>
          <table:table-cell table:style-name="ce71" table:formula="of:=[.J6]/[.C6]" office:value-type="percentage" office:value="0.329671939074399" calcext:value-type="percentage">
            <text:p>32.97%</text:p>
          </table:table-cell>
          <table:table-cell office:value-type="float" office:value="4.11" calcext:value-type="float">
            <text:p>4.11</text:p>
          </table:table-cell>
          <table:table-cell table:formula="of:=[.L6]/[.C6]" office:value-type="percentage" office:value="0.0601933216168717" calcext:value-type="percentage">
            <text:p>6.02%</text:p>
          </table:table-cell>
          <table:table-cell office:value-type="float" office:value="1.4" calcext:value-type="float">
            <text:p>1.4</text:p>
          </table:table-cell>
          <table:table-cell table:formula="of:=[.N6]/[.C6]" office:value-type="percentage" office:value="0.0205038078500293" calcext:value-type="percentage">
            <text:p>2.05%</text:p>
          </table:table-cell>
          <table:table-cell table:formula="of:=[.N6]+[.L6]+[.H6]+[.F6]+[.D6]" office:value-type="float" office:value="33.53" calcext:value-type="float">
            <text:p>33.53</text:p>
          </table:table-cell>
          <table:table-cell table:formula="of:=[.P6]/[.C6]" office:value-type="percentage" office:value="0.491066198008202" calcext:value-type="percentage">
            <text:p>49.11%</text:p>
          </table:table-cell>
          <table:table-cell table:number-columns-repeated="1007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 to income ratios (BB)" table:style-name="ta1">
        <table:table-column table:style-name="co55" table:default-cell-style-name="ce59"/>
        <table:table-column table:style-name="co2" table:default-cell-style-name="Default"/>
        <table:table-column table:style-name="co30" table:default-cell-style-name="ce30"/>
        <table:table-column table:style-name="co10" table:default-cell-style-name="ce30"/>
        <table:table-column table:style-name="co56" table:default-cell-style-name="Default"/>
        <table:table-column table:style-name="co10" table:default-cell-style-name="ce30"/>
        <table:table-column table:style-name="co50" table:default-cell-style-name="Default"/>
        <table:table-column table:style-name="co10" table:default-cell-style-name="ce30"/>
        <table:table-column table:style-name="co51" table:default-cell-style-name="Default"/>
        <table:table-column table:style-name="co57" table:default-cell-style-name="Default"/>
        <table:table-column table:style-name="co53" table:default-cell-style-name="Default"/>
        <table:table-column table:style-name="co58" table:default-cell-style-name="ce30"/>
        <table:table-column table:style-name="co53" table:default-cell-style-name="Default"/>
        <table:table-column table:style-name="co59" table:default-cell-style-name="ce30"/>
        <table:table-column table:style-name="co56" table:default-cell-style-name="Default"/>
        <table:table-column table:style-name="co10" table:default-cell-style-name="ce30"/>
        <table:table-column table:style-name="co51" table:default-cell-style-name="Default"/>
        <table:table-column table:style-name="co11" table:number-columns-repeated="1007" table:default-cell-style-name="Default"/>
        <table:table-row table:style-name="ro1"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Year</text:p>
          </table:table-cell>
          <table:table-cell table:style-name="ce29" office:value-type="string" calcext:value-type="string">
            <text:p>Income (annual)</text:p>
          </table:table-cell>
          <table:table-cell table:style-name="ce29" office:value-type="string" calcext:value-type="string">
            <text:p>Infrastructure Maintenance</text:p>
          </table:table-cell>
          <table:table-cell table:style-name="ce65" office:value-type="string" calcext:value-type="string">
            <text:p>Ratio to income</text:p>
          </table:table-cell>
          <table:table-cell table:style-name="ce29" office:value-type="string" calcext:value-type="string">
            <text:p>Running costs</text:p>
          </table:table-cell>
          <table:table-cell table:style-name="ce65" office:value-type="string" calcext:value-type="string">
            <text:p>Ratio to income</text:p>
          </table:table-cell>
          <table:table-cell table:style-name="ce29" office:value-type="string" calcext:value-type="string">
            <text:p>Vehicle maintenance</text:p>
          </table:table-cell>
          <table:table-cell table:style-name="ce65" office:value-type="string" calcext:value-type="string">
            <text:p>Ratio to income</text:p>
          </table:table-cell>
          <table:table-cell table:style-name="ce78" office:value-type="string" calcext:value-type="string">
            <text:p>Combined veh./running</text:p>
          </table:table-cell>
          <table:table-cell table:style-name="ce70" office:value-type="string" calcext:value-type="string">
            <text:p>Ratio to income</text:p>
          </table:table-cell>
          <table:table-cell table:style-name="ce29" office:value-type="string" calcext:value-type="string">
            <text:p>Access charges</text:p>
          </table:table-cell>
          <table:table-cell table:style-name="ce65" office:value-type="string" calcext:value-type="string">
            <text:p>Ratio to income</text:p>
          </table:table-cell>
          <table:table-cell table:style-name="ce29" office:value-type="string" calcext:value-type="string">
            <text:p>Misc.</text:p>
          </table:table-cell>
          <table:table-cell table:style-name="ce65" office:value-type="string" calcext:value-type="string">
            <text:p>Ratio to income</text:p>
          </table:table-cell>
          <table:table-cell table:style-name="ce29" office:value-type="string" calcext:value-type="string">
            <text:p>Total</text:p>
          </table:table-cell>
          <table:table-cell table:style-name="ce65" office:value-type="string" calcext:value-type="string">
            <text:p>Ratio to income</text:p>
          </table:table-cell>
          <table:table-cell table:number-columns-repeated="1007"/>
        </table:table-row>
        <table:table-row table:style-name="ro1">
          <table:table-cell table:style-name="ce72" office:value-type="string" calcext:value-type="string">
            <text:p>United Albion Railways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4767139.94" calcext:value-type="currency">
            <text:p>₵14,767,139.94</text:p>
          </table:table-cell>
          <table:table-cell office:value-type="currency" office:currency="GHC" office:value="1125299.59" calcext:value-type="currency">
            <text:p>₵1,125,299.59</text:p>
          </table:table-cell>
          <table:table-cell table:style-name="ce66" table:formula="of:=[.D2]/[.C2]" office:value-type="percentage" office:value="0.0762029475289174" calcext:value-type="percentage">
            <text:p>7.62%</text:p>
          </table:table-cell>
          <table:table-cell office:value-type="currency" office:currency="GHC" office:value="1433907.18" calcext:value-type="currency">
            <text:p>₵1,433,907.18</text:p>
          </table:table-cell>
          <table:table-cell table:style-name="ce66" table:formula="of:=[.F2]/[.C2]" office:value-type="percentage" office:value="0.0971012115972404" calcext:value-type="percentage">
            <text:p>9.71%</text:p>
          </table:table-cell>
          <table:table-cell office:value-type="currency" office:currency="GHC" office:value="418047.18" calcext:value-type="currency">
            <text:p>₵418,047.18</text:p>
          </table:table-cell>
          <table:table-cell table:style-name="ce66" table:formula="of:=[.H2]/[.C2]" office:value-type="percentage" office:value="0.0283092854607295" calcext:value-type="percentage">
            <text:p>2.83%</text:p>
          </table:table-cell>
          <table:table-cell table:style-name="ce33" table:formula="of:=[.H2]+[.F2]" office:value-type="currency" office:currency="GHC" office:value="1851954.36" calcext:value-type="currency">
            <text:p>₵1,851,954.36</text:p>
          </table:table-cell>
          <table:table-cell table:style-name="ce71" table:formula="of:=[.J2]/[.C2]" office:value-type="percentage" office:value="0.12541049705797" calcext:value-type="percentage">
            <text:p>12.54%</text:p>
          </table:table-cell>
          <table:table-cell office:value-type="currency" office:currency="GHC" office:value="-404885.1" calcext:value-type="currency">
            <text:p>-₵404,885.10</text:p>
          </table:table-cell>
          <table:table-cell table:style-name="ce66" table:formula="of:=[.L2]/[.C2]" office:value-type="percentage" office:value="-0.0274179767812236" calcext:value-type="percentage">
            <text:p>-2.74%</text:p>
          </table:table-cell>
          <table:table-cell office:value-type="currency" office:currency="GHC" office:value="57978.24" calcext:value-type="currency">
            <text:p>₵57,978.24</text:p>
          </table:table-cell>
          <table:table-cell table:style-name="ce66" table:formula="of:=[.N2]/[.C2]" office:value-type="percentage" office:value="0.00392616581379806" calcext:value-type="percentage">
            <text:p>0.39%</text:p>
          </table:table-cell>
          <table:table-cell table:formula="of:=[.N2]+[.L2]+[.H2]+[.F2]+[.D2]" office:value-type="currency" office:currency="GHC" office:value="2630347.09" calcext:value-type="currency">
            <text:p>₵2,630,347.09</text:p>
          </table:table-cell>
          <table:table-cell table:style-name="ce66" table:formula="of:=[.P2]/[.C2]" office:value-type="percentage" office:value="0.178121633619462" calcext:value-type="percentage">
            <text:p>17.81%</text:p>
          </table:table-cell>
          <table:table-cell table:number-columns-repeated="1007"/>
        </table:table-row>
        <table:table-row table:style-name="ro1">
          <table:table-cell table:style-name="ce72" office:value-type="string" calcext:value-type="string">
            <text:p>Urban Railways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0299984.25" calcext:value-type="currency">
            <text:p>₵10,299,984.25</text:p>
          </table:table-cell>
          <table:table-cell office:value-type="currency" office:currency="GHC" office:value="766541.98" calcext:value-type="currency">
            <text:p>₵766,541.98</text:p>
          </table:table-cell>
          <table:table-cell table:style-name="ce66" table:formula="of:=[.D3]/[.C3]" office:value-type="percentage" office:value="0.0744216652564299" calcext:value-type="percentage">
            <text:p>7.44%</text:p>
          </table:table-cell>
          <table:table-cell office:value-type="currency" office:currency="GHC" office:value="1307252.23" calcext:value-type="currency">
            <text:p>₵1,307,252.23</text:p>
          </table:table-cell>
          <table:table-cell table:style-name="ce66" table:formula="of:=[.F3]/[.C3]" office:value-type="percentage" office:value="0.126917886306477" calcext:value-type="percentage">
            <text:p>12.69%</text:p>
          </table:table-cell>
          <table:table-cell office:value-type="currency" office:currency="GHC" office:value="266147.54" calcext:value-type="currency">
            <text:p>₵266,147.54</text:p>
          </table:table-cell>
          <table:table-cell table:style-name="ce66" table:formula="of:=[.H3]/[.C3]" office:value-type="percentage" office:value="0.0258396065023109" calcext:value-type="percentage">
            <text:p>2.58%</text:p>
          </table:table-cell>
          <table:table-cell table:style-name="ce33" table:formula="of:=[.H3]+[.F3]" office:value-type="currency" office:currency="GHC" office:value="1573399.77" calcext:value-type="currency">
            <text:p>₵1,573,399.77</text:p>
          </table:table-cell>
          <table:table-cell table:style-name="ce71" table:formula="of:=[.J3]/[.C3]" office:value-type="percentage" office:value="0.152757492808788" calcext:value-type="percentage">
            <text:p>15.28%</text:p>
          </table:table-cell>
          <table:table-cell office:value-type="currency" office:currency="GHC" office:value="458939.89" calcext:value-type="currency">
            <text:p>₵458,939.89</text:p>
          </table:table-cell>
          <table:table-cell table:style-name="ce66" table:formula="of:=[.L3]/[.C3]" office:value-type="percentage" office:value="0.0445573390075815" calcext:value-type="percentage">
            <text:p>4.46%</text:p>
          </table:table-cell>
          <table:table-cell office:value-type="currency" office:currency="GHC" office:value="19232.64" calcext:value-type="currency">
            <text:p>₵19,232.64</text:p>
          </table:table-cell>
          <table:table-cell table:style-name="ce66" table:formula="of:=[.N3]/[.C3]" office:value-type="percentage" office:value="0.00186724945720184" calcext:value-type="percentage">
            <text:p>0.19%</text:p>
          </table:table-cell>
          <table:table-cell table:formula="of:=[.N3]+[.L3]+[.H3]+[.F3]+[.D3]" office:value-type="currency" office:currency="GHC" office:value="2818114.28" calcext:value-type="currency">
            <text:p>₵2,818,114.28</text:p>
          </table:table-cell>
          <table:table-cell table:style-name="ce66" table:formula="of:=[.P3]/[.C3]" office:value-type="percentage" office:value="0.273603746530001" calcext:value-type="percentage">
            <text:p>27.36%</text:p>
          </table:table-cell>
          <table:table-cell table:number-columns-repeated="1007"/>
        </table:table-row>
        <table:table-row table:style-name="ro1">
          <table:table-cell table:style-name="ce72" office:value-type="string" calcext:value-type="string">
            <text:p>Great Western Railway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2687052.99" calcext:value-type="currency">
            <text:p>₵2,687,052.99</text:p>
          </table:table-cell>
          <table:table-cell office:value-type="currency" office:currency="GHC" office:value="339218.4" calcext:value-type="currency">
            <text:p>₵339,218.40</text:p>
          </table:table-cell>
          <table:table-cell table:style-name="ce66" table:formula="of:=[.D4]/[.C4]" office:value-type="percentage" office:value="0.126241797710137" calcext:value-type="percentage">
            <text:p>12.62%</text:p>
          </table:table-cell>
          <table:table-cell office:value-type="currency" office:currency="GHC" office:value="308772.91" calcext:value-type="currency">
            <text:p>₵308,772.91</text:p>
          </table:table-cell>
          <table:table-cell table:style-name="ce66" table:formula="of:=[.F4]/[.C4]" office:value-type="percentage" office:value="0.114911358707518" calcext:value-type="percentage">
            <text:p>11.49%</text:p>
          </table:table-cell>
          <table:table-cell office:value-type="currency" office:currency="GHC" office:value="127498.09" calcext:value-type="currency">
            <text:p>₵127,498.09</text:p>
          </table:table-cell>
          <table:table-cell table:style-name="ce66" table:formula="of:=[.H4]/[.C4]" office:value-type="percentage" office:value="0.0474490419334827" calcext:value-type="percentage">
            <text:p>4.74%</text:p>
          </table:table-cell>
          <table:table-cell table:style-name="ce33" table:formula="of:=[.H4]+[.F4]" office:value-type="currency" office:currency="GHC" office:value="436271" calcext:value-type="currency">
            <text:p>₵436,271.00</text:p>
          </table:table-cell>
          <table:table-cell table:style-name="ce71" table:formula="of:=[.J4]/[.C4]" office:value-type="percentage" office:value="0.162360400641001" calcext:value-type="percentage">
            <text:p>16.24%</text:p>
          </table:table-cell>
          <table:table-cell office:value-type="currency" office:currency="GHC" office:value="-1911563.59" calcext:value-type="currency">
            <text:p>-₵1,911,563.59</text:p>
          </table:table-cell>
          <table:table-cell table:style-name="ce66" table:formula="of:=[.L4]/[.C4]" office:value-type="percentage" office:value="-0.711397801648861" calcext:value-type="percentage">
            <text:p>-71.14%</text:p>
          </table:table-cell>
          <table:table-cell office:value-type="currency" office:currency="GHC" office:value="66466.56" calcext:value-type="currency">
            <text:p>₵66,466.56</text:p>
          </table:table-cell>
          <table:table-cell table:style-name="ce66" table:formula="of:=[.N4]/[.C4]" office:value-type="percentage" office:value="0.0247358575537433" calcext:value-type="percentage">
            <text:p>2.47%</text:p>
          </table:table-cell>
          <table:table-cell table:formula="of:=[.N4]+[.L4]+[.H4]+[.F4]+[.D4]" office:value-type="currency" office:currency="GHC" office:value="-1069607.63" calcext:value-type="currency">
            <text:p>-₵1,069,607.63</text:p>
          </table:table-cell>
          <table:table-cell table:style-name="ce66" table:formula="of:=[.P4]/[.C4]" office:value-type="percentage" office:value="-0.398059745743979" calcext:value-type="percentage">
            <text:p>-39.81%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Midland &amp; Zookian (rail figures only)</text:p>
          </table:table-cell>
          <table:table-cell table:style-name="ce75" office:value-type="float" office:value="1874" calcext:value-type="float">
            <text:p>1874</text:p>
          </table:table-cell>
          <table:table-cell table:style-name="ce76" office:value-type="currency" office:currency="GHC" office:value="932442.69" calcext:value-type="currency">
            <text:p>₵932,442.69</text:p>
          </table:table-cell>
          <table:table-cell table:style-name="ce76" office:value-type="currency" office:currency="GHC" office:value="1321066.56" calcext:value-type="currency">
            <text:p>₵1,321,066.56</text:p>
          </table:table-cell>
          <table:table-cell table:style-name="ce77" table:formula="of:=[.D5]/[.C5]" office:value-type="percentage" office:value="1.4167804350528" calcext:value-type="percentage">
            <text:p>141.68%</text:p>
          </table:table-cell>
          <table:table-cell table:style-name="ce76" office:value-type="currency" office:currency="GHC" office:value="656583.11" calcext:value-type="currency">
            <text:p>₵656,583.11</text:p>
          </table:table-cell>
          <table:table-cell table:style-name="ce77" table:formula="of:=[.F5]/[.C5]" office:value-type="percentage" office:value="0.704153849927227" calcext:value-type="percentage">
            <text:p>70.42%</text:p>
          </table:table-cell>
          <table:table-cell table:style-name="ce76" office:value-type="currency" office:currency="GHC" office:value="552129.22" calcext:value-type="currency">
            <text:p>₵552,129.22</text:p>
          </table:table-cell>
          <table:table-cell table:style-name="ce77" table:formula="of:=[.H5]/[.C5]" office:value-type="percentage" office:value="0.592132069800451" calcext:value-type="percentage">
            <text:p>59.21%</text:p>
          </table:table-cell>
          <table:table-cell table:style-name="ce76" table:formula="of:=[.H5]+[.F5]" office:value-type="currency" office:currency="GHC" office:value="1208712.33" calcext:value-type="currency">
            <text:p>₵1,208,712.33</text:p>
          </table:table-cell>
          <table:table-cell table:style-name="ce77" table:formula="of:=[.J5]/[.C5]" office:value-type="percentage" office:value="1.29628591972768" calcext:value-type="percentage">
            <text:p>129.63%</text:p>
          </table:table-cell>
          <table:table-cell table:style-name="ce76" office:value-type="currency" office:currency="GHC" office:value="-54054.79" calcext:value-type="currency">
            <text:p>-₵54,054.79</text:p>
          </table:table-cell>
          <table:table-cell table:style-name="ce77" table:formula="of:=[.L5]/[.C5]" office:value-type="percentage" office:value="-0.0579711660348799" calcext:value-type="percentage">
            <text:p>-5.80%</text:p>
          </table:table-cell>
          <table:table-cell table:style-name="ce76" office:value-type="currency" office:currency="GHC" office:value="98336.64" calcext:value-type="currency">
            <text:p>₵98,336.64</text:p>
          </table:table-cell>
          <table:table-cell table:style-name="ce77" table:formula="of:=[.N5]/[.C5]" office:value-type="percentage" office:value="0.105461323311999" calcext:value-type="percentage">
            <text:p>10.55%</text:p>
          </table:table-cell>
          <table:table-cell table:style-name="ce76" table:formula="of:=[.N5]+[.L5]+[.H5]+[.F5]+[.D5]" office:value-type="currency" office:currency="GHC" office:value="2574060.74" calcext:value-type="currency">
            <text:p>₵2,574,060.74</text:p>
          </table:table-cell>
          <table:table-cell table:style-name="ce77" table:formula="of:=[.P5]/[.C5]" office:value-type="percentage" office:value="2.76055651205759" calcext:value-type="percentage">
            <text:p>276.06%</text:p>
          </table:table-cell>
          <table:table-cell table:style-name="ce75" table:number-columns-repeated="1007"/>
        </table:table-row>
        <table:table-row table:style-name="ro1">
          <table:table-cell table:style-name="ce72" office:value-type="string" calcext:value-type="string">
            <text:p>Kernow &amp; Albion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475397.79" calcext:value-type="currency">
            <text:p>₵1,475,397.79</text:p>
          </table:table-cell>
          <table:table-cell office:value-type="currency" office:currency="GHC" office:value="133253.12" calcext:value-type="currency">
            <text:p>₵133,253.12</text:p>
          </table:table-cell>
          <table:table-cell table:style-name="ce66" table:formula="of:=[.D6]/[.C6]" office:value-type="percentage" office:value="0.0903167409516047" calcext:value-type="percentage">
            <text:p>9.03%</text:p>
          </table:table-cell>
          <table:table-cell office:value-type="currency" office:currency="GHC" office:value="239354.79" calcext:value-type="currency">
            <text:p>₵239,354.79</text:p>
          </table:table-cell>
          <table:table-cell table:style-name="ce66" table:formula="of:=[.F6]/[.C6]" office:value-type="percentage" office:value="0.162230682208084" calcext:value-type="percentage">
            <text:p>16.22%</text:p>
          </table:table-cell>
          <table:table-cell office:value-type="currency" office:currency="GHC" office:value="30464.84" calcext:value-type="currency">
            <text:p>₵30,464.84</text:p>
          </table:table-cell>
          <table:table-cell table:style-name="ce66" table:formula="of:=[.H6]/[.C6]" office:value-type="percentage" office:value="0.020648560141872" calcext:value-type="percentage">
            <text:p>2.06%</text:p>
          </table:table-cell>
          <table:table-cell table:style-name="ce33" table:formula="of:=[.H6]+[.F6]" office:value-type="currency" office:currency="GHC" office:value="269819.63" calcext:value-type="currency">
            <text:p>₵269,819.63</text:p>
          </table:table-cell>
          <table:table-cell table:style-name="ce71" table:formula="of:=[.J6]/[.C6]" office:value-type="percentage" office:value="0.182879242349956" calcext:value-type="percentage">
            <text:p>18.29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6" table:formula="of:=[.L6]/[.C6]" office:value-type="percentage" office:value="0" calcext:value-type="percentage">
            <text:p>0.00%</text:p>
          </table:table-cell>
          <table:table-cell office:value-type="currency" office:currency="GHC" office:value="10501.92" calcext:value-type="currency">
            <text:p>₵10,501.92</text:p>
          </table:table-cell>
          <table:table-cell table:style-name="ce66" table:formula="of:=[.N6]/[.C6]" office:value-type="percentage" office:value="0.00711802611551967" calcext:value-type="percentage">
            <text:p>0.71%</text:p>
          </table:table-cell>
          <table:table-cell table:formula="of:=[.N6]+[.L6]+[.H6]+[.F6]+[.D6]" office:value-type="currency" office:currency="GHC" office:value="413574.67" calcext:value-type="currency">
            <text:p>₵413,574.67</text:p>
          </table:table-cell>
          <table:table-cell table:style-name="ce66" table:formula="of:=[.P6]/[.C6]" office:value-type="percentage" office:value="0.280314009417081" calcext:value-type="percentage">
            <text:p>28.03%</text:p>
          </table:table-cell>
          <table:table-cell table:number-columns-repeated="1007"/>
        </table:table-row>
        <table:table-row table:style-name="ro1">
          <table:table-cell table:style-name="ce72" office:value-type="string" calcext:value-type="string">
            <text:p>Cambria Coastal Railway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94568.29" calcext:value-type="currency">
            <text:p>₵94,568.29</text:p>
          </table:table-cell>
          <table:table-cell office:value-type="currency" office:currency="GHC" office:value="19628.16" calcext:value-type="currency">
            <text:p>₵19,628.16</text:p>
          </table:table-cell>
          <table:table-cell table:style-name="ce66" table:formula="of:=[.D7]/[.C7]" office:value-type="percentage" office:value="0.207555407843369" calcext:value-type="percentage">
            <text:p>20.76%</text:p>
          </table:table-cell>
          <table:table-cell office:value-type="currency" office:currency="GHC" office:value="16882.5" calcext:value-type="currency">
            <text:p>₵16,882.50</text:p>
          </table:table-cell>
          <table:table-cell table:style-name="ce66" table:formula="of:=[.F7]/[.C7]" office:value-type="percentage" office:value="0.178521785685244" calcext:value-type="percentage">
            <text:p>17.85%</text:p>
          </table:table-cell>
          <table:table-cell office:value-type="currency" office:currency="GHC" office:value="4435.56" calcext:value-type="currency">
            <text:p>₵4,435.56</text:p>
          </table:table-cell>
          <table:table-cell table:style-name="ce66" table:formula="of:=[.H7]/[.C7]" office:value-type="percentage" office:value="0.0469032484356014" calcext:value-type="percentage">
            <text:p>4.69%</text:p>
          </table:table-cell>
          <table:table-cell table:style-name="ce33" table:formula="of:=[.H7]+[.F7]" office:value-type="currency" office:currency="GHC" office:value="21318.06" calcext:value-type="currency">
            <text:p>₵21,318.06</text:p>
          </table:table-cell>
          <table:table-cell table:style-name="ce71" table:formula="of:=[.J7]/[.C7]" office:value-type="percentage" office:value="0.225425034120845" calcext:value-type="percentage">
            <text:p>22.54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6" table:formula="of:=[.L7]/[.C7]" office:value-type="percentage" office:value="0" calcext:value-type="percentage">
            <text:p>0.00%</text:p>
          </table:table-cell>
          <table:table-cell office:value-type="currency" office:currency="GHC" office:value="1380.48" calcext:value-type="currency">
            <text:p>₵1,380.48</text:p>
          </table:table-cell>
          <table:table-cell table:style-name="ce66" table:formula="of:=[.N7]/[.C7]" office:value-type="percentage" office:value="0.014597705002385" calcext:value-type="percentage">
            <text:p>1.46%</text:p>
          </table:table-cell>
          <table:table-cell table:formula="of:=[.N7]+[.L7]+[.H7]+[.F7]+[.D7]" office:value-type="currency" office:currency="GHC" office:value="42326.7" calcext:value-type="currency">
            <text:p>₵42,326.70</text:p>
          </table:table-cell>
          <table:table-cell table:style-name="ce66" table:formula="of:=[.P7]/[.C7]" office:value-type="percentage" office:value="0.447578146966599" calcext:value-type="percentage">
            <text:p>44.7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ted Albion Railways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6575874.73" calcext:value-type="currency">
            <text:p>₵16,575,874.73</text:p>
          </table:table-cell>
          <table:table-cell office:value-type="currency" office:currency="GHC" office:value="1372592.17" calcext:value-type="currency">
            <text:p>₵1,372,592.17</text:p>
          </table:table-cell>
          <table:table-cell table:style-name="ce66" table:formula="of:=[.D8]/[.C8]" office:value-type="percentage" office:value="0.0828066206072251" calcext:value-type="percentage">
            <text:p>8.28%</text:p>
          </table:table-cell>
          <table:table-cell office:value-type="currency" office:currency="GHC" office:value="1570719.68" calcext:value-type="currency">
            <text:p>₵1,570,719.68</text:p>
          </table:table-cell>
          <table:table-cell table:style-name="ce66" table:formula="of:=[.F8]/[.C8]" office:value-type="percentage" office:value="0.0947593840798771" calcext:value-type="percentage">
            <text:p>9.48%</text:p>
          </table:table-cell>
          <table:table-cell office:value-type="currency" office:currency="GHC" office:value="1669837.54" calcext:value-type="currency">
            <text:p>₵1,669,837.54</text:p>
          </table:table-cell>
          <table:table-cell table:style-name="ce66" table:formula="of:=[.H8]/[.C8]" office:value-type="percentage" office:value="0.100739029897338" calcext:value-type="percentage">
            <text:p>10.07%</text:p>
          </table:table-cell>
          <table:table-cell table:style-name="ce33" table:formula="of:=[.H8]+[.F8]" office:value-type="currency" office:currency="GHC" office:value="3240557.22" calcext:value-type="currency">
            <text:p>₵3,240,557.22</text:p>
          </table:table-cell>
          <table:table-cell table:style-name="ce71" table:formula="of:=[.J8]/[.C8]" office:value-type="percentage" office:value="0.195498413977215" calcext:value-type="percentage">
            <text:p>19.55%</text:p>
          </table:table-cell>
          <table:table-cell office:value-type="currency" office:currency="GHC" office:value="-423590.58" calcext:value-type="currency">
            <text:p>-₵423,590.58</text:p>
          </table:table-cell>
          <table:table-cell table:style-name="ce66" table:formula="of:=[.L8]/[.C8]" office:value-type="percentage" office:value="-0.0255546441379266" calcext:value-type="percentage">
            <text:p>-2.56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6" table:formula="of:=[.N8]/[.C8]" office:value-type="percentage" office:value="0" calcext:value-type="percentage">
            <text:p>0.00%</text:p>
          </table:table-cell>
          <table:table-cell table:formula="of:=[.N8]+[.L8]+[.H8]+[.F8]+[.D8]" office:value-type="currency" office:currency="GHC" office:value="4189558.81" calcext:value-type="currency">
            <text:p>₵4,189,558.81</text:p>
          </table:table-cell>
          <table:table-cell table:style-name="ce66" table:formula="of:=[.P8]/[.C8]" office:value-type="percentage" office:value="0.252750390446514" calcext:value-type="percentage">
            <text:p>25.28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rban Railways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1566759.6" calcext:value-type="currency">
            <text:p>₵11,566,759.60</text:p>
          </table:table-cell>
          <table:table-cell office:value-type="currency" office:currency="GHC" office:value="884232.23" calcext:value-type="currency">
            <text:p>₵884,232.23</text:p>
          </table:table-cell>
          <table:table-cell table:style-name="ce66" table:formula="of:=[.D9]/[.C9]" office:value-type="percentage" office:value="0.0764459762784384" calcext:value-type="percentage">
            <text:p>7.64%</text:p>
          </table:table-cell>
          <table:table-cell office:value-type="currency" office:currency="GHC" office:value="1367183.19" calcext:value-type="currency">
            <text:p>₵1,367,183.19</text:p>
          </table:table-cell>
          <table:table-cell table:style-name="ce66" table:formula="of:=[.F9]/[.C9]" office:value-type="percentage" office:value="0.118199326110314" calcext:value-type="percentage">
            <text:p>11.82%</text:p>
          </table:table-cell>
          <table:table-cell office:value-type="currency" office:currency="GHC" office:value="556467.2" calcext:value-type="currency">
            <text:p>₵556,467.20</text:p>
          </table:table-cell>
          <table:table-cell table:style-name="ce66" table:formula="of:=[.H9]/[.C9]" office:value-type="percentage" office:value="0.0481091696588905" calcext:value-type="percentage">
            <text:p>4.81%</text:p>
          </table:table-cell>
          <table:table-cell table:style-name="ce33" table:formula="of:=[.H9]+[.F9]" office:value-type="currency" office:currency="GHC" office:value="1923650.39" calcext:value-type="currency">
            <text:p>₵1,923,650.39</text:p>
          </table:table-cell>
          <table:table-cell table:style-name="ce71" table:formula="of:=[.J9]/[.C9]" office:value-type="percentage" office:value="0.166308495769204" calcext:value-type="percentage">
            <text:p>16.63%</text:p>
          </table:table-cell>
          <table:table-cell office:value-type="currency" office:currency="GHC" office:value="453420.35" calcext:value-type="currency">
            <text:p>₵453,420.35</text:p>
          </table:table-cell>
          <table:table-cell table:style-name="ce66" table:formula="of:=[.L9]/[.C9]" office:value-type="percentage" office:value="0.039200291670279" calcext:value-type="percentage">
            <text:p>3.92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6" table:formula="of:=[.N9]/[.C9]" office:value-type="percentage" office:value="0" calcext:value-type="percentage">
            <text:p>0.00%</text:p>
          </table:table-cell>
          <table:table-cell table:formula="of:=[.N9]+[.L9]+[.H9]+[.F9]+[.D9]" office:value-type="currency" office:currency="GHC" office:value="3261302.97" calcext:value-type="currency">
            <text:p>₵3,261,302.97</text:p>
          </table:table-cell>
          <table:table-cell table:style-name="ce66" table:formula="of:=[.P9]/[.C9]" office:value-type="percentage" office:value="0.281954763717921" calcext:value-type="percentage">
            <text:p>28.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eat Western Railway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5653041.86" calcext:value-type="currency">
            <text:p>₵5,653,041.86</text:p>
          </table:table-cell>
          <table:table-cell office:value-type="currency" office:currency="GHC" office:value="532104.16" calcext:value-type="currency">
            <text:p>₵532,104.16</text:p>
          </table:table-cell>
          <table:table-cell table:style-name="ce66" table:formula="of:=[.D10]/[.C10]" office:value-type="percentage" office:value="0.0941270510952841" calcext:value-type="percentage">
            <text:p>9.41%</text:p>
          </table:table-cell>
          <table:table-cell office:value-type="currency" office:currency="GHC" office:value="435629.91" calcext:value-type="currency">
            <text:p>₵435,629.91</text:p>
          </table:table-cell>
          <table:table-cell table:style-name="ce66" table:formula="of:=[.F10]/[.C10]" office:value-type="percentage" office:value="0.0770611505784958" calcext:value-type="percentage">
            <text:p>7.71%</text:p>
          </table:table-cell>
          <table:table-cell office:value-type="currency" office:currency="GHC" office:value="1376579.19" calcext:value-type="currency">
            <text:p>₵1,376,579.19</text:p>
          </table:table-cell>
          <table:table-cell table:style-name="ce66" table:formula="of:=[.H10]/[.C10]" office:value-type="percentage" office:value="0.243511232375697" calcext:value-type="percentage">
            <text:p>24.35%</text:p>
          </table:table-cell>
          <table:table-cell table:style-name="ce33" table:formula="of:=[.H10]+[.F10]" office:value-type="currency" office:currency="GHC" office:value="1812209.1" calcext:value-type="currency">
            <text:p>₵1,812,209.10</text:p>
          </table:table-cell>
          <table:table-cell table:style-name="ce71" table:formula="of:=[.J10]/[.C10]" office:value-type="percentage" office:value="0.320572382954192" calcext:value-type="percentage">
            <text:p>32.06%</text:p>
          </table:table-cell>
          <table:table-cell office:value-type="currency" office:currency="GHC" office:value="85082.07" calcext:value-type="currency">
            <text:p>₵85,082.07</text:p>
          </table:table-cell>
          <table:table-cell table:style-name="ce66" table:formula="of:=[.L10]/[.C10]" office:value-type="percentage" office:value="0.0150506704367478" calcext:value-type="percentage">
            <text:p>1.51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6" table:formula="of:=[.N10]/[.C10]" office:value-type="percentage" office:value="0" calcext:value-type="percentage">
            <text:p>0.00%</text:p>
          </table:table-cell>
          <table:table-cell table:formula="of:=[.N10]+[.L10]+[.H10]+[.F10]+[.D10]" office:value-type="currency" office:currency="GHC" office:value="2429395.33" calcext:value-type="currency">
            <text:p>₵2,429,395.33</text:p>
          </table:table-cell>
          <table:table-cell table:style-name="ce66" table:formula="of:=[.P10]/[.C10]" office:value-type="percentage" office:value="0.429750104486224" calcext:value-type="percentage">
            <text:p>42.98%</text:p>
          </table:table-cell>
          <table:table-cell table:number-columns-repeated="1007"/>
        </table:table-row>
        <table:table-row table:style-name="ro2">
          <table:table-cell table:style-name="ce74" office:value-type="string" calcext:value-type="string">
            <text:p>Midland &amp; Zookian (all)</text:p>
          </table:table-cell>
          <table:table-cell table:style-name="ce75" office:value-type="float" office:value="1874" calcext:value-type="float">
            <text:p>1874</text:p>
          </table:table-cell>
          <table:table-cell table:style-name="ce76" office:value-type="currency" office:currency="GHC" office:value="4136529.53" calcext:value-type="currency">
            <text:p>₵4,136,529.53</text:p>
          </table:table-cell>
          <table:table-cell table:style-name="ce76" office:value-type="currency" office:currency="GHC" office:value="1588252.89" calcext:value-type="currency">
            <text:p>₵1,588,252.89</text:p>
          </table:table-cell>
          <table:table-cell table:style-name="ce77" table:formula="of:=[.D11]/[.C11]" office:value-type="percentage" office:value="0.383957827082163" calcext:value-type="percentage">
            <text:p>38.40%</text:p>
          </table:table-cell>
          <table:table-cell table:style-name="ce76" office:value-type="currency" office:currency="GHC" office:value="1013649.92" calcext:value-type="currency">
            <text:p>₵1,013,649.92</text:p>
          </table:table-cell>
          <table:table-cell table:style-name="ce77" table:formula="of:=[.F11]/[.C11]" office:value-type="percentage" office:value="0.245048394468974" calcext:value-type="percentage">
            <text:p>24.50%</text:p>
          </table:table-cell>
          <table:table-cell table:style-name="ce76" office:value-type="currency" office:currency="GHC" office:value="2195201.54" calcext:value-type="currency">
            <text:p>₵2,195,201.54</text:p>
          </table:table-cell>
          <table:table-cell table:style-name="ce77" table:formula="of:=[.H11]/[.C11]" office:value-type="percentage" office:value="0.530686780809709" calcext:value-type="percentage">
            <text:p>53.07%</text:p>
          </table:table-cell>
          <table:table-cell table:style-name="ce76" table:formula="of:=[.H11]+[.F11]" office:value-type="currency" office:currency="GHC" office:value="3208851.46" calcext:value-type="currency">
            <text:p>₵3,208,851.46</text:p>
          </table:table-cell>
          <table:table-cell table:style-name="ce77" table:formula="of:=[.J11]/[.C11]" office:value-type="percentage" office:value="0.775735175278683" calcext:value-type="percentage">
            <text:p>77.57%</text:p>
          </table:table-cell>
          <table:table-cell table:style-name="ce76" office:value-type="currency" office:currency="GHC" office:value="-218468.49" calcext:value-type="currency">
            <text:p>-₵218,468.49</text:p>
          </table:table-cell>
          <table:table-cell table:style-name="ce77" table:formula="of:=[.L11]/[.C11]" office:value-type="percentage" office:value="-0.0528144398379286" calcext:value-type="percentage">
            <text:p>-5.28%</text:p>
          </table:table-cell>
          <table:table-cell table:style-name="ce76" office:value-type="currency" office:currency="GHC" office:value="0" calcext:value-type="currency">
            <text:p>₵0.00</text:p>
          </table:table-cell>
          <table:table-cell table:style-name="ce77" table:formula="of:=[.N11]/[.C11]" office:value-type="percentage" office:value="0" calcext:value-type="percentage">
            <text:p>0.00%</text:p>
          </table:table-cell>
          <table:table-cell table:style-name="ce76" table:formula="of:=[.N11]+[.L11]+[.H11]+[.F11]+[.D11]" office:value-type="currency" office:currency="GHC" office:value="4578635.86" calcext:value-type="currency">
            <text:p>₵4,578,635.86</text:p>
          </table:table-cell>
          <table:table-cell table:style-name="ce77" table:formula="of:=[.P11]/[.C11]" office:value-type="percentage" office:value="1.10687856252292" calcext:value-type="percentage">
            <text:p>110.69%</text:p>
          </table:table-cell>
          <table:table-cell table:style-name="ce75" table:number-columns-repeated="100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3" table:target-range-address="'Infrastructure costs (Simutrans)'.A65:'Infrastructure costs (Simutrans)'.F6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H">₵</number:currency-symbol>
      <number:number number:decimal-places="2" loext:min-decimal-places="2" number:min-integer-digits="1" number:grouping="true"/>
    </number:currency-style>
    <number:currency-style style:name="N111" number:title="User-defined">
      <style:text-properties fo:color="#ff0000"/>
      <number:text>-</number:text>
      <number:currency-symbol number:language="en" number:country="GH">₵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</number:currency-style>
    <number:currency-style style:name="N112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  <style:map style:condition="value()&gt;=0" style:apply-style-name="N112P0"/>
    </number:currency-style>
    <number:currency-style style:name="N113P0" style:volatile="true">
      <number:currency-symbol number:language="en" number:country="GH">GH₵</number:currency-symbol>
      <number:number number:decimal-places="2" loext:min-decimal-places="2" number:min-integer-digits="1" number:grouping="true"/>
    </number:currency-style>
    <number:currency-style style:name="N113" number:title="User-defined">
      <style:text-properties fo:color="#ff0000"/>
      <number:text>-</number:text>
      <number:currency-symbol number:language="en" number:country="GH">GH₵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" number:title="User-defined">
      <number:number number:decimal-places="1" loext:min-decimal-places="1" number:min-integer-digits="1"/>
    </number:number-style>
    <number:currency-style style:name="N115P0" style:volatile="true">
      <number:currency-symbol number:language="en" number:country="GB">£</number:currency-symbol>
      <number:number number:decimal-places="4" loext:min-decimal-places="4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4" loext:min-decimal-places="4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GB">£</number:currency-symbol>
      <number:number number:decimal-places="5" loext:min-decimal-places="5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5" loext:min-decimal-places="5" number:min-integer-digits="1" number:grouping="true"/>
      <style:map style:condition="value()&gt;=0" style:apply-style-name="N116P0"/>
    </number:currency-style>
    <number:number-style style:name="N117">
      <number:number number:decimal-places="3" loext:min-decimal-places="3" number:min-integer-digits="1"/>
    </number:number-style>
    <number:currency-style style:name="N118P0" style:volatile="true">
      <number:currency-symbol number:language="en" number:country="GH">₵</number:currency-symbol>
      <number:number number:decimal-places="4" loext:min-decimal-places="4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H">₵</number:currency-symbol>
      <number:number number:decimal-places="4" loext:min-decimal-places="4" number:min-integer-digits="1" number:grouping="true"/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22-01-05T16:40:02.922543636</meta:creation-date>
    <meta:generator>LibreOffice/6.4.7.2$Linux_X86_64 LibreOffice_project/40$Build-2</meta:generator>
    <dc:date>2022-01-06T16:39:13.657462319</dc:date>
    <dc:creator>James Petts</dc:creator>
    <meta:editing-duration>PT23H54M17S</meta:editing-duration>
    <meta:editing-cycles>589</meta:editing-cycles>
    <meta:document-statistic meta:table-count="8" meta:cell-count="3493" meta:object-count="0"/>
  </office:meta>
</office:document-meta>
</file>